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01000001EA72E06FB5B630D360.jpg" manifest:media-type="image/jpeg"/>
  <manifest:file-entry manifest:full-path="Pictures/10000000000001700000014697561EFAE35AF45E.jpg" manifest:media-type="image/jpeg"/>
  <manifest:file-entry manifest:full-path="Pictures/100000000000036E0000033C5DC2A0C5E6A87287.jpg" manifest:media-type="image/jpeg"/>
  <manifest:file-entry manifest:full-path="Pictures/10000000000004360000031C48BCB77D670D5C4F.jpg" manifest:media-type="image/jpeg"/>
  <manifest:file-entry manifest:full-path="Pictures/10000000000002FE00000262D33D3B239E11A5E2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6.986cm" fo:margin-left="0.037cm" fo:break-before="auto" fo:break-after="auto" table:align="left" style:writing-mode="lr-tb"/>
    </style:style>
    <style:style style:name="Tabla1.A" style:family="table-column">
      <style:table-column-properties style:column-width="3.307cm"/>
    </style:style>
    <style:style style:name="Tabla1.B" style:family="table-column">
      <style:table-column-properties style:column-width="5.98cm"/>
    </style:style>
    <style:style style:name="Tabla1.C" style:family="table-column">
      <style:table-column-properties style:column-width="1.693cm"/>
    </style:style>
    <style:style style:name="Tabla1.D" style:family="table-column">
      <style:table-column-properties style:column-width="1.429cm"/>
    </style:style>
    <style:style style:name="Tabla1.E" style:family="table-column">
      <style:table-column-properties style:column-width="1.191cm"/>
    </style:style>
    <style:style style:name="Tabla1.F" style:family="table-column">
      <style:table-column-properties style:column-width="2.09cm"/>
    </style:style>
    <style:style style:name="Tabla1.G" style:family="table-column">
      <style:table-column-properties style:column-width="1.296cm"/>
    </style:style>
    <style:style style:name="Tabla1.1" style:family="table-row">
      <style:table-row-properties style:min-row-height="0.46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.E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515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4" style:family="table-row">
      <style:table-row-properties style:min-row-height="0.515cm" fo:keep-together="always"/>
    </style:style>
    <style:style style:name="Tabla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F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G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" style:family="table">
      <style:table-properties style:width="16.986cm" fo:margin-left="0.037cm" table:align="left" style:writing-mode="lr-tb"/>
    </style:style>
    <style:style style:name="Tabla2.A" style:family="table-column">
      <style:table-column-properties style:column-width="3.096cm"/>
    </style:style>
    <style:style style:name="Tabla2.B" style:family="table-column">
      <style:table-column-properties style:column-width="6.985cm"/>
    </style:style>
    <style:style style:name="Tabla2.C" style:family="table-column">
      <style:table-column-properties style:column-width="6.906cm"/>
    </style:style>
    <style:style style:name="Tabla2.1" style:family="table-row">
      <style:table-row-properties style:min-row-height="0.467cm" fo:keep-together="always"/>
    </style:style>
    <style:style style:name="Tabla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.2" style:family="table-row">
      <style:table-row-properties style:min-row-height="0.515cm" fo:keep-together="auto"/>
    </style:style>
    <style:style style:name="Tabla2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1.5pt solid #000000" style:writing-mode="lr-tb"/>
    </style:style>
    <style:style style:name="Tabla2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1.5pt solid #000000" style:writing-mode="lr-tb"/>
    </style:style>
    <style:style style:name="Tabla2.C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1.5pt solid #000000" style:writing-mode="lr-tb"/>
    </style:style>
    <style:style style:name="Tabla2.3" style:family="table-row">
      <style:table-row-properties style:min-row-height="0.721cm" fo:keep-together="auto"/>
    </style:style>
    <style:style style:name="Tabla2.A3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.B3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2.C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.4" style:family="table-row">
      <style:table-row-properties style:min-row-height="0.515cm" fo:keep-together="always"/>
    </style:style>
    <style:style style:name="Tabla2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.A5" style:family="table-cell">
      <style:table-cell-properties style:vertical-align="middle" fo:padding-left="0.123cm" fo:padding-right="0.123cm" fo:padding-top="0cm" fo:padding-bottom="0cm" fo:border-left="2.25pt solid #000000" fo:border-right="2.25pt solid #000000" fo:border-top="0.5pt solid #000000" fo:border-bottom="2.25pt solid #000000" style:writing-mode="lr-tb"/>
    </style:style>
    <style:style style:name="Tabla3" style:family="table">
      <style:table-properties style:width="16.986cm" fo:margin-left="0.037cm" table:align="left" style:writing-mode="lr-tb"/>
    </style:style>
    <style:style style:name="Tabla3.A" style:family="table-column">
      <style:table-column-properties style:column-width="16.986cm"/>
    </style:style>
    <style:style style:name="Tabla3.1" style:family="table-row">
      <style:table-row-properties fo:keep-together="always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2" style:family="table-row">
      <style:table-row-properties style:min-row-height="0.624cm" fo:keep-together="always"/>
    </style:style>
    <style:style style:name="Tabla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" style:family="table">
      <style:table-properties style:width="16.907cm" fo:margin-left="0.09cm" fo:break-before="auto" fo:break-after="auto" table:align="left" style:writing-mode="lr-tb"/>
    </style:style>
    <style:style style:name="Tabla4.A" style:family="table-column">
      <style:table-column-properties style:column-width="3.307cm"/>
    </style:style>
    <style:style style:name="Tabla4.B" style:family="table-column">
      <style:table-column-properties style:column-width="4.498cm"/>
    </style:style>
    <style:style style:name="Tabla4.C" style:family="table-column">
      <style:table-column-properties style:column-width="1.693cm"/>
    </style:style>
    <style:style style:name="Tabla4.D" style:family="table-column">
      <style:table-column-properties style:column-width="2.461cm"/>
    </style:style>
    <style:style style:name="Tabla4.E" style:family="table-column">
      <style:table-column-properties style:column-width="0.397cm"/>
    </style:style>
    <style:style style:name="Tabla4.F" style:family="table-column">
      <style:table-column-properties style:column-width="3.043cm"/>
    </style:style>
    <style:style style:name="Tabla4.G" style:family="table-column">
      <style:table-column-properties style:column-width="1.508cm"/>
    </style:style>
    <style:style style:name="Tabla4.1" style:family="table-row">
      <style:table-row-properties style:min-row-height="0.467cm" fo:keep-together="auto"/>
    </style:style>
    <style:style style:name="Tabla4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4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4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.2" style:family="table-row">
      <style:table-row-properties style:min-row-height="0.515cm" fo:keep-together="auto"/>
    </style:style>
    <style:style style:name="Tabla4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4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4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4" style:family="table-row">
      <style:table-row-properties style:min-row-height="0.515cm" fo:keep-together="always"/>
    </style:style>
    <style:style style:name="Tabla4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4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.E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.G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5" style:family="table">
      <style:table-properties style:width="17.013cm" fo:margin-left="0.037cm" table:align="left" style:writing-mode="lr-tb"/>
    </style:style>
    <style:style style:name="Tabla5.A" style:family="table-column">
      <style:table-column-properties style:column-width="2.937cm"/>
    </style:style>
    <style:style style:name="Tabla5.B" style:family="table-column">
      <style:table-column-properties style:column-width="7.461cm"/>
    </style:style>
    <style:style style:name="Tabla5.C" style:family="table-column">
      <style:table-column-properties style:column-width="6.615cm"/>
    </style:style>
    <style:style style:name="Tabla5.1" style:family="table-row">
      <style:table-row-properties style:min-row-height="0.467cm" fo:keep-together="always"/>
    </style:style>
    <style:style style:name="Tabla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.2" style:family="table-row">
      <style:table-row-properties style:min-row-height="0.515cm" fo:keep-together="auto"/>
    </style:style>
    <style:style style:name="Tabla5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1.5pt solid #000000" style:writing-mode="lr-tb"/>
    </style:style>
    <style:style style:name="Tabla5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1.5pt solid #000000" style:writing-mode="lr-tb"/>
    </style:style>
    <style:style style:name="Tabla5.C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1.5pt solid #000000" style:writing-mode="lr-tb"/>
    </style:style>
    <style:style style:name="Tabla5.A3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5.B3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5.C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5.4" style:family="table-row">
      <style:table-row-properties style:min-row-height="0.515cm" fo:keep-together="always"/>
    </style:style>
    <style:style style:name="Tabla5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5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5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5.A5" style:family="table-cell">
      <style:table-cell-properties style:vertical-align="middle" fo:padding-left="0.123cm" fo:padding-right="0.123cm" fo:padding-top="0cm" fo:padding-bottom="0cm" fo:border-left="2.25pt solid #000000" fo:border-right="2.25pt solid #000000" fo:border-top="0.5pt solid #000000" fo:border-bottom="2.25pt solid #000000" style:writing-mode="lr-tb"/>
    </style:style>
    <style:style style:name="Tabla6" style:family="table">
      <style:table-properties style:width="17.013cm" fo:margin-left="0.037cm" table:align="left" style:writing-mode="lr-tb"/>
    </style:style>
    <style:style style:name="Tabla6.A" style:family="table-column">
      <style:table-column-properties style:column-width="17.013cm"/>
    </style:style>
    <style:style style:name="Tabla6.1" style:family="table-row">
      <style:table-row-properties fo:keep-together="always"/>
    </style:style>
    <style:style style:name="Tabla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.2" style:family="table-row">
      <style:table-row-properties style:min-row-height="0.97cm" fo:keep-together="always"/>
    </style:style>
    <style:style style:name="Tabla6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7" style:family="table">
      <style:table-properties style:width="17.092cm" fo:margin-left="-0.016cm" fo:break-before="auto" fo:break-after="auto" table:align="left" style:writing-mode="lr-tb"/>
    </style:style>
    <style:style style:name="Tabla7.A" style:family="table-column">
      <style:table-column-properties style:column-width="3.413cm"/>
    </style:style>
    <style:style style:name="Tabla7.B" style:family="table-column">
      <style:table-column-properties style:column-width="5.133cm"/>
    </style:style>
    <style:style style:name="Tabla7.C" style:family="table-column">
      <style:table-column-properties style:column-width="1.746cm"/>
    </style:style>
    <style:style style:name="Tabla7.D" style:family="table-column">
      <style:table-column-properties style:column-width="2.17cm"/>
    </style:style>
    <style:style style:name="Tabla7.E" style:family="table-column">
      <style:table-column-properties style:column-width="0.635cm"/>
    </style:style>
    <style:style style:name="Tabla7.F" style:family="table-column">
      <style:table-column-properties style:column-width="2.302cm"/>
    </style:style>
    <style:style style:name="Tabla7.G" style:family="table-column">
      <style:table-column-properties style:column-width="1.693cm"/>
    </style:style>
    <style:style style:name="Tabla7.1" style:family="table-row">
      <style:table-row-properties style:min-row-height="0.467cm" fo:keep-together="auto"/>
    </style:style>
    <style:style style:name="Tabla7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7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7.E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.2" style:family="table-row">
      <style:table-row-properties style:min-row-height="0.515cm" fo:keep-together="auto"/>
    </style:style>
    <style:style style:name="Tabla7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7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7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.4" style:family="table-row">
      <style:table-row-properties style:min-row-height="0.515cm" fo:keep-together="always"/>
    </style:style>
    <style:style style:name="Tabla7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7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.F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.G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8" style:family="table">
      <style:table-properties style:width="17.013cm" fo:margin-left="0.037cm" table:align="left" style:writing-mode="lr-tb"/>
    </style:style>
    <style:style style:name="Tabla8.A" style:family="table-column">
      <style:table-column-properties style:column-width="3.096cm"/>
    </style:style>
    <style:style style:name="Tabla8.B" style:family="table-column">
      <style:table-column-properties style:column-width="7.805cm"/>
    </style:style>
    <style:style style:name="Tabla8.C" style:family="table-column">
      <style:table-column-properties style:column-width="6.112cm"/>
    </style:style>
    <style:style style:name="Tabla8.1" style:family="table-row">
      <style:table-row-properties style:min-row-height="0.467cm" fo:keep-together="always"/>
    </style:style>
    <style:style style:name="Tabla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8.2" style:family="table-row">
      <style:table-row-properties style:min-row-height="0.515cm" fo:keep-together="auto"/>
    </style:style>
    <style:style style:name="Tabla8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1.5pt solid #000000" style:writing-mode="lr-tb"/>
    </style:style>
    <style:style style:name="Tabla8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1.5pt solid #000000" style:writing-mode="lr-tb"/>
    </style:style>
    <style:style style:name="Tabla8.C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1.5pt solid #000000" style:writing-mode="lr-tb"/>
    </style:style>
    <style:style style:name="Tabla8.A3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8.B3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8.C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8.4" style:family="table-row">
      <style:table-row-properties style:min-row-height="0.515cm" fo:keep-together="always"/>
    </style:style>
    <style:style style:name="Tabla8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8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.A5" style:family="table-cell">
      <style:table-cell-properties style:vertical-align="middle" fo:padding-left="0.123cm" fo:padding-right="0.123cm" fo:padding-top="0cm" fo:padding-bottom="0cm" fo:border-left="2.25pt solid #000000" fo:border-right="2.25pt solid #000000" fo:border-top="0.5pt solid #000000" fo:border-bottom="2.25pt solid #000000" style:writing-mode="lr-tb"/>
    </style:style>
    <style:style style:name="Tabla9" style:family="table">
      <style:table-properties style:width="17.013cm" fo:margin-left="0.037cm" table:align="left" style:writing-mode="lr-tb"/>
    </style:style>
    <style:style style:name="Tabla9.A" style:family="table-column">
      <style:table-column-properties style:column-width="17.013cm"/>
    </style:style>
    <style:style style:name="Tabla9.1" style:family="table-row">
      <style:table-row-properties fo:keep-together="always"/>
    </style:style>
    <style:style style:name="Tabla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9.2" style:family="table-row">
      <style:table-row-properties style:min-row-height="0.624cm" fo:keep-together="always"/>
    </style:style>
    <style:style style:name="Tabla9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5" style:family="table">
      <style:table-properties style:width="17.013cm" fo:margin-left="-0.016cm" fo:break-before="auto" fo:break-after="auto" table:align="left" style:writing-mode="lr-tb"/>
    </style:style>
    <style:style style:name="Tabla15.A" style:family="table-column">
      <style:table-column-properties style:column-width="3.334cm"/>
    </style:style>
    <style:style style:name="Tabla15.B" style:family="table-column">
      <style:table-column-properties style:column-width="5.212cm"/>
    </style:style>
    <style:style style:name="Tabla15.C" style:family="table-column">
      <style:table-column-properties style:column-width="1.508cm"/>
    </style:style>
    <style:style style:name="Tabla15.D" style:family="table-column">
      <style:table-column-properties style:column-width="2.408cm"/>
    </style:style>
    <style:style style:name="Tabla15.E" style:family="table-column">
      <style:table-column-properties style:column-width="0.238cm"/>
    </style:style>
    <style:style style:name="Tabla15.F" style:family="table-column">
      <style:table-column-properties style:column-width="2.593cm"/>
    </style:style>
    <style:style style:name="Tabla15.G" style:family="table-column">
      <style:table-column-properties style:column-width="1.72cm"/>
    </style:style>
    <style:style style:name="Tabla15.1" style:family="table-row">
      <style:table-row-properties style:min-row-height="0.467cm" fo:keep-together="auto"/>
    </style:style>
    <style:style style:name="Tabla15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5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5.E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5.2" style:family="table-row">
      <style:table-row-properties style:min-row-height="0.515cm" fo:keep-together="auto"/>
    </style:style>
    <style:style style:name="Tabla15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5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5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5.4" style:family="table-row">
      <style:table-row-properties style:min-row-height="0.515cm" fo:keep-together="always"/>
    </style:style>
    <style:style style:name="Tabla15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5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5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5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5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5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5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5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5.F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5.G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6" style:family="table">
      <style:table-properties style:width="17.013cm" fo:margin-left="0.011cm" table:align="left" style:writing-mode="lr-tb"/>
    </style:style>
    <style:style style:name="Tabla16.A" style:family="table-column">
      <style:table-column-properties style:column-width="3.122cm"/>
    </style:style>
    <style:style style:name="Tabla16.B" style:family="table-column">
      <style:table-column-properties style:column-width="6.985cm"/>
    </style:style>
    <style:style style:name="Tabla16.C" style:family="table-column">
      <style:table-column-properties style:column-width="6.906cm"/>
    </style:style>
    <style:style style:name="Tabla16.1" style:family="table-row">
      <style:table-row-properties style:min-row-height="0.467cm" fo:keep-together="always"/>
    </style:style>
    <style:style style:name="Tabla1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6.2" style:family="table-row">
      <style:table-row-properties style:min-row-height="0.515cm" fo:keep-together="auto"/>
    </style:style>
    <style:style style:name="Tabla16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1.5pt solid #000000" style:writing-mode="lr-tb"/>
    </style:style>
    <style:style style:name="Tabla16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1.5pt solid #000000" style:writing-mode="lr-tb"/>
    </style:style>
    <style:style style:name="Tabla16.C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1.5pt solid #000000" style:writing-mode="lr-tb"/>
    </style:style>
    <style:style style:name="Tabla16.A3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6.B3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16.C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6.4" style:family="table-row">
      <style:table-row-properties style:min-row-height="0.515cm" fo:keep-together="always"/>
    </style:style>
    <style:style style:name="Tabla16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6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6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6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6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6.C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6.A6" style:family="table-cell">
      <style:table-cell-properties style:vertical-align="middle" fo:padding-left="0.123cm" fo:padding-right="0.123cm" fo:padding-top="0cm" fo:padding-bottom="0cm" fo:border-left="2.25pt solid #000000" fo:border-right="2.25pt solid #000000" fo:border-top="0.5pt solid #000000" fo:border-bottom="2.25pt solid #000000" style:writing-mode="lr-tb"/>
    </style:style>
    <style:style style:name="Tabla10" style:family="table">
      <style:table-properties style:width="17.013cm" fo:margin-left="0.037cm" table:align="left" style:writing-mode="lr-tb"/>
    </style:style>
    <style:style style:name="Tabla10.A" style:family="table-column">
      <style:table-column-properties style:column-width="17.013cm"/>
    </style:style>
    <style:style style:name="Tabla10.1" style:family="table-row">
      <style:table-row-properties fo:keep-together="always"/>
    </style:style>
    <style:style style:name="Tabla1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0.2" style:family="table-row">
      <style:table-row-properties style:min-row-height="0.624cm" fo:keep-together="always"/>
    </style:style>
    <style:style style:name="Tabla10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7" style:family="table">
      <style:table-properties style:width="17.013cm" fo:margin-left="0.064cm" fo:break-before="auto" fo:break-after="auto" table:align="left" style:writing-mode="lr-tb"/>
    </style:style>
    <style:style style:name="Tabla17.A" style:family="table-column">
      <style:table-column-properties style:column-width="3.307cm"/>
    </style:style>
    <style:style style:name="Tabla17.B" style:family="table-column">
      <style:table-column-properties style:column-width="5.159cm"/>
    </style:style>
    <style:style style:name="Tabla17.C" style:family="table-column">
      <style:table-column-properties style:column-width="1.746cm"/>
    </style:style>
    <style:style style:name="Tabla17.D" style:family="table-column">
      <style:table-column-properties style:column-width="2.17cm"/>
    </style:style>
    <style:style style:name="Tabla17.E" style:family="table-column">
      <style:table-column-properties style:column-width="0.609cm"/>
    </style:style>
    <style:style style:name="Tabla17.F" style:family="table-column">
      <style:table-column-properties style:column-width="2.302cm"/>
    </style:style>
    <style:style style:name="Tabla17.G" style:family="table-column">
      <style:table-column-properties style:column-width="1.72cm"/>
    </style:style>
    <style:style style:name="Tabla17.1" style:family="table-row">
      <style:table-row-properties style:min-row-height="0.467cm" fo:keep-together="auto"/>
    </style:style>
    <style:style style:name="Tabla17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7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7.E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7.2" style:family="table-row">
      <style:table-row-properties style:min-row-height="0.515cm" fo:keep-together="auto"/>
    </style:style>
    <style:style style:name="Tabla17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7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7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7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7.4" style:family="table-row">
      <style:table-row-properties style:min-row-height="0.515cm" fo:keep-together="always"/>
    </style:style>
    <style:style style:name="Tabla17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7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7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7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7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7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7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7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7.F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7.G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8" style:family="table">
      <style:table-properties style:width="17.013cm" fo:margin-left="0.064cm" table:align="left" style:writing-mode="lr-tb"/>
    </style:style>
    <style:style style:name="Tabla18.A" style:family="table-column">
      <style:table-column-properties style:column-width="2.91cm"/>
    </style:style>
    <style:style style:name="Tabla18.B" style:family="table-column">
      <style:table-column-properties style:column-width="8.969cm"/>
    </style:style>
    <style:style style:name="Tabla18.C" style:family="table-column">
      <style:table-column-properties style:column-width="5.133cm"/>
    </style:style>
    <style:style style:name="Tabla18.1" style:family="table-row">
      <style:table-row-properties style:min-row-height="0.467cm" fo:keep-together="always"/>
    </style:style>
    <style:style style:name="Tabla1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8.2" style:family="table-row">
      <style:table-row-properties style:min-row-height="0.515cm" fo:keep-together="auto"/>
    </style:style>
    <style:style style:name="Tabla18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1.5pt solid #000000" style:writing-mode="lr-tb"/>
    </style:style>
    <style:style style:name="Tabla18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1.5pt solid #000000" style:writing-mode="lr-tb"/>
    </style:style>
    <style:style style:name="Tabla18.C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1.5pt solid #000000" style:writing-mode="lr-tb"/>
    </style:style>
    <style:style style:name="Tabla18.A3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8.B3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18.C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8.4" style:family="table-row">
      <style:table-row-properties style:min-row-height="0.515cm" fo:keep-together="always"/>
    </style:style>
    <style:style style:name="Tabla18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8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8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8.A5" style:family="table-cell">
      <style:table-cell-properties style:vertical-align="middle" fo:padding-left="0.123cm" fo:padding-right="0.123cm" fo:padding-top="0cm" fo:padding-bottom="0cm" fo:border-left="2.25pt solid #000000" fo:border-right="2.25pt solid #000000" fo:border-top="0.5pt solid #000000" fo:border-bottom="2.25pt solid #000000" style:writing-mode="lr-tb"/>
    </style:style>
    <style:style style:name="Tabla11" style:family="table">
      <style:table-properties style:width="17.013cm" fo:margin-left="0.037cm" table:align="left" style:writing-mode="lr-tb"/>
    </style:style>
    <style:style style:name="Tabla11.A" style:family="table-column">
      <style:table-column-properties style:column-width="17.013cm"/>
    </style:style>
    <style:style style:name="Tabla11.1" style:family="table-row">
      <style:table-row-properties fo:keep-together="always"/>
    </style:style>
    <style:style style:name="Tabla1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1.2" style:family="table-row">
      <style:table-row-properties style:min-row-height="0.73cm" fo:keep-together="always"/>
    </style:style>
    <style:style style:name="Tabla11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9" style:family="table">
      <style:table-properties style:width="17.013cm" fo:margin-left="0.064cm" fo:break-before="auto" fo:break-after="auto" table:align="left" style:writing-mode="lr-tb"/>
    </style:style>
    <style:style style:name="Tabla19.A" style:family="table-column">
      <style:table-column-properties style:column-width="3.334cm"/>
    </style:style>
    <style:style style:name="Tabla19.B" style:family="table-column">
      <style:table-column-properties style:column-width="5.133cm"/>
    </style:style>
    <style:style style:name="Tabla19.C" style:family="table-column">
      <style:table-column-properties style:column-width="1.852cm"/>
    </style:style>
    <style:style style:name="Tabla19.D" style:family="table-column">
      <style:table-column-properties style:column-width="2.064cm"/>
    </style:style>
    <style:style style:name="Tabla19.E" style:family="table-column">
      <style:table-column-properties style:column-width="0.847cm"/>
    </style:style>
    <style:style style:name="Tabla19.F" style:family="table-column">
      <style:table-column-properties style:column-width="1.905cm"/>
    </style:style>
    <style:style style:name="Tabla19.G" style:family="table-column">
      <style:table-column-properties style:column-width="1.879cm"/>
    </style:style>
    <style:style style:name="Tabla19.1" style:family="table-row">
      <style:table-row-properties style:min-row-height="0.467cm" fo:keep-together="auto"/>
    </style:style>
    <style:style style:name="Tabla19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9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9.E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9.2" style:family="table-row">
      <style:table-row-properties style:min-row-height="0.515cm" fo:keep-together="auto"/>
    </style:style>
    <style:style style:name="Tabla19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9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9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9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9.4" style:family="table-row">
      <style:table-row-properties style:min-row-height="0.515cm" fo:keep-together="always"/>
    </style:style>
    <style:style style:name="Tabla19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9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9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9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9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9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9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9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9.F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9.G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0" style:family="table">
      <style:table-properties style:width="17.013cm" fo:margin-left="0.064cm" table:align="left" style:writing-mode="lr-tb"/>
    </style:style>
    <style:style style:name="Tabla20.A" style:family="table-column">
      <style:table-column-properties style:column-width="2.91cm"/>
    </style:style>
    <style:style style:name="Tabla20.B" style:family="table-column">
      <style:table-column-properties style:column-width="8.969cm"/>
    </style:style>
    <style:style style:name="Tabla20.C" style:family="table-column">
      <style:table-column-properties style:column-width="5.133cm"/>
    </style:style>
    <style:style style:name="Tabla20.1" style:family="table-row">
      <style:table-row-properties style:min-row-height="0.467cm" fo:keep-together="always"/>
    </style:style>
    <style:style style:name="Tabla2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0.2" style:family="table-row">
      <style:table-row-properties style:min-row-height="0.515cm" fo:keep-together="auto"/>
    </style:style>
    <style:style style:name="Tabla20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1.5pt solid #000000" style:writing-mode="lr-tb"/>
    </style:style>
    <style:style style:name="Tabla20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1.5pt solid #000000" style:writing-mode="lr-tb"/>
    </style:style>
    <style:style style:name="Tabla20.C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1.5pt solid #000000" style:writing-mode="lr-tb"/>
    </style:style>
    <style:style style:name="Tabla20.A3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0.B3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20.C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0.4" style:family="table-row">
      <style:table-row-properties style:min-row-height="0.515cm" fo:keep-together="always"/>
    </style:style>
    <style:style style:name="Tabla20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0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0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0.A5" style:family="table-cell">
      <style:table-cell-properties style:vertical-align="middle" fo:padding-left="0.123cm" fo:padding-right="0.123cm" fo:padding-top="0cm" fo:padding-bottom="0cm" fo:border-left="2.25pt solid #000000" fo:border-right="2.25pt solid #000000" fo:border-top="0.5pt solid #000000" fo:border-bottom="2.25pt solid #000000" style:writing-mode="lr-tb"/>
    </style:style>
    <style:style style:name="Tabla12" style:family="table">
      <style:table-properties style:width="17.013cm" fo:margin-left="0.037cm" table:align="left" style:writing-mode="lr-tb"/>
    </style:style>
    <style:style style:name="Tabla12.A" style:family="table-column">
      <style:table-column-properties style:column-width="17.013cm"/>
    </style:style>
    <style:style style:name="Tabla12.1" style:family="table-row">
      <style:table-row-properties fo:keep-together="always"/>
    </style:style>
    <style:style style:name="Tabla1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2.2" style:family="table-row">
      <style:table-row-properties style:min-row-height="0.624cm" fo:keep-together="always"/>
    </style:style>
    <style:style style:name="Tabla1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1" style:family="table">
      <style:table-properties style:width="16.986cm" fo:margin-left="0.037cm" fo:break-before="auto" fo:break-after="auto" table:align="left" style:writing-mode="lr-tb"/>
    </style:style>
    <style:style style:name="Tabla21.A" style:family="table-column">
      <style:table-column-properties style:column-width="3.307cm"/>
    </style:style>
    <style:style style:name="Tabla21.B" style:family="table-column">
      <style:table-column-properties style:column-width="5.794cm"/>
    </style:style>
    <style:style style:name="Tabla21.C" style:family="table-column">
      <style:table-column-properties style:column-width="1.508cm"/>
    </style:style>
    <style:style style:name="Tabla21.D" style:family="table-column">
      <style:table-column-properties style:column-width="1.799cm"/>
    </style:style>
    <style:style style:name="Tabla21.E" style:family="table-column">
      <style:table-column-properties style:column-width="1.588cm"/>
    </style:style>
    <style:style style:name="Tabla21.G" style:family="table-column">
      <style:table-column-properties style:column-width="1.191cm"/>
    </style:style>
    <style:style style:name="Tabla21.1" style:family="table-row">
      <style:table-row-properties style:min-row-height="0.467cm" fo:keep-together="auto"/>
    </style:style>
    <style:style style:name="Tabla2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2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21.E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1.2" style:family="table-row">
      <style:table-row-properties style:min-row-height="0.515cm" fo:keep-together="auto"/>
    </style:style>
    <style:style style:name="Tabla2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1.4" style:family="table-row">
      <style:table-row-properties style:min-row-height="0.515cm" fo:keep-together="always"/>
    </style:style>
    <style:style style:name="Tabla2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1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1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1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1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1.F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1.G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2" style:family="table">
      <style:table-properties style:width="17.039cm" fo:margin-left="-0.016cm" table:align="left" style:writing-mode="lr-tb"/>
    </style:style>
    <style:style style:name="Tabla22.A" style:family="table-column">
      <style:table-column-properties style:column-width="3.889cm"/>
    </style:style>
    <style:style style:name="Tabla22.B" style:family="table-column">
      <style:table-column-properties style:column-width="6.244cm"/>
    </style:style>
    <style:style style:name="Tabla22.C" style:family="table-column">
      <style:table-column-properties style:column-width="6.906cm"/>
    </style:style>
    <style:style style:name="Tabla22.1" style:family="table-row">
      <style:table-row-properties style:min-row-height="0.467cm" fo:keep-together="always"/>
    </style:style>
    <style:style style:name="Tabla2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2.2" style:family="table-row">
      <style:table-row-properties style:min-row-height="0.515cm" fo:keep-together="auto"/>
    </style:style>
    <style:style style:name="Tabla22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1.5pt solid #000000" style:writing-mode="lr-tb"/>
    </style:style>
    <style:style style:name="Tabla22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1.5pt solid #000000" style:writing-mode="lr-tb"/>
    </style:style>
    <style:style style:name="Tabla22.C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1.5pt solid #000000" style:writing-mode="lr-tb"/>
    </style:style>
    <style:style style:name="Tabla22.A3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2.B3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22.C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2.4" style:family="table-row">
      <style:table-row-properties style:min-row-height="0.515cm" fo:keep-together="always"/>
    </style:style>
    <style:style style:name="Tabla22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2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2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2.A5" style:family="table-cell">
      <style:table-cell-properties style:vertical-align="middle" fo:padding-left="0.123cm" fo:padding-right="0.123cm" fo:padding-top="0cm" fo:padding-bottom="0cm" fo:border-left="2.25pt solid #000000" fo:border-right="2.25pt solid #000000" fo:border-top="0.5pt solid #000000" fo:border-bottom="2.25pt solid #000000" style:writing-mode="lr-tb"/>
    </style:style>
    <style:style style:name="Tabla13" style:family="table">
      <style:table-properties style:width="17.092cm" fo:margin-left="-0.016cm" table:align="left" style:writing-mode="lr-tb"/>
    </style:style>
    <style:style style:name="Tabla13.A" style:family="table-column">
      <style:table-column-properties style:column-width="17.092cm"/>
    </style:style>
    <style:style style:name="Tabla13.1" style:family="table-row">
      <style:table-row-properties fo:keep-together="always"/>
    </style:style>
    <style:style style:name="Tabla1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3.2" style:family="table-row">
      <style:table-row-properties style:min-row-height="0.624cm" fo:keep-together="always"/>
    </style:style>
    <style:style style:name="Tabla1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3" style:family="table">
      <style:table-properties style:width="17.013cm" fo:margin-left="0.011cm" fo:break-before="auto" fo:break-after="auto" table:align="left" style:writing-mode="lr-tb"/>
    </style:style>
    <style:style style:name="Tabla23.A" style:family="table-column">
      <style:table-column-properties style:column-width="3.228cm"/>
    </style:style>
    <style:style style:name="Tabla23.B" style:family="table-column">
      <style:table-column-properties style:column-width="4.895cm"/>
    </style:style>
    <style:style style:name="Tabla23.C" style:family="table-column">
      <style:table-column-properties style:column-width="1.693cm"/>
    </style:style>
    <style:style style:name="Tabla23.D" style:family="table-column">
      <style:table-column-properties style:column-width="2.619cm"/>
    </style:style>
    <style:style style:name="Tabla23.E" style:family="table-column">
      <style:table-column-properties style:column-width="0.185cm"/>
    </style:style>
    <style:style style:name="Tabla23.F" style:family="table-column">
      <style:table-column-properties style:column-width="2.593cm"/>
    </style:style>
    <style:style style:name="Tabla23.G" style:family="table-column">
      <style:table-column-properties style:column-width="1.799cm"/>
    </style:style>
    <style:style style:name="Tabla23.1" style:family="table-row">
      <style:table-row-properties style:min-row-height="0.467cm" fo:keep-together="auto"/>
    </style:style>
    <style:style style:name="Tabla23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23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23.E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3.2" style:family="table-row">
      <style:table-row-properties style:min-row-height="0.515cm" fo:keep-together="auto"/>
    </style:style>
    <style:style style:name="Tabla23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3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3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3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3.4" style:family="table-row">
      <style:table-row-properties style:min-row-height="0.515cm" fo:keep-together="always"/>
    </style:style>
    <style:style style:name="Tabla23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3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3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3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3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3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3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3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3.F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3.G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4" style:family="table">
      <style:table-properties style:width="17.039cm" fo:margin-left="-0.016cm" table:align="left" style:writing-mode="lr-tb"/>
    </style:style>
    <style:style style:name="Tabla24.A" style:family="table-column">
      <style:table-column-properties style:column-width="3.254cm"/>
    </style:style>
    <style:style style:name="Tabla24.B" style:family="table-column">
      <style:table-column-properties style:column-width="8.758cm"/>
    </style:style>
    <style:style style:name="Tabla24.C" style:family="table-column">
      <style:table-column-properties style:column-width="5.027cm"/>
    </style:style>
    <style:style style:name="Tabla24.1" style:family="table-row">
      <style:table-row-properties style:min-row-height="0.467cm" fo:keep-together="always"/>
    </style:style>
    <style:style style:name="Tabla2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4.2" style:family="table-row">
      <style:table-row-properties style:min-row-height="0.515cm" fo:keep-together="auto"/>
    </style:style>
    <style:style style:name="Tabla24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1.5pt solid #000000" style:writing-mode="lr-tb"/>
    </style:style>
    <style:style style:name="Tabla24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1.5pt solid #000000" style:writing-mode="lr-tb"/>
    </style:style>
    <style:style style:name="Tabla24.C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1.5pt solid #000000" style:writing-mode="lr-tb"/>
    </style:style>
    <style:style style:name="Tabla24.A3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4.B3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24.C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4.4" style:family="table-row">
      <style:table-row-properties style:min-row-height="0.515cm" fo:keep-together="always"/>
    </style:style>
    <style:style style:name="Tabla24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4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4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4.A5" style:family="table-cell">
      <style:table-cell-properties style:vertical-align="middle" fo:padding-left="0.123cm" fo:padding-right="0.123cm" fo:padding-top="0cm" fo:padding-bottom="0cm" fo:border-left="2.25pt solid #000000" fo:border-right="2.25pt solid #000000" fo:border-top="0.5pt solid #000000" fo:border-bottom="2.25pt solid #000000" style:writing-mode="lr-tb"/>
    </style:style>
    <style:style style:name="Tabla14" style:family="table">
      <style:table-properties style:width="17.066cm" fo:margin-left="-0.042cm" table:align="left" style:writing-mode="lr-tb"/>
    </style:style>
    <style:style style:name="Tabla14.A" style:family="table-column">
      <style:table-column-properties style:column-width="17.066cm"/>
    </style:style>
    <style:style style:name="Tabla14.1" style:family="table-row">
      <style:table-row-properties fo:keep-together="always"/>
    </style:style>
    <style:style style:name="Tabla1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4.2" style:family="table-row">
      <style:table-row-properties style:min-row-height="0.97cm" fo:keep-together="always"/>
    </style:style>
    <style:style style:name="Tabla14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5" style:family="table">
      <style:table-properties style:width="17.198cm" fo:margin-left="-0.162cm" fo:break-before="auto" fo:break-after="auto" table:align="left" style:writing-mode="lr-tb"/>
    </style:style>
    <style:style style:name="Tabla25.A" style:family="table-column">
      <style:table-column-properties style:column-width="3.307cm"/>
    </style:style>
    <style:style style:name="Tabla25.B" style:family="table-column">
      <style:table-column-properties style:column-width="5.794cm"/>
    </style:style>
    <style:style style:name="Tabla25.C" style:family="table-column">
      <style:table-column-properties style:column-width="0.092cm"/>
    </style:style>
    <style:style style:name="Tabla25.D" style:family="table-column">
      <style:table-column-properties style:column-width="1.919cm"/>
    </style:style>
    <style:style style:name="Tabla25.E" style:family="table-column">
      <style:table-column-properties style:column-width="1.711cm"/>
    </style:style>
    <style:style style:name="Tabla25.F" style:family="table-column">
      <style:table-column-properties style:column-width="1.067cm"/>
    </style:style>
    <style:style style:name="Tabla25.G" style:family="table-column">
      <style:table-column-properties style:column-width="1.905cm"/>
    </style:style>
    <style:style style:name="Tabla25.H" style:family="table-column">
      <style:table-column-properties style:column-width="1.402cm"/>
    </style:style>
    <style:style style:name="Tabla25.1" style:family="table-row">
      <style:table-row-properties style:min-row-height="0.467cm" fo:keep-together="auto"/>
    </style:style>
    <style:style style:name="Tabla25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25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25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5.2" style:family="table-row">
      <style:table-row-properties style:min-row-height="0.515cm" fo:keep-together="auto"/>
    </style:style>
    <style:style style:name="Tabla25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5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5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5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5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5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5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5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5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5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5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5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5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5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5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41" style:family="table">
      <style:table-properties style:width="17.198cm" fo:margin-left="-0.162cm" table:align="left" style:writing-mode="lr-tb"/>
    </style:style>
    <style:style style:name="Tabla41.A" style:family="table-column">
      <style:table-column-properties style:column-width="17.198cm"/>
    </style:style>
    <style:style style:name="Tabla41.1" style:family="table-row">
      <style:table-row-properties fo:keep-together="auto"/>
    </style:style>
    <style:style style:name="Tabla4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1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72" style:family="table">
      <style:table-properties style:width="17.198cm" fo:margin-left="-0.162cm" table:align="left" style:writing-mode="lr-tb"/>
    </style:style>
    <style:style style:name="Tabla72.A" style:family="table-column">
      <style:table-column-properties style:column-width="17.198cm"/>
    </style:style>
    <style:style style:name="Tabla72.1" style:family="table-row">
      <style:table-row-properties fo:keep-together="auto"/>
    </style:style>
    <style:style style:name="Tabla7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6" style:family="table">
      <style:table-properties style:width="17.198cm" fo:margin-left="-0.162cm" fo:break-before="auto" fo:break-after="auto" table:align="left" style:writing-mode="lr-tb"/>
    </style:style>
    <style:style style:name="Tabla26.A" style:family="table-column">
      <style:table-column-properties style:column-width="3.307cm"/>
    </style:style>
    <style:style style:name="Tabla26.B" style:family="table-column">
      <style:table-column-properties style:column-width="5.794cm"/>
    </style:style>
    <style:style style:name="Tabla26.C" style:family="table-column">
      <style:table-column-properties style:column-width="0.092cm"/>
    </style:style>
    <style:style style:name="Tabla26.D" style:family="table-column">
      <style:table-column-properties style:column-width="1.919cm"/>
    </style:style>
    <style:style style:name="Tabla26.E" style:family="table-column">
      <style:table-column-properties style:column-width="1.711cm"/>
    </style:style>
    <style:style style:name="Tabla26.F" style:family="table-column">
      <style:table-column-properties style:column-width="1.067cm"/>
    </style:style>
    <style:style style:name="Tabla26.G" style:family="table-column">
      <style:table-column-properties style:column-width="1.905cm"/>
    </style:style>
    <style:style style:name="Tabla26.H" style:family="table-column">
      <style:table-column-properties style:column-width="1.402cm"/>
    </style:style>
    <style:style style:name="Tabla26.1" style:family="table-row">
      <style:table-row-properties style:min-row-height="0.467cm" fo:keep-together="auto"/>
    </style:style>
    <style:style style:name="Tabla26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26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26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6.2" style:family="table-row">
      <style:table-row-properties style:min-row-height="0.515cm" fo:keep-together="auto"/>
    </style:style>
    <style:style style:name="Tabla26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6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6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6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6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6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6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6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6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6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6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6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6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6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6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6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6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42" style:family="table">
      <style:table-properties style:width="17.198cm" fo:margin-left="-0.162cm" table:align="left" style:writing-mode="lr-tb"/>
    </style:style>
    <style:style style:name="Tabla42.A" style:family="table-column">
      <style:table-column-properties style:column-width="17.198cm"/>
    </style:style>
    <style:style style:name="Tabla42.1" style:family="table-row">
      <style:table-row-properties fo:keep-together="auto"/>
    </style:style>
    <style:style style:name="Tabla4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71" style:family="table">
      <style:table-properties style:width="17.198cm" fo:margin-left="-0.162cm" table:align="left" style:writing-mode="lr-tb"/>
    </style:style>
    <style:style style:name="Tabla71.A" style:family="table-column">
      <style:table-column-properties style:column-width="17.198cm"/>
    </style:style>
    <style:style style:name="Tabla71.1" style:family="table-row">
      <style:table-row-properties fo:keep-together="auto"/>
    </style:style>
    <style:style style:name="Tabla7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1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7" style:family="table">
      <style:table-properties style:width="17.198cm" fo:margin-left="-0.162cm" fo:break-before="auto" fo:break-after="auto" table:align="left" style:writing-mode="lr-tb"/>
    </style:style>
    <style:style style:name="Tabla27.A" style:family="table-column">
      <style:table-column-properties style:column-width="3.307cm"/>
    </style:style>
    <style:style style:name="Tabla27.B" style:family="table-column">
      <style:table-column-properties style:column-width="5.794cm"/>
    </style:style>
    <style:style style:name="Tabla27.C" style:family="table-column">
      <style:table-column-properties style:column-width="0.092cm"/>
    </style:style>
    <style:style style:name="Tabla27.D" style:family="table-column">
      <style:table-column-properties style:column-width="1.919cm"/>
    </style:style>
    <style:style style:name="Tabla27.E" style:family="table-column">
      <style:table-column-properties style:column-width="1.711cm"/>
    </style:style>
    <style:style style:name="Tabla27.F" style:family="table-column">
      <style:table-column-properties style:column-width="1.067cm"/>
    </style:style>
    <style:style style:name="Tabla27.G" style:family="table-column">
      <style:table-column-properties style:column-width="1.905cm"/>
    </style:style>
    <style:style style:name="Tabla27.H" style:family="table-column">
      <style:table-column-properties style:column-width="1.402cm"/>
    </style:style>
    <style:style style:name="Tabla27.1" style:family="table-row">
      <style:table-row-properties style:min-row-height="0.467cm" fo:keep-together="auto"/>
    </style:style>
    <style:style style:name="Tabla27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27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27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7.2" style:family="table-row">
      <style:table-row-properties style:min-row-height="0.515cm" fo:keep-together="auto"/>
    </style:style>
    <style:style style:name="Tabla27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7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7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7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7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7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7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7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7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7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7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7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7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7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7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7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7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43" style:family="table">
      <style:table-properties style:width="17.198cm" fo:margin-left="-0.162cm" table:align="left" style:writing-mode="lr-tb"/>
    </style:style>
    <style:style style:name="Tabla43.A" style:family="table-column">
      <style:table-column-properties style:column-width="17.198cm"/>
    </style:style>
    <style:style style:name="Tabla43.1" style:family="table-row">
      <style:table-row-properties fo:keep-together="auto"/>
    </style:style>
    <style:style style:name="Tabla4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70" style:family="table">
      <style:table-properties style:width="17.198cm" fo:margin-left="-0.162cm" table:align="left" style:writing-mode="lr-tb"/>
    </style:style>
    <style:style style:name="Tabla70.A" style:family="table-column">
      <style:table-column-properties style:column-width="17.198cm"/>
    </style:style>
    <style:style style:name="Tabla70.1" style:family="table-row">
      <style:table-row-properties fo:keep-together="auto"/>
    </style:style>
    <style:style style:name="Tabla7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0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8" style:family="table">
      <style:table-properties style:width="17.198cm" fo:margin-left="-0.162cm" fo:break-before="auto" fo:break-after="auto" table:align="left" style:writing-mode="lr-tb"/>
    </style:style>
    <style:style style:name="Tabla28.A" style:family="table-column">
      <style:table-column-properties style:column-width="3.307cm"/>
    </style:style>
    <style:style style:name="Tabla28.B" style:family="table-column">
      <style:table-column-properties style:column-width="5.794cm"/>
    </style:style>
    <style:style style:name="Tabla28.C" style:family="table-column">
      <style:table-column-properties style:column-width="0.092cm"/>
    </style:style>
    <style:style style:name="Tabla28.D" style:family="table-column">
      <style:table-column-properties style:column-width="1.919cm"/>
    </style:style>
    <style:style style:name="Tabla28.E" style:family="table-column">
      <style:table-column-properties style:column-width="1.711cm"/>
    </style:style>
    <style:style style:name="Tabla28.F" style:family="table-column">
      <style:table-column-properties style:column-width="1.067cm"/>
    </style:style>
    <style:style style:name="Tabla28.G" style:family="table-column">
      <style:table-column-properties style:column-width="1.905cm"/>
    </style:style>
    <style:style style:name="Tabla28.H" style:family="table-column">
      <style:table-column-properties style:column-width="1.402cm"/>
    </style:style>
    <style:style style:name="Tabla28.1" style:family="table-row">
      <style:table-row-properties style:min-row-height="0.467cm" fo:keep-together="auto"/>
    </style:style>
    <style:style style:name="Tabla28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28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28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8.2" style:family="table-row">
      <style:table-row-properties style:min-row-height="0.515cm" fo:keep-together="auto"/>
    </style:style>
    <style:style style:name="Tabla28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8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8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8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8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8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8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8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8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8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8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8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8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8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8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8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8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44" style:family="table">
      <style:table-properties style:width="17.198cm" fo:margin-left="-0.162cm" table:align="left" style:writing-mode="lr-tb"/>
    </style:style>
    <style:style style:name="Tabla44.A" style:family="table-column">
      <style:table-column-properties style:column-width="17.198cm"/>
    </style:style>
    <style:style style:name="Tabla44.1" style:family="table-row">
      <style:table-row-properties fo:keep-together="auto"/>
    </style:style>
    <style:style style:name="Tabla4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4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69" style:family="table">
      <style:table-properties style:width="17.198cm" fo:margin-left="-0.162cm" table:align="left" style:writing-mode="lr-tb"/>
    </style:style>
    <style:style style:name="Tabla69.A" style:family="table-column">
      <style:table-column-properties style:column-width="17.198cm"/>
    </style:style>
    <style:style style:name="Tabla69.1" style:family="table-row">
      <style:table-row-properties fo:keep-together="auto"/>
    </style:style>
    <style:style style:name="Tabla6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9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9" style:family="table">
      <style:table-properties style:width="17.198cm" fo:margin-left="-0.162cm" fo:break-before="auto" fo:break-after="auto" table:align="left" style:writing-mode="lr-tb"/>
    </style:style>
    <style:style style:name="Tabla29.A" style:family="table-column">
      <style:table-column-properties style:column-width="3.307cm"/>
    </style:style>
    <style:style style:name="Tabla29.B" style:family="table-column">
      <style:table-column-properties style:column-width="5.794cm"/>
    </style:style>
    <style:style style:name="Tabla29.C" style:family="table-column">
      <style:table-column-properties style:column-width="0.092cm"/>
    </style:style>
    <style:style style:name="Tabla29.D" style:family="table-column">
      <style:table-column-properties style:column-width="1.919cm"/>
    </style:style>
    <style:style style:name="Tabla29.E" style:family="table-column">
      <style:table-column-properties style:column-width="1.711cm"/>
    </style:style>
    <style:style style:name="Tabla29.F" style:family="table-column">
      <style:table-column-properties style:column-width="1.067cm"/>
    </style:style>
    <style:style style:name="Tabla29.G" style:family="table-column">
      <style:table-column-properties style:column-width="1.905cm"/>
    </style:style>
    <style:style style:name="Tabla29.H" style:family="table-column">
      <style:table-column-properties style:column-width="1.402cm"/>
    </style:style>
    <style:style style:name="Tabla29.1" style:family="table-row">
      <style:table-row-properties style:min-row-height="0.467cm" fo:keep-together="auto"/>
    </style:style>
    <style:style style:name="Tabla29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29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29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9.2" style:family="table-row">
      <style:table-row-properties style:min-row-height="0.515cm" fo:keep-together="auto"/>
    </style:style>
    <style:style style:name="Tabla29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9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9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9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9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9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9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9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9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9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9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9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9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9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9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9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9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45" style:family="table">
      <style:table-properties style:width="17.198cm" fo:margin-left="-0.162cm" table:align="left" style:writing-mode="lr-tb"/>
    </style:style>
    <style:style style:name="Tabla45.A" style:family="table-column">
      <style:table-column-properties style:column-width="17.198cm"/>
    </style:style>
    <style:style style:name="Tabla45.1" style:family="table-row">
      <style:table-row-properties fo:keep-together="auto"/>
    </style:style>
    <style:style style:name="Tabla4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5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68" style:family="table">
      <style:table-properties style:width="17.198cm" fo:margin-left="-0.162cm" table:align="left" style:writing-mode="lr-tb"/>
    </style:style>
    <style:style style:name="Tabla68.A" style:family="table-column">
      <style:table-column-properties style:column-width="17.198cm"/>
    </style:style>
    <style:style style:name="Tabla68.1" style:family="table-row">
      <style:table-row-properties fo:keep-together="auto"/>
    </style:style>
    <style:style style:name="Tabla6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8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0" style:family="table">
      <style:table-properties style:width="17.198cm" fo:margin-left="-0.162cm" fo:break-before="auto" fo:break-after="auto" table:align="left" style:writing-mode="lr-tb"/>
    </style:style>
    <style:style style:name="Tabla30.A" style:family="table-column">
      <style:table-column-properties style:column-width="3.307cm"/>
    </style:style>
    <style:style style:name="Tabla30.B" style:family="table-column">
      <style:table-column-properties style:column-width="5.794cm"/>
    </style:style>
    <style:style style:name="Tabla30.C" style:family="table-column">
      <style:table-column-properties style:column-width="0.092cm"/>
    </style:style>
    <style:style style:name="Tabla30.D" style:family="table-column">
      <style:table-column-properties style:column-width="1.919cm"/>
    </style:style>
    <style:style style:name="Tabla30.E" style:family="table-column">
      <style:table-column-properties style:column-width="1.711cm"/>
    </style:style>
    <style:style style:name="Tabla30.F" style:family="table-column">
      <style:table-column-properties style:column-width="1.067cm"/>
    </style:style>
    <style:style style:name="Tabla30.G" style:family="table-column">
      <style:table-column-properties style:column-width="1.905cm"/>
    </style:style>
    <style:style style:name="Tabla30.H" style:family="table-column">
      <style:table-column-properties style:column-width="1.402cm"/>
    </style:style>
    <style:style style:name="Tabla30.1" style:family="table-row">
      <style:table-row-properties style:min-row-height="0.467cm" fo:keep-together="auto"/>
    </style:style>
    <style:style style:name="Tabla30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30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30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0.2" style:family="table-row">
      <style:table-row-properties style:min-row-height="0.515cm" fo:keep-together="auto"/>
    </style:style>
    <style:style style:name="Tabla30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0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0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0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0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0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0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0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0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0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0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0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0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0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0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0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0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46" style:family="table">
      <style:table-properties style:width="17.198cm" fo:margin-left="-0.162cm" table:align="left" style:writing-mode="lr-tb"/>
    </style:style>
    <style:style style:name="Tabla46.A" style:family="table-column">
      <style:table-column-properties style:column-width="17.198cm"/>
    </style:style>
    <style:style style:name="Tabla46.1" style:family="table-row">
      <style:table-row-properties fo:keep-together="auto"/>
    </style:style>
    <style:style style:name="Tabla4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6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67" style:family="table">
      <style:table-properties style:width="17.198cm" fo:margin-left="-0.162cm" table:align="left" style:writing-mode="lr-tb"/>
    </style:style>
    <style:style style:name="Tabla67.A" style:family="table-column">
      <style:table-column-properties style:column-width="17.198cm"/>
    </style:style>
    <style:style style:name="Tabla67.1" style:family="table-row">
      <style:table-row-properties fo:keep-together="auto"/>
    </style:style>
    <style:style style:name="Tabla6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1" style:family="table">
      <style:table-properties style:width="17.198cm" fo:margin-left="-0.162cm" fo:break-before="auto" fo:break-after="auto" table:align="left" style:writing-mode="lr-tb"/>
    </style:style>
    <style:style style:name="Tabla31.A" style:family="table-column">
      <style:table-column-properties style:column-width="3.307cm"/>
    </style:style>
    <style:style style:name="Tabla31.B" style:family="table-column">
      <style:table-column-properties style:column-width="5.794cm"/>
    </style:style>
    <style:style style:name="Tabla31.C" style:family="table-column">
      <style:table-column-properties style:column-width="0.092cm"/>
    </style:style>
    <style:style style:name="Tabla31.D" style:family="table-column">
      <style:table-column-properties style:column-width="1.919cm"/>
    </style:style>
    <style:style style:name="Tabla31.E" style:family="table-column">
      <style:table-column-properties style:column-width="1.711cm"/>
    </style:style>
    <style:style style:name="Tabla31.F" style:family="table-column">
      <style:table-column-properties style:column-width="1.067cm"/>
    </style:style>
    <style:style style:name="Tabla31.G" style:family="table-column">
      <style:table-column-properties style:column-width="1.905cm"/>
    </style:style>
    <style:style style:name="Tabla31.H" style:family="table-column">
      <style:table-column-properties style:column-width="1.402cm"/>
    </style:style>
    <style:style style:name="Tabla31.1" style:family="table-row">
      <style:table-row-properties style:min-row-height="0.467cm" fo:keep-together="auto"/>
    </style:style>
    <style:style style:name="Tabla3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3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31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1.2" style:family="table-row">
      <style:table-row-properties style:min-row-height="0.515cm" fo:keep-together="auto"/>
    </style:style>
    <style:style style:name="Tabla3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1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1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1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1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1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47" style:family="table">
      <style:table-properties style:width="17.198cm" fo:margin-left="-0.162cm" table:align="left" style:writing-mode="lr-tb"/>
    </style:style>
    <style:style style:name="Tabla47.A" style:family="table-column">
      <style:table-column-properties style:column-width="17.198cm"/>
    </style:style>
    <style:style style:name="Tabla47.1" style:family="table-row">
      <style:table-row-properties fo:keep-together="auto"/>
    </style:style>
    <style:style style:name="Tabla4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66" style:family="table">
      <style:table-properties style:width="17.198cm" fo:margin-left="-0.162cm" table:align="left" style:writing-mode="lr-tb"/>
    </style:style>
    <style:style style:name="Tabla66.A" style:family="table-column">
      <style:table-column-properties style:column-width="17.198cm"/>
    </style:style>
    <style:style style:name="Tabla66.1" style:family="table-row">
      <style:table-row-properties fo:keep-together="auto"/>
    </style:style>
    <style:style style:name="Tabla6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6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2" style:family="table">
      <style:table-properties style:width="17.198cm" fo:margin-left="-0.162cm" fo:break-before="auto" fo:break-after="auto" table:align="left" style:writing-mode="lr-tb"/>
    </style:style>
    <style:style style:name="Tabla32.A" style:family="table-column">
      <style:table-column-properties style:column-width="3.307cm"/>
    </style:style>
    <style:style style:name="Tabla32.B" style:family="table-column">
      <style:table-column-properties style:column-width="5.794cm"/>
    </style:style>
    <style:style style:name="Tabla32.C" style:family="table-column">
      <style:table-column-properties style:column-width="0.092cm"/>
    </style:style>
    <style:style style:name="Tabla32.D" style:family="table-column">
      <style:table-column-properties style:column-width="1.919cm"/>
    </style:style>
    <style:style style:name="Tabla32.E" style:family="table-column">
      <style:table-column-properties style:column-width="1.711cm"/>
    </style:style>
    <style:style style:name="Tabla32.F" style:family="table-column">
      <style:table-column-properties style:column-width="1.067cm"/>
    </style:style>
    <style:style style:name="Tabla32.G" style:family="table-column">
      <style:table-column-properties style:column-width="1.905cm"/>
    </style:style>
    <style:style style:name="Tabla32.H" style:family="table-column">
      <style:table-column-properties style:column-width="1.402cm"/>
    </style:style>
    <style:style style:name="Tabla32.1" style:family="table-row">
      <style:table-row-properties style:min-row-height="0.467cm" fo:keep-together="auto"/>
    </style:style>
    <style:style style:name="Tabla32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32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32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2.2" style:family="table-row">
      <style:table-row-properties style:min-row-height="0.515cm" fo:keep-together="auto"/>
    </style:style>
    <style:style style:name="Tabla32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2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2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2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2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2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2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2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2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2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2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2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2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2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2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2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2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48" style:family="table">
      <style:table-properties style:width="17.198cm" fo:margin-left="-0.162cm" table:align="left" style:writing-mode="lr-tb"/>
    </style:style>
    <style:style style:name="Tabla48.A" style:family="table-column">
      <style:table-column-properties style:column-width="17.198cm"/>
    </style:style>
    <style:style style:name="Tabla48.1" style:family="table-row">
      <style:table-row-properties fo:keep-together="auto"/>
    </style:style>
    <style:style style:name="Tabla4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8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65" style:family="table">
      <style:table-properties style:width="17.198cm" fo:margin-left="-0.162cm" table:align="left" style:writing-mode="lr-tb"/>
    </style:style>
    <style:style style:name="Tabla65.A" style:family="table-column">
      <style:table-column-properties style:column-width="17.198cm"/>
    </style:style>
    <style:style style:name="Tabla65.1" style:family="table-row">
      <style:table-row-properties fo:keep-together="auto"/>
    </style:style>
    <style:style style:name="Tabla6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5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3" style:family="table">
      <style:table-properties style:width="17.198cm" fo:margin-left="-0.162cm" fo:break-before="auto" fo:break-after="auto" table:align="left" style:writing-mode="lr-tb"/>
    </style:style>
    <style:style style:name="Tabla33.A" style:family="table-column">
      <style:table-column-properties style:column-width="3.307cm"/>
    </style:style>
    <style:style style:name="Tabla33.B" style:family="table-column">
      <style:table-column-properties style:column-width="5.794cm"/>
    </style:style>
    <style:style style:name="Tabla33.C" style:family="table-column">
      <style:table-column-properties style:column-width="0.092cm"/>
    </style:style>
    <style:style style:name="Tabla33.D" style:family="table-column">
      <style:table-column-properties style:column-width="1.919cm"/>
    </style:style>
    <style:style style:name="Tabla33.E" style:family="table-column">
      <style:table-column-properties style:column-width="1.711cm"/>
    </style:style>
    <style:style style:name="Tabla33.F" style:family="table-column">
      <style:table-column-properties style:column-width="1.067cm"/>
    </style:style>
    <style:style style:name="Tabla33.G" style:family="table-column">
      <style:table-column-properties style:column-width="1.905cm"/>
    </style:style>
    <style:style style:name="Tabla33.H" style:family="table-column">
      <style:table-column-properties style:column-width="1.402cm"/>
    </style:style>
    <style:style style:name="Tabla33.1" style:family="table-row">
      <style:table-row-properties style:min-row-height="0.467cm" fo:keep-together="auto"/>
    </style:style>
    <style:style style:name="Tabla33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33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33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3.2" style:family="table-row">
      <style:table-row-properties style:min-row-height="0.515cm" fo:keep-together="auto"/>
    </style:style>
    <style:style style:name="Tabla33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3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3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3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3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3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3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3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3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3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3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3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3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3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3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3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3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49" style:family="table">
      <style:table-properties style:width="17.198cm" fo:margin-left="-0.162cm" table:align="left" style:writing-mode="lr-tb"/>
    </style:style>
    <style:style style:name="Tabla49.A" style:family="table-column">
      <style:table-column-properties style:column-width="17.198cm"/>
    </style:style>
    <style:style style:name="Tabla49.1" style:family="table-row">
      <style:table-row-properties fo:keep-together="auto"/>
    </style:style>
    <style:style style:name="Tabla4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9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64" style:family="table">
      <style:table-properties style:width="17.198cm" fo:margin-left="-0.162cm" table:align="left" style:writing-mode="lr-tb"/>
    </style:style>
    <style:style style:name="Tabla64.A" style:family="table-column">
      <style:table-column-properties style:column-width="17.198cm"/>
    </style:style>
    <style:style style:name="Tabla64.1" style:family="table-row">
      <style:table-row-properties fo:keep-together="auto"/>
    </style:style>
    <style:style style:name="Tabla6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4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4" style:family="table">
      <style:table-properties style:width="17.198cm" fo:margin-left="-0.162cm" fo:break-before="auto" fo:break-after="auto" table:align="left" style:writing-mode="lr-tb"/>
    </style:style>
    <style:style style:name="Tabla34.A" style:family="table-column">
      <style:table-column-properties style:column-width="3.307cm"/>
    </style:style>
    <style:style style:name="Tabla34.B" style:family="table-column">
      <style:table-column-properties style:column-width="5.794cm"/>
    </style:style>
    <style:style style:name="Tabla34.C" style:family="table-column">
      <style:table-column-properties style:column-width="0.092cm"/>
    </style:style>
    <style:style style:name="Tabla34.D" style:family="table-column">
      <style:table-column-properties style:column-width="1.919cm"/>
    </style:style>
    <style:style style:name="Tabla34.E" style:family="table-column">
      <style:table-column-properties style:column-width="1.711cm"/>
    </style:style>
    <style:style style:name="Tabla34.F" style:family="table-column">
      <style:table-column-properties style:column-width="1.067cm"/>
    </style:style>
    <style:style style:name="Tabla34.G" style:family="table-column">
      <style:table-column-properties style:column-width="1.905cm"/>
    </style:style>
    <style:style style:name="Tabla34.H" style:family="table-column">
      <style:table-column-properties style:column-width="1.402cm"/>
    </style:style>
    <style:style style:name="Tabla34.1" style:family="table-row">
      <style:table-row-properties style:min-row-height="0.467cm" fo:keep-together="auto"/>
    </style:style>
    <style:style style:name="Tabla34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34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34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4.2" style:family="table-row">
      <style:table-row-properties style:min-row-height="0.515cm" fo:keep-together="auto"/>
    </style:style>
    <style:style style:name="Tabla34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4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4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4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4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4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4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4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4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4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4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4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4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4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4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4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50" style:family="table">
      <style:table-properties style:width="17.198cm" fo:margin-left="-0.162cm" table:align="left" style:writing-mode="lr-tb"/>
    </style:style>
    <style:style style:name="Tabla50.A" style:family="table-column">
      <style:table-column-properties style:column-width="17.198cm"/>
    </style:style>
    <style:style style:name="Tabla50.1" style:family="table-row">
      <style:table-row-properties fo:keep-together="auto"/>
    </style:style>
    <style:style style:name="Tabla5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0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63" style:family="table">
      <style:table-properties style:width="17.198cm" fo:margin-left="-0.162cm" table:align="left" style:writing-mode="lr-tb"/>
    </style:style>
    <style:style style:name="Tabla63.A" style:family="table-column">
      <style:table-column-properties style:column-width="17.198cm"/>
    </style:style>
    <style:style style:name="Tabla63.1" style:family="table-row">
      <style:table-row-properties fo:keep-together="auto"/>
    </style:style>
    <style:style style:name="Tabla6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5" style:family="table">
      <style:table-properties style:width="17.198cm" fo:margin-left="-0.162cm" fo:break-before="auto" fo:break-after="auto" table:align="left" style:writing-mode="lr-tb"/>
    </style:style>
    <style:style style:name="Tabla35.A" style:family="table-column">
      <style:table-column-properties style:column-width="3.307cm"/>
    </style:style>
    <style:style style:name="Tabla35.B" style:family="table-column">
      <style:table-column-properties style:column-width="5.794cm"/>
    </style:style>
    <style:style style:name="Tabla35.C" style:family="table-column">
      <style:table-column-properties style:column-width="0.092cm"/>
    </style:style>
    <style:style style:name="Tabla35.D" style:family="table-column">
      <style:table-column-properties style:column-width="1.919cm"/>
    </style:style>
    <style:style style:name="Tabla35.E" style:family="table-column">
      <style:table-column-properties style:column-width="1.711cm"/>
    </style:style>
    <style:style style:name="Tabla35.F" style:family="table-column">
      <style:table-column-properties style:column-width="1.067cm"/>
    </style:style>
    <style:style style:name="Tabla35.G" style:family="table-column">
      <style:table-column-properties style:column-width="1.905cm"/>
    </style:style>
    <style:style style:name="Tabla35.H" style:family="table-column">
      <style:table-column-properties style:column-width="1.402cm"/>
    </style:style>
    <style:style style:name="Tabla35.1" style:family="table-row">
      <style:table-row-properties style:min-row-height="0.467cm" fo:keep-together="auto"/>
    </style:style>
    <style:style style:name="Tabla35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35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35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5.2" style:family="table-row">
      <style:table-row-properties style:min-row-height="0.515cm" fo:keep-together="auto"/>
    </style:style>
    <style:style style:name="Tabla35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5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5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5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5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5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5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5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5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5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5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5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5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5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5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5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51" style:family="table">
      <style:table-properties style:width="17.198cm" fo:margin-left="-0.162cm" table:align="left" style:writing-mode="lr-tb"/>
    </style:style>
    <style:style style:name="Tabla51.A" style:family="table-column">
      <style:table-column-properties style:column-width="17.198cm"/>
    </style:style>
    <style:style style:name="Tabla51.1" style:family="table-row">
      <style:table-row-properties fo:keep-together="auto"/>
    </style:style>
    <style:style style:name="Tabla5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1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62" style:family="table">
      <style:table-properties style:width="17.198cm" fo:margin-left="-0.162cm" table:align="left" style:writing-mode="lr-tb"/>
    </style:style>
    <style:style style:name="Tabla62.A" style:family="table-column">
      <style:table-column-properties style:column-width="17.198cm"/>
    </style:style>
    <style:style style:name="Tabla62.1" style:family="table-row">
      <style:table-row-properties fo:keep-together="auto"/>
    </style:style>
    <style:style style:name="Tabla6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6" style:family="table">
      <style:table-properties style:width="17.198cm" fo:margin-left="-0.162cm" fo:break-before="auto" fo:break-after="auto" table:align="left" style:writing-mode="lr-tb"/>
    </style:style>
    <style:style style:name="Tabla36.A" style:family="table-column">
      <style:table-column-properties style:column-width="3.307cm"/>
    </style:style>
    <style:style style:name="Tabla36.B" style:family="table-column">
      <style:table-column-properties style:column-width="5.794cm"/>
    </style:style>
    <style:style style:name="Tabla36.C" style:family="table-column">
      <style:table-column-properties style:column-width="0.092cm"/>
    </style:style>
    <style:style style:name="Tabla36.D" style:family="table-column">
      <style:table-column-properties style:column-width="1.919cm"/>
    </style:style>
    <style:style style:name="Tabla36.E" style:family="table-column">
      <style:table-column-properties style:column-width="1.711cm"/>
    </style:style>
    <style:style style:name="Tabla36.F" style:family="table-column">
      <style:table-column-properties style:column-width="1.067cm"/>
    </style:style>
    <style:style style:name="Tabla36.G" style:family="table-column">
      <style:table-column-properties style:column-width="1.905cm"/>
    </style:style>
    <style:style style:name="Tabla36.H" style:family="table-column">
      <style:table-column-properties style:column-width="1.402cm"/>
    </style:style>
    <style:style style:name="Tabla36.1" style:family="table-row">
      <style:table-row-properties style:min-row-height="0.467cm" fo:keep-together="auto"/>
    </style:style>
    <style:style style:name="Tabla36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36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36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6.2" style:family="table-row">
      <style:table-row-properties style:min-row-height="0.515cm" fo:keep-together="auto"/>
    </style:style>
    <style:style style:name="Tabla36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6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6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6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6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6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6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6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6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6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6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6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6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6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6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6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6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52" style:family="table">
      <style:table-properties style:width="17.198cm" fo:margin-left="-0.162cm" table:align="left" style:writing-mode="lr-tb"/>
    </style:style>
    <style:style style:name="Tabla52.A" style:family="table-column">
      <style:table-column-properties style:column-width="17.198cm"/>
    </style:style>
    <style:style style:name="Tabla52.1" style:family="table-row">
      <style:table-row-properties fo:keep-together="auto"/>
    </style:style>
    <style:style style:name="Tabla5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61" style:family="table">
      <style:table-properties style:width="17.198cm" fo:margin-left="-0.162cm" table:align="left" style:writing-mode="lr-tb"/>
    </style:style>
    <style:style style:name="Tabla61.A" style:family="table-column">
      <style:table-column-properties style:column-width="17.198cm"/>
    </style:style>
    <style:style style:name="Tabla61.1" style:family="table-row">
      <style:table-row-properties fo:keep-together="auto"/>
    </style:style>
    <style:style style:name="Tabla6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1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7" style:family="table">
      <style:table-properties style:width="17.198cm" fo:margin-left="-0.162cm" fo:break-before="auto" fo:break-after="auto" table:align="left" style:writing-mode="lr-tb"/>
    </style:style>
    <style:style style:name="Tabla37.A" style:family="table-column">
      <style:table-column-properties style:column-width="3.307cm"/>
    </style:style>
    <style:style style:name="Tabla37.B" style:family="table-column">
      <style:table-column-properties style:column-width="5.794cm"/>
    </style:style>
    <style:style style:name="Tabla37.C" style:family="table-column">
      <style:table-column-properties style:column-width="0.092cm"/>
    </style:style>
    <style:style style:name="Tabla37.D" style:family="table-column">
      <style:table-column-properties style:column-width="1.919cm"/>
    </style:style>
    <style:style style:name="Tabla37.E" style:family="table-column">
      <style:table-column-properties style:column-width="1.711cm"/>
    </style:style>
    <style:style style:name="Tabla37.F" style:family="table-column">
      <style:table-column-properties style:column-width="1.067cm"/>
    </style:style>
    <style:style style:name="Tabla37.G" style:family="table-column">
      <style:table-column-properties style:column-width="1.905cm"/>
    </style:style>
    <style:style style:name="Tabla37.H" style:family="table-column">
      <style:table-column-properties style:column-width="1.402cm"/>
    </style:style>
    <style:style style:name="Tabla37.1" style:family="table-row">
      <style:table-row-properties style:min-row-height="0.467cm" fo:keep-together="auto"/>
    </style:style>
    <style:style style:name="Tabla37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37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37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7.2" style:family="table-row">
      <style:table-row-properties style:min-row-height="0.515cm" fo:keep-together="auto"/>
    </style:style>
    <style:style style:name="Tabla37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7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7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7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7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7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7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7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7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7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7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7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7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7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7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7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7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53" style:family="table">
      <style:table-properties style:width="17.198cm" fo:margin-left="-0.162cm" table:align="left" style:writing-mode="lr-tb"/>
    </style:style>
    <style:style style:name="Tabla53.A" style:family="table-column">
      <style:table-column-properties style:column-width="17.198cm"/>
    </style:style>
    <style:style style:name="Tabla53.1" style:family="table-row">
      <style:table-row-properties fo:keep-together="auto"/>
    </style:style>
    <style:style style:name="Tabla5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60" style:family="table">
      <style:table-properties style:width="17.198cm" fo:margin-left="-0.162cm" table:align="left" style:writing-mode="lr-tb"/>
    </style:style>
    <style:style style:name="Tabla60.A" style:family="table-column">
      <style:table-column-properties style:column-width="17.198cm"/>
    </style:style>
    <style:style style:name="Tabla60.1" style:family="table-row">
      <style:table-row-properties fo:keep-together="auto"/>
    </style:style>
    <style:style style:name="Tabla6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0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8" style:family="table">
      <style:table-properties style:width="17.198cm" fo:margin-left="-0.162cm" fo:break-before="auto" fo:break-after="auto" table:align="left" style:writing-mode="lr-tb"/>
    </style:style>
    <style:style style:name="Tabla38.A" style:family="table-column">
      <style:table-column-properties style:column-width="3.307cm"/>
    </style:style>
    <style:style style:name="Tabla38.B" style:family="table-column">
      <style:table-column-properties style:column-width="5.794cm"/>
    </style:style>
    <style:style style:name="Tabla38.C" style:family="table-column">
      <style:table-column-properties style:column-width="0.092cm"/>
    </style:style>
    <style:style style:name="Tabla38.D" style:family="table-column">
      <style:table-column-properties style:column-width="1.919cm"/>
    </style:style>
    <style:style style:name="Tabla38.E" style:family="table-column">
      <style:table-column-properties style:column-width="1.711cm"/>
    </style:style>
    <style:style style:name="Tabla38.F" style:family="table-column">
      <style:table-column-properties style:column-width="1.067cm"/>
    </style:style>
    <style:style style:name="Tabla38.G" style:family="table-column">
      <style:table-column-properties style:column-width="1.905cm"/>
    </style:style>
    <style:style style:name="Tabla38.H" style:family="table-column">
      <style:table-column-properties style:column-width="1.402cm"/>
    </style:style>
    <style:style style:name="Tabla38.1" style:family="table-row">
      <style:table-row-properties style:min-row-height="0.467cm" fo:keep-together="auto"/>
    </style:style>
    <style:style style:name="Tabla38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38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38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8.2" style:family="table-row">
      <style:table-row-properties style:min-row-height="0.515cm" fo:keep-together="auto"/>
    </style:style>
    <style:style style:name="Tabla38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8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8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8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8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8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8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8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8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8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8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8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8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8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8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8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8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54" style:family="table">
      <style:table-properties style:width="17.198cm" fo:margin-left="-0.162cm" table:align="left" style:writing-mode="lr-tb"/>
    </style:style>
    <style:style style:name="Tabla54.A" style:family="table-column">
      <style:table-column-properties style:column-width="17.198cm"/>
    </style:style>
    <style:style style:name="Tabla54.1" style:family="table-row">
      <style:table-row-properties fo:keep-together="auto"/>
    </style:style>
    <style:style style:name="Tabla5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4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59" style:family="table">
      <style:table-properties style:width="17.198cm" fo:margin-left="-0.162cm" table:align="left" style:writing-mode="lr-tb"/>
    </style:style>
    <style:style style:name="Tabla59.A" style:family="table-column">
      <style:table-column-properties style:column-width="17.198cm"/>
    </style:style>
    <style:style style:name="Tabla59.1" style:family="table-row">
      <style:table-row-properties fo:keep-together="auto"/>
    </style:style>
    <style:style style:name="Tabla5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9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9" style:family="table">
      <style:table-properties style:width="17.198cm" fo:margin-left="-0.162cm" fo:break-before="auto" fo:break-after="auto" table:align="left" style:writing-mode="lr-tb"/>
    </style:style>
    <style:style style:name="Tabla39.A" style:family="table-column">
      <style:table-column-properties style:column-width="3.307cm"/>
    </style:style>
    <style:style style:name="Tabla39.B" style:family="table-column">
      <style:table-column-properties style:column-width="5.794cm"/>
    </style:style>
    <style:style style:name="Tabla39.C" style:family="table-column">
      <style:table-column-properties style:column-width="0.092cm"/>
    </style:style>
    <style:style style:name="Tabla39.D" style:family="table-column">
      <style:table-column-properties style:column-width="1.919cm"/>
    </style:style>
    <style:style style:name="Tabla39.E" style:family="table-column">
      <style:table-column-properties style:column-width="1.711cm"/>
    </style:style>
    <style:style style:name="Tabla39.F" style:family="table-column">
      <style:table-column-properties style:column-width="1.067cm"/>
    </style:style>
    <style:style style:name="Tabla39.G" style:family="table-column">
      <style:table-column-properties style:column-width="1.905cm"/>
    </style:style>
    <style:style style:name="Tabla39.H" style:family="table-column">
      <style:table-column-properties style:column-width="1.402cm"/>
    </style:style>
    <style:style style:name="Tabla39.1" style:family="table-row">
      <style:table-row-properties style:min-row-height="0.467cm" fo:keep-together="auto"/>
    </style:style>
    <style:style style:name="Tabla39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39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39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9.2" style:family="table-row">
      <style:table-row-properties style:min-row-height="0.515cm" fo:keep-together="auto"/>
    </style:style>
    <style:style style:name="Tabla39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9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9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9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9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9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9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9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9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9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9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9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9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9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9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9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9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55" style:family="table">
      <style:table-properties style:width="17.198cm" fo:margin-left="-0.162cm" table:align="left" style:writing-mode="lr-tb"/>
    </style:style>
    <style:style style:name="Tabla55.A" style:family="table-column">
      <style:table-column-properties style:column-width="17.198cm"/>
    </style:style>
    <style:style style:name="Tabla55.1" style:family="table-row">
      <style:table-row-properties fo:keep-together="auto"/>
    </style:style>
    <style:style style:name="Tabla5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5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58" style:family="table">
      <style:table-properties style:width="17.198cm" fo:margin-left="-0.162cm" table:align="left" style:writing-mode="lr-tb"/>
    </style:style>
    <style:style style:name="Tabla58.A" style:family="table-column">
      <style:table-column-properties style:column-width="17.198cm"/>
    </style:style>
    <style:style style:name="Tabla58.1" style:family="table-row">
      <style:table-row-properties fo:keep-together="auto"/>
    </style:style>
    <style:style style:name="Tabla5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8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0" style:family="table">
      <style:table-properties style:width="17.198cm" fo:margin-left="-0.162cm" fo:break-before="auto" fo:break-after="auto" table:align="left" style:writing-mode="lr-tb"/>
    </style:style>
    <style:style style:name="Tabla40.A" style:family="table-column">
      <style:table-column-properties style:column-width="3.307cm"/>
    </style:style>
    <style:style style:name="Tabla40.B" style:family="table-column">
      <style:table-column-properties style:column-width="5.794cm"/>
    </style:style>
    <style:style style:name="Tabla40.C" style:family="table-column">
      <style:table-column-properties style:column-width="0.092cm"/>
    </style:style>
    <style:style style:name="Tabla40.D" style:family="table-column">
      <style:table-column-properties style:column-width="1.919cm"/>
    </style:style>
    <style:style style:name="Tabla40.E" style:family="table-column">
      <style:table-column-properties style:column-width="1.711cm"/>
    </style:style>
    <style:style style:name="Tabla40.F" style:family="table-column">
      <style:table-column-properties style:column-width="1.067cm"/>
    </style:style>
    <style:style style:name="Tabla40.G" style:family="table-column">
      <style:table-column-properties style:column-width="1.905cm"/>
    </style:style>
    <style:style style:name="Tabla40.H" style:family="table-column">
      <style:table-column-properties style:column-width="1.402cm"/>
    </style:style>
    <style:style style:name="Tabla40.1" style:family="table-row">
      <style:table-row-properties style:min-row-height="0.467cm" fo:keep-together="auto"/>
    </style:style>
    <style:style style:name="Tabla40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40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40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0.2" style:family="table-row">
      <style:table-row-properties style:min-row-height="0.515cm" fo:keep-together="auto"/>
    </style:style>
    <style:style style:name="Tabla40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40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40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0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0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0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0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0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0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0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0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0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40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0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0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0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0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56" style:family="table">
      <style:table-properties style:width="17.198cm" fo:margin-left="-0.162cm" table:align="left" style:writing-mode="lr-tb"/>
    </style:style>
    <style:style style:name="Tabla56.A" style:family="table-column">
      <style:table-column-properties style:column-width="17.198cm"/>
    </style:style>
    <style:style style:name="Tabla56.1" style:family="table-row">
      <style:table-row-properties fo:keep-together="auto"/>
    </style:style>
    <style:style style:name="Tabla5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6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57" style:family="table">
      <style:table-properties style:width="17.198cm" fo:margin-left="-0.162cm" table:align="left" style:writing-mode="lr-tb"/>
    </style:style>
    <style:style style:name="Tabla57.A" style:family="table-column">
      <style:table-column-properties style:column-width="17.198cm"/>
    </style:style>
    <style:style style:name="Tabla57.1" style:family="table-row">
      <style:table-row-properties fo:keep-together="auto"/>
    </style:style>
    <style:style style:name="Tabla5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73" style:family="table">
      <style:table-properties style:width="17.198cm" fo:margin-left="-0.162cm" fo:break-before="auto" fo:break-after="auto" table:align="left" style:writing-mode="lr-tb"/>
    </style:style>
    <style:style style:name="Tabla73.A" style:family="table-column">
      <style:table-column-properties style:column-width="3.307cm"/>
    </style:style>
    <style:style style:name="Tabla73.B" style:family="table-column">
      <style:table-column-properties style:column-width="5.794cm"/>
    </style:style>
    <style:style style:name="Tabla73.C" style:family="table-column">
      <style:table-column-properties style:column-width="0.092cm"/>
    </style:style>
    <style:style style:name="Tabla73.D" style:family="table-column">
      <style:table-column-properties style:column-width="1.919cm"/>
    </style:style>
    <style:style style:name="Tabla73.E" style:family="table-column">
      <style:table-column-properties style:column-width="1.711cm"/>
    </style:style>
    <style:style style:name="Tabla73.F" style:family="table-column">
      <style:table-column-properties style:column-width="1.067cm"/>
    </style:style>
    <style:style style:name="Tabla73.G" style:family="table-column">
      <style:table-column-properties style:column-width="1.905cm"/>
    </style:style>
    <style:style style:name="Tabla73.H" style:family="table-column">
      <style:table-column-properties style:column-width="1.402cm"/>
    </style:style>
    <style:style style:name="Tabla73.1" style:family="table-row">
      <style:table-row-properties style:min-row-height="0.467cm" fo:keep-together="auto"/>
    </style:style>
    <style:style style:name="Tabla73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73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73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3.2" style:family="table-row">
      <style:table-row-properties style:min-row-height="0.515cm" fo:keep-together="auto"/>
    </style:style>
    <style:style style:name="Tabla73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73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73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3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3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3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73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3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3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3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3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3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73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3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3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3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3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74" style:family="table">
      <style:table-properties style:width="17.198cm" fo:margin-left="-0.162cm" table:align="left" style:writing-mode="lr-tb"/>
    </style:style>
    <style:style style:name="Tabla74.A" style:family="table-column">
      <style:table-column-properties style:column-width="17.198cm"/>
    </style:style>
    <style:style style:name="Tabla74.1" style:family="table-row">
      <style:table-row-properties fo:keep-together="auto"/>
    </style:style>
    <style:style style:name="Tabla7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4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75" style:family="table">
      <style:table-properties style:width="17.198cm" fo:margin-left="-0.162cm" table:align="left" style:writing-mode="lr-tb"/>
    </style:style>
    <style:style style:name="Tabla75.A" style:family="table-column">
      <style:table-column-properties style:column-width="17.198cm"/>
    </style:style>
    <style:style style:name="Tabla75.1" style:family="table-row">
      <style:table-row-properties fo:keep-together="auto"/>
    </style:style>
    <style:style style:name="Tabla7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5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76" style:family="table">
      <style:table-properties style:width="17.198cm" fo:margin-left="-0.162cm" fo:break-before="auto" fo:break-after="auto" table:align="left" style:writing-mode="lr-tb"/>
    </style:style>
    <style:style style:name="Tabla76.A" style:family="table-column">
      <style:table-column-properties style:column-width="3.307cm"/>
    </style:style>
    <style:style style:name="Tabla76.B" style:family="table-column">
      <style:table-column-properties style:column-width="5.794cm"/>
    </style:style>
    <style:style style:name="Tabla76.C" style:family="table-column">
      <style:table-column-properties style:column-width="0.092cm"/>
    </style:style>
    <style:style style:name="Tabla76.D" style:family="table-column">
      <style:table-column-properties style:column-width="1.919cm"/>
    </style:style>
    <style:style style:name="Tabla76.E" style:family="table-column">
      <style:table-column-properties style:column-width="1.711cm"/>
    </style:style>
    <style:style style:name="Tabla76.F" style:family="table-column">
      <style:table-column-properties style:column-width="1.067cm"/>
    </style:style>
    <style:style style:name="Tabla76.G" style:family="table-column">
      <style:table-column-properties style:column-width="1.905cm"/>
    </style:style>
    <style:style style:name="Tabla76.H" style:family="table-column">
      <style:table-column-properties style:column-width="1.402cm"/>
    </style:style>
    <style:style style:name="Tabla76.1" style:family="table-row">
      <style:table-row-properties style:min-row-height="0.467cm" fo:keep-together="auto"/>
    </style:style>
    <style:style style:name="Tabla76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76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76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6.2" style:family="table-row">
      <style:table-row-properties style:min-row-height="0.515cm" fo:keep-together="auto"/>
    </style:style>
    <style:style style:name="Tabla76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76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76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6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6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6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76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6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6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6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6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6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76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6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6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6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6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87" style:family="table">
      <style:table-properties style:width="17.198cm" fo:margin-left="-0.162cm" table:align="left" style:writing-mode="lr-tb"/>
    </style:style>
    <style:style style:name="Tabla87.A" style:family="table-column">
      <style:table-column-properties style:column-width="17.198cm"/>
    </style:style>
    <style:style style:name="Tabla87.1" style:family="table-row">
      <style:table-row-properties fo:keep-together="auto"/>
    </style:style>
    <style:style style:name="Tabla8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8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98" style:family="table">
      <style:table-properties style:width="17.198cm" fo:margin-left="-0.162cm" table:align="left" style:writing-mode="lr-tb"/>
    </style:style>
    <style:style style:name="Tabla98.A" style:family="table-column">
      <style:table-column-properties style:column-width="17.198cm"/>
    </style:style>
    <style:style style:name="Tabla98.1" style:family="table-row">
      <style:table-row-properties fo:keep-together="auto"/>
    </style:style>
    <style:style style:name="Tabla9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98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77" style:family="table">
      <style:table-properties style:width="17.198cm" fo:margin-left="-0.162cm" fo:break-before="auto" fo:break-after="auto" table:align="left" style:writing-mode="lr-tb"/>
    </style:style>
    <style:style style:name="Tabla77.A" style:family="table-column">
      <style:table-column-properties style:column-width="3.307cm"/>
    </style:style>
    <style:style style:name="Tabla77.B" style:family="table-column">
      <style:table-column-properties style:column-width="5.794cm"/>
    </style:style>
    <style:style style:name="Tabla77.C" style:family="table-column">
      <style:table-column-properties style:column-width="0.092cm"/>
    </style:style>
    <style:style style:name="Tabla77.D" style:family="table-column">
      <style:table-column-properties style:column-width="1.919cm"/>
    </style:style>
    <style:style style:name="Tabla77.E" style:family="table-column">
      <style:table-column-properties style:column-width="1.711cm"/>
    </style:style>
    <style:style style:name="Tabla77.F" style:family="table-column">
      <style:table-column-properties style:column-width="1.067cm"/>
    </style:style>
    <style:style style:name="Tabla77.G" style:family="table-column">
      <style:table-column-properties style:column-width="1.905cm"/>
    </style:style>
    <style:style style:name="Tabla77.H" style:family="table-column">
      <style:table-column-properties style:column-width="1.402cm"/>
    </style:style>
    <style:style style:name="Tabla77.1" style:family="table-row">
      <style:table-row-properties style:min-row-height="0.467cm" fo:keep-together="auto"/>
    </style:style>
    <style:style style:name="Tabla77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77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77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7.2" style:family="table-row">
      <style:table-row-properties style:min-row-height="0.515cm" fo:keep-together="auto"/>
    </style:style>
    <style:style style:name="Tabla77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77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77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7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7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7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77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7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7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7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7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7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77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7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7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7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7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88" style:family="table">
      <style:table-properties style:width="17.198cm" fo:margin-left="-0.162cm" table:align="left" style:writing-mode="lr-tb"/>
    </style:style>
    <style:style style:name="Tabla88.A" style:family="table-column">
      <style:table-column-properties style:column-width="17.198cm"/>
    </style:style>
    <style:style style:name="Tabla88.1" style:family="table-row">
      <style:table-row-properties fo:keep-together="auto"/>
    </style:style>
    <style:style style:name="Tabla8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88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99" style:family="table">
      <style:table-properties style:width="17.198cm" fo:margin-left="-0.162cm" table:align="left" style:writing-mode="lr-tb"/>
    </style:style>
    <style:style style:name="Tabla99.A" style:family="table-column">
      <style:table-column-properties style:column-width="17.198cm"/>
    </style:style>
    <style:style style:name="Tabla99.1" style:family="table-row">
      <style:table-row-properties fo:keep-together="auto"/>
    </style:style>
    <style:style style:name="Tabla9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99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78" style:family="table">
      <style:table-properties style:width="17.198cm" fo:margin-left="-0.162cm" fo:break-before="auto" fo:break-after="auto" table:align="left" style:writing-mode="lr-tb"/>
    </style:style>
    <style:style style:name="Tabla78.A" style:family="table-column">
      <style:table-column-properties style:column-width="3.307cm"/>
    </style:style>
    <style:style style:name="Tabla78.B" style:family="table-column">
      <style:table-column-properties style:column-width="5.794cm"/>
    </style:style>
    <style:style style:name="Tabla78.C" style:family="table-column">
      <style:table-column-properties style:column-width="0.092cm"/>
    </style:style>
    <style:style style:name="Tabla78.D" style:family="table-column">
      <style:table-column-properties style:column-width="1.919cm"/>
    </style:style>
    <style:style style:name="Tabla78.E" style:family="table-column">
      <style:table-column-properties style:column-width="1.711cm"/>
    </style:style>
    <style:style style:name="Tabla78.F" style:family="table-column">
      <style:table-column-properties style:column-width="1.067cm"/>
    </style:style>
    <style:style style:name="Tabla78.G" style:family="table-column">
      <style:table-column-properties style:column-width="1.905cm"/>
    </style:style>
    <style:style style:name="Tabla78.H" style:family="table-column">
      <style:table-column-properties style:column-width="1.402cm"/>
    </style:style>
    <style:style style:name="Tabla78.1" style:family="table-row">
      <style:table-row-properties style:min-row-height="0.467cm" fo:keep-together="auto"/>
    </style:style>
    <style:style style:name="Tabla78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78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78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8.2" style:family="table-row">
      <style:table-row-properties style:min-row-height="0.515cm" fo:keep-together="auto"/>
    </style:style>
    <style:style style:name="Tabla78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78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78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8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8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8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78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8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8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8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8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8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78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8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8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8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8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89" style:family="table">
      <style:table-properties style:width="17.198cm" fo:margin-left="-0.162cm" table:align="left" style:writing-mode="lr-tb"/>
    </style:style>
    <style:style style:name="Tabla89.A" style:family="table-column">
      <style:table-column-properties style:column-width="17.198cm"/>
    </style:style>
    <style:style style:name="Tabla89.1" style:family="table-row">
      <style:table-row-properties fo:keep-together="auto"/>
    </style:style>
    <style:style style:name="Tabla8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89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00" style:family="table">
      <style:table-properties style:width="17.198cm" fo:margin-left="-0.162cm" table:align="left" style:writing-mode="lr-tb"/>
    </style:style>
    <style:style style:name="Tabla100.A" style:family="table-column">
      <style:table-column-properties style:column-width="17.198cm"/>
    </style:style>
    <style:style style:name="Tabla100.1" style:family="table-row">
      <style:table-row-properties fo:keep-together="auto"/>
    </style:style>
    <style:style style:name="Tabla10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00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79" style:family="table">
      <style:table-properties style:width="17.198cm" fo:margin-left="-0.162cm" fo:break-before="auto" fo:break-after="auto" table:align="left" style:writing-mode="lr-tb"/>
    </style:style>
    <style:style style:name="Tabla79.A" style:family="table-column">
      <style:table-column-properties style:column-width="3.307cm"/>
    </style:style>
    <style:style style:name="Tabla79.B" style:family="table-column">
      <style:table-column-properties style:column-width="5.794cm"/>
    </style:style>
    <style:style style:name="Tabla79.C" style:family="table-column">
      <style:table-column-properties style:column-width="0.092cm"/>
    </style:style>
    <style:style style:name="Tabla79.D" style:family="table-column">
      <style:table-column-properties style:column-width="1.919cm"/>
    </style:style>
    <style:style style:name="Tabla79.E" style:family="table-column">
      <style:table-column-properties style:column-width="1.711cm"/>
    </style:style>
    <style:style style:name="Tabla79.F" style:family="table-column">
      <style:table-column-properties style:column-width="1.067cm"/>
    </style:style>
    <style:style style:name="Tabla79.G" style:family="table-column">
      <style:table-column-properties style:column-width="1.905cm"/>
    </style:style>
    <style:style style:name="Tabla79.H" style:family="table-column">
      <style:table-column-properties style:column-width="1.402cm"/>
    </style:style>
    <style:style style:name="Tabla79.1" style:family="table-row">
      <style:table-row-properties style:min-row-height="0.467cm" fo:keep-together="auto"/>
    </style:style>
    <style:style style:name="Tabla79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79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79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9.2" style:family="table-row">
      <style:table-row-properties style:min-row-height="0.515cm" fo:keep-together="auto"/>
    </style:style>
    <style:style style:name="Tabla79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79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79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9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9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9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79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9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9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9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9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9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79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9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9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9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9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90" style:family="table">
      <style:table-properties style:width="17.198cm" fo:margin-left="-0.162cm" table:align="left" style:writing-mode="lr-tb"/>
    </style:style>
    <style:style style:name="Tabla90.A" style:family="table-column">
      <style:table-column-properties style:column-width="17.198cm"/>
    </style:style>
    <style:style style:name="Tabla90.1" style:family="table-row">
      <style:table-row-properties fo:keep-together="auto"/>
    </style:style>
    <style:style style:name="Tabla9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90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01" style:family="table">
      <style:table-properties style:width="17.198cm" fo:margin-left="-0.162cm" table:align="left" style:writing-mode="lr-tb"/>
    </style:style>
    <style:style style:name="Tabla101.A" style:family="table-column">
      <style:table-column-properties style:column-width="17.198cm"/>
    </style:style>
    <style:style style:name="Tabla101.1" style:family="table-row">
      <style:table-row-properties fo:keep-together="auto"/>
    </style:style>
    <style:style style:name="Tabla10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01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80" style:family="table">
      <style:table-properties style:width="17.198cm" fo:margin-left="-0.162cm" fo:break-before="auto" fo:break-after="auto" table:align="left" style:writing-mode="lr-tb"/>
    </style:style>
    <style:style style:name="Tabla80.A" style:family="table-column">
      <style:table-column-properties style:column-width="3.307cm"/>
    </style:style>
    <style:style style:name="Tabla80.B" style:family="table-column">
      <style:table-column-properties style:column-width="5.794cm"/>
    </style:style>
    <style:style style:name="Tabla80.C" style:family="table-column">
      <style:table-column-properties style:column-width="0.092cm"/>
    </style:style>
    <style:style style:name="Tabla80.D" style:family="table-column">
      <style:table-column-properties style:column-width="1.919cm"/>
    </style:style>
    <style:style style:name="Tabla80.E" style:family="table-column">
      <style:table-column-properties style:column-width="1.711cm"/>
    </style:style>
    <style:style style:name="Tabla80.F" style:family="table-column">
      <style:table-column-properties style:column-width="1.067cm"/>
    </style:style>
    <style:style style:name="Tabla80.G" style:family="table-column">
      <style:table-column-properties style:column-width="1.905cm"/>
    </style:style>
    <style:style style:name="Tabla80.H" style:family="table-column">
      <style:table-column-properties style:column-width="1.402cm"/>
    </style:style>
    <style:style style:name="Tabla80.1" style:family="table-row">
      <style:table-row-properties style:min-row-height="0.467cm" fo:keep-together="auto"/>
    </style:style>
    <style:style style:name="Tabla80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80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80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80.2" style:family="table-row">
      <style:table-row-properties style:min-row-height="0.515cm" fo:keep-together="auto"/>
    </style:style>
    <style:style style:name="Tabla80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80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80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0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0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0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80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0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0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0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0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0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80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0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0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0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0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91" style:family="table">
      <style:table-properties style:width="17.198cm" fo:margin-left="-0.162cm" table:align="left" style:writing-mode="lr-tb"/>
    </style:style>
    <style:style style:name="Tabla91.A" style:family="table-column">
      <style:table-column-properties style:column-width="17.198cm"/>
    </style:style>
    <style:style style:name="Tabla91.1" style:family="table-row">
      <style:table-row-properties fo:keep-together="auto"/>
    </style:style>
    <style:style style:name="Tabla9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91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02" style:family="table">
      <style:table-properties style:width="17.198cm" fo:margin-left="-0.162cm" table:align="left" style:writing-mode="lr-tb"/>
    </style:style>
    <style:style style:name="Tabla102.A" style:family="table-column">
      <style:table-column-properties style:column-width="17.198cm"/>
    </style:style>
    <style:style style:name="Tabla102.1" style:family="table-row">
      <style:table-row-properties fo:keep-together="auto"/>
    </style:style>
    <style:style style:name="Tabla10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0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81" style:family="table">
      <style:table-properties style:width="17.198cm" fo:margin-left="-0.162cm" fo:break-before="auto" fo:break-after="auto" table:align="left" style:writing-mode="lr-tb"/>
    </style:style>
    <style:style style:name="Tabla81.A" style:family="table-column">
      <style:table-column-properties style:column-width="3.307cm"/>
    </style:style>
    <style:style style:name="Tabla81.B" style:family="table-column">
      <style:table-column-properties style:column-width="5.794cm"/>
    </style:style>
    <style:style style:name="Tabla81.C" style:family="table-column">
      <style:table-column-properties style:column-width="0.092cm"/>
    </style:style>
    <style:style style:name="Tabla81.D" style:family="table-column">
      <style:table-column-properties style:column-width="1.919cm"/>
    </style:style>
    <style:style style:name="Tabla81.E" style:family="table-column">
      <style:table-column-properties style:column-width="1.711cm"/>
    </style:style>
    <style:style style:name="Tabla81.F" style:family="table-column">
      <style:table-column-properties style:column-width="1.067cm"/>
    </style:style>
    <style:style style:name="Tabla81.G" style:family="table-column">
      <style:table-column-properties style:column-width="1.905cm"/>
    </style:style>
    <style:style style:name="Tabla81.H" style:family="table-column">
      <style:table-column-properties style:column-width="1.402cm"/>
    </style:style>
    <style:style style:name="Tabla81.1" style:family="table-row">
      <style:table-row-properties style:min-row-height="0.467cm" fo:keep-together="auto"/>
    </style:style>
    <style:style style:name="Tabla8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8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81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81.2" style:family="table-row">
      <style:table-row-properties style:min-row-height="0.515cm" fo:keep-together="auto"/>
    </style:style>
    <style:style style:name="Tabla8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8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8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8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1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1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8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1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1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1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92" style:family="table">
      <style:table-properties style:width="17.198cm" fo:margin-left="-0.162cm" table:align="left" style:writing-mode="lr-tb"/>
    </style:style>
    <style:style style:name="Tabla92.A" style:family="table-column">
      <style:table-column-properties style:column-width="17.198cm"/>
    </style:style>
    <style:style style:name="Tabla92.1" style:family="table-row">
      <style:table-row-properties fo:keep-together="auto"/>
    </style:style>
    <style:style style:name="Tabla9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9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03" style:family="table">
      <style:table-properties style:width="17.198cm" fo:margin-left="-0.162cm" table:align="left" style:writing-mode="lr-tb"/>
    </style:style>
    <style:style style:name="Tabla103.A" style:family="table-column">
      <style:table-column-properties style:column-width="17.198cm"/>
    </style:style>
    <style:style style:name="Tabla103.1" style:family="table-row">
      <style:table-row-properties fo:keep-together="auto"/>
    </style:style>
    <style:style style:name="Tabla10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0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82" style:family="table">
      <style:table-properties style:width="17.198cm" fo:margin-left="-0.162cm" fo:break-before="auto" fo:break-after="auto" table:align="left" style:writing-mode="lr-tb"/>
    </style:style>
    <style:style style:name="Tabla82.A" style:family="table-column">
      <style:table-column-properties style:column-width="3.307cm"/>
    </style:style>
    <style:style style:name="Tabla82.B" style:family="table-column">
      <style:table-column-properties style:column-width="5.794cm"/>
    </style:style>
    <style:style style:name="Tabla82.C" style:family="table-column">
      <style:table-column-properties style:column-width="0.092cm"/>
    </style:style>
    <style:style style:name="Tabla82.D" style:family="table-column">
      <style:table-column-properties style:column-width="1.919cm"/>
    </style:style>
    <style:style style:name="Tabla82.E" style:family="table-column">
      <style:table-column-properties style:column-width="1.711cm"/>
    </style:style>
    <style:style style:name="Tabla82.F" style:family="table-column">
      <style:table-column-properties style:column-width="1.067cm"/>
    </style:style>
    <style:style style:name="Tabla82.G" style:family="table-column">
      <style:table-column-properties style:column-width="1.905cm"/>
    </style:style>
    <style:style style:name="Tabla82.H" style:family="table-column">
      <style:table-column-properties style:column-width="1.402cm"/>
    </style:style>
    <style:style style:name="Tabla82.1" style:family="table-row">
      <style:table-row-properties style:min-row-height="0.467cm" fo:keep-together="auto"/>
    </style:style>
    <style:style style:name="Tabla82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82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82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82.2" style:family="table-row">
      <style:table-row-properties style:min-row-height="0.515cm" fo:keep-together="auto"/>
    </style:style>
    <style:style style:name="Tabla82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82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82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2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2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2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82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2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2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2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2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2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82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2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2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2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2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93" style:family="table">
      <style:table-properties style:width="17.198cm" fo:margin-left="-0.162cm" table:align="left" style:writing-mode="lr-tb"/>
    </style:style>
    <style:style style:name="Tabla93.A" style:family="table-column">
      <style:table-column-properties style:column-width="17.198cm"/>
    </style:style>
    <style:style style:name="Tabla93.1" style:family="table-row">
      <style:table-row-properties fo:keep-together="auto"/>
    </style:style>
    <style:style style:name="Tabla9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9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04" style:family="table">
      <style:table-properties style:width="17.198cm" fo:margin-left="-0.162cm" table:align="left" style:writing-mode="lr-tb"/>
    </style:style>
    <style:style style:name="Tabla104.A" style:family="table-column">
      <style:table-column-properties style:column-width="17.198cm"/>
    </style:style>
    <style:style style:name="Tabla104.1" style:family="table-row">
      <style:table-row-properties fo:keep-together="auto"/>
    </style:style>
    <style:style style:name="Tabla10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04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83" style:family="table">
      <style:table-properties style:width="17.198cm" fo:margin-left="-0.162cm" fo:break-before="auto" fo:break-after="auto" table:align="left" style:writing-mode="lr-tb"/>
    </style:style>
    <style:style style:name="Tabla83.A" style:family="table-column">
      <style:table-column-properties style:column-width="3.307cm"/>
    </style:style>
    <style:style style:name="Tabla83.B" style:family="table-column">
      <style:table-column-properties style:column-width="5.794cm"/>
    </style:style>
    <style:style style:name="Tabla83.C" style:family="table-column">
      <style:table-column-properties style:column-width="0.092cm"/>
    </style:style>
    <style:style style:name="Tabla83.D" style:family="table-column">
      <style:table-column-properties style:column-width="1.919cm"/>
    </style:style>
    <style:style style:name="Tabla83.E" style:family="table-column">
      <style:table-column-properties style:column-width="1.711cm"/>
    </style:style>
    <style:style style:name="Tabla83.F" style:family="table-column">
      <style:table-column-properties style:column-width="1.067cm"/>
    </style:style>
    <style:style style:name="Tabla83.G" style:family="table-column">
      <style:table-column-properties style:column-width="1.905cm"/>
    </style:style>
    <style:style style:name="Tabla83.H" style:family="table-column">
      <style:table-column-properties style:column-width="1.402cm"/>
    </style:style>
    <style:style style:name="Tabla83.1" style:family="table-row">
      <style:table-row-properties style:min-row-height="0.467cm" fo:keep-together="auto"/>
    </style:style>
    <style:style style:name="Tabla83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83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83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83.2" style:family="table-row">
      <style:table-row-properties style:min-row-height="0.515cm" fo:keep-together="auto"/>
    </style:style>
    <style:style style:name="Tabla83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83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83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3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3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3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83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3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3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3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3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3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83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3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3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3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3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94" style:family="table">
      <style:table-properties style:width="17.198cm" fo:margin-left="-0.162cm" table:align="left" style:writing-mode="lr-tb"/>
    </style:style>
    <style:style style:name="Tabla94.A" style:family="table-column">
      <style:table-column-properties style:column-width="17.198cm"/>
    </style:style>
    <style:style style:name="Tabla94.1" style:family="table-row">
      <style:table-row-properties fo:keep-together="auto"/>
    </style:style>
    <style:style style:name="Tabla9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94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05" style:family="table">
      <style:table-properties style:width="17.198cm" fo:margin-left="-0.162cm" table:align="left" style:writing-mode="lr-tb"/>
    </style:style>
    <style:style style:name="Tabla105.A" style:family="table-column">
      <style:table-column-properties style:column-width="17.198cm"/>
    </style:style>
    <style:style style:name="Tabla105.1" style:family="table-row">
      <style:table-row-properties fo:keep-together="auto"/>
    </style:style>
    <style:style style:name="Tabla10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05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84" style:family="table">
      <style:table-properties style:width="17.198cm" fo:margin-left="-0.162cm" fo:break-before="auto" fo:break-after="auto" table:align="left" style:writing-mode="lr-tb"/>
    </style:style>
    <style:style style:name="Tabla84.A" style:family="table-column">
      <style:table-column-properties style:column-width="3.307cm"/>
    </style:style>
    <style:style style:name="Tabla84.B" style:family="table-column">
      <style:table-column-properties style:column-width="5.794cm"/>
    </style:style>
    <style:style style:name="Tabla84.C" style:family="table-column">
      <style:table-column-properties style:column-width="0.092cm"/>
    </style:style>
    <style:style style:name="Tabla84.D" style:family="table-column">
      <style:table-column-properties style:column-width="1.919cm"/>
    </style:style>
    <style:style style:name="Tabla84.E" style:family="table-column">
      <style:table-column-properties style:column-width="1.711cm"/>
    </style:style>
    <style:style style:name="Tabla84.F" style:family="table-column">
      <style:table-column-properties style:column-width="1.067cm"/>
    </style:style>
    <style:style style:name="Tabla84.G" style:family="table-column">
      <style:table-column-properties style:column-width="1.905cm"/>
    </style:style>
    <style:style style:name="Tabla84.H" style:family="table-column">
      <style:table-column-properties style:column-width="1.402cm"/>
    </style:style>
    <style:style style:name="Tabla84.1" style:family="table-row">
      <style:table-row-properties style:min-row-height="0.467cm" fo:keep-together="auto"/>
    </style:style>
    <style:style style:name="Tabla84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84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84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84.2" style:family="table-row">
      <style:table-row-properties style:min-row-height="0.515cm" fo:keep-together="auto"/>
    </style:style>
    <style:style style:name="Tabla84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84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84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4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4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4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8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4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4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4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4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4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84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4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4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4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4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95" style:family="table">
      <style:table-properties style:width="17.198cm" fo:margin-left="-0.162cm" table:align="left" style:writing-mode="lr-tb"/>
    </style:style>
    <style:style style:name="Tabla95.A" style:family="table-column">
      <style:table-column-properties style:column-width="17.198cm"/>
    </style:style>
    <style:style style:name="Tabla95.1" style:family="table-row">
      <style:table-row-properties fo:keep-together="auto"/>
    </style:style>
    <style:style style:name="Tabla9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95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06" style:family="table">
      <style:table-properties style:width="17.198cm" fo:margin-left="-0.162cm" table:align="left" style:writing-mode="lr-tb"/>
    </style:style>
    <style:style style:name="Tabla106.A" style:family="table-column">
      <style:table-column-properties style:column-width="17.198cm"/>
    </style:style>
    <style:style style:name="Tabla106.1" style:family="table-row">
      <style:table-row-properties fo:keep-together="auto"/>
    </style:style>
    <style:style style:name="Tabla10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06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85" style:family="table">
      <style:table-properties style:width="17.198cm" fo:margin-left="-0.162cm" fo:break-before="auto" fo:break-after="auto" table:align="left" style:writing-mode="lr-tb"/>
    </style:style>
    <style:style style:name="Tabla85.A" style:family="table-column">
      <style:table-column-properties style:column-width="3.307cm"/>
    </style:style>
    <style:style style:name="Tabla85.B" style:family="table-column">
      <style:table-column-properties style:column-width="5.794cm"/>
    </style:style>
    <style:style style:name="Tabla85.C" style:family="table-column">
      <style:table-column-properties style:column-width="0.092cm"/>
    </style:style>
    <style:style style:name="Tabla85.D" style:family="table-column">
      <style:table-column-properties style:column-width="1.919cm"/>
    </style:style>
    <style:style style:name="Tabla85.E" style:family="table-column">
      <style:table-column-properties style:column-width="1.711cm"/>
    </style:style>
    <style:style style:name="Tabla85.F" style:family="table-column">
      <style:table-column-properties style:column-width="1.067cm"/>
    </style:style>
    <style:style style:name="Tabla85.G" style:family="table-column">
      <style:table-column-properties style:column-width="1.905cm"/>
    </style:style>
    <style:style style:name="Tabla85.H" style:family="table-column">
      <style:table-column-properties style:column-width="1.402cm"/>
    </style:style>
    <style:style style:name="Tabla85.1" style:family="table-row">
      <style:table-row-properties style:min-row-height="0.467cm" fo:keep-together="auto"/>
    </style:style>
    <style:style style:name="Tabla85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85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85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85.2" style:family="table-row">
      <style:table-row-properties style:min-row-height="0.515cm" fo:keep-together="auto"/>
    </style:style>
    <style:style style:name="Tabla85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8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85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5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5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5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85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5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5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5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5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5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85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5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5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5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5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96" style:family="table">
      <style:table-properties style:width="17.198cm" fo:margin-left="-0.162cm" table:align="left" style:writing-mode="lr-tb"/>
    </style:style>
    <style:style style:name="Tabla96.A" style:family="table-column">
      <style:table-column-properties style:column-width="17.198cm"/>
    </style:style>
    <style:style style:name="Tabla96.1" style:family="table-row">
      <style:table-row-properties fo:keep-together="auto"/>
    </style:style>
    <style:style style:name="Tabla9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96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07" style:family="table">
      <style:table-properties style:width="17.198cm" fo:margin-left="-0.162cm" table:align="left" style:writing-mode="lr-tb"/>
    </style:style>
    <style:style style:name="Tabla107.A" style:family="table-column">
      <style:table-column-properties style:column-width="17.198cm"/>
    </style:style>
    <style:style style:name="Tabla107.1" style:family="table-row">
      <style:table-row-properties fo:keep-together="auto"/>
    </style:style>
    <style:style style:name="Tabla10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0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86" style:family="table">
      <style:table-properties style:width="17.198cm" fo:margin-left="-0.162cm" fo:break-before="auto" fo:break-after="auto" table:align="left" style:writing-mode="lr-tb"/>
    </style:style>
    <style:style style:name="Tabla86.A" style:family="table-column">
      <style:table-column-properties style:column-width="3.307cm"/>
    </style:style>
    <style:style style:name="Tabla86.B" style:family="table-column">
      <style:table-column-properties style:column-width="5.794cm"/>
    </style:style>
    <style:style style:name="Tabla86.C" style:family="table-column">
      <style:table-column-properties style:column-width="0.092cm"/>
    </style:style>
    <style:style style:name="Tabla86.D" style:family="table-column">
      <style:table-column-properties style:column-width="1.919cm"/>
    </style:style>
    <style:style style:name="Tabla86.E" style:family="table-column">
      <style:table-column-properties style:column-width="1.711cm"/>
    </style:style>
    <style:style style:name="Tabla86.F" style:family="table-column">
      <style:table-column-properties style:column-width="1.067cm"/>
    </style:style>
    <style:style style:name="Tabla86.G" style:family="table-column">
      <style:table-column-properties style:column-width="1.905cm"/>
    </style:style>
    <style:style style:name="Tabla86.H" style:family="table-column">
      <style:table-column-properties style:column-width="1.402cm"/>
    </style:style>
    <style:style style:name="Tabla86.1" style:family="table-row">
      <style:table-row-properties style:min-row-height="0.467cm" fo:keep-together="auto"/>
    </style:style>
    <style:style style:name="Tabla86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86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86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86.2" style:family="table-row">
      <style:table-row-properties style:min-row-height="0.515cm" fo:keep-together="auto"/>
    </style:style>
    <style:style style:name="Tabla86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86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86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6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6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6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86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6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6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6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6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6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86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6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6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6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6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97" style:family="table">
      <style:table-properties style:width="17.198cm" fo:margin-left="-0.162cm" table:align="left" style:writing-mode="lr-tb"/>
    </style:style>
    <style:style style:name="Tabla97.A" style:family="table-column">
      <style:table-column-properties style:column-width="17.198cm"/>
    </style:style>
    <style:style style:name="Tabla97.1" style:family="table-row">
      <style:table-row-properties fo:keep-together="auto"/>
    </style:style>
    <style:style style:name="Tabla9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9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08" style:family="table">
      <style:table-properties style:width="17.198cm" fo:margin-left="-0.162cm" table:align="left" style:writing-mode="lr-tb"/>
    </style:style>
    <style:style style:name="Tabla108.A" style:family="table-column">
      <style:table-column-properties style:column-width="17.198cm"/>
    </style:style>
    <style:style style:name="Tabla108.1" style:family="table-row">
      <style:table-row-properties fo:keep-together="auto"/>
    </style:style>
    <style:style style:name="Tabla10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08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09" style:family="table">
      <style:table-properties style:width="17.198cm" fo:margin-left="-0.162cm" fo:break-before="auto" fo:break-after="auto" table:align="left" style:writing-mode="lr-tb"/>
    </style:style>
    <style:style style:name="Tabla109.A" style:family="table-column">
      <style:table-column-properties style:column-width="3.307cm"/>
    </style:style>
    <style:style style:name="Tabla109.B" style:family="table-column">
      <style:table-column-properties style:column-width="5.794cm"/>
    </style:style>
    <style:style style:name="Tabla109.C" style:family="table-column">
      <style:table-column-properties style:column-width="0.092cm"/>
    </style:style>
    <style:style style:name="Tabla109.D" style:family="table-column">
      <style:table-column-properties style:column-width="1.919cm"/>
    </style:style>
    <style:style style:name="Tabla109.E" style:family="table-column">
      <style:table-column-properties style:column-width="1.711cm"/>
    </style:style>
    <style:style style:name="Tabla109.F" style:family="table-column">
      <style:table-column-properties style:column-width="1.067cm"/>
    </style:style>
    <style:style style:name="Tabla109.G" style:family="table-column">
      <style:table-column-properties style:column-width="1.905cm"/>
    </style:style>
    <style:style style:name="Tabla109.H" style:family="table-column">
      <style:table-column-properties style:column-width="1.402cm"/>
    </style:style>
    <style:style style:name="Tabla109.1" style:family="table-row">
      <style:table-row-properties style:min-row-height="0.467cm" fo:keep-together="auto"/>
    </style:style>
    <style:style style:name="Tabla109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09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09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09.2" style:family="table-row">
      <style:table-row-properties style:min-row-height="0.515cm" fo:keep-together="auto"/>
    </style:style>
    <style:style style:name="Tabla109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09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09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09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09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09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09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09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09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09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09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09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09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09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09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09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09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17" style:family="table">
      <style:table-properties style:width="17.198cm" fo:margin-left="-0.162cm" table:align="left" style:writing-mode="lr-tb"/>
    </style:style>
    <style:style style:name="Tabla117.A" style:family="table-column">
      <style:table-column-properties style:column-width="17.198cm"/>
    </style:style>
    <style:style style:name="Tabla117.1" style:family="table-row">
      <style:table-row-properties fo:keep-together="auto"/>
    </style:style>
    <style:style style:name="Tabla11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1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25" style:family="table">
      <style:table-properties style:width="17.198cm" fo:margin-left="-0.162cm" table:align="left" style:writing-mode="lr-tb"/>
    </style:style>
    <style:style style:name="Tabla125.A" style:family="table-column">
      <style:table-column-properties style:column-width="17.198cm"/>
    </style:style>
    <style:style style:name="Tabla125.1" style:family="table-row">
      <style:table-row-properties fo:keep-together="auto"/>
    </style:style>
    <style:style style:name="Tabla12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25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10" style:family="table">
      <style:table-properties style:width="17.198cm" fo:margin-left="-0.162cm" fo:break-before="auto" fo:break-after="auto" table:align="left" style:writing-mode="lr-tb"/>
    </style:style>
    <style:style style:name="Tabla110.A" style:family="table-column">
      <style:table-column-properties style:column-width="3.307cm"/>
    </style:style>
    <style:style style:name="Tabla110.B" style:family="table-column">
      <style:table-column-properties style:column-width="5.794cm"/>
    </style:style>
    <style:style style:name="Tabla110.C" style:family="table-column">
      <style:table-column-properties style:column-width="0.092cm"/>
    </style:style>
    <style:style style:name="Tabla110.D" style:family="table-column">
      <style:table-column-properties style:column-width="1.919cm"/>
    </style:style>
    <style:style style:name="Tabla110.E" style:family="table-column">
      <style:table-column-properties style:column-width="1.711cm"/>
    </style:style>
    <style:style style:name="Tabla110.F" style:family="table-column">
      <style:table-column-properties style:column-width="1.067cm"/>
    </style:style>
    <style:style style:name="Tabla110.G" style:family="table-column">
      <style:table-column-properties style:column-width="1.905cm"/>
    </style:style>
    <style:style style:name="Tabla110.H" style:family="table-column">
      <style:table-column-properties style:column-width="1.402cm"/>
    </style:style>
    <style:style style:name="Tabla110.1" style:family="table-row">
      <style:table-row-properties style:min-row-height="0.467cm" fo:keep-together="auto"/>
    </style:style>
    <style:style style:name="Tabla110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10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10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10.2" style:family="table-row">
      <style:table-row-properties style:min-row-height="0.515cm" fo:keep-together="auto"/>
    </style:style>
    <style:style style:name="Tabla110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10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10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10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10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10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10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10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10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10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10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10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10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10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10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10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10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18" style:family="table">
      <style:table-properties style:width="17.198cm" fo:margin-left="-0.162cm" table:align="left" style:writing-mode="lr-tb"/>
    </style:style>
    <style:style style:name="Tabla118.A" style:family="table-column">
      <style:table-column-properties style:column-width="17.198cm"/>
    </style:style>
    <style:style style:name="Tabla118.1" style:family="table-row">
      <style:table-row-properties fo:keep-together="auto"/>
    </style:style>
    <style:style style:name="Tabla11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18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26" style:family="table">
      <style:table-properties style:width="17.198cm" fo:margin-left="-0.162cm" table:align="left" style:writing-mode="lr-tb"/>
    </style:style>
    <style:style style:name="Tabla126.A" style:family="table-column">
      <style:table-column-properties style:column-width="17.198cm"/>
    </style:style>
    <style:style style:name="Tabla126.1" style:family="table-row">
      <style:table-row-properties fo:keep-together="auto"/>
    </style:style>
    <style:style style:name="Tabla12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26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11" style:family="table">
      <style:table-properties style:width="17.198cm" fo:margin-left="-0.162cm" fo:break-before="auto" fo:break-after="auto" table:align="left" style:writing-mode="lr-tb"/>
    </style:style>
    <style:style style:name="Tabla111.A" style:family="table-column">
      <style:table-column-properties style:column-width="3.307cm"/>
    </style:style>
    <style:style style:name="Tabla111.B" style:family="table-column">
      <style:table-column-properties style:column-width="5.794cm"/>
    </style:style>
    <style:style style:name="Tabla111.C" style:family="table-column">
      <style:table-column-properties style:column-width="0.092cm"/>
    </style:style>
    <style:style style:name="Tabla111.D" style:family="table-column">
      <style:table-column-properties style:column-width="1.919cm"/>
    </style:style>
    <style:style style:name="Tabla111.E" style:family="table-column">
      <style:table-column-properties style:column-width="1.711cm"/>
    </style:style>
    <style:style style:name="Tabla111.F" style:family="table-column">
      <style:table-column-properties style:column-width="1.067cm"/>
    </style:style>
    <style:style style:name="Tabla111.G" style:family="table-column">
      <style:table-column-properties style:column-width="1.905cm"/>
    </style:style>
    <style:style style:name="Tabla111.H" style:family="table-column">
      <style:table-column-properties style:column-width="1.402cm"/>
    </style:style>
    <style:style style:name="Tabla111.1" style:family="table-row">
      <style:table-row-properties style:min-row-height="0.467cm" fo:keep-together="auto"/>
    </style:style>
    <style:style style:name="Tabla11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1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11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11.2" style:family="table-row">
      <style:table-row-properties style:min-row-height="0.515cm" fo:keep-together="auto"/>
    </style:style>
    <style:style style:name="Tabla11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1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1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1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1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1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1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1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1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1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11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11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1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1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11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11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11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19" style:family="table">
      <style:table-properties style:width="17.198cm" fo:margin-left="-0.162cm" table:align="left" style:writing-mode="lr-tb"/>
    </style:style>
    <style:style style:name="Tabla119.A" style:family="table-column">
      <style:table-column-properties style:column-width="17.198cm"/>
    </style:style>
    <style:style style:name="Tabla119.1" style:family="table-row">
      <style:table-row-properties fo:keep-together="auto"/>
    </style:style>
    <style:style style:name="Tabla11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19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27" style:family="table">
      <style:table-properties style:width="17.198cm" fo:margin-left="-0.162cm" table:align="left" style:writing-mode="lr-tb"/>
    </style:style>
    <style:style style:name="Tabla127.A" style:family="table-column">
      <style:table-column-properties style:column-width="17.198cm"/>
    </style:style>
    <style:style style:name="Tabla127.1" style:family="table-row">
      <style:table-row-properties fo:keep-together="auto"/>
    </style:style>
    <style:style style:name="Tabla12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2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12" style:family="table">
      <style:table-properties style:width="17.198cm" fo:margin-left="-0.162cm" fo:break-before="auto" fo:break-after="auto" table:align="left" style:writing-mode="lr-tb"/>
    </style:style>
    <style:style style:name="Tabla112.A" style:family="table-column">
      <style:table-column-properties style:column-width="3.307cm"/>
    </style:style>
    <style:style style:name="Tabla112.B" style:family="table-column">
      <style:table-column-properties style:column-width="5.794cm"/>
    </style:style>
    <style:style style:name="Tabla112.C" style:family="table-column">
      <style:table-column-properties style:column-width="0.092cm"/>
    </style:style>
    <style:style style:name="Tabla112.D" style:family="table-column">
      <style:table-column-properties style:column-width="1.919cm"/>
    </style:style>
    <style:style style:name="Tabla112.E" style:family="table-column">
      <style:table-column-properties style:column-width="1.711cm"/>
    </style:style>
    <style:style style:name="Tabla112.F" style:family="table-column">
      <style:table-column-properties style:column-width="1.067cm"/>
    </style:style>
    <style:style style:name="Tabla112.G" style:family="table-column">
      <style:table-column-properties style:column-width="1.905cm"/>
    </style:style>
    <style:style style:name="Tabla112.H" style:family="table-column">
      <style:table-column-properties style:column-width="1.402cm"/>
    </style:style>
    <style:style style:name="Tabla112.1" style:family="table-row">
      <style:table-row-properties style:min-row-height="0.467cm" fo:keep-together="auto"/>
    </style:style>
    <style:style style:name="Tabla112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12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12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12.2" style:family="table-row">
      <style:table-row-properties style:min-row-height="0.515cm" fo:keep-together="auto"/>
    </style:style>
    <style:style style:name="Tabla112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12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12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12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12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12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12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12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12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12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12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12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12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12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12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12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12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20" style:family="table">
      <style:table-properties style:width="17.198cm" fo:margin-left="-0.162cm" table:align="left" style:writing-mode="lr-tb"/>
    </style:style>
    <style:style style:name="Tabla120.A" style:family="table-column">
      <style:table-column-properties style:column-width="17.198cm"/>
    </style:style>
    <style:style style:name="Tabla120.1" style:family="table-row">
      <style:table-row-properties fo:keep-together="auto"/>
    </style:style>
    <style:style style:name="Tabla12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20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28" style:family="table">
      <style:table-properties style:width="17.198cm" fo:margin-left="-0.162cm" table:align="left" style:writing-mode="lr-tb"/>
    </style:style>
    <style:style style:name="Tabla128.A" style:family="table-column">
      <style:table-column-properties style:column-width="17.198cm"/>
    </style:style>
    <style:style style:name="Tabla128.1" style:family="table-row">
      <style:table-row-properties fo:keep-together="auto"/>
    </style:style>
    <style:style style:name="Tabla12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28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P1" style:family="paragraph" style:parent-style-name="Standard">
      <style:text-properties style:font-name="Comic Sans MS" officeooo:rsid="001bdea9" officeooo:paragraph-rsid="001bdea9"/>
    </style:style>
    <style:style style:name="P2" style:family="paragraph" style:parent-style-name="Standard">
      <style:paragraph-properties fo:text-align="center" style:justify-single-word="false"/>
      <style:text-properties style:font-name="Comic Sans MS" officeooo:rsid="001bdea9" officeooo:paragraph-rsid="001bdea9"/>
    </style:style>
    <style:style style:name="P3" style:family="paragraph" style:parent-style-name="Standard">
      <style:text-properties style:font-name="Comic Sans MS" officeooo:rsid="001bdea9" officeooo:paragraph-rsid="001f5201"/>
    </style:style>
    <style:style style:name="P4" style:family="paragraph" style:parent-style-name="Standard">
      <style:text-properties style:font-name="Comic Sans MS" fo:font-size="14pt" officeooo:rsid="001bdea9" officeooo:paragraph-rsid="001bdea9" style:font-size-asian="14pt" style:font-size-complex="14pt"/>
    </style:style>
    <style:style style:name="P5" style:family="paragraph" style:parent-style-name="Standard">
      <style:text-properties style:font-name="Comic Sans MS" fo:font-size="14pt" officeooo:rsid="001bdea9" officeooo:paragraph-rsid="001f5201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style:font-name="Comic Sans MS" fo:font-size="15pt" officeooo:rsid="001bdea9" officeooo:paragraph-rsid="001dfa79" style:font-size-asian="15pt" style:font-size-complex="15pt"/>
    </style:style>
    <style:style style:name="P7" style:family="paragraph" style:parent-style-name="Standard">
      <style:text-properties style:font-name="Comic Sans MS" fo:font-size="16pt" style:text-underline-style="solid" style:text-underline-width="auto" style:text-underline-color="font-color" officeooo:rsid="001bdea9" officeooo:paragraph-rsid="001bdea9" style:font-size-asian="16pt" style:font-size-complex="16pt"/>
    </style:style>
    <style:style style:name="P8" style:family="paragraph" style:parent-style-name="Standard">
      <style:text-properties style:font-name="Comic Sans MS" officeooo:rsid="001dfa79" officeooo:paragraph-rsid="001dfa79"/>
    </style:style>
    <style:style style:name="P9" style:family="paragraph" style:parent-style-name="Standard">
      <style:text-properties style:font-name="Comic Sans MS" officeooo:rsid="001d5964" officeooo:paragraph-rsid="001d5964"/>
    </style:style>
    <style:style style:name="P10" style:family="paragraph" style:parent-style-name="Standard">
      <style:text-properties style:font-name="Comic Sans MS" fo:font-size="10pt" officeooo:rsid="001f65ee" officeooo:paragraph-rsid="001f65ee" style:font-size-asian="8.75pt" style:font-size-complex="10pt"/>
    </style:style>
    <style:style style:name="P11" style:family="paragraph" style:parent-style-name="Standard">
      <style:text-properties style:font-name="Comic Sans MS" fo:font-size="10pt" officeooo:rsid="001f82fd" officeooo:paragraph-rsid="001f82fd" style:font-size-asian="8.75pt" style:font-size-complex="10pt"/>
    </style:style>
    <style:style style:name="P12" style:family="paragraph" style:parent-style-name="Standard">
      <style:text-properties style:font-name="Comic Sans MS" officeooo:rsid="00211c63" officeooo:paragraph-rsid="00211c63"/>
    </style:style>
    <style:style style:name="P13" style:family="paragraph" style:parent-style-name="Standard">
      <style:text-properties style:font-name="Comic Sans MS" fo:font-size="12pt" officeooo:rsid="0023a529" officeooo:paragraph-rsid="002429e0" style:font-size-asian="12pt" style:font-size-complex="12pt"/>
    </style:style>
    <style:style style:name="P14" style:family="paragraph" style:parent-style-name="Standard">
      <style:text-properties style:font-name="Comic Sans MS" fo:font-size="12pt" officeooo:rsid="002a0e5c" officeooo:paragraph-rsid="0024c471" style:font-size-asian="12pt" style:font-size-complex="12pt"/>
    </style:style>
    <style:style style:name="P15" style:family="paragraph" style:parent-style-name="Standard">
      <style:text-properties style:font-name="Comic Sans MS" fo:font-size="12pt" officeooo:rsid="002ceb00" officeooo:paragraph-rsid="00254b3c" style:font-size-asian="12pt" style:font-size-complex="12pt"/>
    </style:style>
    <style:style style:name="P16" style:family="paragraph" style:parent-style-name="Standard">
      <style:text-properties style:font-name="Arial"/>
    </style:style>
    <style:style style:name="P17" style:family="paragraph" style:parent-style-name="Standard">
      <style:text-properties style:font-name="Arial" fo:font-size="8pt"/>
    </style:style>
    <style:style style:name="P18" style:family="paragraph" style:parent-style-name="Standard">
      <style:text-properties style:font-name="Arial" fo:font-size="8pt" officeooo:rsid="0018446e" officeooo:paragraph-rsid="001dfa79" style:font-size-asian="8pt" style:font-name-complex="Arial"/>
    </style:style>
    <style:style style:name="P19" style:family="paragraph" style:parent-style-name="Standard">
      <style:text-properties style:font-name="Arial" fo:font-size="8pt" officeooo:paragraph-rsid="001dfa79" style:font-size-asian="8pt" style:font-name-complex="Arial"/>
    </style:style>
    <style:style style:name="P20" style:family="paragraph" style:parent-style-name="Standard">
      <style:text-properties style:font-name="Arial" fo:font-size="8pt" officeooo:rsid="00043c3d" officeooo:paragraph-rsid="001dfa79" style:font-size-asian="8pt" style:font-name-complex="Arial"/>
    </style:style>
    <style:style style:name="P21" style:family="paragraph" style:parent-style-name="Standard">
      <style:text-properties style:font-name="Arial" fo:font-size="8pt" officeooo:rsid="00051fa6" officeooo:paragraph-rsid="001dfa79" style:font-size-asian="8pt" style:font-name-complex="Arial"/>
    </style:style>
    <style:style style:name="P22" style:family="paragraph" style:parent-style-name="Standard">
      <style:text-properties style:font-name="Arial" fo:font-size="8pt" officeooo:rsid="00147567" officeooo:paragraph-rsid="001dfa79" style:font-size-asian="8pt" style:font-name-complex="Arial"/>
    </style:style>
    <style:style style:name="P23" style:family="paragraph" style:parent-style-name="Standard">
      <style:text-properties style:font-name="Arial" fo:font-size="8pt" officeooo:rsid="001dfa79" officeooo:paragraph-rsid="001dfa79" style:font-size-asian="8pt" style:font-name-complex="Arial"/>
    </style:style>
    <style:style style:name="P24" style:family="paragraph" style:parent-style-name="Standard">
      <style:text-properties style:font-name="Arial" fo:font-weight="bold"/>
    </style:style>
    <style:style style:name="P25" style:family="paragraph" style:parent-style-name="Standard">
      <style:text-properties style:font-name="Arial" fo:font-weight="bold" officeooo:paragraph-rsid="001dfa79" style:font-weight-asian="bold" style:font-name-complex="Arial"/>
    </style:style>
    <style:style style:name="P26" style:family="paragraph" style:parent-style-name="Standard">
      <style:paragraph-properties style:snap-to-layout-grid="false"/>
      <style:text-properties style:font-name="Arial" fo:font-weight="bold" officeooo:rsid="0017ab82" officeooo:paragraph-rsid="001dfa79" style:font-weight-asian="bold" style:font-name-complex="Arial"/>
    </style:style>
    <style:style style:name="P27" style:family="paragraph" style:parent-style-name="Standard">
      <style:paragraph-properties style:snap-to-layout-grid="false"/>
      <style:text-properties style:font-name="Arial" fo:font-weight="bold" officeooo:rsid="00194a45" officeooo:paragraph-rsid="001dfa79" style:font-weight-asian="bold" style:font-name-complex="Arial"/>
    </style:style>
    <style:style style:name="P28" style:family="paragraph" style:parent-style-name="Standard">
      <style:paragraph-properties style:snap-to-layout-grid="false"/>
      <style:text-properties style:font-name="Arial" fo:font-weight="bold" officeooo:paragraph-rsid="001dfa79" style:font-weight-asian="bold" style:font-name-complex="Arial"/>
    </style:style>
    <style:style style:name="P29" style:family="paragraph" style:parent-style-name="Standard">
      <style:paragraph-properties style:snap-to-layout-grid="false"/>
      <style:text-properties style:font-name="Arial" fo:font-weight="bold" officeooo:paragraph-rsid="00211c63" style:font-weight-asian="bold" style:font-name-complex="Arial"/>
    </style:style>
    <style:style style:name="P30" style:family="paragraph" style:parent-style-name="Standard">
      <style:paragraph-properties style:snap-to-layout-grid="false"/>
      <style:text-properties style:font-name="Arial" fo:font-weight="bold" officeooo:rsid="0027db77" officeooo:paragraph-rsid="001dfa79" style:font-weight-asian="bold" style:font-name-complex="Arial"/>
    </style:style>
    <style:style style:name="P31" style:family="paragraph" style:parent-style-name="Standard">
      <style:paragraph-properties style:snap-to-layout-grid="false"/>
      <style:text-properties style:font-name="Arial" fo:font-weight="bold" officeooo:rsid="0029d8f8" officeooo:paragraph-rsid="001dfa79" style:font-weight-asian="bold" style:font-name-complex="Arial"/>
    </style:style>
    <style:style style:name="P32" style:family="paragraph" style:parent-style-name="Standard">
      <style:paragraph-properties style:snap-to-layout-grid="false"/>
      <style:text-properties style:font-name="Arial" fo:font-weight="bold" officeooo:rsid="00043c3d" officeooo:paragraph-rsid="001dfa79" style:font-weight-asian="bold" style:font-name-complex="Arial"/>
    </style:style>
    <style:style style:name="P33" style:family="paragraph" style:parent-style-name="Standard">
      <style:paragraph-properties style:snap-to-layout-grid="false"/>
      <style:text-properties style:font-name="Arial" fo:font-weight="bold" officeooo:rsid="00047923" officeooo:paragraph-rsid="001dfa79" style:font-weight-asian="bold" style:font-name-complex="Arial"/>
    </style:style>
    <style:style style:name="P34" style:family="paragraph" style:parent-style-name="Standard">
      <style:paragraph-properties style:snap-to-layout-grid="false"/>
      <style:text-properties style:font-name="Arial" fo:font-weight="bold" officeooo:rsid="00147567" officeooo:paragraph-rsid="001dfa79" style:font-weight-asian="bold" style:font-name-complex="Arial"/>
    </style:style>
    <style:style style:name="P35" style:family="paragraph" style:parent-style-name="Standard">
      <style:paragraph-properties style:snap-to-layout-grid="false"/>
      <style:text-properties style:font-name="Arial" fo:font-weight="bold" officeooo:rsid="00157ffa" officeooo:paragraph-rsid="001dfa79" style:font-weight-asian="bold" style:font-name-complex="Arial"/>
    </style:style>
    <style:style style:name="P36" style:family="paragraph" style:parent-style-name="Standard">
      <style:text-properties style:font-name="Arial" fo:font-weight="bold" officeooo:paragraph-rsid="00211c63" style:font-weight-asian="bold" style:font-name-complex="Arial"/>
    </style:style>
    <style:style style:name="P37" style:family="paragraph" style:parent-style-name="Standard">
      <style:text-properties style:font-name="Arial" fo:font-weight="bold" officeooo:paragraph-rsid="0023a529" style:font-weight-asian="bold" style:font-name-complex="Arial"/>
    </style:style>
    <style:style style:name="P38" style:family="paragraph" style:parent-style-name="Standard">
      <style:text-properties style:font-name="Arial" fo:font-weight="bold" officeooo:paragraph-rsid="00268c1e" style:font-weight-asian="bold" style:font-name-complex="Arial"/>
    </style:style>
    <style:style style:name="P39" style:family="paragraph" style:parent-style-name="Standard">
      <style:text-properties style:font-name="Arial" fo:font-weight="bold" officeooo:paragraph-rsid="002ceb00" style:font-weight-asian="bold" style:font-name-complex="Arial"/>
    </style:style>
    <style:style style:name="P40" style:family="paragraph" style:parent-style-name="Standard">
      <style:text-properties style:font-name="Arial" fo:font-style="italic"/>
    </style:style>
    <style:style style:name="P41" style:family="paragraph" style:parent-style-name="Standard">
      <style:text-properties style:font-name="Arial" fo:font-style="italic" officeooo:rsid="00134a93" officeooo:paragraph-rsid="001dfa79" style:font-style-asian="italic" style:font-name-complex="Arial"/>
    </style:style>
    <style:style style:name="P42" style:family="paragraph" style:parent-style-name="Standard">
      <style:text-properties style:font-name="Arial" fo:font-style="italic" officeooo:rsid="00137e98" officeooo:paragraph-rsid="001dfa79" style:font-style-asian="italic" style:font-name-complex="Arial"/>
    </style:style>
    <style:style style:name="P43" style:family="paragraph" style:parent-style-name="Standard">
      <style:text-properties style:font-name="Arial" fo:font-style="italic" officeooo:rsid="00155a69" officeooo:paragraph-rsid="001dfa79" style:font-style-asian="italic" style:font-name-complex="Arial"/>
    </style:style>
    <style:style style:name="P44" style:family="paragraph" style:parent-style-name="Standard">
      <style:text-properties style:font-name="Arial" fo:font-style="italic" officeooo:paragraph-rsid="001dfa79" style:font-style-asian="italic" style:font-name-complex="Arial"/>
    </style:style>
    <style:style style:name="P45" style:family="paragraph" style:parent-style-name="Standard">
      <style:paragraph-properties fo:text-align="justify" style:justify-single-word="false"/>
      <style:text-properties style:font-name="Arial" fo:font-style="italic" officeooo:paragraph-rsid="001dfa79" style:font-style-asian="italic" style:font-name-complex="Arial"/>
    </style:style>
    <style:style style:name="P46" style:family="paragraph" style:parent-style-name="Standard">
      <style:text-properties style:font-name="Arial" fo:font-style="italic" officeooo:rsid="002020a4" officeooo:paragraph-rsid="001dfa79" style:font-style-asian="italic" style:font-name-complex="Arial"/>
    </style:style>
    <style:style style:name="P47" style:family="paragraph" style:parent-style-name="Standard">
      <style:text-properties style:font-name="Arial" fo:font-style="italic" officeooo:rsid="0020be38" officeooo:paragraph-rsid="001dfa79" style:font-style-asian="italic" style:font-name-complex="Arial"/>
    </style:style>
    <style:style style:name="P48" style:family="paragraph" style:parent-style-name="Standard">
      <style:text-properties style:font-name="Arial" fo:font-style="italic" officeooo:rsid="001d0b56" officeooo:paragraph-rsid="001dfa79" style:font-style-asian="italic" style:font-name-complex="Arial"/>
    </style:style>
    <style:style style:name="P49" style:family="paragraph" style:parent-style-name="Standard">
      <style:text-properties style:font-name="Arial" fo:font-style="italic" officeooo:rsid="000102ac" officeooo:paragraph-rsid="001dfa79" style:font-style-asian="italic" style:font-name-complex="Arial"/>
    </style:style>
    <style:style style:name="P50" style:family="paragraph" style:parent-style-name="Standard">
      <style:text-properties style:font-name="Arial" fo:font-style="italic" officeooo:rsid="0001f15c" officeooo:paragraph-rsid="001dfa79" style:font-style-asian="italic" style:font-name-complex="Arial"/>
    </style:style>
    <style:style style:name="P51" style:family="paragraph" style:parent-style-name="Standard">
      <style:text-properties style:font-name="Arial" fo:font-style="italic" officeooo:rsid="000342ee" officeooo:paragraph-rsid="001dfa79" style:font-style-asian="italic" style:font-name-complex="Arial"/>
    </style:style>
    <style:style style:name="P52" style:family="paragraph" style:parent-style-name="Standard">
      <style:text-properties style:font-name="Arial" fo:font-style="italic" officeooo:rsid="0000e9f7" officeooo:paragraph-rsid="001dfa79" style:font-style-asian="italic" style:font-name-complex="Arial"/>
    </style:style>
    <style:style style:name="P53" style:family="paragraph" style:parent-style-name="Standard">
      <style:text-properties style:font-name="Arial" fo:font-style="italic" officeooo:rsid="00047923" officeooo:paragraph-rsid="001dfa79" style:font-style-asian="italic" style:font-name-complex="Arial"/>
    </style:style>
    <style:style style:name="P54" style:family="paragraph" style:parent-style-name="Standard">
      <style:text-properties style:font-name="Arial" fo:font-style="italic" officeooo:rsid="000c3e44" officeooo:paragraph-rsid="001dfa79" style:font-style-asian="italic" style:font-name-complex="Arial"/>
    </style:style>
    <style:style style:name="P55" style:family="paragraph" style:parent-style-name="Standard">
      <style:text-properties style:font-name="Arial" fo:font-style="italic" officeooo:rsid="000c95b7" officeooo:paragraph-rsid="001dfa79" style:font-style-asian="italic" style:font-name-complex="Arial"/>
    </style:style>
    <style:style style:name="P56" style:family="paragraph" style:parent-style-name="Standard">
      <style:text-properties style:font-name="Arial" fo:font-style="italic" officeooo:rsid="00073d56" officeooo:paragraph-rsid="001dfa79" style:font-style-asian="italic" style:font-name-complex="Arial"/>
    </style:style>
    <style:style style:name="P57" style:family="paragraph" style:parent-style-name="Standard">
      <style:text-properties style:font-name="Arial" fo:font-style="italic" officeooo:rsid="001290ee" officeooo:paragraph-rsid="001dfa79" style:font-style-asian="italic" style:font-name-complex="Arial"/>
    </style:style>
    <style:style style:name="P58" style:family="paragraph" style:parent-style-name="Standard">
      <style:text-properties style:font-name="Arial" fo:font-style="italic" officeooo:rsid="00137f67" officeooo:paragraph-rsid="001dfa79" style:font-style-asian="italic" style:font-name-complex="Arial"/>
    </style:style>
    <style:style style:name="P59" style:family="paragraph" style:parent-style-name="Standard">
      <style:text-properties style:font-name="Arial" fo:font-style="italic" officeooo:rsid="001f5201" officeooo:paragraph-rsid="001f5201" style:font-style-asian="italic" style:font-name-complex="Arial"/>
    </style:style>
    <style:style style:name="P60" style:family="paragraph" style:parent-style-name="Standard">
      <style:paragraph-properties style:snap-to-layout-grid="false"/>
      <style:text-properties style:font-name="Arial" officeooo:rsid="00137e98" officeooo:paragraph-rsid="001dfa79" style:font-name-complex="Arial"/>
    </style:style>
    <style:style style:name="P61" style:family="paragraph" style:parent-style-name="Standard">
      <style:paragraph-properties style:snap-to-layout-grid="false"/>
      <style:text-properties style:font-name="Arial" officeooo:rsid="0017ab82" officeooo:paragraph-rsid="001dfa79" style:font-name-complex="Arial"/>
    </style:style>
    <style:style style:name="P62" style:family="paragraph" style:parent-style-name="Standard">
      <style:paragraph-properties style:snap-to-layout-grid="false"/>
      <style:text-properties style:font-name="Arial" officeooo:rsid="00194a45" officeooo:paragraph-rsid="001dfa79" style:font-name-complex="Arial"/>
    </style:style>
    <style:style style:name="P63" style:family="paragraph" style:parent-style-name="Standard">
      <style:paragraph-properties style:snap-to-layout-grid="false"/>
      <style:text-properties style:font-name="Arial" officeooo:paragraph-rsid="001dfa79" style:font-name-complex="Arial"/>
    </style:style>
    <style:style style:name="P64" style:family="paragraph" style:parent-style-name="Standard">
      <style:paragraph-properties style:snap-to-layout-grid="false"/>
      <style:text-properties style:font-name="Arial" officeooo:paragraph-rsid="00211c63" style:font-name-complex="Arial"/>
    </style:style>
    <style:style style:name="P65" style:family="paragraph" style:parent-style-name="Standard">
      <style:paragraph-properties style:snap-to-layout-grid="false"/>
      <style:text-properties style:font-name="Arial" officeooo:rsid="002020a4" officeooo:paragraph-rsid="001dfa79" style:font-name-complex="Arial"/>
    </style:style>
    <style:style style:name="P66" style:family="paragraph" style:parent-style-name="Standard">
      <style:paragraph-properties style:snap-to-layout-grid="false"/>
      <style:text-properties style:font-name="Arial" officeooo:rsid="0027db77" officeooo:paragraph-rsid="001dfa79" style:font-name-complex="Arial"/>
    </style:style>
    <style:style style:name="P67" style:family="paragraph" style:parent-style-name="Standard">
      <style:paragraph-properties style:snap-to-layout-grid="false"/>
      <style:text-properties style:font-name="Arial" officeooo:rsid="0029d8f8" officeooo:paragraph-rsid="001dfa79" style:font-name-complex="Arial"/>
    </style:style>
    <style:style style:name="P68" style:family="paragraph" style:parent-style-name="Standard">
      <style:paragraph-properties style:snap-to-layout-grid="false"/>
      <style:text-properties style:font-name="Arial" officeooo:rsid="000342ee" officeooo:paragraph-rsid="001dfa79" style:font-name-complex="Arial"/>
    </style:style>
    <style:style style:name="P69" style:family="paragraph" style:parent-style-name="Standard">
      <style:paragraph-properties style:snap-to-layout-grid="false"/>
      <style:text-properties style:font-name="Arial" officeooo:rsid="00043c3d" officeooo:paragraph-rsid="001dfa79" style:font-name-complex="Arial"/>
    </style:style>
    <style:style style:name="P70" style:family="paragraph" style:parent-style-name="Standard">
      <style:paragraph-properties style:snap-to-layout-grid="false"/>
      <style:text-properties style:font-name="Arial" officeooo:rsid="0000e9f7" officeooo:paragraph-rsid="001dfa79" style:font-name-complex="Arial"/>
    </style:style>
    <style:style style:name="P71" style:family="paragraph" style:parent-style-name="Standard">
      <style:paragraph-properties style:snap-to-layout-grid="false"/>
      <style:text-properties style:font-name="Arial" officeooo:rsid="00047923" officeooo:paragraph-rsid="001dfa79" style:font-name-complex="Arial"/>
    </style:style>
    <style:style style:name="P72" style:family="paragraph" style:parent-style-name="Standard">
      <style:paragraph-properties style:snap-to-layout-grid="false"/>
      <style:text-properties style:font-name="Arial" officeooo:rsid="000c3e44" officeooo:paragraph-rsid="001dfa79" style:font-name-complex="Arial"/>
    </style:style>
    <style:style style:name="P73" style:family="paragraph" style:parent-style-name="Standard">
      <style:paragraph-properties style:snap-to-layout-grid="false"/>
      <style:text-properties style:font-name="Arial" officeooo:rsid="00073d56" officeooo:paragraph-rsid="001dfa79" style:font-name-complex="Arial"/>
    </style:style>
    <style:style style:name="P74" style:family="paragraph" style:parent-style-name="Standard">
      <style:paragraph-properties style:snap-to-layout-grid="false"/>
      <style:text-properties style:font-name="Arial" officeooo:rsid="001290ee" officeooo:paragraph-rsid="001dfa79" style:font-name-complex="Arial"/>
    </style:style>
    <style:style style:name="P75" style:family="paragraph" style:parent-style-name="Standard">
      <style:paragraph-properties style:snap-to-layout-grid="false"/>
      <style:text-properties style:font-name="Arial" officeooo:rsid="00147567" officeooo:paragraph-rsid="001dfa79" style:font-name-complex="Arial"/>
    </style:style>
    <style:style style:name="P76" style:family="paragraph" style:parent-style-name="Standard">
      <style:paragraph-properties style:snap-to-layout-grid="false"/>
      <style:text-properties style:font-name="Arial" officeooo:rsid="00157ffa" officeooo:paragraph-rsid="001dfa79" style:font-name-complex="Arial"/>
    </style:style>
    <style:style style:name="P77" style:family="paragraph" style:parent-style-name="Standard">
      <style:paragraph-properties style:snap-to-layout-grid="false"/>
      <style:text-properties style:font-name="Arial" officeooo:rsid="00211c63" officeooo:paragraph-rsid="00211c63" style:font-name-complex="Arial"/>
    </style:style>
    <style:style style:name="P78" style:family="paragraph" style:parent-style-name="Standard">
      <style:paragraph-properties style:snap-to-layout-grid="false"/>
      <style:text-properties style:font-name="Arial" officeooo:rsid="00211c63" officeooo:paragraph-rsid="0023a529" style:font-name-complex="Arial"/>
    </style:style>
    <style:style style:name="P79" style:family="paragraph" style:parent-style-name="Standard">
      <style:paragraph-properties style:snap-to-layout-grid="false"/>
      <style:text-properties style:font-name="Arial" officeooo:rsid="00211c63" officeooo:paragraph-rsid="00268c1e" style:font-name-complex="Arial"/>
    </style:style>
    <style:style style:name="P80" style:family="paragraph" style:parent-style-name="Standard">
      <style:paragraph-properties style:snap-to-layout-grid="false"/>
      <style:text-properties style:font-name="Arial" officeooo:rsid="00211c63" officeooo:paragraph-rsid="002ceb00" style:font-name-complex="Arial"/>
    </style:style>
    <style:style style:name="P81" style:family="paragraph" style:parent-style-name="Standard">
      <style:paragraph-properties style:snap-to-layout-grid="false"/>
      <style:text-properties style:font-name="Arial" officeooo:rsid="002285c7" officeooo:paragraph-rsid="002285c7" style:font-name-complex="Arial"/>
    </style:style>
    <style:style style:name="P82" style:family="paragraph" style:parent-style-name="Standard">
      <style:paragraph-properties style:snap-to-layout-grid="false"/>
      <style:text-properties style:font-name="Arial" officeooo:rsid="002285c7" officeooo:paragraph-rsid="0023a529" style:font-name-complex="Arial"/>
    </style:style>
    <style:style style:name="P83" style:family="paragraph" style:parent-style-name="Standard">
      <style:paragraph-properties style:snap-to-layout-grid="false"/>
      <style:text-properties style:font-name="Arial" officeooo:rsid="002285c7" officeooo:paragraph-rsid="00268c1e" style:font-name-complex="Arial"/>
    </style:style>
    <style:style style:name="P84" style:family="paragraph" style:parent-style-name="Standard">
      <style:paragraph-properties style:snap-to-layout-grid="false"/>
      <style:text-properties style:font-name="Arial" officeooo:rsid="002285c7" officeooo:paragraph-rsid="002ceb00" style:font-name-complex="Arial"/>
    </style:style>
    <style:style style:name="P85" style:family="paragraph" style:parent-style-name="Standard">
      <style:paragraph-properties style:snap-to-layout-grid="false"/>
      <style:text-properties style:font-name="Arial" officeooo:rsid="00230165" officeooo:paragraph-rsid="00230165" style:font-name-complex="Arial"/>
    </style:style>
    <style:style style:name="P86" style:family="paragraph" style:parent-style-name="Standard">
      <style:paragraph-properties style:snap-to-layout-grid="false"/>
      <style:text-properties style:font-name="Arial" officeooo:rsid="0023a529" officeooo:paragraph-rsid="0023a529" style:font-name-complex="Arial"/>
    </style:style>
    <style:style style:name="P87" style:family="paragraph" style:parent-style-name="Standard">
      <style:paragraph-properties style:snap-to-layout-grid="false"/>
      <style:text-properties style:font-name="Arial" officeooo:rsid="0023a529" officeooo:paragraph-rsid="00268c1e" style:font-name-complex="Arial"/>
    </style:style>
    <style:style style:name="P88" style:family="paragraph" style:parent-style-name="Standard">
      <style:paragraph-properties style:snap-to-layout-grid="false"/>
      <style:text-properties style:font-name="Arial" officeooo:rsid="00268c1e" officeooo:paragraph-rsid="00268c1e" style:font-name-complex="Arial"/>
    </style:style>
    <style:style style:name="P89" style:family="paragraph" style:parent-style-name="Standard">
      <style:paragraph-properties style:snap-to-layout-grid="false"/>
      <style:text-properties style:font-name="Arial" officeooo:rsid="002e6c45" officeooo:paragraph-rsid="002e6c45" style:font-name-complex="Arial"/>
    </style:style>
    <style:style style:name="P90" style:family="paragraph" style:parent-style-name="Standard">
      <style:paragraph-properties style:snap-to-layout-grid="false"/>
      <style:text-properties style:font-name="Arial" officeooo:rsid="0034666f" officeooo:paragraph-rsid="0034666f" style:font-name-complex="Arial"/>
    </style:style>
    <style:style style:name="P91" style:family="paragraph" style:parent-style-name="Standard">
      <style:paragraph-properties style:snap-to-layout-grid="false"/>
      <style:text-properties style:font-name="Arial" fo:font-weight="normal" officeooo:rsid="0017ab82" officeooo:paragraph-rsid="001dfa79" style:font-weight-asian="normal" style:font-name-complex="Arial" style:font-weight-complex="normal"/>
    </style:style>
    <style:style style:name="P92" style:family="paragraph" style:parent-style-name="Standard">
      <style:paragraph-properties style:snap-to-layout-grid="false"/>
      <style:text-properties style:font-name="Arial" fo:font-weight="normal" officeooo:rsid="00194a45" officeooo:paragraph-rsid="001dfa79" style:font-weight-asian="normal" style:font-name-complex="Arial" style:font-weight-complex="normal"/>
    </style:style>
    <style:style style:name="P93" style:family="paragraph" style:parent-style-name="Standard">
      <style:paragraph-properties style:snap-to-layout-grid="false"/>
      <style:text-properties style:font-name="Arial" fo:font-weight="normal" officeooo:rsid="00043c3d" officeooo:paragraph-rsid="001dfa79" style:font-weight-asian="normal" style:font-name-complex="Arial" style:font-weight-complex="normal"/>
    </style:style>
    <style:style style:name="P94" style:family="paragraph" style:parent-style-name="Standard">
      <style:paragraph-properties style:snap-to-layout-grid="false"/>
      <style:text-properties style:font-name="Arial" fo:font-weight="normal" officeooo:rsid="00047923" officeooo:paragraph-rsid="001dfa79" style:font-weight-asian="normal" style:font-name-complex="Arial" style:font-weight-complex="normal"/>
    </style:style>
    <style:style style:name="P95" style:family="paragraph" style:parent-style-name="Standard">
      <style:paragraph-properties style:snap-to-layout-grid="false"/>
      <style:text-properties style:font-name="Arial" fo:font-weight="normal" officeooo:rsid="0029d8f8" officeooo:paragraph-rsid="001dfa79" style:font-weight-asian="normal" style:font-name-complex="Arial" style:font-weight-complex="normal"/>
    </style:style>
    <style:style style:name="P96" style:family="paragraph" style:parent-style-name="Standard">
      <style:paragraph-properties style:snap-to-layout-grid="false"/>
      <style:text-properties style:font-name="Arial" fo:font-weight="normal" officeooo:rsid="00157ffa" officeooo:paragraph-rsid="001dfa79" style:font-weight-asian="normal" style:font-name-complex="Arial" style:font-weight-complex="normal"/>
    </style:style>
    <style:style style:name="P97" style:family="paragraph" style:parent-style-name="Standard">
      <style:paragraph-properties style:snap-to-layout-grid="false"/>
      <style:text-properties style:font-name="Arial" fo:font-weight="normal" officeooo:rsid="00147567" officeooo:paragraph-rsid="001dfa79" style:font-weight-asian="normal" style:font-name-complex="Arial" style:font-weight-complex="normal"/>
    </style:style>
    <style:style style:name="P98" style:family="paragraph" style:parent-style-name="Standard">
      <style:paragraph-properties style:snap-to-layout-grid="false"/>
      <style:text-properties style:font-name="Arial" fo:font-weight="normal" officeooo:rsid="0027db77" officeooo:paragraph-rsid="001dfa79" style:font-weight-asian="normal" style:font-name-complex="Arial" style:font-weight-complex="normal"/>
    </style:style>
    <style:style style:name="P99" style:family="paragraph" style:parent-style-name="Standard">
      <style:paragraph-properties style:snap-to-layout-grid="false"/>
      <style:text-properties style:font-name="Arial" fo:font-weight="normal" officeooo:rsid="0023a529" officeooo:paragraph-rsid="0023a529" style:font-weight-asian="normal" style:font-name-complex="Arial" style:font-weight-complex="normal"/>
    </style:style>
    <style:style style:name="P100" style:family="paragraph" style:parent-style-name="Standard">
      <style:paragraph-properties style:snap-to-layout-grid="false"/>
      <style:text-properties style:font-name="Arial" fo:font-weight="normal" officeooo:rsid="0023a529" officeooo:paragraph-rsid="002561d0" style:font-weight-asian="normal" style:font-name-complex="Arial" style:font-weight-complex="normal"/>
    </style:style>
    <style:style style:name="P101" style:family="paragraph" style:parent-style-name="Standard">
      <style:paragraph-properties style:snap-to-layout-grid="false"/>
      <style:text-properties style:font-name="Arial" fo:font-weight="normal" officeooo:rsid="0023a529" officeooo:paragraph-rsid="00268c1e" style:font-weight-asian="normal" style:font-name-complex="Arial" style:font-weight-complex="normal"/>
    </style:style>
    <style:style style:name="P102" style:family="paragraph" style:parent-style-name="Standard">
      <style:paragraph-properties style:snap-to-layout-grid="false"/>
      <style:text-properties style:font-name="Arial" fo:font-weight="normal" officeooo:rsid="002561d0" officeooo:paragraph-rsid="002561d0" style:font-weight-asian="normal" style:font-name-complex="Arial" style:font-weight-complex="normal"/>
    </style:style>
    <style:style style:name="P103" style:family="paragraph" style:parent-style-name="Standard">
      <style:paragraph-properties style:snap-to-layout-grid="false"/>
      <style:text-properties style:font-name="Arial" fo:font-weight="normal" officeooo:rsid="002561d0" officeooo:paragraph-rsid="00268c1e" style:font-weight-asian="normal" style:font-name-complex="Arial" style:font-weight-complex="normal"/>
    </style:style>
    <style:style style:name="P104" style:family="paragraph" style:parent-style-name="Standard">
      <style:paragraph-properties style:snap-to-layout-grid="false"/>
      <style:text-properties style:font-name="Arial" fo:font-weight="normal" officeooo:rsid="00268c1e" officeooo:paragraph-rsid="00268c1e" style:font-weight-asian="normal" style:font-name-complex="Arial" style:font-weight-complex="normal"/>
    </style:style>
    <style:style style:name="P105" style:family="paragraph" style:parent-style-name="Standard">
      <style:paragraph-properties style:snap-to-layout-grid="false"/>
      <style:text-properties style:font-name="Arial" fo:font-weight="normal" officeooo:rsid="0026de42" officeooo:paragraph-rsid="0026de42" style:font-weight-asian="normal" style:font-name-complex="Arial" style:font-weight-complex="normal"/>
    </style:style>
    <style:style style:name="P106" style:family="paragraph" style:parent-style-name="Standard">
      <style:paragraph-properties style:snap-to-layout-grid="false"/>
      <style:text-properties style:font-name="Arial" fo:font-weight="normal" officeooo:rsid="00281645" officeooo:paragraph-rsid="00281645" style:font-weight-asian="normal" style:font-name-complex="Arial" style:font-weight-complex="normal"/>
    </style:style>
    <style:style style:name="P107" style:family="paragraph" style:parent-style-name="Standard">
      <style:paragraph-properties style:snap-to-layout-grid="false"/>
      <style:text-properties style:font-name="Arial" fo:font-weight="normal" officeooo:rsid="00290c81" officeooo:paragraph-rsid="00290c81" style:font-weight-asian="normal" style:font-name-complex="Arial" style:font-weight-complex="normal"/>
    </style:style>
    <style:style style:name="P108" style:family="paragraph" style:parent-style-name="Standard">
      <style:paragraph-properties style:snap-to-layout-grid="false"/>
      <style:text-properties style:font-name="Arial" fo:font-weight="normal" officeooo:rsid="00294064" officeooo:paragraph-rsid="0029f563" style:font-weight-asian="normal" style:font-name-complex="Arial" style:font-weight-complex="normal"/>
    </style:style>
    <style:style style:name="P109" style:family="paragraph" style:parent-style-name="Standard">
      <style:paragraph-properties style:snap-to-layout-grid="false"/>
      <style:text-properties style:font-name="Arial" fo:font-weight="normal" officeooo:rsid="00294064" officeooo:paragraph-rsid="00294064" style:font-weight-asian="normal" style:font-name-complex="Arial" style:font-weight-complex="normal"/>
    </style:style>
    <style:style style:name="P110" style:family="paragraph" style:parent-style-name="Standard">
      <style:paragraph-properties fo:text-align="start" style:justify-single-word="false" style:snap-to-layout-grid="false"/>
      <style:text-properties style:font-name="Arial" fo:font-weight="normal" officeooo:rsid="0029f563" officeooo:paragraph-rsid="0029f563" style:font-weight-asian="normal" style:font-name-complex="Arial" style:font-weight-complex="normal"/>
    </style:style>
    <style:style style:name="P111" style:family="paragraph" style:parent-style-name="Standard">
      <style:paragraph-properties style:snap-to-layout-grid="false"/>
      <style:text-properties style:font-name="Arial" fo:font-weight="normal" officeooo:rsid="002a0e5c" officeooo:paragraph-rsid="002a0e5c" style:font-weight-asian="normal" style:font-name-complex="Arial" style:font-weight-complex="normal"/>
    </style:style>
    <style:style style:name="P112" style:family="paragraph" style:parent-style-name="Standard">
      <style:paragraph-properties style:snap-to-layout-grid="false"/>
      <style:text-properties style:font-name="Arial" fo:font-weight="normal" officeooo:rsid="0030a8bd" officeooo:paragraph-rsid="0030a8bd" style:font-weight-asian="normal" style:font-name-complex="Arial" style:font-weight-complex="normal"/>
    </style:style>
    <style:style style:name="P113" style:family="paragraph" style:parent-style-name="Standard">
      <style:paragraph-properties style:snap-to-layout-grid="false"/>
      <style:text-properties style:font-name="Arial" fo:font-weight="normal" officeooo:rsid="0031d325" officeooo:paragraph-rsid="0031d325" style:font-weight-asian="normal" style:font-name-complex="Arial" style:font-weight-complex="normal"/>
    </style:style>
    <style:style style:name="P114" style:family="paragraph" style:parent-style-name="Standard">
      <style:paragraph-properties style:snap-to-layout-grid="false"/>
      <style:text-properties style:font-name="Arial" fo:font-weight="normal" officeooo:rsid="0031d325" officeooo:paragraph-rsid="0032d77b" style:font-weight-asian="normal" style:font-name-complex="Arial" style:font-weight-complex="normal"/>
    </style:style>
    <style:style style:name="P115" style:family="paragraph" style:parent-style-name="Standard">
      <style:paragraph-properties style:snap-to-layout-grid="false"/>
      <style:text-properties style:font-name="Arial" fo:font-weight="normal" officeooo:rsid="0034666f" officeooo:paragraph-rsid="0034666f" style:font-weight-asian="normal" style:font-name-complex="Arial" style:font-weight-complex="normal"/>
    </style:style>
    <style:style style:name="P116" style:family="paragraph" style:parent-style-name="Standard">
      <style:paragraph-properties style:snap-to-layout-grid="false"/>
      <style:text-properties style:font-name="Arial" fo:font-weight="normal" officeooo:rsid="00350b86" officeooo:paragraph-rsid="00350b86" style:font-weight-asian="normal" style:font-name-complex="Arial" style:font-weight-complex="normal"/>
    </style:style>
    <style:style style:name="P117" style:family="paragraph" style:parent-style-name="Standard">
      <style:paragraph-properties style:snap-to-layout-grid="false"/>
      <style:text-properties style:font-name="Arial" fo:font-weight="normal" officeooo:rsid="0036e025" officeooo:paragraph-rsid="0036e025" style:font-weight-asian="normal" style:font-name-complex="Arial" style:font-weight-complex="normal"/>
    </style:style>
    <style:style style:name="P118" style:family="paragraph" style:parent-style-name="Standard">
      <style:paragraph-properties style:snap-to-layout-grid="false"/>
      <style:text-properties style:font-name="Arial" fo:font-weight="normal" officeooo:rsid="0037fdcc" officeooo:paragraph-rsid="0037fdcc" style:font-weight-asian="normal" style:font-name-complex="Arial" style:font-weight-complex="normal"/>
    </style:style>
    <style:style style:name="P119" style:family="paragraph" style:parent-style-name="Standard">
      <style:paragraph-properties style:snap-to-layout-grid="false"/>
      <style:text-properties style:font-name="Arial" fo:font-weight="normal" officeooo:rsid="0039de26" officeooo:paragraph-rsid="0039de26" style:font-weight-asian="normal" style:font-name-complex="Arial" style:font-weight-complex="normal"/>
    </style:style>
    <style:style style:name="P120" style:family="paragraph" style:parent-style-name="Standard">
      <style:paragraph-properties style:snap-to-layout-grid="false"/>
      <style:text-properties style:font-name="Arial" fo:font-weight="normal" officeooo:rsid="003d3f0d" officeooo:paragraph-rsid="003d3f0d" style:font-weight-asian="normal" style:font-name-complex="Arial" style:font-weight-complex="normal"/>
    </style:style>
    <style:style style:name="P121" style:family="paragraph" style:parent-style-name="Standard">
      <style:text-properties style:font-name="Arial" fo:font-weight="normal" style:font-weight-asian="normal" style:font-weight-complex="normal"/>
    </style:style>
    <style:style style:name="P122" style:family="paragraph" style:parent-style-name="Standard">
      <style:text-properties style:font-name="Arial" fo:font-size="12pt" officeooo:paragraph-rsid="001dfa79" style:font-size-asian="12pt" style:font-name-complex="Arial"/>
    </style:style>
    <style:style style:name="P123" style:family="paragraph" style:parent-style-name="Standard">
      <style:paragraph-properties fo:text-align="justify" style:justify-single-word="false" style:snap-to-layout-grid="false"/>
      <style:text-properties style:font-name="Arial" fo:font-size="12pt" officeooo:paragraph-rsid="00211c63" style:font-size-asian="12pt" style:font-name-complex="Arial"/>
    </style:style>
    <style:style style:name="P124" style:family="paragraph" style:parent-style-name="Standard">
      <style:text-properties style:font-name="Arial" fo:font-size="12pt" officeooo:paragraph-rsid="00211c63" style:font-size-asian="12pt" style:font-name-complex="Arial"/>
    </style:style>
    <style:style style:name="P125" style:family="paragraph" style:parent-style-name="Standard">
      <style:text-properties style:font-name="Arial" fo:font-size="12pt" officeooo:rsid="00211c63" officeooo:paragraph-rsid="00211c63" style:font-size-asian="12pt" style:font-name-complex="Arial"/>
    </style:style>
    <style:style style:name="P126" style:family="paragraph" style:parent-style-name="Standard">
      <style:text-properties style:font-name="Arial" fo:font-size="12pt" officeooo:rsid="00211c63" officeooo:paragraph-rsid="0023a529" style:font-size-asian="12pt" style:font-name-complex="Arial"/>
    </style:style>
    <style:style style:name="P127" style:family="paragraph" style:parent-style-name="Standard">
      <style:text-properties style:font-name="Arial" fo:font-size="12pt" officeooo:rsid="00211c63" officeooo:paragraph-rsid="00268c1e" style:font-size-asian="12pt" style:font-name-complex="Arial"/>
    </style:style>
    <style:style style:name="P128" style:family="paragraph" style:parent-style-name="Standard">
      <style:text-properties style:font-name="Arial" fo:font-size="12pt" officeooo:rsid="00211c63" officeooo:paragraph-rsid="002ceb00" style:font-size-asian="12pt" style:font-name-complex="Arial"/>
    </style:style>
    <style:style style:name="P129" style:family="paragraph" style:parent-style-name="Standard">
      <style:text-properties style:font-name="Arial" fo:font-size="12pt" officeooo:paragraph-rsid="0023a529" style:font-size-asian="12pt" style:font-name-complex="Arial"/>
    </style:style>
    <style:style style:name="P130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281645" officeooo:paragraph-rsid="00281645" style:font-size-asian="12pt" style:font-name-complex="Arial"/>
    </style:style>
    <style:style style:name="P131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290c81" officeooo:paragraph-rsid="00290c81" style:font-size-asian="12pt" style:font-name-complex="Arial"/>
    </style:style>
    <style:style style:name="P132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29f563" officeooo:paragraph-rsid="0029f563" style:font-size-asian="12pt" style:font-name-complex="Arial"/>
    </style:style>
    <style:style style:name="P133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2a0e5c" officeooo:paragraph-rsid="002a0e5c" style:font-size-asian="12pt" style:font-name-complex="Arial"/>
    </style:style>
    <style:style style:name="P134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2c09f2" officeooo:paragraph-rsid="002c09f2" style:font-size-asian="12pt" style:font-name-complex="Arial"/>
    </style:style>
    <style:style style:name="P135" style:family="paragraph" style:parent-style-name="Standard">
      <style:text-properties style:font-name="Arial" fo:font-size="12pt" officeooo:paragraph-rsid="00268c1e" style:font-size-asian="12pt" style:font-name-complex="Arial"/>
    </style:style>
    <style:style style:name="P136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26de42" officeooo:paragraph-rsid="0026de42" style:font-size-asian="12pt" style:font-name-complex="Arial"/>
    </style:style>
    <style:style style:name="P137" style:family="paragraph" style:parent-style-name="Standard">
      <style:text-properties style:font-name="Arial" fo:font-size="12pt" officeooo:paragraph-rsid="002ceb00" style:font-size-asian="12pt" style:font-name-complex="Arial"/>
    </style:style>
    <style:style style:name="P138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350b86" officeooo:paragraph-rsid="00350b86" style:font-size-asian="12pt" style:font-name-complex="Arial"/>
    </style:style>
    <style:style style:name="P139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36e025" officeooo:paragraph-rsid="0036e025" style:font-size-asian="12pt" style:font-name-complex="Arial"/>
    </style:style>
    <style:style style:name="P140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39de26" officeooo:paragraph-rsid="0039de26" style:font-size-asian="12pt" style:font-name-complex="Arial"/>
    </style:style>
    <style:style style:name="P141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3bb021" officeooo:paragraph-rsid="003bb021" style:font-size-asian="12pt" style:font-name-complex="Arial"/>
    </style:style>
    <style:style style:name="P142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3d3f0d" officeooo:paragraph-rsid="003d3f0d" style:font-size-asian="12pt" style:font-name-complex="Arial"/>
    </style:style>
    <style:style style:name="P143" style:family="paragraph" style:parent-style-name="Standard">
      <style:paragraph-properties fo:text-align="justify" style:justify-single-word="false" style:snap-to-layout-grid="false"/>
      <style:text-properties style:font-name="Arial" fo:font-size="12pt" fo:font-weight="normal" officeooo:rsid="0037fdcc" officeooo:paragraph-rsid="0037fdcc" style:font-size-asian="12pt" style:font-weight-asian="normal" style:font-name-complex="Arial" style:font-weight-complex="normal"/>
    </style:style>
    <style:style style:name="P144" style:family="paragraph" style:parent-style-name="Standard">
      <style:text-properties style:font-name="Arial" officeooo:paragraph-rsid="001dfa79" style:font-name-asian="Arial" style:font-name-complex="Arial"/>
    </style:style>
    <style:style style:name="P145" style:family="paragraph" style:parent-style-name="Standard">
      <style:paragraph-properties style:snap-to-layout-grid="false"/>
      <style:text-properties style:font-name="Arial" style:text-underline-style="none" fo:font-weight="bold" officeooo:paragraph-rsid="001dfa79" style:font-weight-asian="bold" style:font-name-complex="Arial"/>
    </style:style>
    <style:style style:name="P146" style:family="paragraph" style:parent-style-name="Standard">
      <style:text-properties officeooo:paragraph-rsid="001dfa79"/>
    </style:style>
    <style:style style:name="P147" style:family="paragraph" style:parent-style-name="Standard">
      <style:text-properties officeooo:paragraph-rsid="00211c63"/>
    </style:style>
    <style:style style:name="P148" style:family="paragraph" style:parent-style-name="Standard">
      <style:text-properties officeooo:paragraph-rsid="00230165"/>
    </style:style>
    <style:style style:name="P149" style:family="paragraph" style:parent-style-name="Standard">
      <style:text-properties officeooo:paragraph-rsid="0023e47b"/>
    </style:style>
    <style:style style:name="P150" style:family="paragraph" style:parent-style-name="Standard">
      <style:text-properties fo:font-size="3pt" officeooo:paragraph-rsid="00230165" style:font-size-asian="2.59999990463257pt" style:font-size-complex="3pt"/>
    </style:style>
    <style:style style:name="P151" style:family="paragraph" style:parent-style-name="Standard">
      <style:text-properties fo:font-size="3pt" officeooo:paragraph-rsid="0023e47b" style:font-size-asian="2.59999990463257pt" style:font-size-complex="3pt"/>
    </style:style>
    <style:style style:name="P152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style:font-name="Comic Sans MS" officeooo:rsid="001bdea9" officeooo:paragraph-rsid="001bdea9"/>
    </style:style>
    <style:style style:name="P153" style:family="paragraph" style:parent-style-name="Heading_20_3">
      <style:text-properties officeooo:paragraph-rsid="001dfa79"/>
    </style:style>
    <style:style style:name="P154" style:family="paragraph" style:parent-style-name="Heading_20_3">
      <style:text-properties officeooo:rsid="001f984c" officeooo:paragraph-rsid="001dfa79"/>
    </style:style>
    <style:style style:name="P155" style:family="paragraph" style:parent-style-name="Heading_20_3">
      <style:text-properties officeooo:rsid="000102ac" officeooo:paragraph-rsid="001dfa79"/>
    </style:style>
    <style:style style:name="P156" style:family="paragraph" style:parent-style-name="Heading_20_3">
      <style:text-properties officeooo:rsid="00008d8e" officeooo:paragraph-rsid="001dfa79"/>
    </style:style>
    <style:style style:name="P157" style:family="paragraph" style:parent-style-name="Heading_20_3">
      <style:text-properties officeooo:rsid="000a75db" officeooo:paragraph-rsid="001dfa79"/>
    </style:style>
    <style:style style:name="P158" style:family="paragraph" style:parent-style-name="Heading_20_3">
      <style:text-properties officeooo:rsid="000720ad" officeooo:paragraph-rsid="001dfa79"/>
    </style:style>
    <style:style style:name="P159" style:family="paragraph" style:parent-style-name="Heading_20_3">
      <style:text-properties officeooo:rsid="0010fc22" officeooo:paragraph-rsid="001dfa79"/>
    </style:style>
    <style:style style:name="P160" style:family="paragraph" style:parent-style-name="Heading_20_3">
      <style:text-properties style:font-name="Arial"/>
    </style:style>
    <style:style style:name="P161" style:family="paragraph" style:parent-style-name="Heading_20_1">
      <style:text-properties fo:font-size="12pt" officeooo:paragraph-rsid="001dfa79" style:font-size-asian="12pt"/>
    </style:style>
    <style:style style:name="P162" style:family="paragraph" style:parent-style-name="Heading_20_1">
      <style:text-properties fo:font-size="12pt" fo:font-weight="normal" officeooo:paragraph-rsid="001dfa79" style:font-size-asian="12pt" style:font-weight-asian="normal"/>
    </style:style>
    <style:style style:name="P163" style:family="paragraph" style:parent-style-name="Heading_20_1">
      <style:text-properties officeooo:paragraph-rsid="001dfa79"/>
    </style:style>
    <style:style style:name="P164" style:family="paragraph" style:parent-style-name="Heading_20_1">
      <style:text-properties fo:font-weight="normal" officeooo:paragraph-rsid="001dfa79" style:font-weight-asian="normal" style:font-weight-complex="normal"/>
    </style:style>
    <style:style style:name="P165" style:family="paragraph" style:parent-style-name="Heading_20_1">
      <style:text-properties style:font-name="Arial"/>
    </style:style>
    <style:style style:name="P166" style:family="paragraph" style:parent-style-name="Heading_20_1">
      <style:text-properties officeooo:paragraph-rsid="00211c63"/>
    </style:style>
    <style:style style:name="P167" style:family="paragraph" style:parent-style-name="Heading_20_1">
      <style:text-properties officeooo:paragraph-rsid="0023a529"/>
    </style:style>
    <style:style style:name="P168" style:family="paragraph" style:parent-style-name="Heading_20_1">
      <style:text-properties officeooo:paragraph-rsid="00268c1e"/>
    </style:style>
    <style:style style:name="P169" style:family="paragraph" style:parent-style-name="Heading_20_1">
      <style:text-properties officeooo:paragraph-rsid="002ceb00"/>
    </style:style>
    <style:style style:name="P170" style:family="paragraph" style:parent-style-name="Heading_20_1">
      <style:paragraph-properties fo:break-before="page"/>
      <style:text-properties style:font-name="Arial" fo:font-size="12pt"/>
    </style:style>
    <style:style style:name="P171" style:family="paragraph" style:parent-style-name="Heading_20_1">
      <style:paragraph-properties fo:break-before="page"/>
      <style:text-properties style:font-name="Arial" fo:font-size="12pt" fo:font-weight="normal"/>
    </style:style>
    <style:style style:name="P172" style:family="paragraph" style:parent-style-name="Heading_20_2">
      <style:text-properties officeooo:paragraph-rsid="001dfa79"/>
    </style:style>
    <style:style style:name="T1" style:family="text">
      <style:text-properties officeooo:rsid="00134a93"/>
    </style:style>
    <style:style style:name="T2" style:family="text">
      <style:text-properties officeooo:rsid="00169839"/>
    </style:style>
    <style:style style:name="T3" style:family="text">
      <style:text-properties officeooo:rsid="0018446e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officeooo:rsid="002bc925"/>
    </style:style>
    <style:style style:name="T6" style:family="text">
      <style:text-properties officeooo:rsid="00225836"/>
    </style:style>
    <style:style style:name="T7" style:family="text">
      <style:text-properties officeooo:rsid="0023cec3"/>
    </style:style>
    <style:style style:name="T8" style:family="text">
      <style:text-properties officeooo:rsid="00248121"/>
    </style:style>
    <style:style style:name="T9" style:family="text">
      <style:text-properties style:font-name="Arial" style:font-name-asian="Arial" style:font-name-complex="Arial"/>
    </style:style>
    <style:style style:name="T10" style:family="text">
      <style:text-properties style:font-name="Arial" fo:font-style="italic" style:font-style-asian="italic" style:font-name-complex="Arial"/>
    </style:style>
    <style:style style:name="T11" style:family="text">
      <style:text-properties officeooo:rsid="000102ac"/>
    </style:style>
    <style:style style:name="T12" style:family="text">
      <style:text-properties officeooo:rsid="000342ee"/>
    </style:style>
    <style:style style:name="T13" style:family="text">
      <style:text-properties officeooo:rsid="000279b8"/>
    </style:style>
    <style:style style:name="T14" style:family="text">
      <style:text-properties officeooo:rsid="00047923"/>
    </style:style>
    <style:style style:name="T15" style:family="text">
      <style:text-properties officeooo:rsid="000e888f"/>
    </style:style>
    <style:style style:name="T16" style:family="text">
      <style:text-properties officeooo:rsid="000c95b7"/>
    </style:style>
    <style:style style:name="T17" style:family="text">
      <style:text-properties officeooo:rsid="0008ac8e"/>
    </style:style>
    <style:style style:name="T18" style:family="text">
      <style:text-properties officeooo:rsid="00137f67"/>
    </style:style>
    <style:style style:name="T19" style:family="text">
      <style:text-properties style:text-underline-style="solid" style:text-underline-width="auto" style:text-underline-color="font-color"/>
    </style:style>
    <style:style style:name="T20" style:family="text">
      <style:text-properties officeooo:rsid="001f5201"/>
    </style:style>
    <style:style style:name="T21" style:family="text">
      <style:text-properties officeooo:rsid="00211c63"/>
    </style:style>
    <style:style style:name="T22" style:family="text">
      <style:text-properties officeooo:rsid="002285c7"/>
    </style:style>
    <style:style style:name="T23" style:family="text">
      <style:text-properties officeooo:rsid="0023a529"/>
    </style:style>
    <style:style style:name="T24" style:family="text">
      <style:text-properties officeooo:rsid="002561d0"/>
    </style:style>
    <style:style style:name="T25" style:family="text">
      <style:text-properties officeooo:rsid="0029f563"/>
    </style:style>
    <style:style style:name="T26" style:family="text">
      <style:text-properties officeooo:rsid="00268c1e"/>
    </style:style>
    <style:style style:name="T27" style:family="text">
      <style:text-properties officeooo:rsid="002ceb00"/>
    </style:style>
    <style:style style:name="T28" style:family="text">
      <style:text-properties officeooo:rsid="0032d77b"/>
    </style:style>
    <style:style style:name="T29" style:family="text">
      <style:text-properties officeooo:rsid="00265a1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4">Práctica 2</text:span> </text:p>
      <text:p text:style-name="P6">Ingeniería de requisitos: </text:p>
      <text:p text:style-name="P6">Modelo de casos de uso</text:p>
      <text:p text:style-name="P1"/>
      <text:p text:style-name="P2">Alba Aurora Moreno Peinado</text:p>
      <text:p text:style-name="P2">Manuel Ortiz Hita</text:p>
      <text:p text:style-name="P2">Pablo Zafra Jiménez</text:p>
      <text:p text:style-name="P2">Elena Cantero Molina</text:p>
      <text:p text:style-name="P2"/>
      <text:p text:style-name="P2">23 de Marzo de 2018</text:p>
      <text:p text:style-name="P152"/>
      <text:p text:style-name="P1"/>
      <text:p text:style-name="P7">Índice</text:p>
      <text:p text:style-name="P1"/>
      <text:p text:style-name="P1">1. Descripción de los actores</text:p>
      <text:p text:style-name="P8"><text:tab/>1.1. Actor Administrador</text:p>
      <text:p text:style-name="P8"><text:tab/>1.2. Actor Banco</text:p>
      <text:p text:style-name="P8"><text:tab/>1.3. Actor Cliente</text:p>
      <text:p text:style-name="P8"><text:tab/>1.4. Actor Empleado</text:p>
      <text:p text:style-name="P8"><text:tab/>1.5. Actor Encargado</text:p>
      <text:p text:style-name="P8"><text:tab/>1.6. Actor GPS</text:p>
      <text:p text:style-name="P8"><text:tab/>1.7. Actor Repartidor</text:p>
      <text:p text:style-name="P8"><text:tab/>1.8. Actor Temporizador</text:p>
      <text:p text:style-name="P1">2. Diagrama de paquetes</text:p>
      <text:p text:style-name="P1">3. Diagramas de Casos de Uso</text:p>
      <text:p text:style-name="P12"><text:tab/>3.1. Gestión Administrador</text:p>
      <text:p text:style-name="P12"><text:tab/>3.2. Gestión Clientes</text:p>
      <text:p text:style-name="P12"><text:tab/>3.3. Gestión Envíos</text:p>
      <text:p text:style-name="P12"><text:tab/>3.4. Gestión Transportes</text:p>
      <text:p text:style-name="P12"><text:tab/>3.<text:span text:style-name="T29">5</text:span>. Gestión Web</text:p>
      <text:p text:style-name="P12"><text:tab/>3.6. <text:span text:style-name="T29">Gestión de Rutas</text:span></text:p>
      <text:p text:style-name="P1">4. Descripción de Casos de Uso</text:p>
      <text:p text:style-name="P12"/>
      <text:p text:style-name="P152"/>
      <text:p text:style-name="P1"/>
      <text:p text:style-name="P1"/>
      <text:p text:style-name="P1"/>
      <text:p text:style-name="P1"/>
      <text:p text:style-name="P4"/>
      <text:p text:style-name="P4"><text:soft-page-break/>1. <text:span text:style-name="T19">Descripción de los actores</text:span></text:p>
      <text:p text:style-name="P4"/>
      <text:p text:style-name="P9">1.1. Actor Administrador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row table:style-name="Tabla1.1">
          <table:table-cell table:style-name="Tabla1.A1" office:value-type="string">
            <text:h text:style-name="P161" text:outline-level="1">Actor</text:h>
          </table:table-cell>
          <table:table-cell table:style-name="Tabla1.B1" table:number-columns-spanned="3" office:value-type="string">
            <text:h text:style-name="P153" text:outline-level="3"><text:span text:style-name="T1">Administrador</text:span> </text:h>
          </table:table-cell>
          <table:covered-table-cell/>
          <table:covered-table-cell/>
          <table:table-cell table:style-name="Tabla1.E1" table:number-columns-spanned="3" office:value-type="string">
            <text:p text:style-name="P18">ACT_1</text:p>
          </table:table-cell>
          <table:covered-table-cell/>
          <table:covered-table-cell/>
        </table:table-row>
        <table:table-row table:style-name="Tabla1.2">
          <table:table-cell table:style-name="Tabla1.A2" office:value-type="string">
            <text:p text:style-name="P25">Descripción</text:p>
          </table:table-cell>
          <table:table-cell table:style-name="Tabla1.B2" table:number-columns-spanned="6" office:value-type="string">
            <text:p text:style-name="P41">Persona que gestiona el sistem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25">Características</text:p>
          </table:table-cell>
          <table:table-cell table:style-name="Tabla1.B3" table:number-columns-spanned="6" office:value-type="string">
            <text:p text:style-name="P42">Debe tener conocimientos avanzados sobre el funcionamiento de la empresa de mensajerí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4">
          <table:table-cell table:style-name="Tabla1.A4" office:value-type="string">
            <text:p text:style-name="P25">Relaciones</text:p>
          </table:table-cell>
          <table:table-cell table:style-name="Tabla1.B4" table:number-columns-spanned="6" office:value-type="string">
            <text:p text:style-name="P43">Banco: <text:span text:style-name="T2">administra la gestión económica entre el banco y el cliente.</text:span></text:p>
            <text:p text:style-name="P43">Cliente: <text:span text:style-name="T2">administra la información sobre el cliente.</text:span></text:p>
            <text:p text:style-name="P43">Empleado: <text:span text:style-name="T2">administra los horarios y trabajos seguidos por el empleado.</text:span></text:p>
            <text:p text:style-name="P43">Encargado: <text:span text:style-name="T2">administra los horarios y trabajos seguidos por el encargado.</text:span></text:p>
            <text:p text:style-name="P43">GPS: <text:span text:style-name="T2">administra la ruta seguida por el GPS.</text:span></text:p>
            <text:p text:style-name="P43">Repartidor: <text:span text:style-name="T2">administra el trayecto <text:s/>seguido e información sobre el repartidor.</text:span></text:p>
            <text:p text:style-name="P43">Temporizador: <text:span text:style-name="T2">administra el tiempo de recogida del paquete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25">Referencias</text:p>
          </table:table-cell>
          <table:table-cell table:style-name="Tabla1.B5" table:number-columns-spanned="6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office:value-type="string">
            <text:p text:style-name="P25">Autor</text:p>
          </table:table-cell>
          <table:table-cell table:style-name="Tabla1.B6" office:value-type="string">
            <text:p text:style-name="P42">Alba Aurora Moreno Peinado</text:p>
          </table:table-cell>
          <table:table-cell table:style-name="Tabla1.C6" office:value-type="string">
            <text:h text:style-name="P172" text:outline-level="2">Fecha</text:h>
          </table:table-cell>
          <table:table-cell table:style-name="Tabla1.D6" table:number-columns-spanned="2" office:value-type="string">
            <text:p text:style-name="P60">1<text:span text:style-name="T3">2</text:span>/03/2018</text:p>
          </table:table-cell>
          <table:covered-table-cell/>
          <table:table-cell table:style-name="Tabla1.F6" office:value-type="string">
            <text:h text:style-name="P172" text:outline-level="2">Versión</text:h>
          </table:table-cell>
          <table:table-cell table:style-name="Tabla1.G6" office:value-type="string">
            <text:p text:style-name="P60">1.0</text:p>
          </table:table-cell>
        </table:table-row>
      </table:table>
      <text:p text:style-name="P146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table:number-columns-spanned="3" office:value-type="string">
            <text:h text:style-name="P162" text:outline-level="1">Atributos</text:h>
          </table:table-cell>
          <table:covered-table-cell/>
          <table:covered-table-cell/>
        </table:table-row>
        <table:table-row table:style-name="Tabla2.2">
          <table:table-cell table:style-name="Tabla2.A2" office:value-type="string">
            <text:p text:style-name="P25">Nombre</text:p>
          </table:table-cell>
          <table:table-cell table:style-name="Tabla2.B2" office:value-type="string">
            <text:h text:style-name="P163" text:outline-level="1">Descripción</text:h>
          </table:table-cell>
          <table:table-cell table:style-name="Tabla2.C2" office:value-type="string">
            <text:h text:style-name="P163" text:outline-level="1">Tipo</text:h>
          </table:table-cell>
        </table:table-row>
        <table:table-row table:style-name="Tabla2.3">
          <table:table-cell table:style-name="Tabla2.A3" office:value-type="string">
            <text:p text:style-name="P26">Datos personales</text:p>
          </table:table-cell>
          <table:table-cell table:style-name="Tabla2.B3" office:value-type="string">
            <text:p text:style-name="P91">Código de administrador, <text:span text:style-name="T20">DNI</text:span>, <text:span text:style-name="T3">nombre...</text:span></text:p>
          </table:table-cell>
          <table:table-cell table:style-name="Tabla2.C3" office:value-type="string">
            <text:p text:style-name="P61">Lista de cadena de <text:s/>caracteres</text:p>
          </table:table-cell>
        </table:table-row>
        <table:table-row table:style-name="Tabla2.4">
          <table:table-cell table:style-name="Tabla2.A4" office:value-type="string">
            <text:p text:style-name="P27">Oficina</text:p>
          </table:table-cell>
          <table:table-cell table:style-name="Tabla2.B4" office:value-type="string">
            <text:p text:style-name="P92">Oficina en la que realiza el software.</text:p>
          </table:table-cell>
          <table:table-cell table:style-name="Tabla2.C4" office:value-type="string">
            <text:p text:style-name="P62">Cadena de caracteres</text:p>
          </table:table-cell>
        </table:table-row>
        <table:table-row table:style-name="Tabla2.4">
          <table:table-cell table:style-name="Tabla2.A5" table:number-columns-spanned="3" office:value-type="string">
            <text:p text:style-name="P44"/>
          </table:table-cell>
          <table:covered-table-cell/>
          <table:covered-table-cell/>
        </table:table-row>
      </table:table>
      <text:p text:style-name="P146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22">Comentarios</text:p>
          </table:table-cell>
        </table:table-row>
        <table:table-row table:style-name="Tabla3.2">
          <table:table-cell table:style-name="Tabla3.A2" office:value-type="string">
            <text:p text:style-name="P45"/>
          </table:table-cell>
        </table:table-row>
      </table:table>
      <text:p text:style-name="P8"/>
      <text:p text:style-name="P8">1.2. Actor Banco</text:p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h text:style-name="P161" text:outline-level="1">Actor</text:h>
          </table:table-cell>
          <table:table-cell table:style-name="Tabla4.B1" table:number-columns-spanned="4" office:value-type="string">
            <text:h text:style-name="P154" text:outline-level="3">Banco</text:h>
          </table:table-cell>
          <table:covered-table-cell/>
          <table:covered-table-cell/>
          <table:covered-table-cell/>
          <table:table-cell table:style-name="Tabla4.F1" table:number-columns-spanned="2" office:value-type="string">
            <text:p text:style-name="P19"><text:span text:style-name="T5">ACT_</text:span> <text:span text:style-name="T5">2</text:span></text:p>
          </table:table-cell>
          <table:covered-table-cell/>
        </table:table-row>
        <table:table-row table:style-name="Tabla4.2">
          <table:table-cell table:style-name="Tabla4.A2" office:value-type="string">
            <text:p text:style-name="P25">Descripción</text:p>
          </table:table-cell>
          <table:table-cell table:style-name="Tabla4.B2" table:number-columns-spanned="6" office:value-type="string">
            <text:p text:style-name="P46">Establecimiento en el que se realizan los pagos de los servicios de mensajerí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.2">
          <table:table-cell table:style-name="Tabla4.A3" office:value-type="string">
            <text:p text:style-name="P25">Características</text:p>
          </table:table-cell>
          <table:table-cell table:style-name="Tabla4.B3" table:number-columns-spanned="6" office:value-type="string">
            <text:p text:style-name="P46">Puede ser tanto un banco nacional como internacional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.4">
          <table:table-cell table:style-name="Tabla4.A4" office:value-type="string">
            <text:p text:style-name="P25">Relaciones</text:p>
          </table:table-cell>
          <table:table-cell table:style-name="Tabla4.B4" table:number-columns-spanned="6" office:value-type="string">
            <text:p text:style-name="P46">Administrador: <text:span text:style-name="T6">Se encarga de controlar y supervisar que las transacciones que se hacen con el banco asociado sean correctas.</text:span></text:p>
            <text:p text:style-name="P46">Cliente: <text:span text:style-name="T7">Realiza una transacción económica con el fin de hacer el pago.</text:span></text:p>
            <text:p text:style-name="P46">Encargado: <text:span text:style-name="T8">Se encarga de hacer presupuestos y de realizar los cobros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.2">
          <table:table-cell table:style-name="Tabla4.A5" office:value-type="string">
            <text:p text:style-name="P25">Referencias</text:p>
          </table:table-cell>
          <table:table-cell table:style-name="Tabla4.B5" table:number-columns-spanned="6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.2">
          <table:table-cell table:style-name="Tabla4.A6" office:value-type="string">
            <text:p text:style-name="P25">Autor</text:p>
          </table:table-cell>
          <table:table-cell table:style-name="Tabla4.B6" office:value-type="string">
            <text:p text:style-name="P47">Manuel Ortiz Hita</text:p>
          </table:table-cell>
          <table:table-cell table:style-name="Tabla4.C6" office:value-type="string">
            <text:h text:style-name="P163" text:outline-level="1">Fecha</text:h>
          </table:table-cell>
          <table:table-cell table:style-name="Tabla4.D6" office:value-type="string">
            <text:p text:style-name="P65">19/03/2018</text:p>
          </table:table-cell>
          <table:table-cell table:style-name="Tabla4.E6" table:number-columns-spanned="2" office:value-type="string">
            <text:h text:style-name="P163" text:outline-level="1">Versión</text:h>
          </table:table-cell>
          <table:covered-table-cell/>
          <table:table-cell table:style-name="Tabla4.G6" office:value-type="string">
            <text:p text:style-name="P65">1.0</text:p>
          </table:table-cell>
        </table:table-row>
      </table:table>
      <text:p text:style-name="P146"/>
      <table:table table:name="Tabla5" table:style-name="Tabla5">
        <table:table-column table:style-name="Tabla5.A"/>
        <table:table-column table:style-name="Tabla5.B"/>
        <table:table-column table:style-name="Tabla5.C"/>
        <table:table-row table:style-name="Tabla5.1">
          <table:table-cell table:style-name="Tabla5.A1" table:number-columns-spanned="3" office:value-type="string">
            <text:h text:style-name="P162" text:outline-level="1">Atributos</text:h>
          </table:table-cell>
          <table:covered-table-cell/>
          <table:covered-table-cell/>
        </table:table-row>
        <text:soft-page-break/>
        <table:table-row table:style-name="Tabla5.2">
          <table:table-cell table:style-name="Tabla5.A2" office:value-type="string">
            <text:p text:style-name="P25">Nombre</text:p>
          </table:table-cell>
          <table:table-cell table:style-name="Tabla5.B2" office:value-type="string">
            <text:h text:style-name="P163" text:outline-level="1">Descripción</text:h>
          </table:table-cell>
          <table:table-cell table:style-name="Tabla5.C2" office:value-type="string">
            <text:h text:style-name="P163" text:outline-level="1">Tipo</text:h>
          </table:table-cell>
        </table:table-row>
        <table:table-row table:style-name="Tabla5.2">
          <table:table-cell table:style-name="Tabla5.A3" office:value-type="string">
            <text:p text:style-name="P30">Datos</text:p>
          </table:table-cell>
          <table:table-cell table:style-name="Tabla5.B3" office:value-type="string">
            <text:p text:style-name="P98">Nombre, Id de cuenta,...</text:p>
          </table:table-cell>
          <table:table-cell table:style-name="Tabla5.C3" office:value-type="string">
            <text:p text:style-name="P66">Lista de cadenas de caracteres</text:p>
          </table:table-cell>
        </table:table-row>
        <table:table-row table:style-name="Tabla5.4">
          <table:table-cell table:style-name="Tabla5.A4" office:value-type="string">
            <text:p text:style-name="P31">Oficina</text:p>
          </table:table-cell>
          <table:table-cell table:style-name="Tabla5.B4" office:value-type="string">
            <text:p text:style-name="P95">Sede principal</text:p>
          </table:table-cell>
          <table:table-cell table:style-name="Tabla5.C4" office:value-type="string">
            <text:p text:style-name="P67">Cadena de caracteres</text:p>
          </table:table-cell>
        </table:table-row>
        <table:table-row table:style-name="Tabla5.4">
          <table:table-cell table:style-name="Tabla5.A5" table:number-columns-spanned="3" office:value-type="string">
            <text:p text:style-name="P146"><text:span text:style-name="T9"><text:s/></text:span><text:span text:style-name="T10"><text:s/></text:span></text:p>
          </table:table-cell>
          <table:covered-table-cell/>
          <table:covered-table-cell/>
        </table:table-row>
      </table:table>
      <text:p text:style-name="P146"/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122">Comentarios</text:p>
          </table:table-cell>
        </table:table-row>
        <table:table-row table:style-name="Tabla6.2">
          <table:table-cell table:style-name="Tabla6.A2" office:value-type="string">
            <text:p text:style-name="P45"/>
          </table:table-cell>
        </table:table-row>
      </table:table>
      <text:p text:style-name="P146"/>
      <text:p text:style-name="P8">1.3. Actor Cliente</text:p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column table:style-name="Tabla7.E"/>
        <table:table-column table:style-name="Tabla7.F"/>
        <table:table-column table:style-name="Tabla7.G"/>
        <table:table-row table:style-name="Tabla7.1">
          <table:table-cell table:style-name="Tabla7.A1" office:value-type="string">
            <text:h text:style-name="P161" text:outline-level="1">Actor</text:h>
          </table:table-cell>
          <table:table-cell table:style-name="Tabla7.B1" table:number-columns-spanned="3" office:value-type="string">
            <text:h text:style-name="P155" text:outline-level="3">Cliente</text:h>
          </table:table-cell>
          <table:covered-table-cell/>
          <table:covered-table-cell/>
          <table:table-cell table:style-name="Tabla7.E1" table:number-columns-spanned="3" office:value-type="string">
            <text:p text:style-name="P20">ACT_3</text:p>
          </table:table-cell>
          <table:covered-table-cell/>
          <table:covered-table-cell/>
        </table:table-row>
        <table:table-row table:style-name="Tabla7.2">
          <table:table-cell table:style-name="Tabla7.A2" office:value-type="string">
            <text:p text:style-name="P25">Descripción</text:p>
          </table:table-cell>
          <table:table-cell table:style-name="Tabla7.B2" table:number-columns-spanned="6" office:value-type="string">
            <text:p text:style-name="P48"><text:span text:style-name="T11">P</text:span>ersona que hace uso de los servicios de mensajerí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7.2">
          <table:table-cell table:style-name="Tabla7.A3" office:value-type="string">
            <text:p text:style-name="P25">Características</text:p>
          </table:table-cell>
          <table:table-cell table:style-name="Tabla7.B3" table:number-columns-spanned="6" office:value-type="string">
            <text:p text:style-name="P48"><text:span text:style-name="T11">P</text:span>uede ser cualquier persona que resida dentro de Españ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7.4">
          <table:table-cell table:style-name="Tabla7.A4" office:value-type="string">
            <text:p text:style-name="P25">Relaciones</text:p>
          </table:table-cell>
          <table:table-cell table:style-name="Tabla7.B4" table:number-columns-spanned="6" office:value-type="string">
            <text:p text:style-name="P49">Banco: <text:span text:style-name="T12">El cliente usa el banco para pagar a la empresa su envío.</text:span></text:p>
            <text:p text:style-name="P49">Empleado: <text:span text:style-name="T12">Se relacionan a la hora de enviar o recoger un paquete.</text:span></text:p>
            <text:p text:style-name="P50">Repartidor: Se relacionan cuando va a recoger o entregar un paquete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7.2">
          <table:table-cell table:style-name="Tabla7.A5" office:value-type="string">
            <text:p text:style-name="P25">Referencias</text:p>
          </table:table-cell>
          <table:table-cell table:style-name="Tabla7.B5" table:number-columns-spanned="6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7.2">
          <table:table-cell table:style-name="Tabla7.A6" office:value-type="string">
            <text:p text:style-name="P25">Autor</text:p>
          </table:table-cell>
          <table:table-cell table:style-name="Tabla7.B6" office:value-type="string">
            <text:p text:style-name="P51">Elena Cantero Molina</text:p>
          </table:table-cell>
          <table:table-cell table:style-name="Tabla7.C6" office:value-type="string">
            <text:h text:style-name="P163" text:outline-level="1">Fecha</text:h>
          </table:table-cell>
          <table:table-cell table:style-name="Tabla7.D6" table:number-columns-spanned="2" office:value-type="string">
            <text:p text:style-name="P68">12/03/2018</text:p>
          </table:table-cell>
          <table:covered-table-cell/>
          <table:table-cell table:style-name="Tabla7.F6" office:value-type="string">
            <text:h text:style-name="P163" text:outline-level="1">Versión</text:h>
          </table:table-cell>
          <table:table-cell table:style-name="Tabla7.G6" office:value-type="string">
            <text:p text:style-name="P68">1.0</text:p>
          </table:table-cell>
        </table:table-row>
      </table:table>
      <text:p text:style-name="P146"/>
      <table:table table:name="Tabla8" table:style-name="Tabla8">
        <table:table-column table:style-name="Tabla8.A"/>
        <table:table-column table:style-name="Tabla8.B"/>
        <table:table-column table:style-name="Tabla8.C"/>
        <table:table-row table:style-name="Tabla8.1">
          <table:table-cell table:style-name="Tabla8.A1" table:number-columns-spanned="3" office:value-type="string">
            <text:h text:style-name="P162" text:outline-level="1">Atributos</text:h>
          </table:table-cell>
          <table:covered-table-cell/>
          <table:covered-table-cell/>
        </table:table-row>
        <table:table-row table:style-name="Tabla8.2">
          <table:table-cell table:style-name="Tabla8.A2" office:value-type="string">
            <text:p text:style-name="P25">Nombre</text:p>
          </table:table-cell>
          <table:table-cell table:style-name="Tabla8.B2" office:value-type="string">
            <text:h text:style-name="P164" text:outline-level="1">Descripción</text:h>
          </table:table-cell>
          <table:table-cell table:style-name="Tabla8.C2" office:value-type="string">
            <text:h text:style-name="P163" text:outline-level="1">Tipo</text:h>
          </table:table-cell>
        </table:table-row>
        <table:table-row table:style-name="Tabla8.2">
          <table:table-cell table:style-name="Tabla8.A3" office:value-type="string">
            <text:p text:style-name="P32">Datos personales</text:p>
          </table:table-cell>
          <table:table-cell table:style-name="Tabla8.B3" office:value-type="string">
            <text:p text:style-name="P93">DNI, nombre, correo,…</text:p>
          </table:table-cell>
          <table:table-cell table:style-name="Tabla8.C3" office:value-type="string">
            <text:p text:style-name="P69">Lista de cadena de caracteres</text:p>
          </table:table-cell>
        </table:table-row>
        <table:table-row table:style-name="Tabla8.4">
          <table:table-cell table:style-name="Tabla8.A4" office:value-type="string">
            <text:p text:style-name="P32">Lista de paquetes</text:p>
          </table:table-cell>
          <table:table-cell table:style-name="Tabla8.B4" office:value-type="string">
            <text:p text:style-name="P93">Lista de paquetes enviados y recibidos</text:p>
          </table:table-cell>
          <table:table-cell table:style-name="Tabla8.C4" office:value-type="string">
            <text:p text:style-name="P69">Cadena de caracteres</text:p>
          </table:table-cell>
        </table:table-row>
        <table:table-row table:style-name="Tabla8.4">
          <table:table-cell table:style-name="Tabla8.A5" table:number-columns-spanned="3" office:value-type="string">
            <text:p text:style-name="P144"><text:s/></text:p>
          </table:table-cell>
          <table:covered-table-cell/>
          <table:covered-table-cell/>
        </table:table-row>
      </table:table>
      <text:p text:style-name="P146"/>
      <table:table table:name="Tabla9" table:style-name="Tabla9">
        <table:table-column table:style-name="Tabla9.A"/>
        <table:table-row table:style-name="Tabla9.1">
          <table:table-cell table:style-name="Tabla9.A1" office:value-type="string">
            <text:p text:style-name="P122">Comentarios</text:p>
          </table:table-cell>
        </table:table-row>
        <table:table-row table:style-name="Tabla9.2">
          <table:table-cell table:style-name="Tabla9.A2" office:value-type="string">
            <text:p text:style-name="P45"/>
          </table:table-cell>
        </table:table-row>
      </table:table>
      <text:p text:style-name="P146"/>
      <text:p text:style-name="P8">1.4. Actor Empleado</text:p>
      <table:table table:name="Tabla15" table:style-name="Tabla15">
        <table:table-column table:style-name="Tabla15.A"/>
        <table:table-column table:style-name="Tabla15.B"/>
        <table:table-column table:style-name="Tabla15.C"/>
        <table:table-column table:style-name="Tabla15.D"/>
        <table:table-column table:style-name="Tabla15.E"/>
        <table:table-column table:style-name="Tabla15.F"/>
        <table:table-column table:style-name="Tabla15.G"/>
        <table:table-row table:style-name="Tabla15.1">
          <table:table-cell table:style-name="Tabla15.A1" office:value-type="string">
            <text:h text:style-name="P161" text:outline-level="1">Actor</text:h>
          </table:table-cell>
          <table:table-cell table:style-name="Tabla15.B1" table:number-columns-spanned="3" office:value-type="string">
            <text:h text:style-name="P156" text:outline-level="3">Empleado</text:h>
          </table:table-cell>
          <table:covered-table-cell/>
          <table:covered-table-cell/>
          <table:table-cell table:style-name="Tabla15.E1" table:number-columns-spanned="3" office:value-type="string">
            <text:p text:style-name="P21">ACT_4</text:p>
          </table:table-cell>
          <table:covered-table-cell/>
          <table:covered-table-cell/>
        </table:table-row>
        <table:table-row table:style-name="Tabla15.2">
          <table:table-cell table:style-name="Tabla15.A2" office:value-type="string">
            <text:p text:style-name="P25">Descripción</text:p>
          </table:table-cell>
          <table:table-cell table:style-name="Tabla15.B2" table:number-columns-spanned="6" office:value-type="string">
            <text:p text:style-name="P52">Persona que realiza el trabajo de atención al cliente y controla el almacén de paquetes así como otras funciones relacionadas con los mismos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5.2">
          <table:table-cell table:style-name="Tabla15.A3" office:value-type="string">
            <text:p text:style-name="P25">Características</text:p>
          </table:table-cell>
          <table:table-cell table:style-name="Tabla15.B3" table:number-columns-spanned="6" office:value-type="string">
            <text:p text:style-name="P52">Conocimientos de administración de empres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5.4">
          <table:table-cell table:style-name="Tabla15.A4" office:value-type="string">
            <text:p text:style-name="P25">Relaciones</text:p>
          </table:table-cell>
          <table:table-cell table:style-name="Tabla15.B4" table:number-columns-spanned="6" office:value-type="string">
            <text:p text:style-name="P52">Administrador: <text:span text:style-name="T13">Obtiene el horario de trabajo así como la llegada de paquetes.</text:span></text:p>
            <text:p text:style-name="P52">Cliente: <text:span text:style-name="T14">Atiende a éste cuando envía o recibe un paquete en la oficina.</text:span></text:p>
            <text:p text:style-name="P52">Repartidor: <text:span text:style-name="T14">Recibe del empleado los paquetes a enviar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5.2">
          <table:table-cell table:style-name="Tabla15.A5" office:value-type="string">
            <text:p text:style-name="P25">Referencias</text:p>
          </table:table-cell>
          <table:table-cell table:style-name="Tabla15.B5" table:number-columns-spanned="6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5.2">
          <table:table-cell table:style-name="Tabla15.A6" office:value-type="string">
            <text:p text:style-name="P25">Autor</text:p>
          </table:table-cell>
          <table:table-cell table:style-name="Tabla15.B6" office:value-type="string">
            <text:p text:style-name="P53">Elena Cantero Molina</text:p>
          </table:table-cell>
          <table:table-cell table:style-name="Tabla15.C6" office:value-type="string">
            <text:h text:style-name="P163" text:outline-level="1">Fecha</text:h>
          </table:table-cell>
          <table:table-cell table:style-name="Tabla15.D6" table:number-columns-spanned="2" office:value-type="string">
            <text:p text:style-name="P70">19/03/2018</text:p>
          </table:table-cell>
          <table:covered-table-cell/>
          <table:table-cell table:style-name="Tabla15.F6" office:value-type="string">
            <text:h text:style-name="P163" text:outline-level="1">Versión</text:h>
          </table:table-cell>
          <table:table-cell table:style-name="Tabla15.G6" office:value-type="string">
            <text:p text:style-name="P70">1.0</text:p>
          </table:table-cell>
        </table:table-row>
      </table:table>
      <text:p text:style-name="P146"/>
      <table:table table:name="Tabla16" table:style-name="Tabla16">
        <table:table-column table:style-name="Tabla16.A"/>
        <table:table-column table:style-name="Tabla16.B"/>
        <table:table-column table:style-name="Tabla16.C"/>
        <table:table-row table:style-name="Tabla16.1">
          <table:table-cell table:style-name="Tabla16.A1" table:number-columns-spanned="3" office:value-type="string">
            <text:h text:style-name="P162" text:outline-level="1">Atributos</text:h>
          </table:table-cell>
          <table:covered-table-cell/>
          <table:covered-table-cell/>
        </table:table-row>
        <table:table-row table:style-name="Tabla16.2">
          <table:table-cell table:style-name="Tabla16.A2" office:value-type="string">
            <text:p text:style-name="P25">Nombre</text:p>
          </table:table-cell>
          <table:table-cell table:style-name="Tabla16.B2" office:value-type="string">
            <text:h text:style-name="P163" text:outline-level="1">Descripción</text:h>
          </table:table-cell>
          <table:table-cell table:style-name="Tabla16.C2" office:value-type="string">
            <text:h text:style-name="P163" text:outline-level="1">Tipo</text:h>
          </table:table-cell>
        </table:table-row>
        <table:table-row table:style-name="Tabla16.2">
          <table:table-cell table:style-name="Tabla16.A3" office:value-type="string">
            <text:p text:style-name="P33">Datos <text:soft-page-break/>personales</text:p>
          </table:table-cell>
          <table:table-cell table:style-name="Tabla16.B3" office:value-type="string">
            <text:p text:style-name="P94">DNI, nombre, correo, …</text:p>
          </table:table-cell>
          <table:table-cell table:style-name="Tabla16.C3" office:value-type="string">
            <text:p text:style-name="P71">Lista de cadenas de caracteres</text:p>
          </table:table-cell>
        </table:table-row>
        <table:table-row table:style-name="Tabla16.4">
          <table:table-cell table:style-name="Tabla16.A4" office:value-type="string">
            <text:p text:style-name="P33">Departamento</text:p>
          </table:table-cell>
          <table:table-cell table:style-name="Tabla16.B4" office:value-type="string">
            <text:p text:style-name="P94">Tipo de departamento al que pertenece (almacén, mostrador, …)</text:p>
          </table:table-cell>
          <table:table-cell table:style-name="Tabla16.C4" office:value-type="string">
            <text:p text:style-name="P71">Cadena de caracteres</text:p>
          </table:table-cell>
        </table:table-row>
        <table:table-row table:style-name="Tabla16.2">
          <table:table-cell table:style-name="Tabla16.A5" office:value-type="string">
            <text:p text:style-name="P33">Oficina</text:p>
          </table:table-cell>
          <table:table-cell table:style-name="Tabla16.B5" office:value-type="string">
            <text:p text:style-name="P94">Oficina de la provincia en la que trabaja</text:p>
          </table:table-cell>
          <table:table-cell table:style-name="Tabla16.C5" office:value-type="string">
            <text:p text:style-name="P71">Cadena de caracteres</text:p>
          </table:table-cell>
        </table:table-row>
        <table:table-row table:style-name="Tabla16.4">
          <table:table-cell table:style-name="Tabla16.A6" table:number-columns-spanned="3" office:value-type="string">
            <text:p text:style-name="P144"/>
          </table:table-cell>
          <table:covered-table-cell/>
          <table:covered-table-cell/>
        </table:table-row>
      </table:table>
      <text:p text:style-name="P146"/>
      <table:table table:name="Tabla10" table:style-name="Tabla10">
        <table:table-column table:style-name="Tabla10.A"/>
        <table:table-row table:style-name="Tabla10.1">
          <table:table-cell table:style-name="Tabla10.A1" office:value-type="string">
            <text:p text:style-name="P122">Comentarios</text:p>
          </table:table-cell>
        </table:table-row>
        <table:table-row table:style-name="Tabla10.2">
          <table:table-cell table:style-name="Tabla10.A2" office:value-type="string">
            <text:p text:style-name="P45"/>
          </table:table-cell>
        </table:table-row>
      </table:table>
      <text:p text:style-name="P8"><text:tab/></text:p>
      <text:p text:style-name="P8">1.5. Actor Encargado</text:p>
      <table:table table:name="Tabla17" table:style-name="Tabla17">
        <table:table-column table:style-name="Tabla17.A"/>
        <table:table-column table:style-name="Tabla17.B"/>
        <table:table-column table:style-name="Tabla17.C"/>
        <table:table-column table:style-name="Tabla17.D"/>
        <table:table-column table:style-name="Tabla17.E"/>
        <table:table-column table:style-name="Tabla17.F"/>
        <table:table-column table:style-name="Tabla17.G"/>
        <table:table-row table:style-name="Tabla17.1">
          <table:table-cell table:style-name="Tabla17.A1" office:value-type="string">
            <text:h text:style-name="P161" text:outline-level="1">Actor</text:h>
          </table:table-cell>
          <table:table-cell table:style-name="Tabla17.B1" table:number-columns-spanned="3" office:value-type="string">
            <text:h text:style-name="P157" text:outline-level="3">Encargado</text:h>
          </table:table-cell>
          <table:covered-table-cell/>
          <table:covered-table-cell/>
          <table:table-cell table:style-name="Tabla17.E1" table:number-columns-spanned="3" office:value-type="string">
            <text:p text:style-name="P23">ACT_5</text:p>
          </table:table-cell>
          <table:covered-table-cell/>
          <table:covered-table-cell/>
        </table:table-row>
        <table:table-row table:style-name="Tabla17.2">
          <table:table-cell table:style-name="Tabla17.A2" office:value-type="string">
            <text:p text:style-name="P25">Descripción</text:p>
          </table:table-cell>
          <table:table-cell table:style-name="Tabla17.B2" table:number-columns-spanned="6" office:value-type="string">
            <text:p text:style-name="P54">Persona que representa al dueño o encargado de la empres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7.2">
          <table:table-cell table:style-name="Tabla17.A3" office:value-type="string">
            <text:p text:style-name="P25">Características</text:p>
          </table:table-cell>
          <table:table-cell table:style-name="Tabla17.B3" table:number-columns-spanned="6" office:value-type="string">
            <text:p text:style-name="P54">Realiza actividades de gestión y económicas de la mensajerí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7.4">
          <table:table-cell table:style-name="Tabla17.A4" office:value-type="string">
            <text:p text:style-name="P25">Relaciones</text:p>
          </table:table-cell>
          <table:table-cell table:style-name="Tabla17.B4" table:number-columns-spanned="6" office:value-type="string">
            <text:p text:style-name="P54">Administrador:<text:span text:style-name="T15">Negocia y tramita temas de gestión de horarios y logística.</text:span></text:p>
            <text:p text:style-name="P54">Banco:<text:span text:style-name="T15">Resuelve posibles problemas relacionados con el pago de los servicios <text:s/>por parte de los clientes.</text:span></text:p>
            <text:p text:style-name="P54">Cliente:<text:span text:style-name="T16">Resuelve posibles problemas y ayuda al cliente cuando el empleado no pudiese resolver alguna cuestión.</text:span></text:p>
            <text:p text:style-name="P54">Empleado:<text:span text:style-name="T16">Supervisa el trabajo del empleado.</text:span></text:p>
            <text:p text:style-name="P54">Repartidor:<text:span text:style-name="T16">Supervisa que la comunicación entre empleado/repartidor sea correcta y que las entregas se hagan en el plazo previsto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7.2">
          <table:table-cell table:style-name="Tabla17.A5" office:value-type="string">
            <text:p text:style-name="P25">Referencias</text:p>
          </table:table-cell>
          <table:table-cell table:style-name="Tabla17.B5" table:number-columns-spanned="6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7.2">
          <table:table-cell table:style-name="Tabla17.A6" office:value-type="string">
            <text:p text:style-name="P25">Autor</text:p>
          </table:table-cell>
          <table:table-cell table:style-name="Tabla17.B6" office:value-type="string">
            <text:p text:style-name="P55">Pablo Zafra Jiménez</text:p>
          </table:table-cell>
          <table:table-cell table:style-name="Tabla17.C6" office:value-type="string">
            <text:h text:style-name="P163" text:outline-level="1">Fecha</text:h>
          </table:table-cell>
          <table:table-cell table:style-name="Tabla17.D6" table:number-columns-spanned="2" office:value-type="string">
            <text:p text:style-name="P72">19/03/2018</text:p>
          </table:table-cell>
          <table:covered-table-cell/>
          <table:table-cell table:style-name="Tabla17.F6" office:value-type="string">
            <text:h text:style-name="P163" text:outline-level="1">Versión</text:h>
          </table:table-cell>
          <table:table-cell table:style-name="Tabla17.G6" office:value-type="string">
            <text:p text:style-name="P72">1.0</text:p>
          </table:table-cell>
        </table:table-row>
      </table:table>
      <text:p text:style-name="P146"/>
      <table:table table:name="Tabla18" table:style-name="Tabla18">
        <table:table-column table:style-name="Tabla18.A"/>
        <table:table-column table:style-name="Tabla18.B"/>
        <table:table-column table:style-name="Tabla18.C"/>
        <table:table-row table:style-name="Tabla18.1">
          <table:table-cell table:style-name="Tabla18.A1" table:number-columns-spanned="3" office:value-type="string">
            <text:h text:style-name="P162" text:outline-level="1">Atributos</text:h>
          </table:table-cell>
          <table:covered-table-cell/>
          <table:covered-table-cell/>
        </table:table-row>
        <table:table-row table:style-name="Tabla18.2">
          <table:table-cell table:style-name="Tabla18.A2" office:value-type="string">
            <text:p text:style-name="P25">Nombre</text:p>
          </table:table-cell>
          <table:table-cell table:style-name="Tabla18.B2" office:value-type="string">
            <text:h text:style-name="P163" text:outline-level="1">Descripción</text:h>
          </table:table-cell>
          <table:table-cell table:style-name="Tabla18.C2" office:value-type="string">
            <text:h text:style-name="P163" text:outline-level="1">Tipo</text:h>
          </table:table-cell>
        </table:table-row>
        <table:table-row table:style-name="Tabla18.2">
          <table:table-cell table:style-name="Tabla18.A3" office:value-type="string">
            <text:p text:style-name="P145"/>
          </table:table-cell>
          <table:table-cell table:style-name="Tabla18.B3" office:value-type="string">
            <text:p text:style-name="P28"/>
          </table:table-cell>
          <table:table-cell table:style-name="Tabla18.C3" office:value-type="string">
            <text:p text:style-name="P63"/>
          </table:table-cell>
        </table:table-row>
        <table:table-row table:style-name="Tabla18.4">
          <table:table-cell table:style-name="Tabla18.A4" office:value-type="string">
            <text:p text:style-name="P28"/>
          </table:table-cell>
          <table:table-cell table:style-name="Tabla18.B4" office:value-type="string">
            <text:p text:style-name="P28"/>
          </table:table-cell>
          <table:table-cell table:style-name="Tabla18.C4" office:value-type="string">
            <text:p text:style-name="P63"/>
          </table:table-cell>
        </table:table-row>
        <table:table-row table:style-name="Tabla18.4">
          <table:table-cell table:style-name="Tabla18.A5" table:number-columns-spanned="3" office:value-type="string">
            <text:p text:style-name="P44"/>
          </table:table-cell>
          <table:covered-table-cell/>
          <table:covered-table-cell/>
        </table:table-row>
      </table:table>
      <text:p text:style-name="P146"/>
      <table:table table:name="Tabla11" table:style-name="Tabla11">
        <table:table-column table:style-name="Tabla11.A"/>
        <table:table-row table:style-name="Tabla11.1">
          <table:table-cell table:style-name="Tabla11.A1" office:value-type="string">
            <text:p text:style-name="P122">Comentarios</text:p>
          </table:table-cell>
        </table:table-row>
        <table:table-row table:style-name="Tabla11.2">
          <table:table-cell table:style-name="Tabla11.A2" office:value-type="string">
            <text:p text:style-name="P45"/>
          </table:table-cell>
        </table:table-row>
      </table:table>
      <text:p text:style-name="P8"><text:tab/></text:p>
      <text:p text:style-name="P8">1.6. Actor GPS</text:p>
      <table:table table:name="Tabla19" table:style-name="Tabla19">
        <table:table-column table:style-name="Tabla19.A"/>
        <table:table-column table:style-name="Tabla19.B"/>
        <table:table-column table:style-name="Tabla19.C"/>
        <table:table-column table:style-name="Tabla19.D"/>
        <table:table-column table:style-name="Tabla19.E"/>
        <table:table-column table:style-name="Tabla19.F"/>
        <table:table-column table:style-name="Tabla19.G"/>
        <table:table-row table:style-name="Tabla19.1">
          <table:table-cell table:style-name="Tabla19.A1" office:value-type="string">
            <text:h text:style-name="P161" text:outline-level="1">Actor</text:h>
          </table:table-cell>
          <table:table-cell table:style-name="Tabla19.B1" table:number-columns-spanned="3" office:value-type="string">
            <text:h text:style-name="P158" text:outline-level="3">GPS</text:h>
          </table:table-cell>
          <table:covered-table-cell/>
          <table:covered-table-cell/>
          <table:table-cell table:style-name="Tabla19.E1" table:number-columns-spanned="3" office:value-type="string">
            <text:p text:style-name="P23">ACT_6</text:p>
          </table:table-cell>
          <table:covered-table-cell/>
          <table:covered-table-cell/>
        </table:table-row>
        <table:table-row table:style-name="Tabla19.2">
          <table:table-cell table:style-name="Tabla19.A2" office:value-type="string">
            <text:p text:style-name="P25">Descripción</text:p>
          </table:table-cell>
          <table:table-cell table:style-name="Tabla19.B2" table:number-columns-spanned="6" office:value-type="string">
            <text:p text:style-name="P56">Dispositivo que calcula la ruta del paquete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9.2">
          <table:table-cell table:style-name="Tabla19.A3" office:value-type="string">
            <text:p text:style-name="P25">Características</text:p>
          </table:table-cell>
          <table:table-cell table:style-name="Tabla19.B3" table:number-columns-spanned="6" office:value-type="string">
            <text:p text:style-name="P56">Tiene que conocer la ruta del paquete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9.4">
          <table:table-cell table:style-name="Tabla19.A4" office:value-type="string">
            <text:p text:style-name="P25">Relaciones</text:p>
          </table:table-cell>
          <table:table-cell table:style-name="Tabla19.B4" table:number-columns-spanned="6" office:value-type="string">
            <text:p text:style-name="P56">Administrador:<text:span text:style-name="T17">Informa al administrador de posibles errores en la ruta o de contratiempos.</text:span></text:p>
            <text:p text:style-name="P56">Repartidor:<text:span text:style-name="T17">Informa de la ruta óptima dada una lista de entregas y recogidas, así como el tráfico en vivo, tiempo estimado de llegada y posibles contratiempos (imprevistos meteorológicos, accidentes de tráfico…, etc.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9.2">
          <table:table-cell table:style-name="Tabla19.A5" office:value-type="string">
            <text:p text:style-name="P25">Referencias</text:p>
          </table:table-cell>
          <table:table-cell table:style-name="Tabla19.B5" table:number-columns-spanned="6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a19.2">
          <table:table-cell table:style-name="Tabla19.A6" office:value-type="string">
            <text:p text:style-name="P25">Autor</text:p>
          </table:table-cell>
          <table:table-cell table:style-name="Tabla19.B6" office:value-type="string">
            <text:p text:style-name="P59">Pablo Zafra Jiménez</text:p>
          </table:table-cell>
          <table:table-cell table:style-name="Tabla19.C6" office:value-type="string">
            <text:h text:style-name="P163" text:outline-level="1">Fecha</text:h>
          </table:table-cell>
          <table:table-cell table:style-name="Tabla19.D6" table:number-columns-spanned="2" office:value-type="string">
            <text:p text:style-name="P73">19/03/2018</text:p>
          </table:table-cell>
          <table:covered-table-cell/>
          <table:table-cell table:style-name="Tabla19.F6" office:value-type="string">
            <text:h text:style-name="P163" text:outline-level="1">Versión</text:h>
          </table:table-cell>
          <table:table-cell table:style-name="Tabla19.G6" office:value-type="string">
            <text:p text:style-name="P73">1.0</text:p>
          </table:table-cell>
        </table:table-row>
      </table:table>
      <text:p text:style-name="P146"/>
      <table:table table:name="Tabla20" table:style-name="Tabla20">
        <table:table-column table:style-name="Tabla20.A"/>
        <table:table-column table:style-name="Tabla20.B"/>
        <table:table-column table:style-name="Tabla20.C"/>
        <table:table-row table:style-name="Tabla20.1">
          <table:table-cell table:style-name="Tabla20.A1" table:number-columns-spanned="3" office:value-type="string">
            <text:h text:style-name="P162" text:outline-level="1">Atributos</text:h>
          </table:table-cell>
          <table:covered-table-cell/>
          <table:covered-table-cell/>
        </table:table-row>
        <table:table-row table:style-name="Tabla20.2">
          <table:table-cell table:style-name="Tabla20.A2" office:value-type="string">
            <text:p text:style-name="P25">Nombre</text:p>
          </table:table-cell>
          <table:table-cell table:style-name="Tabla20.B2" office:value-type="string">
            <text:h text:style-name="P163" text:outline-level="1">Descripción</text:h>
          </table:table-cell>
          <table:table-cell table:style-name="Tabla20.C2" office:value-type="string">
            <text:h text:style-name="P163" text:outline-level="1">Tipo</text:h>
          </table:table-cell>
        </table:table-row>
        <table:table-row table:style-name="Tabla20.2">
          <table:table-cell table:style-name="Tabla20.A3" office:value-type="string">
            <text:p text:style-name="P28"/>
          </table:table-cell>
          <table:table-cell table:style-name="Tabla20.B3" office:value-type="string">
            <text:p text:style-name="P28"/>
          </table:table-cell>
          <table:table-cell table:style-name="Tabla20.C3" office:value-type="string">
            <text:p text:style-name="P63"/>
          </table:table-cell>
        </table:table-row>
        <table:table-row table:style-name="Tabla20.4">
          <table:table-cell table:style-name="Tabla20.A4" office:value-type="string">
            <text:p text:style-name="P28"/>
          </table:table-cell>
          <table:table-cell table:style-name="Tabla20.B4" office:value-type="string">
            <text:p text:style-name="P28"/>
          </table:table-cell>
          <table:table-cell table:style-name="Tabla20.C4" office:value-type="string">
            <text:p text:style-name="P63"/>
          </table:table-cell>
        </table:table-row>
        <table:table-row table:style-name="Tabla20.4">
          <table:table-cell table:style-name="Tabla20.A5" table:number-columns-spanned="3" office:value-type="string">
            <text:p text:style-name="P44"/>
          </table:table-cell>
          <table:covered-table-cell/>
          <table:covered-table-cell/>
        </table:table-row>
      </table:table>
      <text:p text:style-name="P146"/>
      <table:table table:name="Tabla12" table:style-name="Tabla12">
        <table:table-column table:style-name="Tabla12.A"/>
        <table:table-row table:style-name="Tabla12.1">
          <table:table-cell table:style-name="Tabla12.A1" office:value-type="string">
            <text:p text:style-name="P122">Comentarios</text:p>
          </table:table-cell>
        </table:table-row>
        <table:table-row table:style-name="Tabla12.2">
          <table:table-cell table:style-name="Tabla12.A2" office:value-type="string">
            <text:p text:style-name="P45"/>
          </table:table-cell>
        </table:table-row>
      </table:table>
      <text:p text:style-name="P8"><text:tab/></text:p>
      <text:p text:style-name="P8">1.7. Actor Repartidor</text:p>
      <table:table table:name="Tabla21" table:style-name="Tabla21">
        <table:table-column table:style-name="Tabla21.A"/>
        <table:table-column table:style-name="Tabla21.B"/>
        <table:table-column table:style-name="Tabla21.C"/>
        <table:table-column table:style-name="Tabla21.D"/>
        <table:table-column table:style-name="Tabla21.E"/>
        <table:table-column table:style-name="Tabla21.D"/>
        <table:table-column table:style-name="Tabla21.G"/>
        <table:table-row table:style-name="Tabla21.1">
          <table:table-cell table:style-name="Tabla21.A1" office:value-type="string">
            <text:h text:style-name="P161" text:outline-level="1">Actor</text:h>
          </table:table-cell>
          <table:table-cell table:style-name="Tabla21.B1" table:number-columns-spanned="3" office:value-type="string">
            <text:h text:style-name="P159" text:outline-level="3">Repartidor</text:h>
          </table:table-cell>
          <table:covered-table-cell/>
          <table:covered-table-cell/>
          <table:table-cell table:style-name="Tabla21.E1" table:number-columns-spanned="3" office:value-type="string">
            <text:p text:style-name="P22">ACT_7</text:p>
          </table:table-cell>
          <table:covered-table-cell/>
          <table:covered-table-cell/>
        </table:table-row>
        <table:table-row table:style-name="Tabla21.2">
          <table:table-cell table:style-name="Tabla21.A2" office:value-type="string">
            <text:p text:style-name="P25">Descripción</text:p>
          </table:table-cell>
          <table:table-cell table:style-name="Tabla21.B2" table:number-columns-spanned="6" office:value-type="string">
            <text:p text:style-name="P57">Persona que se encarga del transporte de paquetes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1.2">
          <table:table-cell table:style-name="Tabla21.A3" office:value-type="string">
            <text:p text:style-name="P25">Características</text:p>
          </table:table-cell>
          <table:table-cell table:style-name="Tabla21.B3" table:number-columns-spanned="6" office:value-type="string">
            <text:p text:style-name="P57">Tener carnet de conducir y saber usar el GP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1.4">
          <table:table-cell table:style-name="Tabla21.A4" office:value-type="string">
            <text:p text:style-name="P25">Relaciones</text:p>
          </table:table-cell>
          <table:table-cell table:style-name="Tabla21.B4" table:number-columns-spanned="6" office:value-type="string">
            <text:p text:style-name="P57">Empleado: <text:span text:style-name="T18">recoge el paquete que le entrega dicho empleado.</text:span></text:p>
            <text:p text:style-name="P57">Cliente: <text:span text:style-name="T18">entrega el paquete a dicho cliente.</text:span></text:p>
            <text:p text:style-name="P57">GPS: <text:span text:style-name="T18">obtiene la ruta a seguir a través del GPS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1.2">
          <table:table-cell table:style-name="Tabla21.A5" office:value-type="string">
            <text:p text:style-name="P25">Referencias</text:p>
          </table:table-cell>
          <table:table-cell table:style-name="Tabla21.B5" table:number-columns-spanned="6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1.2">
          <table:table-cell table:style-name="Tabla21.A6" office:value-type="string">
            <text:p text:style-name="P25">Autor</text:p>
          </table:table-cell>
          <table:table-cell table:style-name="Tabla21.B6" office:value-type="string">
            <text:p text:style-name="P58">Alba Aurora Moreno Peinado</text:p>
          </table:table-cell>
          <table:table-cell table:style-name="Tabla21.C6" office:value-type="string">
            <text:h text:style-name="P163" text:outline-level="1">Fecha</text:h>
          </table:table-cell>
          <table:table-cell table:style-name="Tabla21.D6" table:number-columns-spanned="2" office:value-type="string">
            <text:p text:style-name="P74">19/03/2018</text:p>
          </table:table-cell>
          <table:covered-table-cell/>
          <table:table-cell table:style-name="Tabla21.F6" office:value-type="string">
            <text:h text:style-name="P163" text:outline-level="1">Versión</text:h>
          </table:table-cell>
          <table:table-cell table:style-name="Tabla21.G6" office:value-type="string">
            <text:p text:style-name="P74">1.0</text:p>
          </table:table-cell>
        </table:table-row>
      </table:table>
      <text:p text:style-name="P146"/>
      <table:table table:name="Tabla22" table:style-name="Tabla22">
        <table:table-column table:style-name="Tabla22.A"/>
        <table:table-column table:style-name="Tabla22.B"/>
        <table:table-column table:style-name="Tabla22.C"/>
        <table:table-row table:style-name="Tabla22.1">
          <table:table-cell table:style-name="Tabla22.A1" table:number-columns-spanned="3" office:value-type="string">
            <text:h text:style-name="P162" text:outline-level="1">Atributos</text:h>
          </table:table-cell>
          <table:covered-table-cell/>
          <table:covered-table-cell/>
        </table:table-row>
        <table:table-row table:style-name="Tabla22.2">
          <table:table-cell table:style-name="Tabla22.A2" office:value-type="string">
            <text:p text:style-name="P25">Nombre</text:p>
          </table:table-cell>
          <table:table-cell table:style-name="Tabla22.B2" office:value-type="string">
            <text:h text:style-name="P163" text:outline-level="1">Descripción</text:h>
          </table:table-cell>
          <table:table-cell table:style-name="Tabla22.C2" office:value-type="string">
            <text:h text:style-name="P163" text:outline-level="1">Tipo</text:h>
          </table:table-cell>
        </table:table-row>
        <table:table-row table:style-name="Tabla22.2">
          <table:table-cell table:style-name="Tabla22.A3" office:value-type="string">
            <text:p text:style-name="P34">Datos personales</text:p>
          </table:table-cell>
          <table:table-cell table:style-name="Tabla22.B3" office:value-type="string">
            <text:p text:style-name="P97">Dni, carnet de conducir,....</text:p>
          </table:table-cell>
          <table:table-cell table:style-name="Tabla22.C3" office:value-type="string">
            <text:p text:style-name="P75">Lista de cadena de caracteres</text:p>
          </table:table-cell>
        </table:table-row>
        <table:table-row table:style-name="Tabla22.4">
          <table:table-cell table:style-name="Tabla22.A4" office:value-type="string">
            <text:p text:style-name="P35">Tipo de vehículo</text:p>
          </table:table-cell>
          <table:table-cell table:style-name="Tabla22.B4" office:value-type="string">
            <text:p text:style-name="P96">Furgoneta, camión, moto...</text:p>
          </table:table-cell>
          <table:table-cell table:style-name="Tabla22.C4" office:value-type="string">
            <text:p text:style-name="P76">Cadena de caracteres</text:p>
          </table:table-cell>
        </table:table-row>
        <table:table-row table:style-name="Tabla22.4">
          <table:table-cell table:style-name="Tabla22.A5" table:number-columns-spanned="3" office:value-type="string">
            <text:p text:style-name="P44"/>
          </table:table-cell>
          <table:covered-table-cell/>
          <table:covered-table-cell/>
        </table:table-row>
      </table:table>
      <text:p text:style-name="P146"/>
      <table:table table:name="Tabla13" table:style-name="Tabla13">
        <table:table-column table:style-name="Tabla13.A"/>
        <table:table-row table:style-name="Tabla13.1">
          <table:table-cell table:style-name="Tabla13.A1" office:value-type="string">
            <text:p text:style-name="P122">Comentarios</text:p>
          </table:table-cell>
        </table:table-row>
        <table:table-row table:style-name="Tabla13.2">
          <table:table-cell table:style-name="Tabla13.A2" office:value-type="string">
            <text:p text:style-name="P45"/>
          </table:table-cell>
        </table:table-row>
      </table:table>
      <text:p text:style-name="P8"><text:tab/></text:p>
      <text:p text:style-name="P8">1.8. Actor Temporizador</text:p>
      <table:table table:name="Tabla23" table:style-name="Tabla23">
        <table:table-column table:style-name="Tabla23.A"/>
        <table:table-column table:style-name="Tabla23.B"/>
        <table:table-column table:style-name="Tabla23.C"/>
        <table:table-column table:style-name="Tabla23.D"/>
        <table:table-column table:style-name="Tabla23.E"/>
        <table:table-column table:style-name="Tabla23.F"/>
        <table:table-column table:style-name="Tabla23.G"/>
        <table:table-row table:style-name="Tabla23.1">
          <table:table-cell table:style-name="Tabla23.A1" office:value-type="string">
            <text:h text:style-name="P170" text:outline-level="1">Actor</text:h>
          </table:table-cell>
          <table:table-cell table:style-name="Tabla23.B1" table:number-columns-spanned="3" office:value-type="string">
            <text:h text:style-name="P160" text:outline-level="3">Temporizador </text:h>
          </table:table-cell>
          <table:covered-table-cell/>
          <table:covered-table-cell/>
          <table:table-cell table:style-name="Tabla23.E1" table:number-columns-spanned="3" office:value-type="string">
            <text:p text:style-name="P17">&lt;&lt; ACT_8 &gt;&gt;</text:p>
          </table:table-cell>
          <table:covered-table-cell/>
          <table:covered-table-cell/>
        </table:table-row>
        <table:table-row table:style-name="Tabla23.2">
          <table:table-cell table:style-name="Tabla23.A2" office:value-type="string">
            <text:p text:style-name="P24">Descripción</text:p>
          </table:table-cell>
          <table:table-cell table:style-name="Tabla23.B2" table:number-columns-spanned="6" office:value-type="string">
            <text:p text:style-name="P40">Dispositivo encargado que comprueba el tiempo de recepción del paquete en una oficin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3.2">
          <table:table-cell table:style-name="Tabla23.A3" office:value-type="string">
            <text:p text:style-name="P24">Características</text:p>
          </table:table-cell>
          <table:table-cell table:style-name="Tabla23.B3" table:number-columns-spanned="6" office:value-type="string">
            <text:p text:style-name="P40">Mide el tiempo en minutos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3.4">
          <table:table-cell table:style-name="Tabla23.A4" office:value-type="string">
            <text:p text:style-name="P24">Relaciones</text:p>
          </table:table-cell>
          <table:table-cell table:style-name="Tabla23.B4" table:number-columns-spanned="6" office:value-type="string">
            <text:p text:style-name="P40">Administrador:Se encarga del correcto funcionamiento del dispositivo.</text:p>
            <text:p text:style-name="P40">Encargado: Se encarga de redistribuir los paquetes cuyo tiempo de espera del paquete en la oficin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3.2">
          <table:table-cell table:style-name="Tabla23.A5" office:value-type="string">
            <text:p text:style-name="P24">Referencias</text:p>
          </table:table-cell>
          <table:table-cell table:style-name="Tabla23.B5" table:number-columns-spanned="6" office:value-type="string">
            <text:p text:style-name="P4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3.2">
          <table:table-cell table:style-name="Tabla23.A6" office:value-type="string">
            <text:p text:style-name="P24">Autor</text:p>
          </table:table-cell>
          <table:table-cell table:style-name="Tabla23.B6" office:value-type="string">
            <text:p text:style-name="P40">Manuel Ortiz Hita</text:p>
          </table:table-cell>
          <table:table-cell table:style-name="Tabla23.C6" office:value-type="string">
            <text:h text:style-name="P165" text:outline-level="1">Fecha</text:h>
          </table:table-cell>
          <table:table-cell table:style-name="Tabla23.D6" table:number-columns-spanned="2" office:value-type="string">
            <text:p text:style-name="P16">22/03/2018</text:p>
          </table:table-cell>
          <table:covered-table-cell/>
          <table:table-cell table:style-name="Tabla23.F6" office:value-type="string">
            <text:h text:style-name="P165" text:outline-level="1">Versión</text:h>
          </table:table-cell>
          <table:table-cell table:style-name="Tabla23.G6" office:value-type="string">
            <text:p text:style-name="P16">1.0</text:p>
          </table:table-cell>
        </table:table-row>
      </table:table>
      <text:p text:style-name="P146"/>
      <table:table table:name="Tabla24" table:style-name="Tabla24">
        <table:table-column table:style-name="Tabla24.A"/>
        <table:table-column table:style-name="Tabla24.B"/>
        <table:table-column table:style-name="Tabla24.C"/>
        <table:table-row table:style-name="Tabla24.1">
          <table:table-cell table:style-name="Tabla24.A1" table:number-columns-spanned="3" office:value-type="string">
            <text:h text:style-name="P171" text:outline-level="1">Atributos</text:h>
          </table:table-cell>
          <table:covered-table-cell/>
          <table:covered-table-cell/>
        </table:table-row>
        <table:table-row table:style-name="Tabla24.2">
          <table:table-cell table:style-name="Tabla24.A2" office:value-type="string">
            <text:p text:style-name="P24">Nombre</text:p>
          </table:table-cell>
          <table:table-cell table:style-name="Tabla24.B2" office:value-type="string">
            <text:h text:style-name="P165" text:outline-level="1">Descripción</text:h>
          </table:table-cell>
          <table:table-cell table:style-name="Tabla24.C2" office:value-type="string">
            <text:h text:style-name="P165" text:outline-level="1">Tipo</text:h>
          </table:table-cell>
        </table:table-row>
        <table:table-row table:style-name="Tabla24.2">
          <table:table-cell table:style-name="Tabla24.A3" office:value-type="string">
            <text:p text:style-name="P24">Datos</text:p>
          </table:table-cell>
          <table:table-cell table:style-name="Tabla24.B3" office:value-type="string">
            <text:p text:style-name="P121">Codigo del temporizador</text:p>
          </table:table-cell>
          <table:table-cell table:style-name="Tabla24.C3" office:value-type="string">
            <text:p text:style-name="P16">Cadena de caracteres</text:p>
          </table:table-cell>
        </table:table-row>
        <text:soft-page-break/>
        <table:table-row table:style-name="Tabla24.4">
          <table:table-cell table:style-name="Tabla24.A4" office:value-type="string">
            <text:p text:style-name="P24">Magnitud</text:p>
          </table:table-cell>
          <table:table-cell table:style-name="Tabla24.B4" office:value-type="string">
            <text:p text:style-name="P121">Medida de minutos de estancia del paquete</text:p>
          </table:table-cell>
          <table:table-cell table:style-name="Tabla24.C4" office:value-type="string">
            <text:p text:style-name="P16">Fecha y tiempo</text:p>
          </table:table-cell>
        </table:table-row>
        <table:table-row table:style-name="Tabla24.4">
          <table:table-cell table:style-name="Tabla24.A5" table:number-columns-spanned="3" office:value-type="string">
            <text:p text:style-name="P16"/>
          </table:table-cell>
          <table:covered-table-cell/>
          <table:covered-table-cell/>
        </table:table-row>
      </table:table>
      <text:p text:style-name="P146"/>
      <table:table table:name="Tabla14" table:style-name="Tabla14">
        <table:table-column table:style-name="Tabla14.A"/>
        <table:table-row table:style-name="Tabla14.1">
          <table:table-cell table:style-name="Tabla14.A1" office:value-type="string">
            <text:p text:style-name="P122">Comentarios</text:p>
          </table:table-cell>
        </table:table-row>
        <table:table-row table:style-name="Tabla14.2">
          <table:table-cell table:style-name="Tabla14.A2" office:value-type="string">
            <text:p text:style-name="P45"/>
          </table:table-cell>
        </table:table-row>
      </table:table>
      <text:p text:style-name="P146"/>
      <text:p text:style-name="P146"/>
      <text:p text:style-name="P5">2. Diagrama de paquetes</text:p>
      <text:p text:style-name="P3"/>
      <text:p text:style-name="P3"/>
      <text:p text:style-name="P5">3. Diagramas de Casos de Uso</text:p>
      <text:p text:style-name="P10">3.1. Gestión de administrador</text:p>
      <text:p text:style-name="P10"><draw:frame draw:style-name="fr1" draw:name="Imagen1" text:anchor-type="paragraph" svg:x="2.499cm" svg:y="0.27cm" svg:width="8.117cm" svg:height="7.191cm" draw:z-index="0"><draw:image xlink:href="Pictures/10000000000001700000014697561EFAE35AF45E.jpg" xlink:type="simple" xlink:show="embed" xlink:actuate="onLoad"/></draw:frame></text:p>
      <text:p text:style-name="P3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0">3.2. Gestión Clientes</text:p>
      <text:p text:style-name="P10"><draw:frame draw:style-name="fr2" draw:name="Imagen5" text:anchor-type="paragraph" svg:width="13.411cm" svg:height="12.647cm" draw:z-index="2"><draw:image xlink:href="Pictures/100000000000036E0000033C5DC2A0C5E6A87287.jpg" xlink:type="simple" xlink:show="embed" xlink:actuate="onLoad"/></draw:frame><text:soft-page-break/></text:p>
      <text:p text:style-name="P11"><draw:frame draw:style-name="fr1" draw:name="Imagen3" text:anchor-type="paragraph" svg:x="-0.43cm" svg:y="1.485cm" svg:width="17cm" svg:height="12.552cm" draw:z-index="3"><draw:image xlink:href="Pictures/10000000000004360000031C48BCB77D670D5C4F.jpg" xlink:type="simple" xlink:show="embed" xlink:actuate="onLoad"/></draw:frame>3.3. Gestión <text:span text:style-name="T21">E</text:span>nvío<text:span text:style-name="T21">s</text:span></text:p>
      <text:p text:style-name="P11"/>
      <text:p text:style-name="P11"><text:soft-page-break/></text:p>
      <text:p text:style-name="P11">3.4. Gestión <text:span text:style-name="T21">T</text:span>ransporte<text:span text:style-name="T21">s</text:span></text:p>
      <text:p text:style-name="P11"><draw:frame draw:style-name="fr3" draw:name="Imagen4" text:anchor-type="paragraph" svg:width="17cm" svg:height="13.538cm" draw:z-index="1"><draw:image xlink:href="Pictures/10000000000002FE00000262D33D3B239E11A5E2.jpg" xlink:type="simple" xlink:show="embed" xlink:actuate="onLoad"/></draw:frame></text:p>
      <text:p text:style-name="P11"/>
      <text:p text:style-name="P11"><draw:frame draw:style-name="fr1" draw:name="Imagen6" text:anchor-type="paragraph" svg:x="-0.596cm" svg:y="1.348cm" svg:width="17cm" svg:height="10.832cm" draw:z-index="4"><draw:image xlink:href="Pictures/1000000000000301000001EA72E06FB5B630D360.jpg" xlink:type="simple" xlink:show="embed" xlink:actuate="onLoad"/></draw:frame><text:soft-page-break/>3.5. Gestión Web</text:p>
      <text:p text:style-name="P11"/>
      <text:p text:style-name="P11"/>
      <text:p text:style-name="P5"/>
      <text:p text:style-name="P5">4. Descripción de Casos de Uso</text:p>
      <text:p text:style-name="P13">4.1 Gestión de administrador</text:p>
      <table:table table:name="Tabla25" table:style-name="Tabla25">
        <table:table-column table:style-name="Tabla25.A"/>
        <table:table-column table:style-name="Tabla25.B"/>
        <table:table-column table:style-name="Tabla25.C"/>
        <table:table-column table:style-name="Tabla25.D"/>
        <table:table-column table:style-name="Tabla25.E"/>
        <table:table-column table:style-name="Tabla25.F"/>
        <table:table-column table:style-name="Tabla25.G"/>
        <table:table-column table:style-name="Tabla25.H"/>
        <table:table-row table:style-name="Tabla25.1">
          <table:table-cell table:style-name="Tabla25.A1" office:value-type="string">
            <text:h text:style-name="P166" text:outline-level="1">Caso de Uso</text:h>
          </table:table-cell>
          <table:table-cell table:style-name="Tabla25.B1" table:number-columns-spanned="4" office:value-type="string">
            <text:p text:style-name="P77">Dar de Alta</text:p>
          </table:table-cell>
          <table:covered-table-cell/>
          <table:covered-table-cell/>
          <table:covered-table-cell/>
          <table:table-cell table:style-name="Tabla25.F1" table:number-columns-spanned="3" office:value-type="string">
            <text:p text:style-name="P81">CU_1</text:p>
          </table:table-cell>
          <table:covered-table-cell/>
          <table:covered-table-cell/>
        </table:table-row>
        <table:table-row table:style-name="Tabla25.2">
          <table:table-cell table:style-name="Tabla25.A2" office:value-type="string">
            <text:p text:style-name="P36">Actores</text:p>
          </table:table-cell>
          <table:table-cell table:style-name="Tabla25.B2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5.2">
          <table:table-cell table:style-name="Tabla25.A3" office:value-type="string">
            <text:p text:style-name="P36">Tipo</text:p>
          </table:table-cell>
          <table:table-cell table:style-name="Tabla25.B3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5.2">
          <table:table-cell table:style-name="Tabla25.A4" office:value-type="string">
            <text:p text:style-name="P36">Referencias</text:p>
          </table:table-cell>
          <table:table-cell table:style-name="Tabla25.B4" table:number-columns-spanned="2" office:value-type="string">
            <text:p text:style-name="P29"/>
          </table:table-cell>
          <table:covered-table-cell/>
          <table:table-cell table:style-name="Tabla25.D4" table:number-columns-spanned="5" office:value-type="string">
            <text:p text:style-name="P64"/>
          </table:table-cell>
          <table:covered-table-cell/>
          <table:covered-table-cell/>
          <table:covered-table-cell/>
          <table:covered-table-cell/>
        </table:table-row>
        <table:table-row table:style-name="Tabla25.2">
          <table:table-cell table:style-name="Tabla25.A5" office:value-type="string">
            <text:p text:style-name="P36">Precondición</text:p>
          </table:table-cell>
          <table:table-cell table:style-name="Tabla25.B5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5.2">
          <table:table-cell table:style-name="Tabla25.A6" office:value-type="string">
            <text:p text:style-name="P36">Postcondición</text:p>
          </table:table-cell>
          <table:table-cell table:style-name="Tabla25.B6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5.2">
          <table:table-cell table:style-name="Tabla25.A7" office:value-type="string">
            <text:p text:style-name="P36">Autor</text:p>
          </table:table-cell>
          <table:table-cell table:style-name="Tabla25.B7" office:value-type="string">
            <text:p text:style-name="P29"/>
          </table:table-cell>
          <table:table-cell table:style-name="Tabla25.C7" table:number-columns-spanned="2" office:value-type="string">
            <text:h text:style-name="P166" text:outline-level="1">Fecha</text:h>
          </table:table-cell>
          <table:covered-table-cell/>
          <table:table-cell table:style-name="Tabla25.E7" table:number-columns-spanned="2" office:value-type="string">
            <text:p text:style-name="P77">25/03/2018</text:p>
          </table:table-cell>
          <table:covered-table-cell/>
          <table:table-cell table:style-name="Tabla25.G7" office:value-type="string">
            <text:h text:style-name="P166" text:outline-level="1">Versión</text:h>
          </table:table-cell>
          <table:table-cell table:style-name="Tabla25.H7" office:value-type="string">
            <text:p text:style-name="P64"/>
          </table:table-cell>
        </table:table-row>
      </table:table>
      <text:p text:style-name="P147"/>
      <table:table table:name="Tabla41" table:style-name="Tabla41">
        <table:table-column table:style-name="Tabla41.A"/>
        <table:table-row table:style-name="Tabla41.1">
          <table:table-cell table:style-name="Tabla41.A1" office:value-type="string">
            <text:p text:style-name="P124">Propósito</text:p>
          </table:table-cell>
        </table:table-row>
        <table:table-row table:style-name="Tabla41.1">
          <table:table-cell table:style-name="Tabla41.A2" office:value-type="string">
            <text:p text:style-name="P123"/>
          </table:table-cell>
        </table:table-row>
      </table:table>
      <text:p text:style-name="P147"/>
      <table:table table:name="Tabla72" table:style-name="Tabla72">
        <table:table-column table:style-name="Tabla72.A"/>
        <table:table-row table:style-name="Tabla72.1">
          <table:table-cell table:style-name="Tabla72.A1" office:value-type="string">
            <text:p text:style-name="P125">Resumen</text:p>
          </table:table-cell>
        </table:table-row>
        <table:table-row table:style-name="Tabla72.1">
          <table:table-cell table:style-name="Tabla72.A2" office:value-type="string">
            <text:p text:style-name="P123"/>
          </table:table-cell>
        </table:table-row>
      </table:table>
      <text:p text:style-name="P147"/>
      <table:table table:name="Tabla26" table:style-name="Tabla26">
        <table:table-column table:style-name="Tabla26.A"/>
        <table:table-column table:style-name="Tabla26.B"/>
        <table:table-column table:style-name="Tabla26.C"/>
        <table:table-column table:style-name="Tabla26.D"/>
        <table:table-column table:style-name="Tabla26.E"/>
        <table:table-column table:style-name="Tabla26.F"/>
        <table:table-column table:style-name="Tabla26.G"/>
        <table:table-column table:style-name="Tabla26.H"/>
        <table:table-row table:style-name="Tabla26.1">
          <table:table-cell table:style-name="Tabla26.A1" office:value-type="string">
            <text:h text:style-name="P166" text:outline-level="1">Caso de Uso</text:h>
          </table:table-cell>
          <table:table-cell table:style-name="Tabla26.B1" table:number-columns-spanned="4" office:value-type="string">
            <text:p text:style-name="P77">Dar de Baja</text:p>
          </table:table-cell>
          <table:covered-table-cell/>
          <table:covered-table-cell/>
          <table:covered-table-cell/>
          <table:table-cell table:style-name="Tabla26.F1" table:number-columns-spanned="3" office:value-type="string">
            <text:p text:style-name="P81">CU_2</text:p>
          </table:table-cell>
          <table:covered-table-cell/>
          <table:covered-table-cell/>
        </table:table-row>
        <table:table-row table:style-name="Tabla26.2">
          <table:table-cell table:style-name="Tabla26.A2" office:value-type="string">
            <text:p text:style-name="P36">Actores</text:p>
          </table:table-cell>
          <table:table-cell table:style-name="Tabla26.B2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6.2">
          <table:table-cell table:style-name="Tabla26.A3" office:value-type="string">
            <text:p text:style-name="P36">Tipo</text:p>
          </table:table-cell>
          <table:table-cell table:style-name="Tabla26.B3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6.2">
          <table:table-cell table:style-name="Tabla26.A4" office:value-type="string">
            <text:p text:style-name="P36">Referencias</text:p>
          </table:table-cell>
          <table:table-cell table:style-name="Tabla26.B4" table:number-columns-spanned="2" office:value-type="string">
            <text:p text:style-name="P29"/>
          </table:table-cell>
          <table:covered-table-cell/>
          <table:table-cell table:style-name="Tabla26.D4" table:number-columns-spanned="5" office:value-type="string">
            <text:p text:style-name="P64"/>
          </table:table-cell>
          <table:covered-table-cell/>
          <table:covered-table-cell/>
          <table:covered-table-cell/>
          <table:covered-table-cell/>
        </table:table-row>
        <text:soft-page-break/>
        <table:table-row table:style-name="Tabla26.2">
          <table:table-cell table:style-name="Tabla26.A5" office:value-type="string">
            <text:p text:style-name="P36">Precondición</text:p>
          </table:table-cell>
          <table:table-cell table:style-name="Tabla26.B5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6.2">
          <table:table-cell table:style-name="Tabla26.A6" office:value-type="string">
            <text:p text:style-name="P36">Postcondición</text:p>
          </table:table-cell>
          <table:table-cell table:style-name="Tabla26.B6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6.2">
          <table:table-cell table:style-name="Tabla26.A7" office:value-type="string">
            <text:p text:style-name="P36">Autor</text:p>
          </table:table-cell>
          <table:table-cell table:style-name="Tabla26.B7" office:value-type="string">
            <text:p text:style-name="P29"/>
          </table:table-cell>
          <table:table-cell table:style-name="Tabla26.C7" table:number-columns-spanned="2" office:value-type="string">
            <text:h text:style-name="P166" text:outline-level="1">Fecha</text:h>
          </table:table-cell>
          <table:covered-table-cell/>
          <table:table-cell table:style-name="Tabla26.E7" table:number-columns-spanned="2" office:value-type="string">
            <text:p text:style-name="P77">25/03/2018</text:p>
          </table:table-cell>
          <table:covered-table-cell/>
          <table:table-cell table:style-name="Tabla26.G7" office:value-type="string">
            <text:h text:style-name="P166" text:outline-level="1">Versión</text:h>
          </table:table-cell>
          <table:table-cell table:style-name="Tabla26.H7" office:value-type="string">
            <text:p text:style-name="P64"/>
          </table:table-cell>
        </table:table-row>
      </table:table>
      <text:p text:style-name="P147"/>
      <table:table table:name="Tabla42" table:style-name="Tabla42">
        <table:table-column table:style-name="Tabla42.A"/>
        <table:table-row table:style-name="Tabla42.1">
          <table:table-cell table:style-name="Tabla42.A1" office:value-type="string">
            <text:p text:style-name="P124">Propósito</text:p>
          </table:table-cell>
        </table:table-row>
        <table:table-row table:style-name="Tabla42.1">
          <table:table-cell table:style-name="Tabla42.A2" office:value-type="string">
            <text:p text:style-name="P123"/>
          </table:table-cell>
        </table:table-row>
      </table:table>
      <text:p text:style-name="P147"/>
      <table:table table:name="Tabla71" table:style-name="Tabla71">
        <table:table-column table:style-name="Tabla71.A"/>
        <table:table-row table:style-name="Tabla71.1">
          <table:table-cell table:style-name="Tabla71.A1" office:value-type="string">
            <text:p text:style-name="P125">Resumen</text:p>
          </table:table-cell>
        </table:table-row>
        <table:table-row table:style-name="Tabla71.1">
          <table:table-cell table:style-name="Tabla71.A2" office:value-type="string">
            <text:p text:style-name="P123"/>
          </table:table-cell>
        </table:table-row>
      </table:table>
      <text:p text:style-name="P147"/>
      <table:table table:name="Tabla27" table:style-name="Tabla27">
        <table:table-column table:style-name="Tabla27.A"/>
        <table:table-column table:style-name="Tabla27.B"/>
        <table:table-column table:style-name="Tabla27.C"/>
        <table:table-column table:style-name="Tabla27.D"/>
        <table:table-column table:style-name="Tabla27.E"/>
        <table:table-column table:style-name="Tabla27.F"/>
        <table:table-column table:style-name="Tabla27.G"/>
        <table:table-column table:style-name="Tabla27.H"/>
        <table:table-row table:style-name="Tabla27.1">
          <table:table-cell table:style-name="Tabla27.A1" office:value-type="string">
            <text:h text:style-name="P166" text:outline-level="1">Caso de Uso</text:h>
          </table:table-cell>
          <table:table-cell table:style-name="Tabla27.B1" table:number-columns-spanned="4" office:value-type="string">
            <text:p text:style-name="P77"><text:span text:style-name="T22">Consultar</text:span> Datos</text:p>
          </table:table-cell>
          <table:covered-table-cell/>
          <table:covered-table-cell/>
          <table:covered-table-cell/>
          <table:table-cell table:style-name="Tabla27.F1" table:number-columns-spanned="3" office:value-type="string">
            <text:p text:style-name="P81">CU_3</text:p>
          </table:table-cell>
          <table:covered-table-cell/>
          <table:covered-table-cell/>
        </table:table-row>
        <table:table-row table:style-name="Tabla27.2">
          <table:table-cell table:style-name="Tabla27.A2" office:value-type="string">
            <text:p text:style-name="P36">Actores</text:p>
          </table:table-cell>
          <table:table-cell table:style-name="Tabla27.B2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7.2">
          <table:table-cell table:style-name="Tabla27.A3" office:value-type="string">
            <text:p text:style-name="P36">Tipo</text:p>
          </table:table-cell>
          <table:table-cell table:style-name="Tabla27.B3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7.2">
          <table:table-cell table:style-name="Tabla27.A4" office:value-type="string">
            <text:p text:style-name="P36">Referencias</text:p>
          </table:table-cell>
          <table:table-cell table:style-name="Tabla27.B4" table:number-columns-spanned="2" office:value-type="string">
            <text:p text:style-name="P29"/>
          </table:table-cell>
          <table:covered-table-cell/>
          <table:table-cell table:style-name="Tabla27.D4" table:number-columns-spanned="5" office:value-type="string">
            <text:p text:style-name="P64"/>
          </table:table-cell>
          <table:covered-table-cell/>
          <table:covered-table-cell/>
          <table:covered-table-cell/>
          <table:covered-table-cell/>
        </table:table-row>
        <table:table-row table:style-name="Tabla27.2">
          <table:table-cell table:style-name="Tabla27.A5" office:value-type="string">
            <text:p text:style-name="P36">Precondición</text:p>
          </table:table-cell>
          <table:table-cell table:style-name="Tabla27.B5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7.2">
          <table:table-cell table:style-name="Tabla27.A6" office:value-type="string">
            <text:p text:style-name="P36">Postcondición</text:p>
          </table:table-cell>
          <table:table-cell table:style-name="Tabla27.B6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7.2">
          <table:table-cell table:style-name="Tabla27.A7" office:value-type="string">
            <text:p text:style-name="P36">Autor</text:p>
          </table:table-cell>
          <table:table-cell table:style-name="Tabla27.B7" office:value-type="string">
            <text:p text:style-name="P29"/>
          </table:table-cell>
          <table:table-cell table:style-name="Tabla27.C7" table:number-columns-spanned="2" office:value-type="string">
            <text:h text:style-name="P166" text:outline-level="1">Fecha</text:h>
          </table:table-cell>
          <table:covered-table-cell/>
          <table:table-cell table:style-name="Tabla27.E7" table:number-columns-spanned="2" office:value-type="string">
            <text:p text:style-name="P77">25/03/2018</text:p>
          </table:table-cell>
          <table:covered-table-cell/>
          <table:table-cell table:style-name="Tabla27.G7" office:value-type="string">
            <text:h text:style-name="P166" text:outline-level="1">Versión</text:h>
          </table:table-cell>
          <table:table-cell table:style-name="Tabla27.H7" office:value-type="string">
            <text:p text:style-name="P64"/>
          </table:table-cell>
        </table:table-row>
      </table:table>
      <text:p text:style-name="P147"/>
      <table:table table:name="Tabla43" table:style-name="Tabla43">
        <table:table-column table:style-name="Tabla43.A"/>
        <table:table-row table:style-name="Tabla43.1">
          <table:table-cell table:style-name="Tabla43.A1" office:value-type="string">
            <text:p text:style-name="P124">Propósito</text:p>
          </table:table-cell>
        </table:table-row>
        <table:table-row table:style-name="Tabla43.1">
          <table:table-cell table:style-name="Tabla43.A2" office:value-type="string">
            <text:p text:style-name="P123"/>
          </table:table-cell>
        </table:table-row>
      </table:table>
      <text:p text:style-name="P147"/>
      <table:table table:name="Tabla70" table:style-name="Tabla70">
        <table:table-column table:style-name="Tabla70.A"/>
        <table:table-row table:style-name="Tabla70.1">
          <table:table-cell table:style-name="Tabla70.A1" office:value-type="string">
            <text:p text:style-name="P125">Resumen</text:p>
          </table:table-cell>
        </table:table-row>
        <table:table-row table:style-name="Tabla70.1">
          <table:table-cell table:style-name="Tabla70.A2" office:value-type="string">
            <text:p text:style-name="P123"/>
          </table:table-cell>
        </table:table-row>
      </table:table>
      <text:p text:style-name="P147"/>
      <table:table table:name="Tabla28" table:style-name="Tabla28">
        <table:table-column table:style-name="Tabla28.A"/>
        <table:table-column table:style-name="Tabla28.B"/>
        <table:table-column table:style-name="Tabla28.C"/>
        <table:table-column table:style-name="Tabla28.D"/>
        <table:table-column table:style-name="Tabla28.E"/>
        <table:table-column table:style-name="Tabla28.F"/>
        <table:table-column table:style-name="Tabla28.G"/>
        <table:table-column table:style-name="Tabla28.H"/>
        <table:table-row table:style-name="Tabla28.1">
          <table:table-cell table:style-name="Tabla28.A1" office:value-type="string">
            <text:h text:style-name="P166" text:outline-level="1">Caso de Uso</text:h>
          </table:table-cell>
          <table:table-cell table:style-name="Tabla28.B1" table:number-columns-spanned="4" office:value-type="string">
            <text:p text:style-name="P81">Modificar Datos</text:p>
          </table:table-cell>
          <table:covered-table-cell/>
          <table:covered-table-cell/>
          <table:covered-table-cell/>
          <table:table-cell table:style-name="Tabla28.F1" table:number-columns-spanned="3" office:value-type="string">
            <text:p text:style-name="P81">CU_4</text:p>
          </table:table-cell>
          <table:covered-table-cell/>
          <table:covered-table-cell/>
        </table:table-row>
        <table:table-row table:style-name="Tabla28.2">
          <table:table-cell table:style-name="Tabla28.A2" office:value-type="string">
            <text:p text:style-name="P36">Actores</text:p>
          </table:table-cell>
          <table:table-cell table:style-name="Tabla28.B2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8.2">
          <table:table-cell table:style-name="Tabla28.A3" office:value-type="string">
            <text:p text:style-name="P36">Tipo</text:p>
          </table:table-cell>
          <table:table-cell table:style-name="Tabla28.B3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8.2">
          <table:table-cell table:style-name="Tabla28.A4" office:value-type="string">
            <text:p text:style-name="P36">Referencias</text:p>
          </table:table-cell>
          <table:table-cell table:style-name="Tabla28.B4" table:number-columns-spanned="2" office:value-type="string">
            <text:p text:style-name="P29"/>
          </table:table-cell>
          <table:covered-table-cell/>
          <table:table-cell table:style-name="Tabla28.D4" table:number-columns-spanned="5" office:value-type="string">
            <text:p text:style-name="P64"/>
          </table:table-cell>
          <table:covered-table-cell/>
          <table:covered-table-cell/>
          <table:covered-table-cell/>
          <table:covered-table-cell/>
        </table:table-row>
        <table:table-row table:style-name="Tabla28.2">
          <table:table-cell table:style-name="Tabla28.A5" office:value-type="string">
            <text:p text:style-name="P36">Precondición</text:p>
          </table:table-cell>
          <table:table-cell table:style-name="Tabla28.B5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8.2">
          <table:table-cell table:style-name="Tabla28.A6" office:value-type="string">
            <text:p text:style-name="P36">Postcondición</text:p>
          </table:table-cell>
          <table:table-cell table:style-name="Tabla28.B6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8.2">
          <table:table-cell table:style-name="Tabla28.A7" office:value-type="string">
            <text:p text:style-name="P36">Autor</text:p>
          </table:table-cell>
          <table:table-cell table:style-name="Tabla28.B7" office:value-type="string">
            <text:p text:style-name="P29"/>
          </table:table-cell>
          <table:table-cell table:style-name="Tabla28.C7" table:number-columns-spanned="2" office:value-type="string">
            <text:h text:style-name="P166" text:outline-level="1">Fecha</text:h>
          </table:table-cell>
          <table:covered-table-cell/>
          <table:table-cell table:style-name="Tabla28.E7" table:number-columns-spanned="2" office:value-type="string">
            <text:p text:style-name="P77">25/03/2018</text:p>
          </table:table-cell>
          <table:covered-table-cell/>
          <table:table-cell table:style-name="Tabla28.G7" office:value-type="string">
            <text:h text:style-name="P166" text:outline-level="1">Versión</text:h>
          </table:table-cell>
          <table:table-cell table:style-name="Tabla28.H7" office:value-type="string">
            <text:p text:style-name="P64"/>
          </table:table-cell>
        </table:table-row>
      </table:table>
      <text:p text:style-name="P147"/>
      <table:table table:name="Tabla44" table:style-name="Tabla44">
        <table:table-column table:style-name="Tabla44.A"/>
        <table:table-row table:style-name="Tabla44.1">
          <table:table-cell table:style-name="Tabla44.A1" office:value-type="string">
            <text:p text:style-name="P124">Propósito</text:p>
          </table:table-cell>
        </table:table-row>
        <table:table-row table:style-name="Tabla44.1">
          <table:table-cell table:style-name="Tabla44.A2" office:value-type="string">
            <text:p text:style-name="P123"/>
          </table:table-cell>
        </table:table-row>
      </table:table>
      <text:p text:style-name="P147"/>
      <table:table table:name="Tabla69" table:style-name="Tabla69">
        <table:table-column table:style-name="Tabla69.A"/>
        <table:table-row table:style-name="Tabla69.1">
          <table:table-cell table:style-name="Tabla69.A1" office:value-type="string">
            <text:p text:style-name="P125">Resumen</text:p>
          </table:table-cell>
        </table:table-row>
        <table:table-row table:style-name="Tabla69.1">
          <table:table-cell table:style-name="Tabla69.A2" office:value-type="string">
            <text:p text:style-name="P123"/>
          </table:table-cell>
        </table:table-row>
      </table:table>
      <text:p text:style-name="P13"/>
      <text:p text:style-name="P13">4.2 Gestión de clientes</text:p>
      <table:table table:name="Tabla29" table:style-name="Tabla29">
        <table:table-column table:style-name="Tabla29.A"/>
        <table:table-column table:style-name="Tabla29.B"/>
        <table:table-column table:style-name="Tabla29.C"/>
        <table:table-column table:style-name="Tabla29.D"/>
        <table:table-column table:style-name="Tabla29.E"/>
        <table:table-column table:style-name="Tabla29.F"/>
        <table:table-column table:style-name="Tabla29.G"/>
        <table:table-column table:style-name="Tabla29.H"/>
        <table:table-row table:style-name="Tabla29.1">
          <table:table-cell table:style-name="Tabla29.A1" office:value-type="string">
            <text:h text:style-name="P166" text:outline-level="1">Caso de Uso</text:h>
          </table:table-cell>
          <table:table-cell table:style-name="Tabla29.B1" table:number-columns-spanned="4" office:value-type="string">
            <text:p text:style-name="P85">Dar de Alta</text:p>
          </table:table-cell>
          <table:covered-table-cell/>
          <table:covered-table-cell/>
          <table:covered-table-cell/>
          <table:table-cell table:style-name="Tabla29.F1" table:number-columns-spanned="3" office:value-type="string">
            <text:p text:style-name="P81">CU_5</text:p>
          </table:table-cell>
          <table:covered-table-cell/>
          <table:covered-table-cell/>
        </table:table-row>
        <table:table-row table:style-name="Tabla29.2">
          <table:table-cell table:style-name="Tabla29.A2" office:value-type="string">
            <text:p text:style-name="P36">Actores</text:p>
          </table:table-cell>
          <table:table-cell table:style-name="Tabla29.B2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9.2">
          <table:table-cell table:style-name="Tabla29.A3" office:value-type="string">
            <text:p text:style-name="P36">Tipo</text:p>
          </table:table-cell>
          <table:table-cell table:style-name="Tabla29.B3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9.2">
          <table:table-cell table:style-name="Tabla29.A4" office:value-type="string">
            <text:p text:style-name="P36">Referencias</text:p>
          </table:table-cell>
          <table:table-cell table:style-name="Tabla29.B4" table:number-columns-spanned="2" office:value-type="string">
            <text:p text:style-name="P29"/>
          </table:table-cell>
          <table:covered-table-cell/>
          <table:table-cell table:style-name="Tabla29.D4" table:number-columns-spanned="5" office:value-type="string">
            <text:p text:style-name="P64"/>
          </table:table-cell>
          <table:covered-table-cell/>
          <table:covered-table-cell/>
          <table:covered-table-cell/>
          <table:covered-table-cell/>
        </table:table-row>
        <table:table-row table:style-name="Tabla29.2">
          <table:table-cell table:style-name="Tabla29.A5" office:value-type="string">
            <text:p text:style-name="P36">Precondición</text:p>
          </table:table-cell>
          <table:table-cell table:style-name="Tabla29.B5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9.2">
          <table:table-cell table:style-name="Tabla29.A6" office:value-type="string">
            <text:p text:style-name="P36">Postcondición</text:p>
          </table:table-cell>
          <table:table-cell table:style-name="Tabla29.B6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a29.2">
          <table:table-cell table:style-name="Tabla29.A7" office:value-type="string">
            <text:p text:style-name="P36">Autor</text:p>
          </table:table-cell>
          <table:table-cell table:style-name="Tabla29.B7" office:value-type="string">
            <text:p text:style-name="P29"/>
          </table:table-cell>
          <table:table-cell table:style-name="Tabla29.C7" table:number-columns-spanned="2" office:value-type="string">
            <text:h text:style-name="P166" text:outline-level="1">Fecha</text:h>
          </table:table-cell>
          <table:covered-table-cell/>
          <table:table-cell table:style-name="Tabla29.E7" table:number-columns-spanned="2" office:value-type="string">
            <text:p text:style-name="P77">25/03/2018</text:p>
          </table:table-cell>
          <table:covered-table-cell/>
          <table:table-cell table:style-name="Tabla29.G7" office:value-type="string">
            <text:h text:style-name="P166" text:outline-level="1">Versión</text:h>
          </table:table-cell>
          <table:table-cell table:style-name="Tabla29.H7" office:value-type="string">
            <text:p text:style-name="P64"/>
          </table:table-cell>
        </table:table-row>
      </table:table>
      <text:p text:style-name="P147"/>
      <table:table table:name="Tabla45" table:style-name="Tabla45">
        <table:table-column table:style-name="Tabla45.A"/>
        <table:table-row table:style-name="Tabla45.1">
          <table:table-cell table:style-name="Tabla45.A1" office:value-type="string">
            <text:p text:style-name="P124">Propósito</text:p>
          </table:table-cell>
        </table:table-row>
        <table:table-row table:style-name="Tabla45.1">
          <table:table-cell table:style-name="Tabla45.A2" office:value-type="string">
            <text:p text:style-name="P123"/>
          </table:table-cell>
        </table:table-row>
      </table:table>
      <text:p text:style-name="P147"/>
      <table:table table:name="Tabla68" table:style-name="Tabla68">
        <table:table-column table:style-name="Tabla68.A"/>
        <table:table-row table:style-name="Tabla68.1">
          <table:table-cell table:style-name="Tabla68.A1" office:value-type="string">
            <text:p text:style-name="P125">Resumen</text:p>
          </table:table-cell>
        </table:table-row>
        <table:table-row table:style-name="Tabla68.1">
          <table:table-cell table:style-name="Tabla68.A2" office:value-type="string">
            <text:p text:style-name="P123"/>
          </table:table-cell>
        </table:table-row>
      </table:table>
      <text:p text:style-name="P147"/>
      <table:table table:name="Tabla30" table:style-name="Tabla30">
        <table:table-column table:style-name="Tabla30.A"/>
        <table:table-column table:style-name="Tabla30.B"/>
        <table:table-column table:style-name="Tabla30.C"/>
        <table:table-column table:style-name="Tabla30.D"/>
        <table:table-column table:style-name="Tabla30.E"/>
        <table:table-column table:style-name="Tabla30.F"/>
        <table:table-column table:style-name="Tabla30.G"/>
        <table:table-column table:style-name="Tabla30.H"/>
        <table:table-row table:style-name="Tabla30.1">
          <table:table-cell table:style-name="Tabla30.A1" office:value-type="string">
            <text:h text:style-name="P166" text:outline-level="1">Caso de Uso</text:h>
          </table:table-cell>
          <table:table-cell table:style-name="Tabla30.B1" table:number-columns-spanned="4" office:value-type="string">
            <text:p text:style-name="P85">Dar de Baja</text:p>
          </table:table-cell>
          <table:covered-table-cell/>
          <table:covered-table-cell/>
          <table:covered-table-cell/>
          <table:table-cell table:style-name="Tabla30.F1" table:number-columns-spanned="3" office:value-type="string">
            <text:p text:style-name="P81">CU_6</text:p>
          </table:table-cell>
          <table:covered-table-cell/>
          <table:covered-table-cell/>
        </table:table-row>
        <table:table-row table:style-name="Tabla30.2">
          <table:table-cell table:style-name="Tabla30.A2" office:value-type="string">
            <text:p text:style-name="P36">Actores</text:p>
          </table:table-cell>
          <table:table-cell table:style-name="Tabla30.B2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0.2">
          <table:table-cell table:style-name="Tabla30.A3" office:value-type="string">
            <text:p text:style-name="P36">Tipo</text:p>
          </table:table-cell>
          <table:table-cell table:style-name="Tabla30.B3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0.2">
          <table:table-cell table:style-name="Tabla30.A4" office:value-type="string">
            <text:p text:style-name="P36">Referencias</text:p>
          </table:table-cell>
          <table:table-cell table:style-name="Tabla30.B4" table:number-columns-spanned="2" office:value-type="string">
            <text:p text:style-name="P29"/>
          </table:table-cell>
          <table:covered-table-cell/>
          <table:table-cell table:style-name="Tabla30.D4" table:number-columns-spanned="5" office:value-type="string">
            <text:p text:style-name="P64"/>
          </table:table-cell>
          <table:covered-table-cell/>
          <table:covered-table-cell/>
          <table:covered-table-cell/>
          <table:covered-table-cell/>
        </table:table-row>
        <table:table-row table:style-name="Tabla30.2">
          <table:table-cell table:style-name="Tabla30.A5" office:value-type="string">
            <text:p text:style-name="P36">Precondición</text:p>
          </table:table-cell>
          <table:table-cell table:style-name="Tabla30.B5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0.2">
          <table:table-cell table:style-name="Tabla30.A6" office:value-type="string">
            <text:p text:style-name="P36">Postcondición</text:p>
          </table:table-cell>
          <table:table-cell table:style-name="Tabla30.B6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0.2">
          <table:table-cell table:style-name="Tabla30.A7" office:value-type="string">
            <text:p text:style-name="P36">Autor</text:p>
          </table:table-cell>
          <table:table-cell table:style-name="Tabla30.B7" office:value-type="string">
            <text:p text:style-name="P29"/>
          </table:table-cell>
          <table:table-cell table:style-name="Tabla30.C7" table:number-columns-spanned="2" office:value-type="string">
            <text:h text:style-name="P166" text:outline-level="1">Fecha</text:h>
          </table:table-cell>
          <table:covered-table-cell/>
          <table:table-cell table:style-name="Tabla30.E7" table:number-columns-spanned="2" office:value-type="string">
            <text:p text:style-name="P77">25/03/2018</text:p>
          </table:table-cell>
          <table:covered-table-cell/>
          <table:table-cell table:style-name="Tabla30.G7" office:value-type="string">
            <text:h text:style-name="P166" text:outline-level="1">Versión</text:h>
          </table:table-cell>
          <table:table-cell table:style-name="Tabla30.H7" office:value-type="string">
            <text:p text:style-name="P64"/>
          </table:table-cell>
        </table:table-row>
      </table:table>
      <text:p text:style-name="P147"/>
      <table:table table:name="Tabla46" table:style-name="Tabla46">
        <table:table-column table:style-name="Tabla46.A"/>
        <table:table-row table:style-name="Tabla46.1">
          <table:table-cell table:style-name="Tabla46.A1" office:value-type="string">
            <text:p text:style-name="P124">Propósito</text:p>
          </table:table-cell>
        </table:table-row>
        <table:table-row table:style-name="Tabla46.1">
          <table:table-cell table:style-name="Tabla46.A2" office:value-type="string">
            <text:p text:style-name="P123"/>
          </table:table-cell>
        </table:table-row>
      </table:table>
      <text:p text:style-name="P147"/>
      <table:table table:name="Tabla67" table:style-name="Tabla67">
        <table:table-column table:style-name="Tabla67.A"/>
        <table:table-row table:style-name="Tabla67.1">
          <table:table-cell table:style-name="Tabla67.A1" office:value-type="string">
            <text:p text:style-name="P125">Resumen</text:p>
          </table:table-cell>
        </table:table-row>
        <table:table-row table:style-name="Tabla67.1">
          <table:table-cell table:style-name="Tabla67.A2" office:value-type="string">
            <text:p text:style-name="P123"/>
          </table:table-cell>
        </table:table-row>
      </table:table>
      <text:p text:style-name="P147"/>
      <table:table table:name="Tabla31" table:style-name="Tabla31">
        <table:table-column table:style-name="Tabla31.A"/>
        <table:table-column table:style-name="Tabla31.B"/>
        <table:table-column table:style-name="Tabla31.C"/>
        <table:table-column table:style-name="Tabla31.D"/>
        <table:table-column table:style-name="Tabla31.E"/>
        <table:table-column table:style-name="Tabla31.F"/>
        <table:table-column table:style-name="Tabla31.G"/>
        <table:table-column table:style-name="Tabla31.H"/>
        <table:table-row table:style-name="Tabla31.1">
          <table:table-cell table:style-name="Tabla31.A1" office:value-type="string">
            <text:h text:style-name="P166" text:outline-level="1">Caso de Uso</text:h>
          </table:table-cell>
          <table:table-cell table:style-name="Tabla31.B1" table:number-columns-spanned="4" office:value-type="string">
            <text:p text:style-name="P85">Consultar Datos</text:p>
          </table:table-cell>
          <table:covered-table-cell/>
          <table:covered-table-cell/>
          <table:covered-table-cell/>
          <table:table-cell table:style-name="Tabla31.F1" table:number-columns-spanned="3" office:value-type="string">
            <text:p text:style-name="P81">CU_7</text:p>
          </table:table-cell>
          <table:covered-table-cell/>
          <table:covered-table-cell/>
        </table:table-row>
        <table:table-row table:style-name="Tabla31.2">
          <table:table-cell table:style-name="Tabla31.A2" office:value-type="string">
            <text:p text:style-name="P36">Actores</text:p>
          </table:table-cell>
          <table:table-cell table:style-name="Tabla31.B2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1.2">
          <table:table-cell table:style-name="Tabla31.A3" office:value-type="string">
            <text:p text:style-name="P36">Tipo</text:p>
          </table:table-cell>
          <table:table-cell table:style-name="Tabla31.B3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1.2">
          <table:table-cell table:style-name="Tabla31.A4" office:value-type="string">
            <text:p text:style-name="P36">Referencias</text:p>
          </table:table-cell>
          <table:table-cell table:style-name="Tabla31.B4" table:number-columns-spanned="2" office:value-type="string">
            <text:p text:style-name="P29"/>
          </table:table-cell>
          <table:covered-table-cell/>
          <table:table-cell table:style-name="Tabla31.D4" table:number-columns-spanned="5" office:value-type="string">
            <text:p text:style-name="P64"/>
          </table:table-cell>
          <table:covered-table-cell/>
          <table:covered-table-cell/>
          <table:covered-table-cell/>
          <table:covered-table-cell/>
        </table:table-row>
        <table:table-row table:style-name="Tabla31.2">
          <table:table-cell table:style-name="Tabla31.A5" office:value-type="string">
            <text:p text:style-name="P36">Precondición</text:p>
          </table:table-cell>
          <table:table-cell table:style-name="Tabla31.B5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1.2">
          <table:table-cell table:style-name="Tabla31.A6" office:value-type="string">
            <text:p text:style-name="P36">Postcondición</text:p>
          </table:table-cell>
          <table:table-cell table:style-name="Tabla31.B6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1.2">
          <table:table-cell table:style-name="Tabla31.A7" office:value-type="string">
            <text:p text:style-name="P36">Autor</text:p>
          </table:table-cell>
          <table:table-cell table:style-name="Tabla31.B7" office:value-type="string">
            <text:p text:style-name="P29"/>
          </table:table-cell>
          <table:table-cell table:style-name="Tabla31.C7" table:number-columns-spanned="2" office:value-type="string">
            <text:h text:style-name="P166" text:outline-level="1">Fecha</text:h>
          </table:table-cell>
          <table:covered-table-cell/>
          <table:table-cell table:style-name="Tabla31.E7" table:number-columns-spanned="2" office:value-type="string">
            <text:p text:style-name="P77">25/03/2018</text:p>
          </table:table-cell>
          <table:covered-table-cell/>
          <table:table-cell table:style-name="Tabla31.G7" office:value-type="string">
            <text:h text:style-name="P166" text:outline-level="1">Versión</text:h>
          </table:table-cell>
          <table:table-cell table:style-name="Tabla31.H7" office:value-type="string">
            <text:p text:style-name="P64"/>
          </table:table-cell>
        </table:table-row>
      </table:table>
      <text:p text:style-name="P147"/>
      <table:table table:name="Tabla47" table:style-name="Tabla47">
        <table:table-column table:style-name="Tabla47.A"/>
        <table:table-row table:style-name="Tabla47.1">
          <table:table-cell table:style-name="Tabla47.A1" office:value-type="string">
            <text:p text:style-name="P124">Propósito</text:p>
          </table:table-cell>
        </table:table-row>
        <table:table-row table:style-name="Tabla47.1">
          <table:table-cell table:style-name="Tabla47.A2" office:value-type="string">
            <text:p text:style-name="P123"/>
          </table:table-cell>
        </table:table-row>
      </table:table>
      <text:p text:style-name="P147"/>
      <table:table table:name="Tabla66" table:style-name="Tabla66">
        <table:table-column table:style-name="Tabla66.A"/>
        <table:table-row table:style-name="Tabla66.1">
          <table:table-cell table:style-name="Tabla66.A1" office:value-type="string">
            <text:p text:style-name="P125">Resumen</text:p>
          </table:table-cell>
        </table:table-row>
        <table:table-row table:style-name="Tabla66.1">
          <table:table-cell table:style-name="Tabla66.A2" office:value-type="string">
            <text:p text:style-name="P123"/>
          </table:table-cell>
        </table:table-row>
      </table:table>
      <text:p text:style-name="P147"/>
      <table:table table:name="Tabla32" table:style-name="Tabla32">
        <table:table-column table:style-name="Tabla32.A"/>
        <table:table-column table:style-name="Tabla32.B"/>
        <table:table-column table:style-name="Tabla32.C"/>
        <table:table-column table:style-name="Tabla32.D"/>
        <table:table-column table:style-name="Tabla32.E"/>
        <table:table-column table:style-name="Tabla32.F"/>
        <table:table-column table:style-name="Tabla32.G"/>
        <table:table-column table:style-name="Tabla32.H"/>
        <table:table-row table:style-name="Tabla32.1">
          <table:table-cell table:style-name="Tabla32.A1" office:value-type="string">
            <text:h text:style-name="P166" text:outline-level="1">Caso de Uso</text:h>
          </table:table-cell>
          <table:table-cell table:style-name="Tabla32.B1" table:number-columns-spanned="4" office:value-type="string">
            <text:p text:style-name="P85">Modificar Datos</text:p>
          </table:table-cell>
          <table:covered-table-cell/>
          <table:covered-table-cell/>
          <table:covered-table-cell/>
          <table:table-cell table:style-name="Tabla32.F1" table:number-columns-spanned="3" office:value-type="string">
            <text:p text:style-name="P81">CU_8</text:p>
          </table:table-cell>
          <table:covered-table-cell/>
          <table:covered-table-cell/>
        </table:table-row>
        <table:table-row table:style-name="Tabla32.2">
          <table:table-cell table:style-name="Tabla32.A2" office:value-type="string">
            <text:p text:style-name="P36">Actores</text:p>
          </table:table-cell>
          <table:table-cell table:style-name="Tabla32.B2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2.2">
          <table:table-cell table:style-name="Tabla32.A3" office:value-type="string">
            <text:p text:style-name="P36">Tipo</text:p>
          </table:table-cell>
          <table:table-cell table:style-name="Tabla32.B3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2.2">
          <table:table-cell table:style-name="Tabla32.A4" office:value-type="string">
            <text:p text:style-name="P36">Referencias</text:p>
          </table:table-cell>
          <table:table-cell table:style-name="Tabla32.B4" table:number-columns-spanned="2" office:value-type="string">
            <text:p text:style-name="P29"/>
          </table:table-cell>
          <table:covered-table-cell/>
          <table:table-cell table:style-name="Tabla32.D4" table:number-columns-spanned="5" office:value-type="string">
            <text:p text:style-name="P64"/>
          </table:table-cell>
          <table:covered-table-cell/>
          <table:covered-table-cell/>
          <table:covered-table-cell/>
          <table:covered-table-cell/>
        </table:table-row>
        <table:table-row table:style-name="Tabla32.2">
          <table:table-cell table:style-name="Tabla32.A5" office:value-type="string">
            <text:p text:style-name="P36">Precondición</text:p>
          </table:table-cell>
          <table:table-cell table:style-name="Tabla32.B5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2.2">
          <table:table-cell table:style-name="Tabla32.A6" office:value-type="string">
            <text:p text:style-name="P36">Postcondición</text:p>
          </table:table-cell>
          <table:table-cell table:style-name="Tabla32.B6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2.2">
          <table:table-cell table:style-name="Tabla32.A7" office:value-type="string">
            <text:p text:style-name="P36">Autor</text:p>
          </table:table-cell>
          <table:table-cell table:style-name="Tabla32.B7" office:value-type="string">
            <text:p text:style-name="P29"/>
          </table:table-cell>
          <table:table-cell table:style-name="Tabla32.C7" table:number-columns-spanned="2" office:value-type="string">
            <text:h text:style-name="P166" text:outline-level="1">Fecha</text:h>
          </table:table-cell>
          <table:covered-table-cell/>
          <table:table-cell table:style-name="Tabla32.E7" table:number-columns-spanned="2" office:value-type="string">
            <text:p text:style-name="P77">25/03/2018</text:p>
          </table:table-cell>
          <table:covered-table-cell/>
          <table:table-cell table:style-name="Tabla32.G7" office:value-type="string">
            <text:h text:style-name="P166" text:outline-level="1">Versión</text:h>
          </table:table-cell>
          <table:table-cell table:style-name="Tabla32.H7" office:value-type="string">
            <text:p text:style-name="P64"/>
          </table:table-cell>
        </table:table-row>
      </table:table>
      <text:p text:style-name="P147"/>
      <table:table table:name="Tabla48" table:style-name="Tabla48">
        <table:table-column table:style-name="Tabla48.A"/>
        <table:table-row table:style-name="Tabla48.1">
          <table:table-cell table:style-name="Tabla48.A1" office:value-type="string">
            <text:p text:style-name="P124">Propósito</text:p>
          </table:table-cell>
        </table:table-row>
        <text:soft-page-break/>
        <table:table-row table:style-name="Tabla48.1">
          <table:table-cell table:style-name="Tabla48.A2" office:value-type="string">
            <text:p text:style-name="P123"/>
          </table:table-cell>
        </table:table-row>
      </table:table>
      <text:p text:style-name="P147"/>
      <table:table table:name="Tabla65" table:style-name="Tabla65">
        <table:table-column table:style-name="Tabla65.A"/>
        <table:table-row table:style-name="Tabla65.1">
          <table:table-cell table:style-name="Tabla65.A1" office:value-type="string">
            <text:p text:style-name="P125">Resumen</text:p>
          </table:table-cell>
        </table:table-row>
        <table:table-row table:style-name="Tabla65.1">
          <table:table-cell table:style-name="Tabla65.A2" office:value-type="string">
            <text:p text:style-name="P123"/>
          </table:table-cell>
        </table:table-row>
      </table:table>
      <text:p text:style-name="P147"/>
      <table:table table:name="Tabla33" table:style-name="Tabla33">
        <table:table-column table:style-name="Tabla33.A"/>
        <table:table-column table:style-name="Tabla33.B"/>
        <table:table-column table:style-name="Tabla33.C"/>
        <table:table-column table:style-name="Tabla33.D"/>
        <table:table-column table:style-name="Tabla33.E"/>
        <table:table-column table:style-name="Tabla33.F"/>
        <table:table-column table:style-name="Tabla33.G"/>
        <table:table-column table:style-name="Tabla33.H"/>
        <table:table-row table:style-name="Tabla33.1">
          <table:table-cell table:style-name="Tabla33.A1" office:value-type="string">
            <text:h text:style-name="P166" text:outline-level="1">Caso de Uso</text:h>
          </table:table-cell>
          <table:table-cell table:style-name="Tabla33.B1" table:number-columns-spanned="4" office:value-type="string">
            <text:p text:style-name="P85">Enviar Paquete</text:p>
          </table:table-cell>
          <table:covered-table-cell/>
          <table:covered-table-cell/>
          <table:covered-table-cell/>
          <table:table-cell table:style-name="Tabla33.F1" table:number-columns-spanned="3" office:value-type="string">
            <text:p text:style-name="P81">CU_9</text:p>
          </table:table-cell>
          <table:covered-table-cell/>
          <table:covered-table-cell/>
        </table:table-row>
        <table:table-row table:style-name="Tabla33.2">
          <table:table-cell table:style-name="Tabla33.A2" office:value-type="string">
            <text:p text:style-name="P36">Actores</text:p>
          </table:table-cell>
          <table:table-cell table:style-name="Tabla33.B2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3.2">
          <table:table-cell table:style-name="Tabla33.A3" office:value-type="string">
            <text:p text:style-name="P36">Tipo</text:p>
          </table:table-cell>
          <table:table-cell table:style-name="Tabla33.B3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3.2">
          <table:table-cell table:style-name="Tabla33.A4" office:value-type="string">
            <text:p text:style-name="P36">Referencias</text:p>
          </table:table-cell>
          <table:table-cell table:style-name="Tabla33.B4" table:number-columns-spanned="2" office:value-type="string">
            <text:p text:style-name="P29"/>
          </table:table-cell>
          <table:covered-table-cell/>
          <table:table-cell table:style-name="Tabla33.D4" table:number-columns-spanned="5" office:value-type="string">
            <text:p text:style-name="P64"/>
          </table:table-cell>
          <table:covered-table-cell/>
          <table:covered-table-cell/>
          <table:covered-table-cell/>
          <table:covered-table-cell/>
        </table:table-row>
        <table:table-row table:style-name="Tabla33.2">
          <table:table-cell table:style-name="Tabla33.A5" office:value-type="string">
            <text:p text:style-name="P36">Precondición</text:p>
          </table:table-cell>
          <table:table-cell table:style-name="Tabla33.B5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3.2">
          <table:table-cell table:style-name="Tabla33.A6" office:value-type="string">
            <text:p text:style-name="P36">Postcondición</text:p>
          </table:table-cell>
          <table:table-cell table:style-name="Tabla33.B6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3.2">
          <table:table-cell table:style-name="Tabla33.A7" office:value-type="string">
            <text:p text:style-name="P36">Autor</text:p>
          </table:table-cell>
          <table:table-cell table:style-name="Tabla33.B7" office:value-type="string">
            <text:p text:style-name="P29"/>
          </table:table-cell>
          <table:table-cell table:style-name="Tabla33.C7" table:number-columns-spanned="2" office:value-type="string">
            <text:h text:style-name="P166" text:outline-level="1">Fecha</text:h>
          </table:table-cell>
          <table:covered-table-cell/>
          <table:table-cell table:style-name="Tabla33.E7" table:number-columns-spanned="2" office:value-type="string">
            <text:p text:style-name="P77">25/03/2018</text:p>
          </table:table-cell>
          <table:covered-table-cell/>
          <table:table-cell table:style-name="Tabla33.G7" office:value-type="string">
            <text:h text:style-name="P166" text:outline-level="1">Versión</text:h>
          </table:table-cell>
          <table:table-cell table:style-name="Tabla33.H7" office:value-type="string">
            <text:p text:style-name="P64"/>
          </table:table-cell>
        </table:table-row>
      </table:table>
      <text:p text:style-name="P147"/>
      <table:table table:name="Tabla49" table:style-name="Tabla49">
        <table:table-column table:style-name="Tabla49.A"/>
        <table:table-row table:style-name="Tabla49.1">
          <table:table-cell table:style-name="Tabla49.A1" office:value-type="string">
            <text:p text:style-name="P124">Propósito</text:p>
          </table:table-cell>
        </table:table-row>
        <table:table-row table:style-name="Tabla49.1">
          <table:table-cell table:style-name="Tabla49.A2" office:value-type="string">
            <text:p text:style-name="P123"/>
          </table:table-cell>
        </table:table-row>
      </table:table>
      <text:p text:style-name="P147"/>
      <table:table table:name="Tabla64" table:style-name="Tabla64">
        <table:table-column table:style-name="Tabla64.A"/>
        <table:table-row table:style-name="Tabla64.1">
          <table:table-cell table:style-name="Tabla64.A1" office:value-type="string">
            <text:p text:style-name="P125">Resumen</text:p>
          </table:table-cell>
        </table:table-row>
        <table:table-row table:style-name="Tabla64.1">
          <table:table-cell table:style-name="Tabla64.A2" office:value-type="string">
            <text:p text:style-name="P123"/>
          </table:table-cell>
        </table:table-row>
      </table:table>
      <text:p text:style-name="P147"/>
      <table:table table:name="Tabla34" table:style-name="Tabla34">
        <table:table-column table:style-name="Tabla34.A"/>
        <table:table-column table:style-name="Tabla34.B"/>
        <table:table-column table:style-name="Tabla34.C"/>
        <table:table-column table:style-name="Tabla34.D"/>
        <table:table-column table:style-name="Tabla34.E"/>
        <table:table-column table:style-name="Tabla34.F"/>
        <table:table-column table:style-name="Tabla34.G"/>
        <table:table-column table:style-name="Tabla34.H"/>
        <table:table-row table:style-name="Tabla34.1">
          <table:table-cell table:style-name="Tabla34.A1" office:value-type="string">
            <text:h text:style-name="P166" text:outline-level="1">Caso de Uso</text:h>
          </table:table-cell>
          <table:table-cell table:style-name="Tabla34.B1" table:number-columns-spanned="4" office:value-type="string">
            <text:p text:style-name="P85">Registrar</text:p>
          </table:table-cell>
          <table:covered-table-cell/>
          <table:covered-table-cell/>
          <table:covered-table-cell/>
          <table:table-cell table:style-name="Tabla34.F1" table:number-columns-spanned="3" office:value-type="string">
            <text:p text:style-name="P81">CU_10</text:p>
          </table:table-cell>
          <table:covered-table-cell/>
          <table:covered-table-cell/>
        </table:table-row>
        <table:table-row table:style-name="Tabla34.2">
          <table:table-cell table:style-name="Tabla34.A2" office:value-type="string">
            <text:p text:style-name="P36">Actores</text:p>
          </table:table-cell>
          <table:table-cell table:style-name="Tabla34.B2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4.2">
          <table:table-cell table:style-name="Tabla34.A3" office:value-type="string">
            <text:p text:style-name="P36">Tipo</text:p>
          </table:table-cell>
          <table:table-cell table:style-name="Tabla34.B3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4.2">
          <table:table-cell table:style-name="Tabla34.A4" office:value-type="string">
            <text:p text:style-name="P36">Referencias</text:p>
          </table:table-cell>
          <table:table-cell table:style-name="Tabla34.B4" table:number-columns-spanned="2" office:value-type="string">
            <text:p text:style-name="P29"/>
          </table:table-cell>
          <table:covered-table-cell/>
          <table:table-cell table:style-name="Tabla34.D4" table:number-columns-spanned="5" office:value-type="string">
            <text:p text:style-name="P64"/>
          </table:table-cell>
          <table:covered-table-cell/>
          <table:covered-table-cell/>
          <table:covered-table-cell/>
          <table:covered-table-cell/>
        </table:table-row>
        <table:table-row table:style-name="Tabla34.2">
          <table:table-cell table:style-name="Tabla34.A5" office:value-type="string">
            <text:p text:style-name="P36">Precondición</text:p>
          </table:table-cell>
          <table:table-cell table:style-name="Tabla34.B5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4.2">
          <table:table-cell table:style-name="Tabla34.A6" office:value-type="string">
            <text:p text:style-name="P36">Postcondición</text:p>
          </table:table-cell>
          <table:table-cell table:style-name="Tabla34.B6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4.2">
          <table:table-cell table:style-name="Tabla34.A7" office:value-type="string">
            <text:p text:style-name="P36">Autor</text:p>
          </table:table-cell>
          <table:table-cell table:style-name="Tabla34.B7" office:value-type="string">
            <text:p text:style-name="P29"/>
          </table:table-cell>
          <table:table-cell table:style-name="Tabla34.C7" table:number-columns-spanned="2" office:value-type="string">
            <text:h text:style-name="P166" text:outline-level="1">Fecha</text:h>
          </table:table-cell>
          <table:covered-table-cell/>
          <table:table-cell table:style-name="Tabla34.E7" table:number-columns-spanned="2" office:value-type="string">
            <text:p text:style-name="P77">25/03/2018</text:p>
          </table:table-cell>
          <table:covered-table-cell/>
          <table:table-cell table:style-name="Tabla34.G7" office:value-type="string">
            <text:h text:style-name="P166" text:outline-level="1">Versión</text:h>
          </table:table-cell>
          <table:table-cell table:style-name="Tabla34.H7" office:value-type="string">
            <text:p text:style-name="P64"/>
          </table:table-cell>
        </table:table-row>
      </table:table>
      <text:p text:style-name="P147"/>
      <table:table table:name="Tabla50" table:style-name="Tabla50">
        <table:table-column table:style-name="Tabla50.A"/>
        <table:table-row table:style-name="Tabla50.1">
          <table:table-cell table:style-name="Tabla50.A1" office:value-type="string">
            <text:p text:style-name="P124">Propósito</text:p>
          </table:table-cell>
        </table:table-row>
        <table:table-row table:style-name="Tabla50.1">
          <table:table-cell table:style-name="Tabla50.A2" office:value-type="string">
            <text:p text:style-name="P123"/>
          </table:table-cell>
        </table:table-row>
      </table:table>
      <text:p text:style-name="P147"/>
      <table:table table:name="Tabla63" table:style-name="Tabla63">
        <table:table-column table:style-name="Tabla63.A"/>
        <table:table-row table:style-name="Tabla63.1">
          <table:table-cell table:style-name="Tabla63.A1" office:value-type="string">
            <text:p text:style-name="P125">Resumen</text:p>
          </table:table-cell>
        </table:table-row>
        <table:table-row table:style-name="Tabla63.1">
          <table:table-cell table:style-name="Tabla63.A2" office:value-type="string">
            <text:p text:style-name="P123"/>
          </table:table-cell>
        </table:table-row>
      </table:table>
      <text:p text:style-name="P147"/>
      <table:table table:name="Tabla35" table:style-name="Tabla35">
        <table:table-column table:style-name="Tabla35.A"/>
        <table:table-column table:style-name="Tabla35.B"/>
        <table:table-column table:style-name="Tabla35.C"/>
        <table:table-column table:style-name="Tabla35.D"/>
        <table:table-column table:style-name="Tabla35.E"/>
        <table:table-column table:style-name="Tabla35.F"/>
        <table:table-column table:style-name="Tabla35.G"/>
        <table:table-column table:style-name="Tabla35.H"/>
        <table:table-row table:style-name="Tabla35.1">
          <table:table-cell table:style-name="Tabla35.A1" office:value-type="string">
            <text:h text:style-name="P166" text:outline-level="1">Caso de Uso</text:h>
          </table:table-cell>
          <table:table-cell table:style-name="Tabla35.B1" table:number-columns-spanned="4" office:value-type="string">
            <text:p text:style-name="P85">Por Web</text:p>
          </table:table-cell>
          <table:covered-table-cell/>
          <table:covered-table-cell/>
          <table:covered-table-cell/>
          <table:table-cell table:style-name="Tabla35.F1" table:number-columns-spanned="3" office:value-type="string">
            <text:p text:style-name="P81">CU_11</text:p>
          </table:table-cell>
          <table:covered-table-cell/>
          <table:covered-table-cell/>
        </table:table-row>
        <table:table-row table:style-name="Tabla35.2">
          <table:table-cell table:style-name="Tabla35.A2" office:value-type="string">
            <text:p text:style-name="P36">Actores</text:p>
          </table:table-cell>
          <table:table-cell table:style-name="Tabla35.B2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5.2">
          <table:table-cell table:style-name="Tabla35.A3" office:value-type="string">
            <text:p text:style-name="P36">Tipo</text:p>
          </table:table-cell>
          <table:table-cell table:style-name="Tabla35.B3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5.2">
          <table:table-cell table:style-name="Tabla35.A4" office:value-type="string">
            <text:p text:style-name="P36">Referencias</text:p>
          </table:table-cell>
          <table:table-cell table:style-name="Tabla35.B4" table:number-columns-spanned="2" office:value-type="string">
            <text:p text:style-name="P29"/>
          </table:table-cell>
          <table:covered-table-cell/>
          <table:table-cell table:style-name="Tabla35.D4" table:number-columns-spanned="5" office:value-type="string">
            <text:p text:style-name="P64"/>
          </table:table-cell>
          <table:covered-table-cell/>
          <table:covered-table-cell/>
          <table:covered-table-cell/>
          <table:covered-table-cell/>
        </table:table-row>
        <table:table-row table:style-name="Tabla35.2">
          <table:table-cell table:style-name="Tabla35.A5" office:value-type="string">
            <text:p text:style-name="P36">Precondición</text:p>
          </table:table-cell>
          <table:table-cell table:style-name="Tabla35.B5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5.2">
          <table:table-cell table:style-name="Tabla35.A6" office:value-type="string">
            <text:p text:style-name="P36">Postcondición</text:p>
          </table:table-cell>
          <table:table-cell table:style-name="Tabla35.B6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5.2">
          <table:table-cell table:style-name="Tabla35.A7" office:value-type="string">
            <text:p text:style-name="P36">Autor</text:p>
          </table:table-cell>
          <table:table-cell table:style-name="Tabla35.B7" office:value-type="string">
            <text:p text:style-name="P29"/>
          </table:table-cell>
          <table:table-cell table:style-name="Tabla35.C7" table:number-columns-spanned="2" office:value-type="string">
            <text:h text:style-name="P166" text:outline-level="1">Fecha</text:h>
          </table:table-cell>
          <table:covered-table-cell/>
          <table:table-cell table:style-name="Tabla35.E7" table:number-columns-spanned="2" office:value-type="string">
            <text:p text:style-name="P77">25/03/2018</text:p>
          </table:table-cell>
          <table:covered-table-cell/>
          <table:table-cell table:style-name="Tabla35.G7" office:value-type="string">
            <text:h text:style-name="P166" text:outline-level="1">Versión</text:h>
          </table:table-cell>
          <table:table-cell table:style-name="Tabla35.H7" office:value-type="string">
            <text:p text:style-name="P64"/>
          </table:table-cell>
        </table:table-row>
      </table:table>
      <text:p text:style-name="P147"/>
      <table:table table:name="Tabla51" table:style-name="Tabla51">
        <table:table-column table:style-name="Tabla51.A"/>
        <table:table-row table:style-name="Tabla51.1">
          <table:table-cell table:style-name="Tabla51.A1" office:value-type="string">
            <text:p text:style-name="P124">Propósito</text:p>
          </table:table-cell>
        </table:table-row>
        <table:table-row table:style-name="Tabla51.1">
          <table:table-cell table:style-name="Tabla51.A2" office:value-type="string">
            <text:p text:style-name="P123"/>
          </table:table-cell>
        </table:table-row>
      </table:table>
      <text:p text:style-name="P147"/>
      <table:table table:name="Tabla62" table:style-name="Tabla62">
        <table:table-column table:style-name="Tabla62.A"/>
        <table:table-row table:style-name="Tabla62.1">
          <table:table-cell table:style-name="Tabla62.A1" office:value-type="string">
            <text:p text:style-name="P125">Resumen</text:p>
          </table:table-cell>
        </table:table-row>
        <text:soft-page-break/>
        <table:table-row table:style-name="Tabla62.1">
          <table:table-cell table:style-name="Tabla62.A2" office:value-type="string">
            <text:p text:style-name="P123"/>
          </table:table-cell>
        </table:table-row>
      </table:table>
      <text:p text:style-name="P147"/>
      <table:table table:name="Tabla36" table:style-name="Tabla36">
        <table:table-column table:style-name="Tabla36.A"/>
        <table:table-column table:style-name="Tabla36.B"/>
        <table:table-column table:style-name="Tabla36.C"/>
        <table:table-column table:style-name="Tabla36.D"/>
        <table:table-column table:style-name="Tabla36.E"/>
        <table:table-column table:style-name="Tabla36.F"/>
        <table:table-column table:style-name="Tabla36.G"/>
        <table:table-column table:style-name="Tabla36.H"/>
        <table:table-row table:style-name="Tabla36.1">
          <table:table-cell table:style-name="Tabla36.A1" office:value-type="string">
            <text:h text:style-name="P166" text:outline-level="1">Caso de Uso</text:h>
          </table:table-cell>
          <table:table-cell table:style-name="Tabla36.B1" table:number-columns-spanned="4" office:value-type="string">
            <text:p text:style-name="P85">Por Mostrador</text:p>
          </table:table-cell>
          <table:covered-table-cell/>
          <table:covered-table-cell/>
          <table:covered-table-cell/>
          <table:table-cell table:style-name="Tabla36.F1" table:number-columns-spanned="3" office:value-type="string">
            <text:p text:style-name="P81">CU_12</text:p>
          </table:table-cell>
          <table:covered-table-cell/>
          <table:covered-table-cell/>
        </table:table-row>
        <table:table-row table:style-name="Tabla36.2">
          <table:table-cell table:style-name="Tabla36.A2" office:value-type="string">
            <text:p text:style-name="P36">Actores</text:p>
          </table:table-cell>
          <table:table-cell table:style-name="Tabla36.B2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6.2">
          <table:table-cell table:style-name="Tabla36.A3" office:value-type="string">
            <text:p text:style-name="P36">Tipo</text:p>
          </table:table-cell>
          <table:table-cell table:style-name="Tabla36.B3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6.2">
          <table:table-cell table:style-name="Tabla36.A4" office:value-type="string">
            <text:p text:style-name="P36">Referencias</text:p>
          </table:table-cell>
          <table:table-cell table:style-name="Tabla36.B4" table:number-columns-spanned="2" office:value-type="string">
            <text:p text:style-name="P29"/>
          </table:table-cell>
          <table:covered-table-cell/>
          <table:table-cell table:style-name="Tabla36.D4" table:number-columns-spanned="5" office:value-type="string">
            <text:p text:style-name="P64"/>
          </table:table-cell>
          <table:covered-table-cell/>
          <table:covered-table-cell/>
          <table:covered-table-cell/>
          <table:covered-table-cell/>
        </table:table-row>
        <table:table-row table:style-name="Tabla36.2">
          <table:table-cell table:style-name="Tabla36.A5" office:value-type="string">
            <text:p text:style-name="P36">Precondición</text:p>
          </table:table-cell>
          <table:table-cell table:style-name="Tabla36.B5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6.2">
          <table:table-cell table:style-name="Tabla36.A6" office:value-type="string">
            <text:p text:style-name="P36">Postcondición</text:p>
          </table:table-cell>
          <table:table-cell table:style-name="Tabla36.B6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6.2">
          <table:table-cell table:style-name="Tabla36.A7" office:value-type="string">
            <text:p text:style-name="P36">Autor</text:p>
          </table:table-cell>
          <table:table-cell table:style-name="Tabla36.B7" office:value-type="string">
            <text:p text:style-name="P29"/>
          </table:table-cell>
          <table:table-cell table:style-name="Tabla36.C7" table:number-columns-spanned="2" office:value-type="string">
            <text:h text:style-name="P166" text:outline-level="1">Fecha</text:h>
          </table:table-cell>
          <table:covered-table-cell/>
          <table:table-cell table:style-name="Tabla36.E7" table:number-columns-spanned="2" office:value-type="string">
            <text:p text:style-name="P77">25/03/2018</text:p>
          </table:table-cell>
          <table:covered-table-cell/>
          <table:table-cell table:style-name="Tabla36.G7" office:value-type="string">
            <text:h text:style-name="P166" text:outline-level="1">Versión</text:h>
          </table:table-cell>
          <table:table-cell table:style-name="Tabla36.H7" office:value-type="string">
            <text:p text:style-name="P64"/>
          </table:table-cell>
        </table:table-row>
      </table:table>
      <text:p text:style-name="P147"/>
      <table:table table:name="Tabla52" table:style-name="Tabla52">
        <table:table-column table:style-name="Tabla52.A"/>
        <table:table-row table:style-name="Tabla52.1">
          <table:table-cell table:style-name="Tabla52.A1" office:value-type="string">
            <text:p text:style-name="P124">Propósito</text:p>
          </table:table-cell>
        </table:table-row>
        <table:table-row table:style-name="Tabla52.1">
          <table:table-cell table:style-name="Tabla52.A2" office:value-type="string">
            <text:p text:style-name="P123"/>
          </table:table-cell>
        </table:table-row>
      </table:table>
      <text:p text:style-name="P147"/>
      <table:table table:name="Tabla61" table:style-name="Tabla61">
        <table:table-column table:style-name="Tabla61.A"/>
        <table:table-row table:style-name="Tabla61.1">
          <table:table-cell table:style-name="Tabla61.A1" office:value-type="string">
            <text:p text:style-name="P125">Resumen</text:p>
          </table:table-cell>
        </table:table-row>
        <table:table-row table:style-name="Tabla61.1">
          <table:table-cell table:style-name="Tabla61.A2" office:value-type="string">
            <text:p text:style-name="P123"/>
          </table:table-cell>
        </table:table-row>
      </table:table>
      <text:p text:style-name="P147"/>
      <table:table table:name="Tabla37" table:style-name="Tabla37">
        <table:table-column table:style-name="Tabla37.A"/>
        <table:table-column table:style-name="Tabla37.B"/>
        <table:table-column table:style-name="Tabla37.C"/>
        <table:table-column table:style-name="Tabla37.D"/>
        <table:table-column table:style-name="Tabla37.E"/>
        <table:table-column table:style-name="Tabla37.F"/>
        <table:table-column table:style-name="Tabla37.G"/>
        <table:table-column table:style-name="Tabla37.H"/>
        <table:table-row table:style-name="Tabla37.1">
          <table:table-cell table:style-name="Tabla37.A1" office:value-type="string">
            <text:h text:style-name="P166" text:outline-level="1">Caso de Uso</text:h>
          </table:table-cell>
          <table:table-cell table:style-name="Tabla37.B1" table:number-columns-spanned="4" office:value-type="string">
            <text:p text:style-name="P85">Pago</text:p>
          </table:table-cell>
          <table:covered-table-cell/>
          <table:covered-table-cell/>
          <table:covered-table-cell/>
          <table:table-cell table:style-name="Tabla37.F1" table:number-columns-spanned="3" office:value-type="string">
            <text:p text:style-name="P81">CU_13</text:p>
          </table:table-cell>
          <table:covered-table-cell/>
          <table:covered-table-cell/>
        </table:table-row>
        <table:table-row table:style-name="Tabla37.2">
          <table:table-cell table:style-name="Tabla37.A2" office:value-type="string">
            <text:p text:style-name="P36">Actores</text:p>
          </table:table-cell>
          <table:table-cell table:style-name="Tabla37.B2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7.2">
          <table:table-cell table:style-name="Tabla37.A3" office:value-type="string">
            <text:p text:style-name="P36">Tipo</text:p>
          </table:table-cell>
          <table:table-cell table:style-name="Tabla37.B3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7.2">
          <table:table-cell table:style-name="Tabla37.A4" office:value-type="string">
            <text:p text:style-name="P36">Referencias</text:p>
          </table:table-cell>
          <table:table-cell table:style-name="Tabla37.B4" table:number-columns-spanned="2" office:value-type="string">
            <text:p text:style-name="P29"/>
          </table:table-cell>
          <table:covered-table-cell/>
          <table:table-cell table:style-name="Tabla37.D4" table:number-columns-spanned="5" office:value-type="string">
            <text:p text:style-name="P64"/>
          </table:table-cell>
          <table:covered-table-cell/>
          <table:covered-table-cell/>
          <table:covered-table-cell/>
          <table:covered-table-cell/>
        </table:table-row>
        <table:table-row table:style-name="Tabla37.2">
          <table:table-cell table:style-name="Tabla37.A5" office:value-type="string">
            <text:p text:style-name="P36">Precondición</text:p>
          </table:table-cell>
          <table:table-cell table:style-name="Tabla37.B5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7.2">
          <table:table-cell table:style-name="Tabla37.A6" office:value-type="string">
            <text:p text:style-name="P36">Postcondición</text:p>
          </table:table-cell>
          <table:table-cell table:style-name="Tabla37.B6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7.2">
          <table:table-cell table:style-name="Tabla37.A7" office:value-type="string">
            <text:p text:style-name="P36">Autor</text:p>
          </table:table-cell>
          <table:table-cell table:style-name="Tabla37.B7" office:value-type="string">
            <text:p text:style-name="P29"/>
          </table:table-cell>
          <table:table-cell table:style-name="Tabla37.C7" table:number-columns-spanned="2" office:value-type="string">
            <text:h text:style-name="P166" text:outline-level="1">Fecha</text:h>
          </table:table-cell>
          <table:covered-table-cell/>
          <table:table-cell table:style-name="Tabla37.E7" table:number-columns-spanned="2" office:value-type="string">
            <text:p text:style-name="P77">25/03/2018</text:p>
          </table:table-cell>
          <table:covered-table-cell/>
          <table:table-cell table:style-name="Tabla37.G7" office:value-type="string">
            <text:h text:style-name="P166" text:outline-level="1">Versión</text:h>
          </table:table-cell>
          <table:table-cell table:style-name="Tabla37.H7" office:value-type="string">
            <text:p text:style-name="P64"/>
          </table:table-cell>
        </table:table-row>
      </table:table>
      <text:p text:style-name="P147"/>
      <table:table table:name="Tabla53" table:style-name="Tabla53">
        <table:table-column table:style-name="Tabla53.A"/>
        <table:table-row table:style-name="Tabla53.1">
          <table:table-cell table:style-name="Tabla53.A1" office:value-type="string">
            <text:p text:style-name="P124">Propósito</text:p>
          </table:table-cell>
        </table:table-row>
        <table:table-row table:style-name="Tabla53.1">
          <table:table-cell table:style-name="Tabla53.A2" office:value-type="string">
            <text:p text:style-name="P123"/>
          </table:table-cell>
        </table:table-row>
      </table:table>
      <text:p text:style-name="P147"/>
      <table:table table:name="Tabla60" table:style-name="Tabla60">
        <table:table-column table:style-name="Tabla60.A"/>
        <table:table-row table:style-name="Tabla60.1">
          <table:table-cell table:style-name="Tabla60.A1" office:value-type="string">
            <text:p text:style-name="P125">Resumen</text:p>
          </table:table-cell>
        </table:table-row>
        <table:table-row table:style-name="Tabla60.1">
          <table:table-cell table:style-name="Tabla60.A2" office:value-type="string">
            <text:p text:style-name="P123"/>
          </table:table-cell>
        </table:table-row>
      </table:table>
      <text:p text:style-name="P147"/>
      <table:table table:name="Tabla38" table:style-name="Tabla38">
        <table:table-column table:style-name="Tabla38.A"/>
        <table:table-column table:style-name="Tabla38.B"/>
        <table:table-column table:style-name="Tabla38.C"/>
        <table:table-column table:style-name="Tabla38.D"/>
        <table:table-column table:style-name="Tabla38.E"/>
        <table:table-column table:style-name="Tabla38.F"/>
        <table:table-column table:style-name="Tabla38.G"/>
        <table:table-column table:style-name="Tabla38.H"/>
        <table:table-row table:style-name="Tabla38.1">
          <table:table-cell table:style-name="Tabla38.A1" office:value-type="string">
            <text:h text:style-name="P166" text:outline-level="1">Caso de Uso</text:h>
          </table:table-cell>
          <table:table-cell table:style-name="Tabla38.B1" table:number-columns-spanned="4" office:value-type="string">
            <text:p text:style-name="P85">Tarjeta</text:p>
          </table:table-cell>
          <table:covered-table-cell/>
          <table:covered-table-cell/>
          <table:covered-table-cell/>
          <table:table-cell table:style-name="Tabla38.F1" table:number-columns-spanned="3" office:value-type="string">
            <text:p text:style-name="P81">CU_14</text:p>
          </table:table-cell>
          <table:covered-table-cell/>
          <table:covered-table-cell/>
        </table:table-row>
        <table:table-row table:style-name="Tabla38.2">
          <table:table-cell table:style-name="Tabla38.A2" office:value-type="string">
            <text:p text:style-name="P36">Actores</text:p>
          </table:table-cell>
          <table:table-cell table:style-name="Tabla38.B2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8.2">
          <table:table-cell table:style-name="Tabla38.A3" office:value-type="string">
            <text:p text:style-name="P36">Tipo</text:p>
          </table:table-cell>
          <table:table-cell table:style-name="Tabla38.B3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8.2">
          <table:table-cell table:style-name="Tabla38.A4" office:value-type="string">
            <text:p text:style-name="P36">Referencias</text:p>
          </table:table-cell>
          <table:table-cell table:style-name="Tabla38.B4" table:number-columns-spanned="2" office:value-type="string">
            <text:p text:style-name="P29"/>
          </table:table-cell>
          <table:covered-table-cell/>
          <table:table-cell table:style-name="Tabla38.D4" table:number-columns-spanned="5" office:value-type="string">
            <text:p text:style-name="P64"/>
          </table:table-cell>
          <table:covered-table-cell/>
          <table:covered-table-cell/>
          <table:covered-table-cell/>
          <table:covered-table-cell/>
        </table:table-row>
        <table:table-row table:style-name="Tabla38.2">
          <table:table-cell table:style-name="Tabla38.A5" office:value-type="string">
            <text:p text:style-name="P36">Precondición</text:p>
          </table:table-cell>
          <table:table-cell table:style-name="Tabla38.B5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8.2">
          <table:table-cell table:style-name="Tabla38.A6" office:value-type="string">
            <text:p text:style-name="P36">Postcondición</text:p>
          </table:table-cell>
          <table:table-cell table:style-name="Tabla38.B6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8.2">
          <table:table-cell table:style-name="Tabla38.A7" office:value-type="string">
            <text:p text:style-name="P36">Autor</text:p>
          </table:table-cell>
          <table:table-cell table:style-name="Tabla38.B7" office:value-type="string">
            <text:p text:style-name="P29"/>
          </table:table-cell>
          <table:table-cell table:style-name="Tabla38.C7" table:number-columns-spanned="2" office:value-type="string">
            <text:h text:style-name="P166" text:outline-level="1">Fecha</text:h>
          </table:table-cell>
          <table:covered-table-cell/>
          <table:table-cell table:style-name="Tabla38.E7" table:number-columns-spanned="2" office:value-type="string">
            <text:p text:style-name="P77">25/03/2018</text:p>
          </table:table-cell>
          <table:covered-table-cell/>
          <table:table-cell table:style-name="Tabla38.G7" office:value-type="string">
            <text:h text:style-name="P166" text:outline-level="1">Versión</text:h>
          </table:table-cell>
          <table:table-cell table:style-name="Tabla38.H7" office:value-type="string">
            <text:p text:style-name="P64"/>
          </table:table-cell>
        </table:table-row>
      </table:table>
      <text:p text:style-name="P147"/>
      <table:table table:name="Tabla54" table:style-name="Tabla54">
        <table:table-column table:style-name="Tabla54.A"/>
        <table:table-row table:style-name="Tabla54.1">
          <table:table-cell table:style-name="Tabla54.A1" office:value-type="string">
            <text:p text:style-name="P124">Propósito</text:p>
          </table:table-cell>
        </table:table-row>
        <table:table-row table:style-name="Tabla54.1">
          <table:table-cell table:style-name="Tabla54.A2" office:value-type="string">
            <text:p text:style-name="P123"/>
          </table:table-cell>
        </table:table-row>
      </table:table>
      <text:p text:style-name="P147"/>
      <table:table table:name="Tabla59" table:style-name="Tabla59">
        <table:table-column table:style-name="Tabla59.A"/>
        <table:table-row table:style-name="Tabla59.1">
          <table:table-cell table:style-name="Tabla59.A1" office:value-type="string">
            <text:p text:style-name="P125">Resumen</text:p>
          </table:table-cell>
        </table:table-row>
        <table:table-row table:style-name="Tabla59.1">
          <table:table-cell table:style-name="Tabla59.A2" office:value-type="string">
            <text:p text:style-name="P123"/>
          </table:table-cell>
        </table:table-row>
      </table:table>
      <text:p text:style-name="P147"/>
      <table:table table:name="Tabla39" table:style-name="Tabla39">
        <table:table-column table:style-name="Tabla39.A"/>
        <table:table-column table:style-name="Tabla39.B"/>
        <table:table-column table:style-name="Tabla39.C"/>
        <table:table-column table:style-name="Tabla39.D"/>
        <table:table-column table:style-name="Tabla39.E"/>
        <table:table-column table:style-name="Tabla39.F"/>
        <table:table-column table:style-name="Tabla39.G"/>
        <table:table-column table:style-name="Tabla39.H"/>
        <table:table-row table:style-name="Tabla39.1">
          <table:table-cell table:style-name="Tabla39.A1" office:value-type="string">
            <text:h text:style-name="P166" text:outline-level="1">Caso de Uso</text:h>
          </table:table-cell>
          <table:table-cell table:style-name="Tabla39.B1" table:number-columns-spanned="4" office:value-type="string">
            <text:p text:style-name="P85">Efectivo</text:p>
          </table:table-cell>
          <table:covered-table-cell/>
          <table:covered-table-cell/>
          <table:covered-table-cell/>
          <table:table-cell table:style-name="Tabla39.F1" table:number-columns-spanned="3" office:value-type="string">
            <text:p text:style-name="P81">CU_15</text:p>
          </table:table-cell>
          <table:covered-table-cell/>
          <table:covered-table-cell/>
        </table:table-row>
        <text:soft-page-break/>
        <table:table-row table:style-name="Tabla39.2">
          <table:table-cell table:style-name="Tabla39.A2" office:value-type="string">
            <text:p text:style-name="P36">Actores</text:p>
          </table:table-cell>
          <table:table-cell table:style-name="Tabla39.B2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9.2">
          <table:table-cell table:style-name="Tabla39.A3" office:value-type="string">
            <text:p text:style-name="P36">Tipo</text:p>
          </table:table-cell>
          <table:table-cell table:style-name="Tabla39.B3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9.2">
          <table:table-cell table:style-name="Tabla39.A4" office:value-type="string">
            <text:p text:style-name="P36">Referencias</text:p>
          </table:table-cell>
          <table:table-cell table:style-name="Tabla39.B4" table:number-columns-spanned="2" office:value-type="string">
            <text:p text:style-name="P29"/>
          </table:table-cell>
          <table:covered-table-cell/>
          <table:table-cell table:style-name="Tabla39.D4" table:number-columns-spanned="5" office:value-type="string">
            <text:p text:style-name="P64"/>
          </table:table-cell>
          <table:covered-table-cell/>
          <table:covered-table-cell/>
          <table:covered-table-cell/>
          <table:covered-table-cell/>
        </table:table-row>
        <table:table-row table:style-name="Tabla39.2">
          <table:table-cell table:style-name="Tabla39.A5" office:value-type="string">
            <text:p text:style-name="P36">Precondición</text:p>
          </table:table-cell>
          <table:table-cell table:style-name="Tabla39.B5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9.2">
          <table:table-cell table:style-name="Tabla39.A6" office:value-type="string">
            <text:p text:style-name="P36">Postcondición</text:p>
          </table:table-cell>
          <table:table-cell table:style-name="Tabla39.B6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9.2">
          <table:table-cell table:style-name="Tabla39.A7" office:value-type="string">
            <text:p text:style-name="P36">Autor</text:p>
          </table:table-cell>
          <table:table-cell table:style-name="Tabla39.B7" office:value-type="string">
            <text:p text:style-name="P29"/>
          </table:table-cell>
          <table:table-cell table:style-name="Tabla39.C7" table:number-columns-spanned="2" office:value-type="string">
            <text:h text:style-name="P166" text:outline-level="1">Fecha</text:h>
          </table:table-cell>
          <table:covered-table-cell/>
          <table:table-cell table:style-name="Tabla39.E7" table:number-columns-spanned="2" office:value-type="string">
            <text:p text:style-name="P77">25/03/2018</text:p>
          </table:table-cell>
          <table:covered-table-cell/>
          <table:table-cell table:style-name="Tabla39.G7" office:value-type="string">
            <text:h text:style-name="P166" text:outline-level="1">Versión</text:h>
          </table:table-cell>
          <table:table-cell table:style-name="Tabla39.H7" office:value-type="string">
            <text:p text:style-name="P64"/>
          </table:table-cell>
        </table:table-row>
      </table:table>
      <text:p text:style-name="P147"/>
      <table:table table:name="Tabla55" table:style-name="Tabla55">
        <table:table-column table:style-name="Tabla55.A"/>
        <table:table-row table:style-name="Tabla55.1">
          <table:table-cell table:style-name="Tabla55.A1" office:value-type="string">
            <text:p text:style-name="P124">Propósito</text:p>
          </table:table-cell>
        </table:table-row>
        <table:table-row table:style-name="Tabla55.1">
          <table:table-cell table:style-name="Tabla55.A2" office:value-type="string">
            <text:p text:style-name="P123"/>
          </table:table-cell>
        </table:table-row>
      </table:table>
      <text:p text:style-name="P147"/>
      <table:table table:name="Tabla58" table:style-name="Tabla58">
        <table:table-column table:style-name="Tabla58.A"/>
        <table:table-row table:style-name="Tabla58.1">
          <table:table-cell table:style-name="Tabla58.A1" office:value-type="string">
            <text:p text:style-name="P125">Resumen</text:p>
          </table:table-cell>
        </table:table-row>
        <table:table-row table:style-name="Tabla58.1">
          <table:table-cell table:style-name="Tabla58.A2" office:value-type="string">
            <text:p text:style-name="P123"/>
          </table:table-cell>
        </table:table-row>
      </table:table>
      <text:p text:style-name="P147"/>
      <table:table table:name="Tabla40" table:style-name="Tabla40">
        <table:table-column table:style-name="Tabla40.A"/>
        <table:table-column table:style-name="Tabla40.B"/>
        <table:table-column table:style-name="Tabla40.C"/>
        <table:table-column table:style-name="Tabla40.D"/>
        <table:table-column table:style-name="Tabla40.E"/>
        <table:table-column table:style-name="Tabla40.F"/>
        <table:table-column table:style-name="Tabla40.G"/>
        <table:table-column table:style-name="Tabla40.H"/>
        <table:table-row table:style-name="Tabla40.1">
          <table:table-cell table:style-name="Tabla40.A1" office:value-type="string">
            <text:h text:style-name="P166" text:outline-level="1">Caso de Uso</text:h>
          </table:table-cell>
          <table:table-cell table:style-name="Tabla40.B1" table:number-columns-spanned="4" office:value-type="string">
            <text:p text:style-name="P85">Enviar Paquetes</text:p>
          </table:table-cell>
          <table:covered-table-cell/>
          <table:covered-table-cell/>
          <table:covered-table-cell/>
          <table:table-cell table:style-name="Tabla40.F1" table:number-columns-spanned="3" office:value-type="string">
            <text:p text:style-name="P81">CU_16</text:p>
          </table:table-cell>
          <table:covered-table-cell/>
          <table:covered-table-cell/>
        </table:table-row>
        <table:table-row table:style-name="Tabla40.2">
          <table:table-cell table:style-name="Tabla40.A2" office:value-type="string">
            <text:p text:style-name="P36">Actores</text:p>
          </table:table-cell>
          <table:table-cell table:style-name="Tabla40.B2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40.2">
          <table:table-cell table:style-name="Tabla40.A3" office:value-type="string">
            <text:p text:style-name="P36">Tipo</text:p>
          </table:table-cell>
          <table:table-cell table:style-name="Tabla40.B3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40.2">
          <table:table-cell table:style-name="Tabla40.A4" office:value-type="string">
            <text:p text:style-name="P36">Referencias</text:p>
          </table:table-cell>
          <table:table-cell table:style-name="Tabla40.B4" table:number-columns-spanned="2" office:value-type="string">
            <text:p text:style-name="P29"/>
          </table:table-cell>
          <table:covered-table-cell/>
          <table:table-cell table:style-name="Tabla40.D4" table:number-columns-spanned="5" office:value-type="string">
            <text:p text:style-name="P64"/>
          </table:table-cell>
          <table:covered-table-cell/>
          <table:covered-table-cell/>
          <table:covered-table-cell/>
          <table:covered-table-cell/>
        </table:table-row>
        <table:table-row table:style-name="Tabla40.2">
          <table:table-cell table:style-name="Tabla40.A5" office:value-type="string">
            <text:p text:style-name="P36">Precondición</text:p>
          </table:table-cell>
          <table:table-cell table:style-name="Tabla40.B5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40.2">
          <table:table-cell table:style-name="Tabla40.A6" office:value-type="string">
            <text:p text:style-name="P36">Postcondición</text:p>
          </table:table-cell>
          <table:table-cell table:style-name="Tabla40.B6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40.2">
          <table:table-cell table:style-name="Tabla40.A7" office:value-type="string">
            <text:p text:style-name="P36">Autor</text:p>
          </table:table-cell>
          <table:table-cell table:style-name="Tabla40.B7" office:value-type="string">
            <text:p text:style-name="P29"/>
          </table:table-cell>
          <table:table-cell table:style-name="Tabla40.C7" table:number-columns-spanned="2" office:value-type="string">
            <text:h text:style-name="P166" text:outline-level="1">Fecha</text:h>
          </table:table-cell>
          <table:covered-table-cell/>
          <table:table-cell table:style-name="Tabla40.E7" table:number-columns-spanned="2" office:value-type="string">
            <text:p text:style-name="P77">25/03/2018</text:p>
          </table:table-cell>
          <table:covered-table-cell/>
          <table:table-cell table:style-name="Tabla40.G7" office:value-type="string">
            <text:h text:style-name="P166" text:outline-level="1">Versión</text:h>
          </table:table-cell>
          <table:table-cell table:style-name="Tabla40.H7" office:value-type="string">
            <text:p text:style-name="P64"/>
          </table:table-cell>
        </table:table-row>
      </table:table>
      <text:p text:style-name="P147"/>
      <table:table table:name="Tabla56" table:style-name="Tabla56">
        <table:table-column table:style-name="Tabla56.A"/>
        <table:table-row table:style-name="Tabla56.1">
          <table:table-cell table:style-name="Tabla56.A1" office:value-type="string">
            <text:p text:style-name="P124">Propósito</text:p>
          </table:table-cell>
        </table:table-row>
        <table:table-row table:style-name="Tabla56.1">
          <table:table-cell table:style-name="Tabla56.A2" office:value-type="string">
            <text:p text:style-name="P123"/>
          </table:table-cell>
        </table:table-row>
      </table:table>
      <text:p text:style-name="P147"/>
      <table:table table:name="Tabla57" table:style-name="Tabla57">
        <table:table-column table:style-name="Tabla57.A"/>
        <table:table-row table:style-name="Tabla57.1">
          <table:table-cell table:style-name="Tabla57.A1" office:value-type="string">
            <text:p text:style-name="P125">Resumen</text:p>
          </table:table-cell>
        </table:table-row>
        <table:table-row table:style-name="Tabla57.1">
          <table:table-cell table:style-name="Tabla57.A2" office:value-type="string">
            <text:p text:style-name="P123"/>
          </table:table-cell>
        </table:table-row>
      </table:table>
      <text:p text:style-name="P148"/>
      <text:p text:style-name="P13">4.3 Gestión de envíos</text:p>
      <table:table table:name="Tabla73" table:style-name="Tabla73">
        <table:table-column table:style-name="Tabla73.A"/>
        <table:table-column table:style-name="Tabla73.B"/>
        <table:table-column table:style-name="Tabla73.C"/>
        <table:table-column table:style-name="Tabla73.D"/>
        <table:table-column table:style-name="Tabla73.E"/>
        <table:table-column table:style-name="Tabla73.F"/>
        <table:table-column table:style-name="Tabla73.G"/>
        <table:table-column table:style-name="Tabla73.H"/>
        <table:table-row table:style-name="Tabla73.1">
          <table:table-cell table:style-name="Tabla73.A1" office:value-type="string">
            <text:h text:style-name="P167" text:outline-level="1">Caso de Uso</text:h>
          </table:table-cell>
          <table:table-cell table:style-name="Tabla73.B1" table:number-columns-spanned="4" office:value-type="string">
            <text:p text:style-name="P86">Enviar paquete</text:p>
          </table:table-cell>
          <table:covered-table-cell/>
          <table:covered-table-cell/>
          <table:covered-table-cell/>
          <table:table-cell table:style-name="Tabla73.F1" table:number-columns-spanned="3" office:value-type="string">
            <text:p text:style-name="P82">CU_<text:span text:style-name="T23">17</text:span></text:p>
          </table:table-cell>
          <table:covered-table-cell/>
          <table:covered-table-cell/>
        </table:table-row>
        <table:table-row table:style-name="Tabla73.2">
          <table:table-cell table:style-name="Tabla73.A2" office:value-type="string">
            <text:p text:style-name="P37">Actores</text:p>
          </table:table-cell>
          <table:table-cell table:style-name="Tabla73.B2" table:number-columns-spanned="7" office:value-type="string">
            <text:p text:style-name="P99">Repartidor, Empleado, Encargado, Cliente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73.2">
          <table:table-cell table:style-name="Tabla73.A3" office:value-type="string">
            <text:p text:style-name="P37">Tipo</text:p>
          </table:table-cell>
          <table:table-cell table:style-name="Tabla73.B3" table:number-columns-spanned="7" office:value-type="string">
            <text:p text:style-name="P102">Primario, básico y esencial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73.2">
          <table:table-cell table:style-name="Tabla73.A4" office:value-type="string">
            <text:p text:style-name="P37">Referencias</text:p>
          </table:table-cell>
          <table:table-cell table:style-name="Tabla73.B4" table:number-columns-spanned="2" office:value-type="string">
            <text:p text:style-name="P104">RF_2.1</text:p>
          </table:table-cell>
          <table:covered-table-cell/>
          <table:table-cell table:style-name="Tabla73.D4" table:number-columns-spanned="5" office:value-type="string">
            <text:p text:style-name="P88">CU_18, CU_19</text:p>
          </table:table-cell>
          <table:covered-table-cell/>
          <table:covered-table-cell/>
          <table:covered-table-cell/>
          <table:covered-table-cell/>
        </table:table-row>
        <table:table-row table:style-name="Tabla73.2">
          <table:table-cell table:style-name="Tabla73.A5" office:value-type="string">
            <text:p text:style-name="P37">Precondición</text:p>
          </table:table-cell>
          <table:table-cell table:style-name="Tabla73.B5" table:number-columns-spanned="7" office:value-type="string">
            <text:p text:style-name="P105">El cliente debe estar registrado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73.2">
          <table:table-cell table:style-name="Tabla73.A6" office:value-type="string">
            <text:p text:style-name="P37">Postcondición</text:p>
          </table:table-cell>
          <table:table-cell table:style-name="Tabla73.B6" table:number-columns-spanned="7" office:value-type="string">
            <text:p text:style-name="P106">El cliente tendrá un paquete en estado de envío en su información almacenada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73.2">
          <table:table-cell table:style-name="Tabla73.A7" office:value-type="string">
            <text:p text:style-name="P37">Autor</text:p>
          </table:table-cell>
          <table:table-cell table:style-name="Tabla73.B7" office:value-type="string">
            <text:p text:style-name="P99">Alba Aurora Moreno Peinado</text:p>
          </table:table-cell>
          <table:table-cell table:style-name="Tabla73.C7" table:number-columns-spanned="2" office:value-type="string">
            <text:h text:style-name="P167" text:outline-level="1">Fecha</text:h>
          </table:table-cell>
          <table:covered-table-cell/>
          <table:table-cell table:style-name="Tabla73.E7" table:number-columns-spanned="2" office:value-type="string">
            <text:p text:style-name="P78">25/03/2018</text:p>
          </table:table-cell>
          <table:covered-table-cell/>
          <table:table-cell table:style-name="Tabla73.G7" office:value-type="string">
            <text:h text:style-name="P167" text:outline-level="1">Versión</text:h>
          </table:table-cell>
          <table:table-cell table:style-name="Tabla73.H7" office:value-type="string">
            <text:p text:style-name="P86">1.0</text:p>
          </table:table-cell>
        </table:table-row>
      </table:table>
      <text:p text:style-name="P150"/>
      <table:table table:name="Tabla74" table:style-name="Tabla74">
        <table:table-column table:style-name="Tabla74.A"/>
        <table:table-row table:style-name="Tabla74.1">
          <table:table-cell table:style-name="Tabla74.A1" office:value-type="string">
            <text:p text:style-name="P129">Propósito</text:p>
          </table:table-cell>
        </table:table-row>
        <table:table-row table:style-name="Tabla74.1">
          <table:table-cell table:style-name="Tabla74.A2" office:value-type="string">
            <text:p text:style-name="P130">Permitir que el cliente pueda enviar un paquete desde la web o desde el mostrador.</text:p>
          </table:table-cell>
        </table:table-row>
      </table:table>
      <text:p text:style-name="P150"/>
      <table:table table:name="Tabla75" table:style-name="Tabla75">
        <table:table-column table:style-name="Tabla75.A"/>
        <table:table-row table:style-name="Tabla75.1">
          <table:table-cell table:style-name="Tabla75.A1" office:value-type="string">
            <text:p text:style-name="P126">Resumen</text:p>
          </table:table-cell>
        </table:table-row>
        <table:table-row table:style-name="Tabla75.1">
          <table:table-cell table:style-name="Tabla75.A2" office:value-type="string">
            <text:p text:style-name="P130">El cliente quiere enviar un paquete, indica la prioridad de urgencia y así obtendrá un nuevo envío en su lista de registro.</text:p>
          </table:table-cell>
        </table:table-row>
      </table:table>
      <text:p text:style-name="P148"/>
      <table:table table:name="Tabla76" table:style-name="Tabla76">
        <table:table-column table:style-name="Tabla76.A"/>
        <table:table-column table:style-name="Tabla76.B"/>
        <table:table-column table:style-name="Tabla76.C"/>
        <table:table-column table:style-name="Tabla76.D"/>
        <table:table-column table:style-name="Tabla76.E"/>
        <table:table-column table:style-name="Tabla76.F"/>
        <table:table-column table:style-name="Tabla76.G"/>
        <table:table-column table:style-name="Tabla76.H"/>
        <table:table-row table:style-name="Tabla76.1">
          <table:table-cell table:style-name="Tabla76.A1" office:value-type="string">
            <text:h text:style-name="P167" text:outline-level="1">Caso de Uso</text:h>
          </table:table-cell>
          <table:table-cell table:style-name="Tabla76.B1" table:number-columns-spanned="4" office:value-type="string">
            <text:p text:style-name="P86">Almacenar información</text:p>
          </table:table-cell>
          <table:covered-table-cell/>
          <table:covered-table-cell/>
          <table:covered-table-cell/>
          <table:table-cell table:style-name="Tabla76.F1" table:number-columns-spanned="3" office:value-type="string">
            <text:p text:style-name="P82">CU_1<text:span text:style-name="T23">8</text:span></text:p>
          </table:table-cell>
          <table:covered-table-cell/>
          <table:covered-table-cell/>
        </table:table-row>
        <table:table-row table:style-name="Tabla76.2">
          <table:table-cell table:style-name="Tabla76.A2" office:value-type="string">
            <text:p text:style-name="P37">Actores</text:p>
          </table:table-cell>
          <table:table-cell table:style-name="Tabla76.B2" table:number-columns-spanned="7" office:value-type="string">
            <text:p text:style-name="P99">Repartidor, Empleado, Encargado, Cliente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76.2">
          <table:table-cell table:style-name="Tabla76.A3" office:value-type="string">
            <text:p text:style-name="P37">Tipo</text:p>
          </table:table-cell>
          <table:table-cell table:style-name="Tabla76.B3" table:number-columns-spanned="7" office:value-type="string">
            <text:p text:style-name="P102">Secundario, básico y esencial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a76.2">
          <table:table-cell table:style-name="Tabla76.A4" office:value-type="string">
            <text:p text:style-name="P37">Referencias</text:p>
          </table:table-cell>
          <table:table-cell table:style-name="Tabla76.B4" table:number-columns-spanned="2" office:value-type="string">
            <text:p text:style-name="P104">RF_2.1</text:p>
          </table:table-cell>
          <table:covered-table-cell/>
          <table:table-cell table:style-name="Tabla76.D4" table:number-columns-spanned="5" office:value-type="string">
            <text:p text:style-name="P88">CU_17</text:p>
          </table:table-cell>
          <table:covered-table-cell/>
          <table:covered-table-cell/>
          <table:covered-table-cell/>
          <table:covered-table-cell/>
        </table:table-row>
        <table:table-row table:style-name="Tabla76.2">
          <table:table-cell table:style-name="Tabla76.A5" office:value-type="string">
            <text:p text:style-name="P37">Precondición</text:p>
          </table:table-cell>
          <table:table-cell table:style-name="Tabla76.B5" table:number-columns-spanned="7" office:value-type="string">
            <text:p text:style-name="P106">El cliente debe proporcionar los datos referentes al envío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76.2">
          <table:table-cell table:style-name="Tabla76.A6" office:value-type="string">
            <text:p text:style-name="P37">Postcondición</text:p>
          </table:table-cell>
          <table:table-cell table:style-name="Tabla76.B6" table:number-columns-spanned="7" office:value-type="string">
            <text:p text:style-name="P107">Los datos quedarán almacenados en el sistema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76.2">
          <table:table-cell table:style-name="Tabla76.A7" office:value-type="string">
            <text:p text:style-name="P37">Autor</text:p>
          </table:table-cell>
          <table:table-cell table:style-name="Tabla76.B7" office:value-type="string">
            <text:p text:style-name="P100">Alba Aurora Moreno Peinado</text:p>
          </table:table-cell>
          <table:table-cell table:style-name="Tabla76.C7" table:number-columns-spanned="2" office:value-type="string">
            <text:h text:style-name="P167" text:outline-level="1">Fecha</text:h>
          </table:table-cell>
          <table:covered-table-cell/>
          <table:table-cell table:style-name="Tabla76.E7" table:number-columns-spanned="2" office:value-type="string">
            <text:p text:style-name="P78">25/03/2018</text:p>
          </table:table-cell>
          <table:covered-table-cell/>
          <table:table-cell table:style-name="Tabla76.G7" office:value-type="string">
            <text:h text:style-name="P167" text:outline-level="1">Versión</text:h>
          </table:table-cell>
          <table:table-cell table:style-name="Tabla76.H7" office:value-type="string">
            <text:p text:style-name="P86">1.0</text:p>
          </table:table-cell>
        </table:table-row>
      </table:table>
      <text:p text:style-name="P150"/>
      <table:table table:name="Tabla87" table:style-name="Tabla87">
        <table:table-column table:style-name="Tabla87.A"/>
        <table:table-row table:style-name="Tabla87.1">
          <table:table-cell table:style-name="Tabla87.A1" office:value-type="string">
            <text:p text:style-name="P129">Propósito</text:p>
          </table:table-cell>
        </table:table-row>
        <table:table-row table:style-name="Tabla87.1">
          <table:table-cell table:style-name="Tabla87.A2" office:value-type="string">
            <text:p text:style-name="P131">Registrar los datos referentes al envío que se desea realizar.</text:p>
          </table:table-cell>
        </table:table-row>
      </table:table>
      <text:p text:style-name="P150"/>
      <table:table table:name="Tabla98" table:style-name="Tabla98">
        <table:table-column table:style-name="Tabla98.A"/>
        <table:table-row table:style-name="Tabla98.1">
          <table:table-cell table:style-name="Tabla98.A1" office:value-type="string">
            <text:p text:style-name="P126">Resumen</text:p>
          </table:table-cell>
        </table:table-row>
        <table:table-row table:style-name="Tabla98.1">
          <table:table-cell table:style-name="Tabla98.A2" office:value-type="string">
            <text:p text:style-name="P131">El cliente proporciona los datos del paquete que desea enviar para que se tenga constancia de su urgencia, dirección, coste...</text:p>
          </table:table-cell>
        </table:table-row>
      </table:table>
      <text:p text:style-name="P148"/>
      <table:table table:name="Tabla77" table:style-name="Tabla77">
        <table:table-column table:style-name="Tabla77.A"/>
        <table:table-column table:style-name="Tabla77.B"/>
        <table:table-column table:style-name="Tabla77.C"/>
        <table:table-column table:style-name="Tabla77.D"/>
        <table:table-column table:style-name="Tabla77.E"/>
        <table:table-column table:style-name="Tabla77.F"/>
        <table:table-column table:style-name="Tabla77.G"/>
        <table:table-column table:style-name="Tabla77.H"/>
        <table:table-row table:style-name="Tabla77.1">
          <table:table-cell table:style-name="Tabla77.A1" office:value-type="string">
            <text:h text:style-name="P167" text:outline-level="1">Caso de Uso</text:h>
          </table:table-cell>
          <table:table-cell table:style-name="Tabla77.B1" table:number-columns-spanned="4" office:value-type="string">
            <text:p text:style-name="P86">Pagar</text:p>
          </table:table-cell>
          <table:covered-table-cell/>
          <table:covered-table-cell/>
          <table:covered-table-cell/>
          <table:table-cell table:style-name="Tabla77.F1" table:number-columns-spanned="3" office:value-type="string">
            <text:p text:style-name="P82">CU_1<text:span text:style-name="T23">9</text:span></text:p>
          </table:table-cell>
          <table:covered-table-cell/>
          <table:covered-table-cell/>
        </table:table-row>
        <table:table-row table:style-name="Tabla77.2">
          <table:table-cell table:style-name="Tabla77.A2" office:value-type="string">
            <text:p text:style-name="P37">Actores</text:p>
          </table:table-cell>
          <table:table-cell table:style-name="Tabla77.B2" table:number-columns-spanned="7" office:value-type="string">
            <text:p text:style-name="P99">Empleado, Encargado, Cliente, <text:span text:style-name="T24">Banco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77.2">
          <table:table-cell table:style-name="Tabla77.A3" office:value-type="string">
            <text:p text:style-name="P38">Tipo</text:p>
          </table:table-cell>
          <table:table-cell table:style-name="Tabla77.B3" table:number-columns-spanned="7" office:value-type="string">
            <text:p text:style-name="P103">Secundario, básico y esencial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77.2">
          <table:table-cell table:style-name="Tabla77.A4" office:value-type="string">
            <text:p text:style-name="P37">Referencias</text:p>
          </table:table-cell>
          <table:table-cell table:style-name="Tabla77.B4" table:number-columns-spanned="2" office:value-type="string">
            <text:p text:style-name="P104">RF_2.1</text:p>
          </table:table-cell>
          <table:covered-table-cell/>
          <table:table-cell table:style-name="Tabla77.D4" table:number-columns-spanned="5" office:value-type="string">
            <text:p text:style-name="P88">CU_17, CU_20(hijo), CU_21(hijo)</text:p>
          </table:table-cell>
          <table:covered-table-cell/>
          <table:covered-table-cell/>
          <table:covered-table-cell/>
          <table:covered-table-cell/>
        </table:table-row>
        <table:table-row table:style-name="Tabla77.2">
          <table:table-cell table:style-name="Tabla77.A5" office:value-type="string">
            <text:p text:style-name="P37">Precondición</text:p>
          </table:table-cell>
          <table:table-cell table:style-name="Tabla77.B5" table:number-columns-spanned="7" office:value-type="string">
            <text:p text:style-name="P108"><text:span text:style-name="T25">La información del envío </text:span>debe estar almacenad<text:span text:style-name="T25">a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77.2">
          <table:table-cell table:style-name="Tabla77.A6" office:value-type="string">
            <text:p text:style-name="P37">Postcondición</text:p>
          </table:table-cell>
          <table:table-cell table:style-name="Tabla77.B6" table:number-columns-spanned="7" office:value-type="string">
            <text:p text:style-name="P110">El cliente recibirá un código para poder realizar el seguimiento del paquete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77.2">
          <table:table-cell table:style-name="Tabla77.A7" office:value-type="string">
            <text:p text:style-name="P37">Autor</text:p>
          </table:table-cell>
          <table:table-cell table:style-name="Tabla77.B7" office:value-type="string">
            <text:p text:style-name="P100">Alba Aurora Moreno Peinado</text:p>
          </table:table-cell>
          <table:table-cell table:style-name="Tabla77.C7" table:number-columns-spanned="2" office:value-type="string">
            <text:h text:style-name="P167" text:outline-level="1">Fecha</text:h>
          </table:table-cell>
          <table:covered-table-cell/>
          <table:table-cell table:style-name="Tabla77.E7" table:number-columns-spanned="2" office:value-type="string">
            <text:p text:style-name="P78">25/03/2018</text:p>
          </table:table-cell>
          <table:covered-table-cell/>
          <table:table-cell table:style-name="Tabla77.G7" office:value-type="string">
            <text:h text:style-name="P167" text:outline-level="1">Versión</text:h>
          </table:table-cell>
          <table:table-cell table:style-name="Tabla77.H7" office:value-type="string">
            <text:p text:style-name="P86">1.0</text:p>
          </table:table-cell>
        </table:table-row>
      </table:table>
      <text:p text:style-name="P150"/>
      <table:table table:name="Tabla88" table:style-name="Tabla88">
        <table:table-column table:style-name="Tabla88.A"/>
        <table:table-row table:style-name="Tabla88.1">
          <table:table-cell table:style-name="Tabla88.A1" office:value-type="string">
            <text:p text:style-name="P129">Propósito</text:p>
          </table:table-cell>
        </table:table-row>
        <table:table-row table:style-name="Tabla88.1">
          <table:table-cell table:style-name="Tabla88.A2" office:value-type="string">
            <text:p text:style-name="P132">Realización de los trámites de envío.</text:p>
          </table:table-cell>
        </table:table-row>
      </table:table>
      <text:p text:style-name="P150"/>
      <table:table table:name="Tabla99" table:style-name="Tabla99">
        <table:table-column table:style-name="Tabla99.A"/>
        <table:table-row table:style-name="Tabla99.1">
          <table:table-cell table:style-name="Tabla99.A1" office:value-type="string">
            <text:p text:style-name="P126">Resumen</text:p>
          </table:table-cell>
        </table:table-row>
        <table:table-row table:style-name="Tabla99.1">
          <table:table-cell table:style-name="Tabla99.A2" office:value-type="string">
            <text:p text:style-name="P132">El cliente realiza el pago del envío para poder obtener el código de seguimiento y que comience el así el desplazamiento del paquete al lugar objetivo.</text:p>
          </table:table-cell>
        </table:table-row>
      </table:table>
      <text:p text:style-name="P148"/>
      <table:table table:name="Tabla78" table:style-name="Tabla78">
        <table:table-column table:style-name="Tabla78.A"/>
        <table:table-column table:style-name="Tabla78.B"/>
        <table:table-column table:style-name="Tabla78.C"/>
        <table:table-column table:style-name="Tabla78.D"/>
        <table:table-column table:style-name="Tabla78.E"/>
        <table:table-column table:style-name="Tabla78.F"/>
        <table:table-column table:style-name="Tabla78.G"/>
        <table:table-column table:style-name="Tabla78.H"/>
        <table:table-row table:style-name="Tabla78.1">
          <table:table-cell table:style-name="Tabla78.A1" office:value-type="string">
            <text:h text:style-name="P167" text:outline-level="1">Caso de Uso</text:h>
          </table:table-cell>
          <table:table-cell table:style-name="Tabla78.B1" table:number-columns-spanned="4" office:value-type="string">
            <text:p text:style-name="P86">Tarjeta</text:p>
          </table:table-cell>
          <table:covered-table-cell/>
          <table:covered-table-cell/>
          <table:covered-table-cell/>
          <table:table-cell table:style-name="Tabla78.F1" table:number-columns-spanned="3" office:value-type="string">
            <text:p text:style-name="P82">CU_<text:span text:style-name="T23">21</text:span></text:p>
          </table:table-cell>
          <table:covered-table-cell/>
          <table:covered-table-cell/>
        </table:table-row>
        <table:table-row table:style-name="Tabla78.2">
          <table:table-cell table:style-name="Tabla78.A2" office:value-type="string">
            <text:p text:style-name="P37">Actores</text:p>
          </table:table-cell>
          <table:table-cell table:style-name="Tabla78.B2" table:number-columns-spanned="7" office:value-type="string">
            <text:p text:style-name="P99">Empleado, Encargado, Cliente, <text:span text:style-name="T24">Banco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78.2">
          <table:table-cell table:style-name="Tabla78.A3" office:value-type="string">
            <text:p text:style-name="P37">Tipo</text:p>
          </table:table-cell>
          <table:table-cell table:style-name="Tabla78.B3" table:number-columns-spanned="7" office:value-type="string">
            <text:p text:style-name="P103"><text:span text:style-name="T26">Opcional</text:span>, básico y <text:span text:style-name="T26">real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78.2">
          <table:table-cell table:style-name="Tabla78.A4" office:value-type="string">
            <text:p text:style-name="P37">Referencias</text:p>
          </table:table-cell>
          <table:table-cell table:style-name="Tabla78.B4" table:number-columns-spanned="2" office:value-type="string">
            <text:p text:style-name="P104">RF_2.1</text:p>
          </table:table-cell>
          <table:covered-table-cell/>
          <table:table-cell table:style-name="Tabla78.D4" table:number-columns-spanned="5" office:value-type="string">
            <text:p text:style-name="P88">CU_17, CU_19(padre)</text:p>
          </table:table-cell>
          <table:covered-table-cell/>
          <table:covered-table-cell/>
          <table:covered-table-cell/>
          <table:covered-table-cell/>
        </table:table-row>
        <table:table-row table:style-name="Tabla78.2">
          <table:table-cell table:style-name="Tabla78.A5" office:value-type="string">
            <text:p text:style-name="P37">Precondición</text:p>
          </table:table-cell>
          <table:table-cell table:style-name="Tabla78.B5" table:number-columns-spanned="7" office:value-type="string">
            <text:p text:style-name="P108"><text:span text:style-name="T25">La información del envío </text:span>debe estar almacenad<text:span text:style-name="T25">a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78.2">
          <table:table-cell table:style-name="Tabla78.A6" office:value-type="string">
            <text:p text:style-name="P37">Postcondición</text:p>
          </table:table-cell>
          <table:table-cell table:style-name="Tabla78.B6" table:number-columns-spanned="7" office:value-type="string">
            <text:p text:style-name="P110">El cliente recibirá un código para poder realizar el seguimiento del paquete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78.2">
          <table:table-cell table:style-name="Tabla78.A7" office:value-type="string">
            <text:p text:style-name="P37">Autor</text:p>
          </table:table-cell>
          <table:table-cell table:style-name="Tabla78.B7" office:value-type="string">
            <text:p text:style-name="P100">Alba Aurora Moreno Peinado</text:p>
          </table:table-cell>
          <table:table-cell table:style-name="Tabla78.C7" table:number-columns-spanned="2" office:value-type="string">
            <text:h text:style-name="P167" text:outline-level="1">Fecha</text:h>
          </table:table-cell>
          <table:covered-table-cell/>
          <table:table-cell table:style-name="Tabla78.E7" table:number-columns-spanned="2" office:value-type="string">
            <text:p text:style-name="P78">25/03/2018</text:p>
          </table:table-cell>
          <table:covered-table-cell/>
          <table:table-cell table:style-name="Tabla78.G7" office:value-type="string">
            <text:h text:style-name="P167" text:outline-level="1">Versión</text:h>
          </table:table-cell>
          <table:table-cell table:style-name="Tabla78.H7" office:value-type="string">
            <text:p text:style-name="P86">1.0</text:p>
          </table:table-cell>
        </table:table-row>
      </table:table>
      <text:p text:style-name="P150"/>
      <table:table table:name="Tabla89" table:style-name="Tabla89">
        <table:table-column table:style-name="Tabla89.A"/>
        <table:table-row table:style-name="Tabla89.1">
          <table:table-cell table:style-name="Tabla89.A1" office:value-type="string">
            <text:p text:style-name="P129">Propósito</text:p>
          </table:table-cell>
        </table:table-row>
        <table:table-row table:style-name="Tabla89.1">
          <table:table-cell table:style-name="Tabla89.A2" office:value-type="string">
            <text:p text:style-name="P132">Realización de los trámites de envío.</text:p>
          </table:table-cell>
        </table:table-row>
      </table:table>
      <text:p text:style-name="P150"/>
      <table:table table:name="Tabla100" table:style-name="Tabla100">
        <table:table-column table:style-name="Tabla100.A"/>
        <table:table-row table:style-name="Tabla100.1">
          <table:table-cell table:style-name="Tabla100.A1" office:value-type="string">
            <text:p text:style-name="P126">Resumen</text:p>
          </table:table-cell>
        </table:table-row>
        <table:table-row table:style-name="Tabla100.1">
          <table:table-cell table:style-name="Tabla100.A2" office:value-type="string">
            <text:p text:style-name="P132">El cliente realiza el pago (en la web) del envío para poder obtener el código de seguimiento y que comience el así el desplazamiento del paquete al lugar objetivo.</text:p>
          </table:table-cell>
        </table:table-row>
      </table:table>
      <text:p text:style-name="P148"/>
      <table:table table:name="Tabla79" table:style-name="Tabla79">
        <table:table-column table:style-name="Tabla79.A"/>
        <table:table-column table:style-name="Tabla79.B"/>
        <table:table-column table:style-name="Tabla79.C"/>
        <table:table-column table:style-name="Tabla79.D"/>
        <table:table-column table:style-name="Tabla79.E"/>
        <table:table-column table:style-name="Tabla79.F"/>
        <table:table-column table:style-name="Tabla79.G"/>
        <table:table-column table:style-name="Tabla79.H"/>
        <table:table-row table:style-name="Tabla79.1">
          <table:table-cell table:style-name="Tabla79.A1" office:value-type="string">
            <text:h text:style-name="P167" text:outline-level="1">Caso de Uso</text:h>
          </table:table-cell>
          <table:table-cell table:style-name="Tabla79.B1" table:number-columns-spanned="4" office:value-type="string">
            <text:p text:style-name="P86">Consultar datos</text:p>
          </table:table-cell>
          <table:covered-table-cell/>
          <table:covered-table-cell/>
          <table:covered-table-cell/>
          <table:table-cell table:style-name="Tabla79.F1" table:number-columns-spanned="3" office:value-type="string">
            <text:p text:style-name="P82">CU_<text:span text:style-name="T23">22</text:span></text:p>
          </table:table-cell>
          <table:covered-table-cell/>
          <table:covered-table-cell/>
        </table:table-row>
        <table:table-row table:style-name="Tabla79.2">
          <table:table-cell table:style-name="Tabla79.A2" office:value-type="string">
            <text:p text:style-name="P37">Actores</text:p>
          </table:table-cell>
          <table:table-cell table:style-name="Tabla79.B2" table:number-columns-spanned="7" office:value-type="string">
            <text:p text:style-name="P102">Cliente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79.2">
          <table:table-cell table:style-name="Tabla79.A3" office:value-type="string">
            <text:p text:style-name="P37">Tipo</text:p>
          </table:table-cell>
          <table:table-cell table:style-name="Tabla79.B3" table:number-columns-spanned="7" office:value-type="string">
            <text:p text:style-name="P103"><text:span text:style-name="T26">Primario</text:span>, básico y <text:span text:style-name="T26">real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79.2">
          <table:table-cell table:style-name="Tabla79.A4" office:value-type="string">
            <text:p text:style-name="P37">Referencias</text:p>
          </table:table-cell>
          <table:table-cell table:style-name="Tabla79.B4" table:number-columns-spanned="2" office:value-type="string">
            <text:p text:style-name="P104">RF_2.2</text:p>
          </table:table-cell>
          <table:covered-table-cell/>
          <table:table-cell table:style-name="Tabla79.D4" table:number-columns-spanned="5" office:value-type="string">
            <text:p text:style-name="P88">CU_18</text:p>
          </table:table-cell>
          <table:covered-table-cell/>
          <table:covered-table-cell/>
          <table:covered-table-cell/>
          <table:covered-table-cell/>
        </table:table-row>
        <table:table-row table:style-name="Tabla79.2">
          <table:table-cell table:style-name="Tabla79.A5" office:value-type="string">
            <text:p text:style-name="P37">Precondición</text:p>
          </table:table-cell>
          <table:table-cell table:style-name="Tabla79.B5" table:number-columns-spanned="7" office:value-type="string">
            <text:p text:style-name="P105">Haber realizado el envío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79.2">
          <table:table-cell table:style-name="Tabla79.A6" office:value-type="string">
            <text:p text:style-name="P37">Postcondición</text:p>
          </table:table-cell>
          <table:table-cell table:style-name="Tabla79.B6" table:number-columns-spanned="7" office:value-type="string">
            <text:p text:style-name="P109">Ver los datos proporcionados para realizar el envío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a79.2">
          <table:table-cell table:style-name="Tabla79.A7" office:value-type="string">
            <text:p text:style-name="P37">Autor</text:p>
          </table:table-cell>
          <table:table-cell table:style-name="Tabla79.B7" office:value-type="string">
            <text:p text:style-name="P100">Alba Aurora Moreno Peinado</text:p>
          </table:table-cell>
          <table:table-cell table:style-name="Tabla79.C7" table:number-columns-spanned="2" office:value-type="string">
            <text:h text:style-name="P167" text:outline-level="1">Fecha</text:h>
          </table:table-cell>
          <table:covered-table-cell/>
          <table:table-cell table:style-name="Tabla79.E7" table:number-columns-spanned="2" office:value-type="string">
            <text:p text:style-name="P78">25/03/2018</text:p>
          </table:table-cell>
          <table:covered-table-cell/>
          <table:table-cell table:style-name="Tabla79.G7" office:value-type="string">
            <text:h text:style-name="P167" text:outline-level="1">Versión</text:h>
          </table:table-cell>
          <table:table-cell table:style-name="Tabla79.H7" office:value-type="string">
            <text:p text:style-name="P86">1.0</text:p>
          </table:table-cell>
        </table:table-row>
      </table:table>
      <text:p text:style-name="P150"/>
      <table:table table:name="Tabla90" table:style-name="Tabla90">
        <table:table-column table:style-name="Tabla90.A"/>
        <table:table-row table:style-name="Tabla90.1">
          <table:table-cell table:style-name="Tabla90.A1" office:value-type="string">
            <text:p text:style-name="P129">Propósito</text:p>
          </table:table-cell>
        </table:table-row>
        <table:table-row table:style-name="Tabla90.1">
          <table:table-cell table:style-name="Tabla90.A2" office:value-type="string">
            <text:p text:style-name="P132">Realización de los trámites de envío.</text:p>
          </table:table-cell>
        </table:table-row>
      </table:table>
      <text:p text:style-name="P150"/>
      <table:table table:name="Tabla101" table:style-name="Tabla101">
        <table:table-column table:style-name="Tabla101.A"/>
        <table:table-row table:style-name="Tabla101.1">
          <table:table-cell table:style-name="Tabla101.A1" office:value-type="string">
            <text:p text:style-name="P126">Resumen</text:p>
          </table:table-cell>
        </table:table-row>
        <table:table-row table:style-name="Tabla101.1">
          <table:table-cell table:style-name="Tabla101.A2" office:value-type="string">
            <text:p text:style-name="P133">El cliente podrá ver el seguimiento del paquete y los datos proporcionados.</text:p>
          </table:table-cell>
        </table:table-row>
      </table:table>
      <text:p text:style-name="P148"/>
      <table:table table:name="Tabla80" table:style-name="Tabla80">
        <table:table-column table:style-name="Tabla80.A"/>
        <table:table-column table:style-name="Tabla80.B"/>
        <table:table-column table:style-name="Tabla80.C"/>
        <table:table-column table:style-name="Tabla80.D"/>
        <table:table-column table:style-name="Tabla80.E"/>
        <table:table-column table:style-name="Tabla80.F"/>
        <table:table-column table:style-name="Tabla80.G"/>
        <table:table-column table:style-name="Tabla80.H"/>
        <table:table-row table:style-name="Tabla80.1">
          <table:table-cell table:style-name="Tabla80.A1" office:value-type="string">
            <text:h text:style-name="P167" text:outline-level="1">Caso de Uso</text:h>
          </table:table-cell>
          <table:table-cell table:style-name="Tabla80.B1" table:number-columns-spanned="4" office:value-type="string">
            <text:p text:style-name="P86">Modificar envíos</text:p>
          </table:table-cell>
          <table:covered-table-cell/>
          <table:covered-table-cell/>
          <table:covered-table-cell/>
          <table:table-cell table:style-name="Tabla80.F1" table:number-columns-spanned="3" office:value-type="string">
            <text:p text:style-name="P82">CU_<text:span text:style-name="T23">23</text:span></text:p>
          </table:table-cell>
          <table:covered-table-cell/>
          <table:covered-table-cell/>
        </table:table-row>
        <table:table-row table:style-name="Tabla80.2">
          <table:table-cell table:style-name="Tabla80.A2" office:value-type="string">
            <text:p text:style-name="P37">Actores</text:p>
          </table:table-cell>
          <table:table-cell table:style-name="Tabla80.B2" table:number-columns-spanned="7" office:value-type="string">
            <text:p text:style-name="P102">Administrador, Cliente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0.2">
          <table:table-cell table:style-name="Tabla80.A3" office:value-type="string">
            <text:p text:style-name="P37">Tipo</text:p>
          </table:table-cell>
          <table:table-cell table:style-name="Tabla80.B3" table:number-columns-spanned="7" office:value-type="string">
            <text:p text:style-name="P103"><text:span text:style-name="T26">Primario</text:span>, básico y <text:span text:style-name="T26">real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0.2">
          <table:table-cell table:style-name="Tabla80.A4" office:value-type="string">
            <text:p text:style-name="P37">Referencias</text:p>
          </table:table-cell>
          <table:table-cell table:style-name="Tabla80.B4" table:number-columns-spanned="2" office:value-type="string">
            <text:p text:style-name="P104">RF_2.3</text:p>
          </table:table-cell>
          <table:covered-table-cell/>
          <table:table-cell table:style-name="Tabla80.D4" table:number-columns-spanned="5" office:value-type="string">
            <text:p text:style-name="P88">CU_24</text:p>
          </table:table-cell>
          <table:covered-table-cell/>
          <table:covered-table-cell/>
          <table:covered-table-cell/>
          <table:covered-table-cell/>
        </table:table-row>
        <table:table-row table:style-name="Tabla80.2">
          <table:table-cell table:style-name="Tabla80.A5" office:value-type="string">
            <text:p text:style-name="P37">Precondición</text:p>
          </table:table-cell>
          <table:table-cell table:style-name="Tabla80.B5" table:number-columns-spanned="7" office:value-type="string">
            <text:p text:style-name="P111">Haber realizado el envío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0.2">
          <table:table-cell table:style-name="Tabla80.A6" office:value-type="string">
            <text:p text:style-name="P37">Postcondición</text:p>
          </table:table-cell>
          <table:table-cell table:style-name="Tabla80.B6" table:number-columns-spanned="7" office:value-type="string">
            <text:p text:style-name="P111">Los datos proporcionados serán modificados, se añadirá otro envío o se eliminará algún envío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0.2">
          <table:table-cell table:style-name="Tabla80.A7" office:value-type="string">
            <text:p text:style-name="P37">Autor</text:p>
          </table:table-cell>
          <table:table-cell table:style-name="Tabla80.B7" office:value-type="string">
            <text:p text:style-name="P100">Alba Aurora Moreno Peinado</text:p>
          </table:table-cell>
          <table:table-cell table:style-name="Tabla80.C7" table:number-columns-spanned="2" office:value-type="string">
            <text:h text:style-name="P167" text:outline-level="1">Fecha</text:h>
          </table:table-cell>
          <table:covered-table-cell/>
          <table:table-cell table:style-name="Tabla80.E7" table:number-columns-spanned="2" office:value-type="string">
            <text:p text:style-name="P78">25/03/2018</text:p>
          </table:table-cell>
          <table:covered-table-cell/>
          <table:table-cell table:style-name="Tabla80.G7" office:value-type="string">
            <text:h text:style-name="P167" text:outline-level="1">Versión</text:h>
          </table:table-cell>
          <table:table-cell table:style-name="Tabla80.H7" office:value-type="string">
            <text:p text:style-name="P86">1.0</text:p>
          </table:table-cell>
        </table:table-row>
      </table:table>
      <text:p text:style-name="P150"/>
      <table:table table:name="Tabla91" table:style-name="Tabla91">
        <table:table-column table:style-name="Tabla91.A"/>
        <table:table-row table:style-name="Tabla91.1">
          <table:table-cell table:style-name="Tabla91.A1" office:value-type="string">
            <text:p text:style-name="P129">Propósito</text:p>
          </table:table-cell>
        </table:table-row>
        <table:table-row table:style-name="Tabla91.1">
          <table:table-cell table:style-name="Tabla91.A2" office:value-type="string">
            <text:p text:style-name="P133">Modificar datos y/o añadir/eliminar envío.</text:p>
          </table:table-cell>
        </table:table-row>
      </table:table>
      <text:p text:style-name="P150"/>
      <table:table table:name="Tabla102" table:style-name="Tabla102">
        <table:table-column table:style-name="Tabla102.A"/>
        <table:table-row table:style-name="Tabla102.1">
          <table:table-cell table:style-name="Tabla102.A1" office:value-type="string">
            <text:p text:style-name="P126">Resumen</text:p>
          </table:table-cell>
        </table:table-row>
        <table:table-row table:style-name="Tabla102.1">
          <table:table-cell table:style-name="Tabla102.A2" office:value-type="string">
            <text:p text:style-name="P134">El cliente podrá modificar los datos de un envío ya realizado o incluir/borrar otro.</text:p>
          </table:table-cell>
        </table:table-row>
      </table:table>
      <text:p text:style-name="P148"/>
      <table:table table:name="Tabla81" table:style-name="Tabla81">
        <table:table-column table:style-name="Tabla81.A"/>
        <table:table-column table:style-name="Tabla81.B"/>
        <table:table-column table:style-name="Tabla81.C"/>
        <table:table-column table:style-name="Tabla81.D"/>
        <table:table-column table:style-name="Tabla81.E"/>
        <table:table-column table:style-name="Tabla81.F"/>
        <table:table-column table:style-name="Tabla81.G"/>
        <table:table-column table:style-name="Tabla81.H"/>
        <table:table-row table:style-name="Tabla81.1">
          <table:table-cell table:style-name="Tabla81.A1" office:value-type="string">
            <text:h text:style-name="P168" text:outline-level="1">Caso de Uso</text:h>
          </table:table-cell>
          <table:table-cell table:style-name="Tabla81.B1" table:number-columns-spanned="4" office:value-type="string">
            <text:p text:style-name="P88">Ingresar coste adicional</text:p>
          </table:table-cell>
          <table:covered-table-cell/>
          <table:covered-table-cell/>
          <table:covered-table-cell/>
          <table:table-cell table:style-name="Tabla81.F1" table:number-columns-spanned="3" office:value-type="string">
            <text:p text:style-name="P83">CU_<text:span text:style-name="T23">24</text:span></text:p>
          </table:table-cell>
          <table:covered-table-cell/>
          <table:covered-table-cell/>
        </table:table-row>
        <table:table-row table:style-name="Tabla81.2">
          <table:table-cell table:style-name="Tabla81.A2" office:value-type="string">
            <text:p text:style-name="P38">Actores</text:p>
          </table:table-cell>
          <table:table-cell table:style-name="Tabla81.B2" table:number-columns-spanned="7" office:value-type="string">
            <text:p text:style-name="P103">Administrador, Cliente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1.2">
          <table:table-cell table:style-name="Tabla81.A3" office:value-type="string">
            <text:p text:style-name="P38">Tipo</text:p>
          </table:table-cell>
          <table:table-cell table:style-name="Tabla81.B3" table:number-columns-spanned="7" office:value-type="string">
            <text:p text:style-name="P103"><text:span text:style-name="T26">Opcional,</text:span> básico y <text:span text:style-name="T26">real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1.2">
          <table:table-cell table:style-name="Tabla81.A4" office:value-type="string">
            <text:p text:style-name="P38">Referencias</text:p>
          </table:table-cell>
          <table:table-cell table:style-name="Tabla81.B4" table:number-columns-spanned="2" office:value-type="string">
            <text:p text:style-name="P104">RF_2.3</text:p>
          </table:table-cell>
          <table:covered-table-cell/>
          <table:table-cell table:style-name="Tabla81.D4" table:number-columns-spanned="5" office:value-type="string">
            <text:p text:style-name="P88">CU_23, CU_19</text:p>
          </table:table-cell>
          <table:covered-table-cell/>
          <table:covered-table-cell/>
          <table:covered-table-cell/>
          <table:covered-table-cell/>
        </table:table-row>
        <table:table-row table:style-name="Tabla81.2">
          <table:table-cell table:style-name="Tabla81.A5" office:value-type="string">
            <text:p text:style-name="P38">Precondición</text:p>
          </table:table-cell>
          <table:table-cell table:style-name="Tabla81.B5" table:number-columns-spanned="7" office:value-type="string">
            <text:p text:style-name="P105">Haber modificado el envío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1.2">
          <table:table-cell table:style-name="Tabla81.A6" office:value-type="string">
            <text:p text:style-name="P38">Postcondición</text:p>
          </table:table-cell>
          <table:table-cell table:style-name="Tabla81.B6" table:number-columns-spanned="7" office:value-type="string">
            <text:p text:style-name="P111">El cliente habrá modificado su primer envío para realizar una nueva entrega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1.2">
          <table:table-cell table:style-name="Tabla81.A7" office:value-type="string">
            <text:p text:style-name="P38">Autor</text:p>
          </table:table-cell>
          <table:table-cell table:style-name="Tabla81.B7" office:value-type="string">
            <text:p text:style-name="P101">Alba Aurora Moreno Peinado</text:p>
          </table:table-cell>
          <table:table-cell table:style-name="Tabla81.C7" table:number-columns-spanned="2" office:value-type="string">
            <text:h text:style-name="P168" text:outline-level="1">Fecha</text:h>
          </table:table-cell>
          <table:covered-table-cell/>
          <table:table-cell table:style-name="Tabla81.E7" table:number-columns-spanned="2" office:value-type="string">
            <text:p text:style-name="P79">25/03/2018</text:p>
          </table:table-cell>
          <table:covered-table-cell/>
          <table:table-cell table:style-name="Tabla81.G7" office:value-type="string">
            <text:h text:style-name="P168" text:outline-level="1">Versión</text:h>
          </table:table-cell>
          <table:table-cell table:style-name="Tabla81.H7" office:value-type="string">
            <text:p text:style-name="P87">1.0</text:p>
          </table:table-cell>
        </table:table-row>
      </table:table>
      <text:p text:style-name="P150"/>
      <table:table table:name="Tabla92" table:style-name="Tabla92">
        <table:table-column table:style-name="Tabla92.A"/>
        <table:table-row table:style-name="Tabla92.1">
          <table:table-cell table:style-name="Tabla92.A1" office:value-type="string">
            <text:p text:style-name="P135">Propósito</text:p>
          </table:table-cell>
        </table:table-row>
        <table:table-row table:style-name="Tabla92.1">
          <table:table-cell table:style-name="Tabla92.A2" office:value-type="string">
            <text:p text:style-name="P136">Realizar una nueva entrega.</text:p>
          </table:table-cell>
        </table:table-row>
      </table:table>
      <text:p text:style-name="P150"/>
      <table:table table:name="Tabla103" table:style-name="Tabla103">
        <table:table-column table:style-name="Tabla103.A"/>
        <table:table-row table:style-name="Tabla103.1">
          <table:table-cell table:style-name="Tabla103.A1" office:value-type="string">
            <text:p text:style-name="P127">Resumen</text:p>
          </table:table-cell>
        </table:table-row>
        <table:table-row table:style-name="Tabla103.1">
          <table:table-cell table:style-name="Tabla103.A2" office:value-type="string">
            <text:p text:style-name="P136">Ingresar un coste adicional para poder realizar una nueva entrega del paquete.</text:p>
          </table:table-cell>
        </table:table-row>
      </table:table>
      <text:p text:style-name="P148"/>
      <text:p text:style-name="P14">4.4. Gestión de transporte</text:p>
      <table:table table:name="Tabla82" table:style-name="Tabla82">
        <table:table-column table:style-name="Tabla82.A"/>
        <table:table-column table:style-name="Tabla82.B"/>
        <table:table-column table:style-name="Tabla82.C"/>
        <table:table-column table:style-name="Tabla82.D"/>
        <table:table-column table:style-name="Tabla82.E"/>
        <table:table-column table:style-name="Tabla82.F"/>
        <table:table-column table:style-name="Tabla82.G"/>
        <table:table-column table:style-name="Tabla82.H"/>
        <table:table-row table:style-name="Tabla82.1">
          <table:table-cell table:style-name="Tabla82.A1" office:value-type="string">
            <text:h text:style-name="P169" text:outline-level="1">Caso de Uso</text:h>
          </table:table-cell>
          <table:table-cell table:style-name="Tabla82.B1" table:number-columns-spanned="4" office:value-type="string">
            <text:p text:style-name="P89">Seguir ruta</text:p>
          </table:table-cell>
          <table:covered-table-cell/>
          <table:covered-table-cell/>
          <table:covered-table-cell/>
          <table:table-cell table:style-name="Tabla82.F1" table:number-columns-spanned="3" office:value-type="string">
            <text:p text:style-name="P84">CU_<text:span text:style-name="T27">25</text:span></text:p>
          </table:table-cell>
          <table:covered-table-cell/>
          <table:covered-table-cell/>
        </table:table-row>
        <table:table-row table:style-name="Tabla82.2">
          <table:table-cell table:style-name="Tabla82.A2" office:value-type="string">
            <text:p text:style-name="P39">Actores</text:p>
          </table:table-cell>
          <table:table-cell table:style-name="Tabla82.B2" table:number-columns-spanned="7" office:value-type="string">
            <text:p text:style-name="P112">Repartidor, GPS, Temporizador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2.2">
          <table:table-cell table:style-name="Tabla82.A3" office:value-type="string">
            <text:p text:style-name="P39">Tipo</text:p>
          </table:table-cell>
          <table:table-cell table:style-name="Tabla82.B3" table:number-columns-spanned="7" office:value-type="string">
            <text:p text:style-name="P113">Primario, básico y esencial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2.2">
          <table:table-cell table:style-name="Tabla82.A4" office:value-type="string">
            <text:p text:style-name="P39">Referencias</text:p>
          </table:table-cell>
          <table:table-cell table:style-name="Tabla82.B4" table:number-columns-spanned="2" office:value-type="string">
            <text:p text:style-name="P115">RF_5.1</text:p>
          </table:table-cell>
          <table:covered-table-cell/>
          <table:table-cell table:style-name="Tabla82.D4" table:number-columns-spanned="5" office:value-type="string">
            <text:p text:style-name="P90">CU_26</text:p>
          </table:table-cell>
          <table:covered-table-cell/>
          <table:covered-table-cell/>
          <table:covered-table-cell/>
          <table:covered-table-cell/>
        </table:table-row>
        <table:table-row table:style-name="Tabla82.2">
          <table:table-cell table:style-name="Tabla82.A5" office:value-type="string">
            <text:p text:style-name="P39">Precondición</text:p>
          </table:table-cell>
          <table:table-cell table:style-name="Tabla82.B5" table:number-columns-spanned="7" office:value-type="string">
            <text:p text:style-name="P116">La ruta debe estar registrada previamente en el GPS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2.2">
          <table:table-cell table:style-name="Tabla82.A6" office:value-type="string">
            <text:p text:style-name="P39">Postcondición</text:p>
          </table:table-cell>
          <table:table-cell table:style-name="Tabla82.B6" table:number-columns-spanned="7" office:value-type="string">
            <text:p text:style-name="P116">La furgoneta llegará a su destino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2.2">
          <table:table-cell table:style-name="Tabla82.A7" office:value-type="string">
            <text:p text:style-name="P39">Autor</text:p>
          </table:table-cell>
          <table:table-cell table:style-name="Tabla82.B7" office:value-type="string">
            <text:p text:style-name="P101">Alba Aurora Moreno Peinado</text:p>
          </table:table-cell>
          <table:table-cell table:style-name="Tabla82.C7" table:number-columns-spanned="2" office:value-type="string">
            <text:h text:style-name="P169" text:outline-level="1">Fecha</text:h>
          </table:table-cell>
          <table:covered-table-cell/>
          <table:table-cell table:style-name="Tabla82.E7" table:number-columns-spanned="2" office:value-type="string">
            <text:p text:style-name="P80">25/03/2018</text:p>
          </table:table-cell>
          <table:covered-table-cell/>
          <table:table-cell table:style-name="Tabla82.G7" office:value-type="string">
            <text:h text:style-name="P169" text:outline-level="1">Versión</text:h>
          </table:table-cell>
          <table:table-cell table:style-name="Tabla82.H7" office:value-type="string">
            <text:p text:style-name="P87">1.0</text:p>
          </table:table-cell>
        </table:table-row>
      </table:table>
      <text:p text:style-name="P150"/>
      <table:table table:name="Tabla93" table:style-name="Tabla93">
        <table:table-column table:style-name="Tabla93.A"/>
        <table:table-row table:style-name="Tabla93.1">
          <table:table-cell table:style-name="Tabla93.A1" office:value-type="string">
            <text:p text:style-name="P137">Propósito</text:p>
          </table:table-cell>
        </table:table-row>
        <table:table-row table:style-name="Tabla93.1">
          <table:table-cell table:style-name="Tabla93.A2" office:value-type="string">
            <text:p text:style-name="P138">Llegar a un destino a través de una ruta.</text:p>
          </table:table-cell>
        </table:table-row>
      </table:table>
      <text:p text:style-name="P150"/>
      <table:table table:name="Tabla104" table:style-name="Tabla104">
        <table:table-column table:style-name="Tabla104.A"/>
        <text:soft-page-break/>
        <table:table-row table:style-name="Tabla104.1">
          <table:table-cell table:style-name="Tabla104.A1" office:value-type="string">
            <text:p text:style-name="P128">Resumen</text:p>
          </table:table-cell>
        </table:table-row>
        <table:table-row table:style-name="Tabla104.1">
          <table:table-cell table:style-name="Tabla104.A2" office:value-type="string">
            <text:p text:style-name="P138">La furgoneta seguirá la ruta almacenada en el GPS para llegar al destino marcado.</text:p>
          </table:table-cell>
        </table:table-row>
      </table:table>
      <text:p text:style-name="P148"/>
      <table:table table:name="Tabla83" table:style-name="Tabla83">
        <table:table-column table:style-name="Tabla83.A"/>
        <table:table-column table:style-name="Tabla83.B"/>
        <table:table-column table:style-name="Tabla83.C"/>
        <table:table-column table:style-name="Tabla83.D"/>
        <table:table-column table:style-name="Tabla83.E"/>
        <table:table-column table:style-name="Tabla83.F"/>
        <table:table-column table:style-name="Tabla83.G"/>
        <table:table-column table:style-name="Tabla83.H"/>
        <table:table-row table:style-name="Tabla83.1">
          <table:table-cell table:style-name="Tabla83.A1" office:value-type="string">
            <text:h text:style-name="P169" text:outline-level="1">Caso de Uso</text:h>
          </table:table-cell>
          <table:table-cell table:style-name="Tabla83.B1" table:number-columns-spanned="4" office:value-type="string">
            <text:p text:style-name="P89">Adaptarse al horario</text:p>
          </table:table-cell>
          <table:covered-table-cell/>
          <table:covered-table-cell/>
          <table:covered-table-cell/>
          <table:table-cell table:style-name="Tabla83.F1" table:number-columns-spanned="3" office:value-type="string">
            <text:p text:style-name="P84">CU_<text:span text:style-name="T27">26</text:span></text:p>
          </table:table-cell>
          <table:covered-table-cell/>
          <table:covered-table-cell/>
        </table:table-row>
        <table:table-row table:style-name="Tabla83.2">
          <table:table-cell table:style-name="Tabla83.A2" office:value-type="string">
            <text:p text:style-name="P39">Actores</text:p>
          </table:table-cell>
          <table:table-cell table:style-name="Tabla83.B2" table:number-columns-spanned="7" office:value-type="string">
            <text:p text:style-name="P112">Repartidor, GPS, Temporizador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3.2">
          <table:table-cell table:style-name="Tabla83.A3" office:value-type="string">
            <text:p text:style-name="P39">Tipo</text:p>
          </table:table-cell>
          <table:table-cell table:style-name="Tabla83.B3" table:number-columns-spanned="7" office:value-type="string">
            <text:p text:style-name="P113">Secundario, básico y real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3.2">
          <table:table-cell table:style-name="Tabla83.A4" office:value-type="string">
            <text:p text:style-name="P39">Referencias</text:p>
          </table:table-cell>
          <table:table-cell table:style-name="Tabla83.B4" table:number-columns-spanned="2" office:value-type="string">
            <text:p text:style-name="P115">RF_5.1</text:p>
          </table:table-cell>
          <table:covered-table-cell/>
          <table:table-cell table:style-name="Tabla83.D4" table:number-columns-spanned="5" office:value-type="string">
            <text:p text:style-name="P90">CU_25</text:p>
          </table:table-cell>
          <table:covered-table-cell/>
          <table:covered-table-cell/>
          <table:covered-table-cell/>
          <table:covered-table-cell/>
        </table:table-row>
        <table:table-row table:style-name="Tabla83.2">
          <table:table-cell table:style-name="Tabla83.A5" office:value-type="string">
            <text:p text:style-name="P39">Precondición</text:p>
          </table:table-cell>
          <table:table-cell table:style-name="Tabla83.B5" table:number-columns-spanned="7" office:value-type="string">
            <text:p text:style-name="P116">La furgoneta debe tener una ruta previa que seguir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3.2">
          <table:table-cell table:style-name="Tabla83.A6" office:value-type="string">
            <text:p text:style-name="P39">Postcondición</text:p>
          </table:table-cell>
          <table:table-cell table:style-name="Tabla83.B6" table:number-columns-spanned="7" office:value-type="string">
            <text:p text:style-name="P116">La furgoneta llegará a su destino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3.2">
          <table:table-cell table:style-name="Tabla83.A7" office:value-type="string">
            <text:p text:style-name="P39">Autor</text:p>
          </table:table-cell>
          <table:table-cell table:style-name="Tabla83.B7" office:value-type="string">
            <text:p text:style-name="P101">Alba Aurora Moreno Peinado</text:p>
          </table:table-cell>
          <table:table-cell table:style-name="Tabla83.C7" table:number-columns-spanned="2" office:value-type="string">
            <text:h text:style-name="P169" text:outline-level="1">Fecha</text:h>
          </table:table-cell>
          <table:covered-table-cell/>
          <table:table-cell table:style-name="Tabla83.E7" table:number-columns-spanned="2" office:value-type="string">
            <text:p text:style-name="P80">25/03/2018</text:p>
          </table:table-cell>
          <table:covered-table-cell/>
          <table:table-cell table:style-name="Tabla83.G7" office:value-type="string">
            <text:h text:style-name="P169" text:outline-level="1">Versión</text:h>
          </table:table-cell>
          <table:table-cell table:style-name="Tabla83.H7" office:value-type="string">
            <text:p text:style-name="P87">1.0</text:p>
          </table:table-cell>
        </table:table-row>
      </table:table>
      <text:p text:style-name="P150"/>
      <table:table table:name="Tabla94" table:style-name="Tabla94">
        <table:table-column table:style-name="Tabla94.A"/>
        <table:table-row table:style-name="Tabla94.1">
          <table:table-cell table:style-name="Tabla94.A1" office:value-type="string">
            <text:p text:style-name="P137">Propósito</text:p>
          </table:table-cell>
        </table:table-row>
        <table:table-row table:style-name="Tabla94.1">
          <table:table-cell table:style-name="Tabla94.A2" office:value-type="string">
            <text:p text:style-name="P138">Llegar a un destino a través de una ruta en un tiempo previsto.</text:p>
          </table:table-cell>
        </table:table-row>
      </table:table>
      <text:p text:style-name="P150"/>
      <table:table table:name="Tabla105" table:style-name="Tabla105">
        <table:table-column table:style-name="Tabla105.A"/>
        <table:table-row table:style-name="Tabla105.1">
          <table:table-cell table:style-name="Tabla105.A1" office:value-type="string">
            <text:p text:style-name="P128">Resumen</text:p>
          </table:table-cell>
        </table:table-row>
        <table:table-row table:style-name="Tabla105.1">
          <table:table-cell table:style-name="Tabla105.A2" office:value-type="string">
            <text:p text:style-name="P138">La furgoneta seguirá la ruta almacenada en el GPS para llegar al destino marcado y en el tiempo previsto para ello.</text:p>
          </table:table-cell>
        </table:table-row>
      </table:table>
      <text:p text:style-name="P148"/>
      <table:table table:name="Tabla84" table:style-name="Tabla84">
        <table:table-column table:style-name="Tabla84.A"/>
        <table:table-column table:style-name="Tabla84.B"/>
        <table:table-column table:style-name="Tabla84.C"/>
        <table:table-column table:style-name="Tabla84.D"/>
        <table:table-column table:style-name="Tabla84.E"/>
        <table:table-column table:style-name="Tabla84.F"/>
        <table:table-column table:style-name="Tabla84.G"/>
        <table:table-column table:style-name="Tabla84.H"/>
        <table:table-row table:style-name="Tabla84.1">
          <table:table-cell table:style-name="Tabla84.A1" office:value-type="string">
            <text:h text:style-name="P169" text:outline-level="1">Caso de Uso</text:h>
          </table:table-cell>
          <table:table-cell table:style-name="Tabla84.B1" table:number-columns-spanned="4" office:value-type="string">
            <text:p text:style-name="P89">Registrar furgonetas</text:p>
          </table:table-cell>
          <table:covered-table-cell/>
          <table:covered-table-cell/>
          <table:covered-table-cell/>
          <table:table-cell table:style-name="Tabla84.F1" table:number-columns-spanned="3" office:value-type="string">
            <text:p text:style-name="P84">CU_<text:span text:style-name="T27">27</text:span></text:p>
          </table:table-cell>
          <table:covered-table-cell/>
          <table:covered-table-cell/>
        </table:table-row>
        <table:table-row table:style-name="Tabla84.2">
          <table:table-cell table:style-name="Tabla84.A2" office:value-type="string">
            <text:p text:style-name="P39">Actores</text:p>
          </table:table-cell>
          <table:table-cell table:style-name="Tabla84.B2" table:number-columns-spanned="7" office:value-type="string">
            <text:p text:style-name="P112">Administrador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4.2">
          <table:table-cell table:style-name="Tabla84.A3" office:value-type="string">
            <text:p text:style-name="P39">Tipo</text:p>
          </table:table-cell>
          <table:table-cell table:style-name="Tabla84.B3" table:number-columns-spanned="7" office:value-type="string">
            <text:p text:style-name="P113">Primario, básico y esencial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4.2">
          <table:table-cell table:style-name="Tabla84.A4" office:value-type="string">
            <text:p text:style-name="P39">Referencias</text:p>
          </table:table-cell>
          <table:table-cell table:style-name="Tabla84.B4" table:number-columns-spanned="2" office:value-type="string">
            <text:p text:style-name="P115">RF_5.2</text:p>
          </table:table-cell>
          <table:covered-table-cell/>
          <table:table-cell table:style-name="Tabla84.D4" table:number-columns-spanned="5" office:value-type="string">
            <text:p text:style-name="P90">CU_28</text:p>
          </table:table-cell>
          <table:covered-table-cell/>
          <table:covered-table-cell/>
          <table:covered-table-cell/>
          <table:covered-table-cell/>
        </table:table-row>
        <table:table-row table:style-name="Tabla84.2">
          <table:table-cell table:style-name="Tabla84.A5" office:value-type="string">
            <text:p text:style-name="P39">Precondición</text:p>
          </table:table-cell>
          <table:table-cell table:style-name="Tabla84.B5" table:number-columns-spanned="7" office:value-type="string">
            <text:p text:style-name="P116">Tener al menos una furgoneta que no haya sido registrada antes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4.2">
          <table:table-cell table:style-name="Tabla84.A6" office:value-type="string">
            <text:p text:style-name="P39">Postcondición</text:p>
          </table:table-cell>
          <table:table-cell table:style-name="Tabla84.B6" table:number-columns-spanned="7" office:value-type="string">
            <text:p text:style-name="P116">La furgoneta formará parte de la empresa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4.2">
          <table:table-cell table:style-name="Tabla84.A7" office:value-type="string">
            <text:p text:style-name="P39">Autor</text:p>
          </table:table-cell>
          <table:table-cell table:style-name="Tabla84.B7" office:value-type="string">
            <text:p text:style-name="P101">Alba Aurora Moreno Peinado</text:p>
          </table:table-cell>
          <table:table-cell table:style-name="Tabla84.C7" table:number-columns-spanned="2" office:value-type="string">
            <text:h text:style-name="P169" text:outline-level="1">Fecha</text:h>
          </table:table-cell>
          <table:covered-table-cell/>
          <table:table-cell table:style-name="Tabla84.E7" table:number-columns-spanned="2" office:value-type="string">
            <text:p text:style-name="P80">25/03/2018</text:p>
          </table:table-cell>
          <table:covered-table-cell/>
          <table:table-cell table:style-name="Tabla84.G7" office:value-type="string">
            <text:h text:style-name="P169" text:outline-level="1">Versión</text:h>
          </table:table-cell>
          <table:table-cell table:style-name="Tabla84.H7" office:value-type="string">
            <text:p text:style-name="P87">1.0</text:p>
          </table:table-cell>
        </table:table-row>
      </table:table>
      <text:p text:style-name="P150"/>
      <table:table table:name="Tabla95" table:style-name="Tabla95">
        <table:table-column table:style-name="Tabla95.A"/>
        <table:table-row table:style-name="Tabla95.1">
          <table:table-cell table:style-name="Tabla95.A1" office:value-type="string">
            <text:p text:style-name="P137">Propósito</text:p>
          </table:table-cell>
        </table:table-row>
        <table:table-row table:style-name="Tabla95.1">
          <table:table-cell table:style-name="Tabla95.A2" office:value-type="string">
            <text:p text:style-name="P138">Incluir una furgoneta nueva en la empresa.</text:p>
          </table:table-cell>
        </table:table-row>
      </table:table>
      <text:p text:style-name="P150"/>
      <table:table table:name="Tabla106" table:style-name="Tabla106">
        <table:table-column table:style-name="Tabla106.A"/>
        <table:table-row table:style-name="Tabla106.1">
          <table:table-cell table:style-name="Tabla106.A1" office:value-type="string">
            <text:p text:style-name="P128">Resumen</text:p>
          </table:table-cell>
        </table:table-row>
        <table:table-row table:style-name="Tabla106.1">
          <table:table-cell table:style-name="Tabla106.A2" office:value-type="string">
            <text:p text:style-name="P138">La furgoneta será dada de alta y podrá empezar a ser utilizada por los repartidores de la empresa.</text:p>
          </table:table-cell>
        </table:table-row>
      </table:table>
      <text:p text:style-name="P148"/>
      <table:table table:name="Tabla85" table:style-name="Tabla85">
        <table:table-column table:style-name="Tabla85.A"/>
        <table:table-column table:style-name="Tabla85.B"/>
        <table:table-column table:style-name="Tabla85.C"/>
        <table:table-column table:style-name="Tabla85.D"/>
        <table:table-column table:style-name="Tabla85.E"/>
        <table:table-column table:style-name="Tabla85.F"/>
        <table:table-column table:style-name="Tabla85.G"/>
        <table:table-column table:style-name="Tabla85.H"/>
        <table:table-row table:style-name="Tabla85.1">
          <table:table-cell table:style-name="Tabla85.A1" office:value-type="string">
            <text:h text:style-name="P169" text:outline-level="1">Caso de Uso</text:h>
          </table:table-cell>
          <table:table-cell table:style-name="Tabla85.B1" table:number-columns-spanned="4" office:value-type="string">
            <text:p text:style-name="P89">Incluir nueva furgoneta</text:p>
          </table:table-cell>
          <table:covered-table-cell/>
          <table:covered-table-cell/>
          <table:covered-table-cell/>
          <table:table-cell table:style-name="Tabla85.F1" table:number-columns-spanned="3" office:value-type="string">
            <text:p text:style-name="P84">CU_<text:span text:style-name="T27">28</text:span></text:p>
          </table:table-cell>
          <table:covered-table-cell/>
          <table:covered-table-cell/>
        </table:table-row>
        <table:table-row table:style-name="Tabla85.2">
          <table:table-cell table:style-name="Tabla85.A2" office:value-type="string">
            <text:p text:style-name="P39">Actores</text:p>
          </table:table-cell>
          <table:table-cell table:style-name="Tabla85.B2" table:number-columns-spanned="7" office:value-type="string">
            <text:p text:style-name="P112">Administrador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5.2">
          <table:table-cell table:style-name="Tabla85.A3" office:value-type="string">
            <text:p text:style-name="P39">Tipo</text:p>
          </table:table-cell>
          <table:table-cell table:style-name="Tabla85.B3" table:number-columns-spanned="7" office:value-type="string">
            <text:p text:style-name="P113">Primario, básico y esencial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5.2">
          <table:table-cell table:style-name="Tabla85.A4" office:value-type="string">
            <text:p text:style-name="P39">Referencias</text:p>
          </table:table-cell>
          <table:table-cell table:style-name="Tabla85.B4" table:number-columns-spanned="2" office:value-type="string">
            <text:p text:style-name="P115">RF_5.2</text:p>
          </table:table-cell>
          <table:covered-table-cell/>
          <table:table-cell table:style-name="Tabla85.D4" table:number-columns-spanned="5" office:value-type="string">
            <text:p text:style-name="P90">CU_27</text:p>
          </table:table-cell>
          <table:covered-table-cell/>
          <table:covered-table-cell/>
          <table:covered-table-cell/>
          <table:covered-table-cell/>
        </table:table-row>
        <table:table-row table:style-name="Tabla85.2">
          <table:table-cell table:style-name="Tabla85.A5" office:value-type="string">
            <text:p text:style-name="P39">Precondición</text:p>
          </table:table-cell>
          <table:table-cell table:style-name="Tabla85.B5" table:number-columns-spanned="7" office:value-type="string">
            <text:p text:style-name="P116">La furgoneta no puede estar registrada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5.2">
          <table:table-cell table:style-name="Tabla85.A6" office:value-type="string">
            <text:p text:style-name="P39">Postcondición</text:p>
          </table:table-cell>
          <table:table-cell table:style-name="Tabla85.B6" table:number-columns-spanned="7" office:value-type="string">
            <text:p text:style-name="P116">La furgoneta formará parte de la empresa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5.2">
          <table:table-cell table:style-name="Tabla85.A7" office:value-type="string">
            <text:p text:style-name="P39">Autor</text:p>
          </table:table-cell>
          <table:table-cell table:style-name="Tabla85.B7" office:value-type="string">
            <text:p text:style-name="P101">Alba Aurora Moreno Peinado</text:p>
          </table:table-cell>
          <table:table-cell table:style-name="Tabla85.C7" table:number-columns-spanned="2" office:value-type="string">
            <text:h text:style-name="P169" text:outline-level="1">Fecha</text:h>
          </table:table-cell>
          <table:covered-table-cell/>
          <table:table-cell table:style-name="Tabla85.E7" table:number-columns-spanned="2" office:value-type="string">
            <text:p text:style-name="P80">25/03/2018</text:p>
          </table:table-cell>
          <table:covered-table-cell/>
          <table:table-cell table:style-name="Tabla85.G7" office:value-type="string">
            <text:h text:style-name="P169" text:outline-level="1">Versión</text:h>
          </table:table-cell>
          <table:table-cell table:style-name="Tabla85.H7" office:value-type="string">
            <text:p text:style-name="P87">1.0</text:p>
          </table:table-cell>
        </table:table-row>
      </table:table>
      <text:p text:style-name="P150"/>
      <table:table table:name="Tabla96" table:style-name="Tabla96">
        <table:table-column table:style-name="Tabla96.A"/>
        <table:table-row table:style-name="Tabla96.1">
          <table:table-cell table:style-name="Tabla96.A1" office:value-type="string">
            <text:p text:style-name="P137">Propósito</text:p>
          </table:table-cell>
        </table:table-row>
        <table:table-row table:style-name="Tabla96.1">
          <table:table-cell table:style-name="Tabla96.A2" office:value-type="string">
            <text:p text:style-name="P138">La furgoneta empezará a formar parte de la empresa.</text:p>
          </table:table-cell>
        </table:table-row>
      </table:table>
      <text:p text:style-name="P150"/>
      <table:table table:name="Tabla107" table:style-name="Tabla107">
        <table:table-column table:style-name="Tabla107.A"/>
        <table:table-row table:style-name="Tabla107.1">
          <table:table-cell table:style-name="Tabla107.A1" office:value-type="string">
            <text:p text:style-name="P128">Resumen</text:p>
          </table:table-cell>
        </table:table-row>
        <table:table-row table:style-name="Tabla107.1">
          <table:table-cell table:style-name="Tabla107.A2" office:value-type="string">
            <text:p text:style-name="P138">La furgoneta será dada de alta y podrá empezar a ser utilizada por los repartidores de la empresa.</text:p>
          </table:table-cell>
        </table:table-row>
      </table:table>
      <text:p text:style-name="P148"/>
      <table:table table:name="Tabla86" table:style-name="Tabla86">
        <table:table-column table:style-name="Tabla86.A"/>
        <table:table-column table:style-name="Tabla86.B"/>
        <table:table-column table:style-name="Tabla86.C"/>
        <table:table-column table:style-name="Tabla86.D"/>
        <table:table-column table:style-name="Tabla86.E"/>
        <table:table-column table:style-name="Tabla86.F"/>
        <table:table-column table:style-name="Tabla86.G"/>
        <table:table-column table:style-name="Tabla86.H"/>
        <table:table-row table:style-name="Tabla86.1">
          <table:table-cell table:style-name="Tabla86.A1" office:value-type="string">
            <text:h text:style-name="P169" text:outline-level="1">Caso de Uso</text:h>
          </table:table-cell>
          <table:table-cell table:style-name="Tabla86.B1" table:number-columns-spanned="4" office:value-type="string">
            <text:p text:style-name="P89">Recontar furgonetas</text:p>
          </table:table-cell>
          <table:covered-table-cell/>
          <table:covered-table-cell/>
          <table:covered-table-cell/>
          <table:table-cell table:style-name="Tabla86.F1" table:number-columns-spanned="3" office:value-type="string">
            <text:p text:style-name="P84">CU_<text:span text:style-name="T27">29</text:span></text:p>
          </table:table-cell>
          <table:covered-table-cell/>
          <table:covered-table-cell/>
        </table:table-row>
        <text:soft-page-break/>
        <table:table-row table:style-name="Tabla86.2">
          <table:table-cell table:style-name="Tabla86.A2" office:value-type="string">
            <text:p text:style-name="P39">Actores</text:p>
          </table:table-cell>
          <table:table-cell table:style-name="Tabla86.B2" table:number-columns-spanned="7" office:value-type="string">
            <text:p text:style-name="P112">Administrador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6.2">
          <table:table-cell table:style-name="Tabla86.A3" office:value-type="string">
            <text:p text:style-name="P39">Tipo</text:p>
          </table:table-cell>
          <table:table-cell table:style-name="Tabla86.B3" table:number-columns-spanned="7" office:value-type="string">
            <text:p text:style-name="P113">Secundario, básico y esencial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6.2">
          <table:table-cell table:style-name="Tabla86.A4" office:value-type="string">
            <text:p text:style-name="P39">Referencias</text:p>
          </table:table-cell>
          <table:table-cell table:style-name="Tabla86.B4" table:number-columns-spanned="2" office:value-type="string">
            <text:p text:style-name="P115">RF_5.3</text:p>
          </table:table-cell>
          <table:covered-table-cell/>
          <table:table-cell table:style-name="Tabla86.D4" table:number-columns-spanned="5" office:value-type="string">
            <text:p text:style-name="P90">CU_30</text:p>
          </table:table-cell>
          <table:covered-table-cell/>
          <table:covered-table-cell/>
          <table:covered-table-cell/>
          <table:covered-table-cell/>
        </table:table-row>
        <table:table-row table:style-name="Tabla86.2">
          <table:table-cell table:style-name="Tabla86.A5" office:value-type="string">
            <text:p text:style-name="P39">Precondición</text:p>
          </table:table-cell>
          <table:table-cell table:style-name="Tabla86.B5" table:number-columns-spanned="7" office:value-type="string">
            <text:p text:style-name="P116">Las furgonetas deben formar parte de la empresa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6.2">
          <table:table-cell table:style-name="Tabla86.A6" office:value-type="string">
            <text:p text:style-name="P39">Postcondición</text:p>
          </table:table-cell>
          <table:table-cell table:style-name="Tabla86.B6" table:number-columns-spanned="7" office:value-type="string">
            <text:p text:style-name="P116">Obtención del número de furgonetas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6.2">
          <table:table-cell table:style-name="Tabla86.A7" office:value-type="string">
            <text:p text:style-name="P39">Autor</text:p>
          </table:table-cell>
          <table:table-cell table:style-name="Tabla86.B7" office:value-type="string">
            <text:p text:style-name="P101">Alba Aurora Moreno Peinado</text:p>
          </table:table-cell>
          <table:table-cell table:style-name="Tabla86.C7" table:number-columns-spanned="2" office:value-type="string">
            <text:h text:style-name="P169" text:outline-level="1">Fecha</text:h>
          </table:table-cell>
          <table:covered-table-cell/>
          <table:table-cell table:style-name="Tabla86.E7" table:number-columns-spanned="2" office:value-type="string">
            <text:p text:style-name="P80">25/03/2018</text:p>
          </table:table-cell>
          <table:covered-table-cell/>
          <table:table-cell table:style-name="Tabla86.G7" office:value-type="string">
            <text:h text:style-name="P169" text:outline-level="1">Versión</text:h>
          </table:table-cell>
          <table:table-cell table:style-name="Tabla86.H7" office:value-type="string">
            <text:p text:style-name="P87">1.0</text:p>
          </table:table-cell>
        </table:table-row>
      </table:table>
      <text:p text:style-name="P150"/>
      <table:table table:name="Tabla97" table:style-name="Tabla97">
        <table:table-column table:style-name="Tabla97.A"/>
        <table:table-row table:style-name="Tabla97.1">
          <table:table-cell table:style-name="Tabla97.A1" office:value-type="string">
            <text:p text:style-name="P137">Propósito</text:p>
          </table:table-cell>
        </table:table-row>
        <table:table-row table:style-name="Tabla97.1">
          <table:table-cell table:style-name="Tabla97.A2" office:value-type="string">
            <text:p text:style-name="P138">La empresa podrá saber el número de furgonetas de las que dispone.</text:p>
          </table:table-cell>
        </table:table-row>
      </table:table>
      <text:p text:style-name="P150"/>
      <table:table table:name="Tabla108" table:style-name="Tabla108">
        <table:table-column table:style-name="Tabla108.A"/>
        <table:table-row table:style-name="Tabla108.1">
          <table:table-cell table:style-name="Tabla108.A1" office:value-type="string">
            <text:p text:style-name="P128">Resumen</text:p>
          </table:table-cell>
        </table:table-row>
        <table:table-row table:style-name="Tabla108.1">
          <table:table-cell table:style-name="Tabla108.A2" office:value-type="string">
            <text:p text:style-name="P139">El administrador hará un recuento de las furgonetas disponibles en la empresa para saber el número de ellas que podrá ser utilizado por los repartidores.</text:p>
          </table:table-cell>
        </table:table-row>
      </table:table>
      <text:p text:style-name="P149"/>
      <table:table table:name="Tabla109" table:style-name="Tabla109">
        <table:table-column table:style-name="Tabla109.A"/>
        <table:table-column table:style-name="Tabla109.B"/>
        <table:table-column table:style-name="Tabla109.C"/>
        <table:table-column table:style-name="Tabla109.D"/>
        <table:table-column table:style-name="Tabla109.E"/>
        <table:table-column table:style-name="Tabla109.F"/>
        <table:table-column table:style-name="Tabla109.G"/>
        <table:table-column table:style-name="Tabla109.H"/>
        <table:table-row table:style-name="Tabla109.1">
          <table:table-cell table:style-name="Tabla109.A1" office:value-type="string">
            <text:h text:style-name="P169" text:outline-level="1">Caso de Uso</text:h>
          </table:table-cell>
          <table:table-cell table:style-name="Tabla109.B1" table:number-columns-spanned="4" office:value-type="string">
            <text:p text:style-name="P89">Eliminar furgonetas</text:p>
          </table:table-cell>
          <table:covered-table-cell/>
          <table:covered-table-cell/>
          <table:covered-table-cell/>
          <table:table-cell table:style-name="Tabla109.F1" table:number-columns-spanned="3" office:value-type="string">
            <text:p text:style-name="P84">CU_<text:span text:style-name="T27">30</text:span></text:p>
          </table:table-cell>
          <table:covered-table-cell/>
          <table:covered-table-cell/>
        </table:table-row>
        <table:table-row table:style-name="Tabla109.2">
          <table:table-cell table:style-name="Tabla109.A2" office:value-type="string">
            <text:p text:style-name="P39">Actores</text:p>
          </table:table-cell>
          <table:table-cell table:style-name="Tabla109.B2" table:number-columns-spanned="7" office:value-type="string">
            <text:p text:style-name="P112">Administrador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09.2">
          <table:table-cell table:style-name="Tabla109.A3" office:value-type="string">
            <text:p text:style-name="P39">Tipo</text:p>
          </table:table-cell>
          <table:table-cell table:style-name="Tabla109.B3" table:number-columns-spanned="7" office:value-type="string">
            <text:p text:style-name="P113">Secundario, básico y esencial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09.2">
          <table:table-cell table:style-name="Tabla109.A4" office:value-type="string">
            <text:p text:style-name="P39">Referencias</text:p>
          </table:table-cell>
          <table:table-cell table:style-name="Tabla109.B4" table:number-columns-spanned="2" office:value-type="string">
            <text:p text:style-name="P115">RF_5.3</text:p>
          </table:table-cell>
          <table:covered-table-cell/>
          <table:table-cell table:style-name="Tabla109.D4" table:number-columns-spanned="5" office:value-type="string">
            <text:p text:style-name="P90">CU_29</text:p>
          </table:table-cell>
          <table:covered-table-cell/>
          <table:covered-table-cell/>
          <table:covered-table-cell/>
          <table:covered-table-cell/>
        </table:table-row>
        <table:table-row table:style-name="Tabla109.2">
          <table:table-cell table:style-name="Tabla109.A5" office:value-type="string">
            <text:p text:style-name="P39">Precondición</text:p>
          </table:table-cell>
          <table:table-cell table:style-name="Tabla109.B5" table:number-columns-spanned="7" office:value-type="string">
            <text:p text:style-name="P116">La furgoneta debe formar parte de la empresa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09.2">
          <table:table-cell table:style-name="Tabla109.A6" office:value-type="string">
            <text:p text:style-name="P39">Postcondición</text:p>
          </table:table-cell>
          <table:table-cell table:style-name="Tabla109.B6" table:number-columns-spanned="7" office:value-type="string">
            <text:p text:style-name="P117">La empresa dispondrá de una furgoneta menos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09.2">
          <table:table-cell table:style-name="Tabla109.A7" office:value-type="string">
            <text:p text:style-name="P39">Autor</text:p>
          </table:table-cell>
          <table:table-cell table:style-name="Tabla109.B7" office:value-type="string">
            <text:p text:style-name="P101">Alba Aurora Moreno Peinado</text:p>
          </table:table-cell>
          <table:table-cell table:style-name="Tabla109.C7" table:number-columns-spanned="2" office:value-type="string">
            <text:h text:style-name="P169" text:outline-level="1">Fecha</text:h>
          </table:table-cell>
          <table:covered-table-cell/>
          <table:table-cell table:style-name="Tabla109.E7" table:number-columns-spanned="2" office:value-type="string">
            <text:p text:style-name="P80">25/03/2018</text:p>
          </table:table-cell>
          <table:covered-table-cell/>
          <table:table-cell table:style-name="Tabla109.G7" office:value-type="string">
            <text:h text:style-name="P169" text:outline-level="1">Versión</text:h>
          </table:table-cell>
          <table:table-cell table:style-name="Tabla109.H7" office:value-type="string">
            <text:p text:style-name="P87">1.0</text:p>
          </table:table-cell>
        </table:table-row>
      </table:table>
      <text:p text:style-name="P151"/>
      <table:table table:name="Tabla117" table:style-name="Tabla117">
        <table:table-column table:style-name="Tabla117.A"/>
        <table:table-row table:style-name="Tabla117.1">
          <table:table-cell table:style-name="Tabla117.A1" office:value-type="string">
            <text:p text:style-name="P137">Propósito</text:p>
          </table:table-cell>
        </table:table-row>
        <table:table-row table:style-name="Tabla117.1">
          <table:table-cell table:style-name="Tabla117.A2" office:value-type="string">
            <text:p text:style-name="P139">Eliminar las furgonetas que no cumplan con los requisitos necesarios para realizar los envíos.</text:p>
          </table:table-cell>
        </table:table-row>
      </table:table>
      <text:p text:style-name="P151"/>
      <table:table table:name="Tabla125" table:style-name="Tabla125">
        <table:table-column table:style-name="Tabla125.A"/>
        <table:table-row table:style-name="Tabla125.1">
          <table:table-cell table:style-name="Tabla125.A1" office:value-type="string">
            <text:p text:style-name="P128">Resumen</text:p>
          </table:table-cell>
        </table:table-row>
        <table:table-row table:style-name="Tabla125.1">
          <table:table-cell table:style-name="Tabla125.A2" office:value-type="string">
            <text:p text:style-name="P139">Tras el recuento de furgonetas que forman parte de la empresa se dispondrá a dar de baja aquellas que no cumplan los requisitos para poder transportar los paquetes.</text:p>
          </table:table-cell>
        </table:table-row>
      </table:table>
      <text:p text:style-name="P149"/>
      <table:table table:name="Tabla110" table:style-name="Tabla110">
        <table:table-column table:style-name="Tabla110.A"/>
        <table:table-column table:style-name="Tabla110.B"/>
        <table:table-column table:style-name="Tabla110.C"/>
        <table:table-column table:style-name="Tabla110.D"/>
        <table:table-column table:style-name="Tabla110.E"/>
        <table:table-column table:style-name="Tabla110.F"/>
        <table:table-column table:style-name="Tabla110.G"/>
        <table:table-column table:style-name="Tabla110.H"/>
        <table:table-row table:style-name="Tabla110.1">
          <table:table-cell table:style-name="Tabla110.A1" office:value-type="string">
            <text:h text:style-name="P169" text:outline-level="1">Caso de Uso</text:h>
          </table:table-cell>
          <table:table-cell table:style-name="Tabla110.B1" table:number-columns-spanned="4" office:value-type="string">
            <text:p text:style-name="P89">Asignar furgonetas</text:p>
          </table:table-cell>
          <table:covered-table-cell/>
          <table:covered-table-cell/>
          <table:covered-table-cell/>
          <table:table-cell table:style-name="Tabla110.F1" table:number-columns-spanned="3" office:value-type="string">
            <text:p text:style-name="P84">CU_<text:span text:style-name="T27">31</text:span></text:p>
          </table:table-cell>
          <table:covered-table-cell/>
          <table:covered-table-cell/>
        </table:table-row>
        <table:table-row table:style-name="Tabla110.2">
          <table:table-cell table:style-name="Tabla110.A2" office:value-type="string">
            <text:p text:style-name="P39">Actores</text:p>
          </table:table-cell>
          <table:table-cell table:style-name="Tabla110.B2" table:number-columns-spanned="7" office:value-type="string">
            <text:p text:style-name="P112">Repartidor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10.2">
          <table:table-cell table:style-name="Tabla110.A3" office:value-type="string">
            <text:p text:style-name="P39">Tipo</text:p>
          </table:table-cell>
          <table:table-cell table:style-name="Tabla110.B3" table:number-columns-spanned="7" office:value-type="string">
            <text:p text:style-name="P114">Primario, básico y esencial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10.2">
          <table:table-cell table:style-name="Tabla110.A4" office:value-type="string">
            <text:p text:style-name="P39">Referencias</text:p>
          </table:table-cell>
          <table:table-cell table:style-name="Tabla110.B4" table:number-columns-spanned="2" office:value-type="string">
            <text:p text:style-name="P115">RF_5.4</text:p>
          </table:table-cell>
          <table:covered-table-cell/>
          <table:table-cell table:style-name="Tabla110.D4" table:number-columns-spanned="5" office:value-type="string">
            <text:p text:style-name="P90"/>
          </table:table-cell>
          <table:covered-table-cell/>
          <table:covered-table-cell/>
          <table:covered-table-cell/>
          <table:covered-table-cell/>
        </table:table-row>
        <table:table-row table:style-name="Tabla110.2">
          <table:table-cell table:style-name="Tabla110.A5" office:value-type="string">
            <text:p text:style-name="P39">Precondición</text:p>
          </table:table-cell>
          <table:table-cell table:style-name="Tabla110.B5" table:number-columns-spanned="7" office:value-type="string">
            <text:p text:style-name="P118">Las furgonetas deben estar registradas en la empresa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10.2">
          <table:table-cell table:style-name="Tabla110.A6" office:value-type="string">
            <text:p text:style-name="P39">Postcondición</text:p>
          </table:table-cell>
          <table:table-cell table:style-name="Tabla110.B6" table:number-columns-spanned="7" office:value-type="string">
            <text:p text:style-name="P118">Las furgonetas podrán utilizarse por 3 repartidores cada una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10.2">
          <table:table-cell table:style-name="Tabla110.A7" office:value-type="string">
            <text:p text:style-name="P39">Autor</text:p>
          </table:table-cell>
          <table:table-cell table:style-name="Tabla110.B7" office:value-type="string">
            <text:p text:style-name="P101">Alba Aurora Moreno Peinado</text:p>
          </table:table-cell>
          <table:table-cell table:style-name="Tabla110.C7" table:number-columns-spanned="2" office:value-type="string">
            <text:h text:style-name="P169" text:outline-level="1">Fecha</text:h>
          </table:table-cell>
          <table:covered-table-cell/>
          <table:table-cell table:style-name="Tabla110.E7" table:number-columns-spanned="2" office:value-type="string">
            <text:p text:style-name="P80">25/03/2018</text:p>
          </table:table-cell>
          <table:covered-table-cell/>
          <table:table-cell table:style-name="Tabla110.G7" office:value-type="string">
            <text:h text:style-name="P169" text:outline-level="1">Versión</text:h>
          </table:table-cell>
          <table:table-cell table:style-name="Tabla110.H7" office:value-type="string">
            <text:p text:style-name="P87">1.0</text:p>
          </table:table-cell>
        </table:table-row>
      </table:table>
      <text:p text:style-name="P151"/>
      <table:table table:name="Tabla118" table:style-name="Tabla118">
        <table:table-column table:style-name="Tabla118.A"/>
        <table:table-row table:style-name="Tabla118.1">
          <table:table-cell table:style-name="Tabla118.A1" office:value-type="string">
            <text:p text:style-name="P137">Propósito</text:p>
          </table:table-cell>
        </table:table-row>
        <table:table-row table:style-name="Tabla118.1">
          <table:table-cell table:style-name="Tabla118.A2" office:value-type="string">
            <text:p text:style-name="P143">Asignar cada furgoneta a 3 repartidores. </text:p>
          </table:table-cell>
        </table:table-row>
      </table:table>
      <text:p text:style-name="P151"/>
      <table:table table:name="Tabla126" table:style-name="Tabla126">
        <table:table-column table:style-name="Tabla126.A"/>
        <table:table-row table:style-name="Tabla126.1">
          <table:table-cell table:style-name="Tabla126.A1" office:value-type="string">
            <text:p text:style-name="P128">Resumen</text:p>
          </table:table-cell>
        </table:table-row>
        <table:table-row table:style-name="Tabla126.1">
          <table:table-cell table:style-name="Tabla126.A2" office:value-type="string">
            <text:p text:style-name="P143">Las furgonetas previamente registradas podrán ser usadas cada una por 3 repartidores distintos en los turnos de mañana, tarde y noche.</text:p>
          </table:table-cell>
        </table:table-row>
      </table:table>
      <text:p text:style-name="P149"/>
      <table:table table:name="Tabla111" table:style-name="Tabla111">
        <table:table-column table:style-name="Tabla111.A"/>
        <table:table-column table:style-name="Tabla111.B"/>
        <table:table-column table:style-name="Tabla111.C"/>
        <table:table-column table:style-name="Tabla111.D"/>
        <table:table-column table:style-name="Tabla111.E"/>
        <table:table-column table:style-name="Tabla111.F"/>
        <table:table-column table:style-name="Tabla111.G"/>
        <table:table-column table:style-name="Tabla111.H"/>
        <table:table-row table:style-name="Tabla111.1">
          <table:table-cell table:style-name="Tabla111.A1" office:value-type="string">
            <text:h text:style-name="P169" text:outline-level="1">Caso de Uso</text:h>
          </table:table-cell>
          <table:table-cell table:style-name="Tabla111.B1" table:number-columns-spanned="4" office:value-type="string">
            <text:p text:style-name="P89">Modificar datos furgonetas</text:p>
          </table:table-cell>
          <table:covered-table-cell/>
          <table:covered-table-cell/>
          <table:covered-table-cell/>
          <table:table-cell table:style-name="Tabla111.F1" table:number-columns-spanned="3" office:value-type="string">
            <text:p text:style-name="P84">CU_<text:span text:style-name="T27">32</text:span></text:p>
          </table:table-cell>
          <table:covered-table-cell/>
          <table:covered-table-cell/>
        </table:table-row>
        <table:table-row table:style-name="Tabla111.2">
          <table:table-cell table:style-name="Tabla111.A2" office:value-type="string">
            <text:p text:style-name="P39">Actores</text:p>
          </table:table-cell>
          <table:table-cell table:style-name="Tabla111.B2" table:number-columns-spanned="7" office:value-type="string">
            <text:p text:style-name="P112">Administrador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11.2">
          <table:table-cell table:style-name="Tabla111.A3" office:value-type="string">
            <text:p text:style-name="P39">Tipo</text:p>
          </table:table-cell>
          <table:table-cell table:style-name="Tabla111.B3" table:number-columns-spanned="7" office:value-type="string">
            <text:p text:style-name="P114">Primario, básico y esencial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11.2">
          <table:table-cell table:style-name="Tabla111.A4" office:value-type="string">
            <text:p text:style-name="P39">Referencias</text:p>
          </table:table-cell>
          <table:table-cell table:style-name="Tabla111.B4" table:number-columns-spanned="2" office:value-type="string">
            <text:p text:style-name="P115">RF_5.5</text:p>
          </table:table-cell>
          <table:covered-table-cell/>
          <table:table-cell table:style-name="Tabla111.D4" table:number-columns-spanned="5" office:value-type="string">
            <text:p text:style-name="P90">CU_33</text:p>
          </table:table-cell>
          <table:covered-table-cell/>
          <table:covered-table-cell/>
          <table:covered-table-cell/>
          <table:covered-table-cell/>
        </table:table-row>
        <table:table-row table:style-name="Tabla111.2">
          <table:table-cell table:style-name="Tabla111.A5" office:value-type="string">
            <text:p text:style-name="P39">Precondición</text:p>
          </table:table-cell>
          <table:table-cell table:style-name="Tabla111.B5" table:number-columns-spanned="7" office:value-type="string">
            <text:p text:style-name="P119">Las furgonetas deben estar registradas previamente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a111.2">
          <table:table-cell table:style-name="Tabla111.A6" office:value-type="string">
            <text:p text:style-name="P39">Postcondición</text:p>
          </table:table-cell>
          <table:table-cell table:style-name="Tabla111.B6" table:number-columns-spanned="7" office:value-type="string">
            <text:p text:style-name="P119">Cambios en los datos de las furgonetas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11.2">
          <table:table-cell table:style-name="Tabla111.A7" office:value-type="string">
            <text:p text:style-name="P39">Autor</text:p>
          </table:table-cell>
          <table:table-cell table:style-name="Tabla111.B7" office:value-type="string">
            <text:p text:style-name="P101">Alba Aurora Moreno Peinado</text:p>
          </table:table-cell>
          <table:table-cell table:style-name="Tabla111.C7" table:number-columns-spanned="2" office:value-type="string">
            <text:h text:style-name="P169" text:outline-level="1">Fecha</text:h>
          </table:table-cell>
          <table:covered-table-cell/>
          <table:table-cell table:style-name="Tabla111.E7" table:number-columns-spanned="2" office:value-type="string">
            <text:p text:style-name="P80">25/03/2018</text:p>
          </table:table-cell>
          <table:covered-table-cell/>
          <table:table-cell table:style-name="Tabla111.G7" office:value-type="string">
            <text:h text:style-name="P169" text:outline-level="1">Versión</text:h>
          </table:table-cell>
          <table:table-cell table:style-name="Tabla111.H7" office:value-type="string">
            <text:p text:style-name="P87">1.0</text:p>
          </table:table-cell>
        </table:table-row>
      </table:table>
      <text:p text:style-name="P151"/>
      <table:table table:name="Tabla119" table:style-name="Tabla119">
        <table:table-column table:style-name="Tabla119.A"/>
        <table:table-row table:style-name="Tabla119.1">
          <table:table-cell table:style-name="Tabla119.A1" office:value-type="string">
            <text:p text:style-name="P137">Propósito</text:p>
          </table:table-cell>
        </table:table-row>
        <table:table-row table:style-name="Tabla119.1">
          <table:table-cell table:style-name="Tabla119.A2" office:value-type="string">
            <text:p text:style-name="P140">Cambiar la asignación, características o datos en general de las furgonetas registradas.</text:p>
          </table:table-cell>
        </table:table-row>
      </table:table>
      <text:p text:style-name="P151"/>
      <table:table table:name="Tabla127" table:style-name="Tabla127">
        <table:table-column table:style-name="Tabla127.A"/>
        <table:table-row table:style-name="Tabla127.1">
          <table:table-cell table:style-name="Tabla127.A1" office:value-type="string">
            <text:p text:style-name="P128">Resumen</text:p>
          </table:table-cell>
        </table:table-row>
        <table:table-row table:style-name="Tabla127.1">
          <table:table-cell table:style-name="Tabla127.A2" office:value-type="string">
            <text:p text:style-name="P141">Los datos de una furgoneta registrada podrán ser modificados por el administrador.</text:p>
          </table:table-cell>
        </table:table-row>
      </table:table>
      <text:p text:style-name="P149"/>
      <table:table table:name="Tabla112" table:style-name="Tabla112">
        <table:table-column table:style-name="Tabla112.A"/>
        <table:table-column table:style-name="Tabla112.B"/>
        <table:table-column table:style-name="Tabla112.C"/>
        <table:table-column table:style-name="Tabla112.D"/>
        <table:table-column table:style-name="Tabla112.E"/>
        <table:table-column table:style-name="Tabla112.F"/>
        <table:table-column table:style-name="Tabla112.G"/>
        <table:table-column table:style-name="Tabla112.H"/>
        <table:table-row table:style-name="Tabla112.1">
          <table:table-cell table:style-name="Tabla112.A1" office:value-type="string">
            <text:h text:style-name="P169" text:outline-level="1">Caso de Uso</text:h>
          </table:table-cell>
          <table:table-cell table:style-name="Tabla112.B1" table:number-columns-spanned="4" office:value-type="string">
            <text:p text:style-name="P89">Recibir multa</text:p>
          </table:table-cell>
          <table:covered-table-cell/>
          <table:covered-table-cell/>
          <table:covered-table-cell/>
          <table:table-cell table:style-name="Tabla112.F1" table:number-columns-spanned="3" office:value-type="string">
            <text:p text:style-name="P84">CU_<text:span text:style-name="T27">33</text:span></text:p>
          </table:table-cell>
          <table:covered-table-cell/>
          <table:covered-table-cell/>
        </table:table-row>
        <table:table-row table:style-name="Tabla112.2">
          <table:table-cell table:style-name="Tabla112.A2" office:value-type="string">
            <text:p text:style-name="P39">Actores</text:p>
          </table:table-cell>
          <table:table-cell table:style-name="Tabla112.B2" table:number-columns-spanned="7" office:value-type="string">
            <text:p text:style-name="P112">Administrador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12.2">
          <table:table-cell table:style-name="Tabla112.A3" office:value-type="string">
            <text:p text:style-name="P39">Tipo</text:p>
          </table:table-cell>
          <table:table-cell table:style-name="Tabla112.B3" table:number-columns-spanned="7" office:value-type="string">
            <text:p text:style-name="P114"><text:span text:style-name="T28">Opcional</text:span>, básico y esencial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12.2">
          <table:table-cell table:style-name="Tabla112.A4" office:value-type="string">
            <text:p text:style-name="P39">Referencias</text:p>
          </table:table-cell>
          <table:table-cell table:style-name="Tabla112.B4" table:number-columns-spanned="2" office:value-type="string">
            <text:p text:style-name="P115">RF_5.5</text:p>
          </table:table-cell>
          <table:covered-table-cell/>
          <table:table-cell table:style-name="Tabla112.D4" table:number-columns-spanned="5" office:value-type="string">
            <text:p text:style-name="P90">CU_32</text:p>
          </table:table-cell>
          <table:covered-table-cell/>
          <table:covered-table-cell/>
          <table:covered-table-cell/>
          <table:covered-table-cell/>
        </table:table-row>
        <table:table-row table:style-name="Tabla112.2">
          <table:table-cell table:style-name="Tabla112.A5" office:value-type="string">
            <text:p text:style-name="P39">Precondición</text:p>
          </table:table-cell>
          <table:table-cell table:style-name="Tabla112.B5" table:number-columns-spanned="7" office:value-type="string">
            <text:p text:style-name="P120">Utilizar una furgoneta registrada en la empresa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12.2">
          <table:table-cell table:style-name="Tabla112.A6" office:value-type="string">
            <text:p text:style-name="P39">Postcondición</text:p>
          </table:table-cell>
          <table:table-cell table:style-name="Tabla112.B6" table:number-columns-spanned="7" office:value-type="string">
            <text:p text:style-name="P120">Recibir un aviso de multa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12.2">
          <table:table-cell table:style-name="Tabla112.A7" office:value-type="string">
            <text:p text:style-name="P39">Autor</text:p>
          </table:table-cell>
          <table:table-cell table:style-name="Tabla112.B7" office:value-type="string">
            <text:p text:style-name="P101">Alba Aurora Moreno Peinado</text:p>
          </table:table-cell>
          <table:table-cell table:style-name="Tabla112.C7" table:number-columns-spanned="2" office:value-type="string">
            <text:h text:style-name="P169" text:outline-level="1">Fecha</text:h>
          </table:table-cell>
          <table:covered-table-cell/>
          <table:table-cell table:style-name="Tabla112.E7" table:number-columns-spanned="2" office:value-type="string">
            <text:p text:style-name="P80">25/03/2018</text:p>
          </table:table-cell>
          <table:covered-table-cell/>
          <table:table-cell table:style-name="Tabla112.G7" office:value-type="string">
            <text:h text:style-name="P169" text:outline-level="1">Versión</text:h>
          </table:table-cell>
          <table:table-cell table:style-name="Tabla112.H7" office:value-type="string">
            <text:p text:style-name="P87">1.0</text:p>
          </table:table-cell>
        </table:table-row>
      </table:table>
      <text:p text:style-name="P151"/>
      <table:table table:name="Tabla120" table:style-name="Tabla120">
        <table:table-column table:style-name="Tabla120.A"/>
        <table:table-row table:style-name="Tabla120.1">
          <table:table-cell table:style-name="Tabla120.A1" office:value-type="string">
            <text:p text:style-name="P137">Propósito</text:p>
          </table:table-cell>
        </table:table-row>
        <table:table-row table:style-name="Tabla120.1">
          <table:table-cell table:style-name="Tabla120.A2" office:value-type="string">
            <text:p text:style-name="P142">La furgoneta recibirá un aviso de multa en los datos de la matrícula que le corresponda.</text:p>
          </table:table-cell>
        </table:table-row>
      </table:table>
      <text:p text:style-name="P151"/>
      <table:table table:name="Tabla128" table:style-name="Tabla128">
        <table:table-column table:style-name="Tabla128.A"/>
        <table:table-row table:style-name="Tabla128.1">
          <table:table-cell table:style-name="Tabla128.A1" office:value-type="string">
            <text:p text:style-name="P128">Resumen</text:p>
          </table:table-cell>
        </table:table-row>
        <table:table-row table:style-name="Tabla128.1">
          <table:table-cell table:style-name="Tabla128.A2" office:value-type="string">
            <text:p text:style-name="P142">Los datos de la furgoneta utilizada en ese momento serán modificados para señalar que contiene una multa a esa matrícula.</text:p>
          </table:table-cell>
        </table:table-row>
      </table:table>
      <text:p text:style-name="P149"/>
      <text:p text:style-name="P15">3.5 Gestión Web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3T10:14:17.989188169</meta:creation-date>
    <dc:date>2018-03-25T19:01:28.292704026</dc:date>
    <meta:editing-duration>PT55M31S</meta:editing-duration>
    <meta:editing-cycles>8</meta:editing-cycles>
    <meta:generator>LibreOffice/5.1.6.2$Linux_X86_64 LibreOffice_project/10m0$Build-2</meta:generator>
    <meta:document-statistic meta:table-count="120" meta:image-count="5" meta:object-count="0" meta:page-count="19" meta:paragraph-count="889" meta:word-count="2426" meta:character-count="15963" meta:non-whitespace-character-count="14391"/>
  </office:meta>
</office:document-meta>
</file>